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.053cm"/>
    </style:style>
    <style:style style:name="co2" style:family="table-column">
      <style:table-column-properties fo:break-before="auto" style:column-width="23.116cm"/>
    </style:style>
    <style:style style:name="co3" style:family="table-column">
      <style:table-column-properties fo:break-before="auto" style:column-width="1.757cm"/>
    </style:style>
    <style:style style:name="co4" style:family="table-column">
      <style:table-column-properties fo:break-before="auto" style:column-width="6.346cm"/>
    </style:style>
    <style:style style:name="co5" style:family="table-column">
      <style:table-column-properties fo:break-before="auto" style:column-width="3.159cm"/>
    </style:style>
    <style:style style:name="co6" style:family="table-column">
      <style:table-column-properties fo:break-before="auto" style:column-width="2.175cm"/>
    </style:style>
    <style:style style:name="co7" style:family="table-column">
      <style:table-column-properties fo:break-before="auto" style:column-width="15.224cm"/>
    </style:style>
    <style:style style:name="co8" style:family="table-column">
      <style:table-column-properties fo:break-before="auto" style:column-width="2.581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2.727cm"/>
    </style:style>
    <style:style style:name="co11" style:family="table-column">
      <style:table-column-properties fo:break-before="auto" style:column-width="1.773cm"/>
    </style:style>
    <style:style style:name="co12" style:family="table-column">
      <style:table-column-properties fo:break-before="auto" style:column-width="7.872cm"/>
    </style:style>
    <style:style style:name="co13" style:family="table-column">
      <style:table-column-properties fo:break-before="auto" style:column-width="4.129cm"/>
    </style:style>
    <style:style style:name="co14" style:family="table-column">
      <style:table-column-properties fo:break-before="auto" style:column-width="1.857cm"/>
    </style:style>
    <style:style style:name="ro1" style:family="table-row">
      <style:table-row-properties style:row-height="2.03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046cm" fo:break-before="auto" style:use-optimal-row-height="true"/>
    </style:style>
    <style:style style:name="ro4" style:family="table-row">
      <style:table-row-properties style:row-height="1.64cm" fo:break-before="auto" style:use-optimal-row-height="false"/>
    </style:style>
    <style:style style:name="ro5" style:family="table-row">
      <style:table-row-properties style:row-height="2.369cm" fo:break-before="auto" style:use-optimal-row-height="true"/>
    </style:style>
    <style:style style:name="ro6" style:family="table-row">
      <style:table-row-properties style:row-height="0.979cm" fo:break-before="auto" style:use-optimal-row-height="false"/>
    </style:style>
    <style:style style:name="ro7" style:family="table-row">
      <style:table-row-properties style:row-height="0.623cm" fo:break-before="auto" style:use-optimal-row-height="true"/>
    </style:style>
    <style:style style:name="ro8" style:family="table-row">
      <style:table-row-properties style:row-height="0.9cm" fo:break-before="auto" style:use-optimal-row-height="false"/>
    </style:style>
    <style:style style:name="ro9" style:family="table-row">
      <style:table-row-properties style:row-height="1.554cm" fo:break-before="auto" style:use-optimal-row-height="true"/>
    </style:style>
    <style:style style:name="ro10" style:family="table-row">
      <style:table-row-properties style:row-height="0.771cm" fo:break-before="auto" style:use-optimal-row-height="false"/>
    </style:style>
    <style:style style:name="ro11" style:family="table-row">
      <style:table-row-properties style:row-height="0.736cm" fo:break-before="auto" style:use-optimal-row-height="false"/>
    </style:style>
    <style:style style:name="ro12" style:family="table-row">
      <style:table-row-properties style:row-height="0.635cm" fo:break-before="auto" style:use-optimal-row-height="false"/>
    </style:style>
    <style:style style:name="ro13" style:family="table-row">
      <style:table-row-properties style:row-height="0.476cm" fo:break-before="auto" style:use-optimal-row-height="false"/>
    </style:style>
    <style:style style:name="ta1" style:family="table" style:master-page-name="PageStyle_5f_Introduction">
      <style:table-properties table:display="true" style:writing-mode="lr-tb"/>
    </style:style>
    <style:style style:name="ta2" style:family="table" style:master-page-name="Weight_20_and_20_Balance_20_Sheet">
      <style:table-properties table:display="true" style:writing-mode="lr-tb"/>
    </style:style>
    <style:style style:name="ta3" style:family="table" style:master-page-name="PageStyle_5f_G_5f_BMKB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2" fo:font-size="20pt" fo:font-style="italic" fo:text-shadow="none" style:text-underline-style="none" fo:font-weight="bold" style:font-size-asian="20pt" style:font-style-asian="italic" style:font-weight-asian="bold" style:font-name-complex="Arial2" style:font-size-complex="20pt" style:font-style-complex="italic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2" fo:font-size="16pt" fo:font-style="italic" fo:text-shadow="none" style:text-underline-style="none" fo:font-weight="bold" style:font-size-asian="16pt" style:font-style-asian="italic" style:font-weight-asian="bold" style:font-name-complex="Arial2" style:font-size-complex="16pt" style:font-style-complex="italic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48pt" fo:font-style="italic" fo:text-shadow="none" style:text-underline-style="none" fo:font-weight="bold" style:font-size-asian="20pt" style:font-style-asian="italic" style:font-weight-asian="bold" style:font-name-complex="Arial2" style:font-size-complex="20pt" style:font-style-complex="italic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24pt" fo:font-style="italic" fo:text-shadow="none" style:text-underline-style="none" fo:font-weight="bold" style:font-size-asian="16pt" style:font-style-asian="italic" style:font-weight-asian="bold" style:font-name-complex="Arial2" style:font-size-complex="16pt" style:font-style-complex="italic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36pt" fo:font-style="italic" fo:text-shadow="none" style:text-underline-style="none" fo:font-weight="bold" style:font-size-asian="18pt" style:font-style-asian="italic" style:font-weight-asian="bold" style:font-name-complex="Arial2" style:font-size-complex="18pt" style:font-style-complex="italic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1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141cm solid #000000" style:direction="ltr" fo:border-right="0.088cm solid #000000" style:rotation-angle="0" style:rotation-align="none" style:shrink-to-fit="false" fo:border-top="0.141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141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141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141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141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141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141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141cm solid #000000" style:diagonal-bl-tr="none" style:diagonal-tl-br="none" style:text-align-source="fix" style:repeat-content="false" fo:wrap-option="no-wrap" fo:border-left="0.141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9" style:family="table-cell" style:parent-style-name="Default">
      <style:table-cell-properties style:glyph-orientation-vertical="0" fo:border-bottom="0.088cm solid #000000" fo:background-color="#cccccc" style:diagonal-bl-tr="none" style:diagonal-tl-br="none" style:text-align-source="fix" style:repeat-content="false" fo:wrap-option="no-wrap" fo:border-left="0.141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999999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088cm solid #000000" fo:background-color="#cccccc" style:diagonal-bl-tr="none" style:diagonal-tl-br="none" style:text-align-source="fix" style:repeat-content="false" fo:wrap-option="no-wrap" fo:border-left="0.141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999999"/>
    </style:style>
    <style:style style:name="ce21" style:family="table-cell" style:parent-style-name="Default">
      <style:table-cell-properties style:glyph-orientation-vertical="0" fo:border-bottom="0.141cm solid #000000" fo:background-color="#cccccc" style:diagonal-bl-tr="none" style:diagonal-tl-br="none" style:text-align-source="fix" style:repeat-content="false" fo:wrap-option="no-wrap" fo:border-left="0.141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999999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141cm solid #000000" fo:background-color="#cccccc" style:diagonal-bl-tr="none" style:diagonal-tl-br="none" style:text-align-source="fix" style:repeat-content="false" fo:wrap-option="no-wrap" fo:border-left="0.141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999999"/>
    </style:style>
    <style:style style:name="ce23" style:family="table-cell" style:parent-style-name="Default">
      <style:table-cell-properties fo:border="none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8pt" fo:font-style="italic" fo:text-shadow="none" style:text-underline-style="none" fo:font-weight="bold" style:font-size-asian="18pt" style:font-style-asian="italic" style:font-weight-asian="bold" style:font-name-complex="Arial2" style:font-size-complex="18pt" style:font-style-complex="italic" style:font-weight-complex="bold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7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141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29" style:family="table-cell" style:parent-style-name="Default" style:data-style-name="N144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30" style:family="table-cell" style:parent-style-name="Default" style:data-style-name="N155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font-size="14pt"/>
    </style:style>
    <style:style style:name="ce31" style:family="table-cell" style:parent-style-name="Default" style:data-style-name="N155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font-size="14pt"/>
      <style:map style:condition="cell-content()&gt;30" style:apply-style-name="Excel_5f_CondFormat_5f_6_5f_5_5f_1" style:base-cell-address="G_CBFA.C15"/>
    </style:style>
    <style:style style:name="ce32" style:family="table-cell" style:parent-style-name="Default" style:data-style-name="N155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33" style:family="table-cell" style:parent-style-name="Default" style:data-style-name="N155">
      <style:table-cell-properties style:glyph-orientation-vertical="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italic" fo:text-shadow="none" style:text-underline-style="none" fo:font-weight="bold" style:font-size-asian="16pt" style:font-style-asian="italic" style:font-weight-asian="bold" style:font-name-complex="Arial2" style:font-size-complex="16pt" style:font-style-complex="italic" style:font-weight-complex="bold"/>
      <style:map style:condition="cell-content()&gt;[$G_BIDF.$R$4]" style:apply-style-name="Excel_5f_CondFormat_5f_6_5f_4_5f_1" style:base-cell-address="G_BNSR.C18"/>
    </style:style>
    <style:style style:name="ce34" style:family="table-cell" style:parent-style-name="Default" style:data-style-name="N155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italic" fo:text-shadow="none" style:text-underline-style="none" fo:font-weight="bold" style:font-size-asian="16pt" style:font-style-asian="italic" style:font-weight-asian="bold" style:font-name-complex="Arial2" style:font-size-complex="16pt" style:font-style-complex="italic" style:font-weight-complex="bold"/>
      <style:map style:condition="cell-content()&gt;[G_CBFA.$K$9]" style:apply-style-name="Excel_5f_CondFormat_5f_6_5f_4_5f_1" style:base-cell-address="G_CBFA.C18"/>
    </style:style>
    <style:style style:name="ce35" style:family="table-cell" style:parent-style-name="Default" style:data-style-name="N15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italic" fo:text-shadow="none" style:text-underline-style="none" fo:font-weight="bold" style:font-size-asian="14pt" style:font-style-asian="italic" style:font-weight-asian="bold" style:font-name-complex="Arial2" style:font-size-complex="14pt" style:font-style-complex="italic" style:font-weight-complex="bold"/>
      <style:map style:condition="is-true-formula([.$C$18]&lt;[.$R$3])" style:apply-style-name="Excel_CondFormat_6_8_1" style:base-cell-address="G_BIDF.C18"/>
    </style:style>
    <style:style style:name="ce36" style:family="table-cell" style:parent-style-name="Default" style:data-style-name="N140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italic" fo:text-shadow="none" style:text-underline-style="none" fo:font-weight="normal" style:font-size-asian="14pt" style:font-style-asian="italic" style:font-weight-asian="normal" style:font-name-complex="Arial2" style:font-size-complex="14pt" style:font-style-complex="italic" style:font-weight-complex="normal"/>
      <style:map style:condition="is-true-formula([.$C$18]&lt;[.$R$3])" style:apply-style-name="Excel_CondFormat_6_8_1" style:base-cell-address="G_BIDF.C18"/>
    </style:style>
    <style:style style:name="ce37" style:family="table-cell" style:parent-style-name="Default" style:data-style-name="N155">
      <style:table-cell-properties style:glyph-orientation-vertical="0" fo:border-bottom="0.141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italic" fo:text-shadow="none" style:text-underline-style="none" fo:font-weight="bold" style:font-size-asian="16pt" style:font-style-asian="italic" style:font-weight-asian="bold" style:font-name-complex="Arial2" style:font-size-complex="16pt" style:font-style-complex="italic" style:font-weight-complex="bold"/>
      <style:map style:condition="cell-content()&gt;[$G_BIDF.$R$4]" style:apply-style-name="Excel_5f_CondFormat_5f_6_5f_4_5f_1" style:base-cell-address="G_BNSR.C22"/>
    </style:style>
    <style:style style:name="ce38" style:family="table-cell" style:parent-style-name="Default" style:data-style-name="N138">
      <style:table-cell-properties style:glyph-orientation-vertical="0" fo:border-bottom="0.141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italic" fo:text-shadow="none" style:text-underline-style="none" fo:font-weight="bold" style:font-size-asian="16pt" style:font-style-asian="italic" style:font-weight-asian="bold" style:font-name-complex="Arial2" style:font-size-complex="16pt" style:font-style-complex="italic" style:font-weight-complex="bold"/>
      <style:map style:condition="cell-content()&gt;[G_CBFA.$K$9]" style:apply-style-name="Excel_5f_CondFormat_5f_6_5f_4_5f_1" style:base-cell-address="G_CBFA.C18"/>
    </style:style>
    <style:style style:name="ce39" style:family="table-cell" style:parent-style-name="Default" style:data-style-name="N155">
      <style:table-cell-properties style:glyph-orientation-vertical="0" fo:border-bottom="none" fo:background-color="#cccccc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999999" style:text-outline="false" style:text-line-through-style="none" style:font-name="Arial2" fo:font-size="14pt" fo:font-style="italic" fo:text-shadow="none" style:text-underline-style="none" fo:font-weight="bold" style:font-size-asian="14pt" style:font-style-asian="italic" style:font-weight-asian="bold" style:font-name-complex="Arial2" style:font-size-complex="14pt" style:font-style-complex="italic" style:font-weight-complex="bold"/>
    </style:style>
    <style:style style:name="ce40" style:family="table-cell" style:parent-style-name="Default" style:data-style-name="N140">
      <style:table-cell-properties style:glyph-orientation-vertical="0" fo:border-bottom="0.088cm solid #000000" fo:background-color="#cccccc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999999" style:text-outline="false" style:text-line-through-style="none" style:font-name="Arial2" fo:font-size="14pt" fo:font-style="italic" fo:text-shadow="none" style:text-underline-style="none" fo:font-weight="normal" style:font-size-asian="14pt" style:font-style-asian="italic" style:font-weight-asian="normal" style:font-name-complex="Arial2" style:font-size-complex="14pt" style:font-style-complex="italic" style:font-weight-complex="normal"/>
    </style:style>
    <style:style style:name="ce41" style:family="table-cell" style:parent-style-name="Default" style:data-style-name="N155">
      <style:table-cell-properties style:glyph-orientation-vertical="0" fo:border-bottom="0.141cm solid #000000" fo:background-color="#cccccc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999999" style:text-outline="false" style:text-line-through-style="none" style:font-name="Arial2" fo:font-size="16pt" fo:font-style="italic" fo:text-shadow="none" style:text-underline-style="none" fo:font-weight="bold" style:font-size-asian="16pt" style:font-style-asian="italic" style:font-weight-asian="bold" style:font-name-complex="Arial2" style:font-size-complex="16pt" style:font-style-complex="italic" style:font-weight-complex="bold"/>
      <style:map style:condition="cell-content()&gt;[$G_BIDF.$R$4]" style:apply-style-name="Excel_5f_CondFormat_5f_6_5f_4_5f_1" style:base-cell-address="G_BNSR.C26"/>
    </style:style>
    <style:style style:name="ce42" style:family="table-cell" style:parent-style-name="Default" style:data-style-name="N138">
      <style:table-cell-properties style:glyph-orientation-vertical="0" fo:border-bottom="0.141cm solid #000000" fo:background-color="#cccccc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999999" style:text-outline="false" style:text-line-through-style="none" style:font-name="Arial2" fo:font-size="16pt" fo:font-style="italic" fo:text-shadow="none" style:text-underline-style="none" fo:font-weight="bold" style:font-size-asian="16pt" style:font-style-asian="italic" style:font-weight-asian="bold" style:font-name-complex="Arial2" style:font-size-complex="16pt" style:font-style-complex="italic" style:font-weight-complex="bold"/>
      <style:map style:condition="cell-content()&gt;[G_CBFA.$K$9]" style:apply-style-name="Excel_5f_CondFormat_5f_6_5f_4_5f_1" style:base-cell-address="G_CBFA.C18"/>
    </style:style>
    <style:style style:name="ce4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141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45" style:family="table-cell" style:parent-style-name="Default" style:data-style-name="N155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6" style:family="table-cell" style:parent-style-name="Default" style:data-style-name="N155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font-size="14pt"/>
    </style:style>
    <style:style style:name="ce47" style:family="table-cell" style:parent-style-name="Default" style:data-style-name="N155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font-size="14pt"/>
      <style:map style:condition="cell-content()&gt;30" style:apply-style-name="Excel_5f_CondFormat_5f_6_5f_5_5f_1" style:base-cell-address="G_CBFA.C15"/>
    </style:style>
    <style:style style:name="ce48" style:family="table-cell" style:parent-style-name="Default" style:data-style-name="N155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italic" fo:text-shadow="none" style:text-underline-style="none" fo:font-weight="bold" style:font-size-asian="16pt" style:font-style-asian="italic" style:font-weight-asian="bold" style:font-name-complex="Arial2" style:font-size-complex="16pt" style:font-style-complex="italic" style:font-weight-complex="bold"/>
    </style:style>
    <style:style style:name="ce49" style:family="table-cell" style:parent-style-name="Default" style:data-style-name="N155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italic" fo:text-shadow="none" style:text-underline-style="none" fo:font-weight="bold" style:font-size-asian="16pt" style:font-style-asian="italic" style:font-weight-asian="bold" style:font-name-complex="Arial2" style:font-size-complex="16pt" style:font-style-complex="italic" style:font-weight-complex="bold"/>
    </style:style>
    <style:style style:name="ce50" style:family="table-cell" style:parent-style-name="Default" style:data-style-name="N138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italic" fo:text-shadow="none" style:text-underline-style="none" fo:font-weight="bold" style:font-size-asian="14pt" style:font-style-asian="italic" style:font-weight-asian="bold" style:font-name-complex="Arial2" style:font-size-complex="14pt" style:font-style-complex="italic" style:font-weight-complex="bold"/>
      <style:map style:condition="is-true-formula([.$C$18]&lt;[.$R$3])" style:apply-style-name="Excel_CondFormat_6_8_1" style:base-cell-address="G_BIDF.C18"/>
    </style:style>
    <style:style style:name="ce51" style:family="table-cell" style:parent-style-name="Default" style:data-style-name="N154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italic" fo:text-shadow="none" style:text-underline-style="none" fo:font-weight="normal" style:font-size-asian="14pt" style:font-style-asian="italic" style:font-weight-asian="normal" style:font-name-complex="Arial2" style:font-size-complex="14pt" style:font-style-complex="italic" style:font-weight-complex="normal"/>
      <style:map style:condition="is-true-formula([.$C$18]&lt;[.$R$3])" style:apply-style-name="Excel_CondFormat_6_8_1" style:base-cell-address="G_BIDF.C18"/>
    </style:style>
    <style:style style:name="ce52" style:family="table-cell" style:parent-style-name="Default" style:data-style-name="N13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italic" fo:text-shadow="none" style:text-underline-style="none" fo:font-weight="bold" style:font-size-asian="16pt" style:font-style-asian="italic" style:font-weight-asian="bold" style:font-name-complex="Arial2" style:font-size-complex="16pt" style:font-style-complex="italic" style:font-weight-complex="bold"/>
    </style:style>
    <style:style style:name="ce53" style:family="table-cell" style:parent-style-name="Default" style:data-style-name="N138">
      <style:table-cell-properties style:glyph-orientation-vertical="0" fo:border-bottom="0.141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italic" fo:text-shadow="none" style:text-underline-style="none" fo:font-weight="bold" style:font-size-asian="16pt" style:font-style-asian="italic" style:font-weight-asian="bold" style:font-name-complex="Arial2" style:font-size-complex="16pt" style:font-style-complex="italic" style:font-weight-complex="bold"/>
    </style:style>
    <style:style style:name="ce54" style:family="table-cell" style:parent-style-name="Default" style:data-style-name="N138">
      <style:table-cell-properties style:glyph-orientation-vertical="0" fo:border-bottom="none" fo:background-color="#cccccc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999999" style:text-outline="false" style:text-line-through-style="none" style:font-name="Arial2" fo:font-size="14pt" fo:font-style="italic" fo:text-shadow="none" style:text-underline-style="none" fo:font-weight="bold" style:font-size-asian="14pt" style:font-style-asian="italic" style:font-weight-asian="bold" style:font-name-complex="Arial2" style:font-size-complex="14pt" style:font-style-complex="italic" style:font-weight-complex="bold"/>
    </style:style>
    <style:style style:name="ce55" style:family="table-cell" style:parent-style-name="Default" style:data-style-name="N154">
      <style:table-cell-properties style:glyph-orientation-vertical="0" fo:border-bottom="0.088cm solid #000000" fo:background-color="#cccccc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999999" style:text-outline="false" style:text-line-through-style="none" style:font-name="Arial2" fo:font-size="14pt" fo:font-style="italic" fo:text-shadow="none" style:text-underline-style="none" fo:font-weight="normal" style:font-size-asian="14pt" style:font-style-asian="italic" style:font-weight-asian="normal" style:font-name-complex="Arial2" style:font-size-complex="14pt" style:font-style-complex="italic" style:font-weight-complex="normal"/>
    </style:style>
    <style:style style:name="ce56" style:family="table-cell" style:parent-style-name="Default" style:data-style-name="N138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999999" style:text-outline="false" style:text-line-through-style="none" style:font-name="Arial2" fo:font-size="16pt" fo:font-style="italic" fo:text-shadow="none" style:text-underline-style="none" fo:font-weight="bold" style:font-size-asian="16pt" style:font-style-asian="italic" style:font-weight-asian="bold" style:font-name-complex="Arial2" style:font-size-complex="16pt" style:font-style-complex="italic" style:font-weight-complex="bold"/>
    </style:style>
    <style:style style:name="ce57" style:family="table-cell" style:parent-style-name="Default" style:data-style-name="N138">
      <style:table-cell-properties style:glyph-orientation-vertical="0" fo:border-bottom="0.141cm solid #000000" fo:background-color="#cccccc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999999" style:text-outline="false" style:text-line-through-style="none" style:font-name="Arial2" fo:font-size="16pt" fo:font-style="italic" fo:text-shadow="none" style:text-underline-style="none" fo:font-weight="bold" style:font-size-asian="16pt" style:font-style-asian="italic" style:font-weight-asian="bold" style:font-name-complex="Arial2" style:font-size-complex="16pt" style:font-style-complex="italic" style:font-weight-complex="bold"/>
    </style:style>
    <style:style style:name="ce58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141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60" style:family="table-cell" style:parent-style-name="Default" style:data-style-name="N139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61" style:family="table-cell" style:parent-style-name="Default" style:data-style-name="N142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62" style:family="table-cell" style:parent-style-name="Default" style:data-style-name="N139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  <style:map style:condition="is-true-formula(OR([$G_BNSR.$E$13]&lt;[$G_BNSR.$P$13];[$G_BNSR.$S$13]&lt;[$G_BNSR.$E$13]))" style:apply-style-name="Excel_CondFormat_6_6_1" style:base-cell-address="G_BNSR.E15"/>
    </style:style>
    <style:style style:name="ce63" style:family="table-cell" style:parent-style-name="Default" style:data-style-name="N139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  <style:map style:condition="cell-content()=&quot;Overloaded&quot;" style:apply-style-name="Excel_5f_CondFormat_5f_6_5f_3_5f_1" style:base-cell-address="G_CBFA.E20"/>
    </style:style>
    <style:style style:name="ce64" style:family="table-cell" style:parent-style-name="Default" style:data-style-name="N139">
      <style:table-cell-properties style:glyph-orientation-vertical="0" style:diagonal-bl-tr="none" style:diagonal-tl-br="none" style:text-align-source="fix" style:repeat-content="false" fo:background-color="transparent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65" style:family="table-cell" style:parent-style-name="Default" style:data-style-name="N139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66" style:family="table-cell" style:parent-style-name="Default" style:data-style-name="N139">
      <style:table-cell-properties style:glyph-orientation-vertical="0" fo:border-bottom="0.141cm solid #000000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  <style:map style:condition="is-true-formula(OR([$G_BNSR.$E$17]&lt;[$G_BNSR.$P$14];[$G_BNSR.$S$14]&lt;[$G_BNSR.$E$17]))" style:apply-style-name="Excel_CondFormat_6_7_1" style:base-cell-address="G_BNSR.E22"/>
    </style:style>
    <style:style style:name="ce67" style:family="table-cell" style:parent-style-name="Default" style:data-style-name="N139">
      <style:table-cell-properties style:glyph-orientation-vertical="0" fo:border-bottom="0.141cm solid #000000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  <style:map style:condition="cell-content()=&quot;Overloaded&quot;" style:apply-style-name="Excel_5f_CondFormat_5f_6_5f_3_5f_1" style:base-cell-address="G_CBFA.E20"/>
    </style:style>
    <style:style style:name="ce68" style:family="table-cell" style:parent-style-name="Default" style:data-style-name="N139">
      <style:table-cell-properties style:glyph-orientation-vertical="0" fo:background-color="#cccccc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/>
    </style:style>
    <style:style style:name="ce69" style:family="table-cell" style:parent-style-name="Default" style:data-style-name="N139">
      <style:table-cell-properties style:glyph-orientation-vertical="0" fo:border-bottom="0.088cm solid #000000" fo:background-color="#cccccc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999999"/>
    </style:style>
    <style:style style:name="ce70" style:family="table-cell" style:parent-style-name="Default" style:data-style-name="N139">
      <style:table-cell-properties style:glyph-orientation-vertical="0" fo:border-bottom="0.141cm solid #000000" fo:background-color="#cccccc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999999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  <style:map style:condition="is-true-formula(OR([$G_BNSR.$E$17]&lt;[$G_BNSR.$P$14];[$G_BNSR.$S$14]&lt;[$G_BNSR.$E$17]))" style:apply-style-name="Excel_CondFormat_6_7_1" style:base-cell-address="G_BNSR.E22"/>
    </style:style>
    <style:style style:name="ce71" style:family="table-cell" style:parent-style-name="Default" style:data-style-name="N139">
      <style:table-cell-properties style:glyph-orientation-vertical="0" fo:border-bottom="0.141cm solid #000000" fo:background-color="#cccccc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999999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  <style:map style:condition="cell-content()=&quot;Overloaded&quot;" style:apply-style-name="Excel_5f_CondFormat_5f_6_5f_3_5f_1" style:base-cell-address="G_CBFA.E20"/>
    </style:style>
    <style:style style:name="ce7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141cm solid #000000" style:rotation-angle="0" style:rotation-align="none" style:shrink-to-fit="false" fo:border-top="0.141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141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74" style:family="table-cell" style:parent-style-name="Default" style:data-style-name="N15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141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75" style:family="table-cell" style:parent-style-name="Default" style:data-style-name="N137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141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76" style:family="table-cell" style:parent-style-name="Default" style:data-style-name="N156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141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italic" fo:text-shadow="none" style:text-underline-style="none" fo:font-weight="bold" style:font-size-asian="16pt" style:font-style-asian="italic" style:font-weight-asian="bold" style:font-name-complex="Arial2" style:font-size-complex="16pt" style:font-style-complex="italic" style:font-weight-complex="bold"/>
      <style:map style:condition="is-true-formula(OR([$G_BNSR.$E$13]&lt;[$G_BNSR.$P$13];[$G_BNSR.$S$13]&lt;[$G_BNSR.$E$13]))" style:apply-style-name="Excel_CondFormat_6_1_1" style:base-cell-address="G_BNSR.F15"/>
    </style:style>
    <style:style style:name="ce77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141cm solid #000000" style:rotation-angle="0" style:rotation-align="none" style:shrink-to-fit="false" fo:border-top="none" style:vertical-align="middle"/>
      <style:paragraph-properties fo:text-align="center" fo:margin-left="0cm" style:writing-mode="page"/>
      <style:map style:condition="cell-content-is-not-between([G_CBFA.$K$21],[G_CBFA.$K$24])" style:apply-style-name="Excel_5f_CondFormat_5f_6_5f_1_5f_1" style:base-cell-address="G_CBFA.F18"/>
    </style:style>
    <style:style style:name="ce78" style:family="table-cell" style:parent-style-name="Default" style:data-style-name="N156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141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79" style:family="table-cell" style:parent-style-name="Default" style:data-style-name="N156">
      <style:table-cell-properties style:glyph-orientation-vertical="0" fo:border-bottom="0.141cm solid #000000" style:diagonal-bl-tr="none" style:diagonal-tl-br="none" style:text-align-source="fix" style:repeat-content="false" fo:wrap-option="no-wrap" fo:border-left="none" style:direction="ltr" fo:border-right="0.141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italic" fo:text-shadow="none" style:text-underline-style="none" fo:font-weight="bold" style:font-size-asian="16pt" style:font-style-asian="italic" style:font-weight-asian="bold" style:font-name-complex="Arial2" style:font-size-complex="16pt" style:font-style-complex="italic" style:font-weight-complex="bold"/>
      <style:map style:condition="is-true-formula(OR([$G_BNSR.$E$17]&lt;[$G_BNSR.$P$14];[$G_BNSR.$S$14]&lt;[$G_BNSR.$E$17]))" style:apply-style-name="Excel_CondFormat_6_2_1" style:base-cell-address="G_BNSR.F22"/>
    </style:style>
    <style:style style:name="ce80" style:family="table-cell" style:parent-style-name="Default">
      <style:table-cell-properties style:glyph-orientation-vertical="0" fo:border-bottom="0.141cm solid #000000" style:diagonal-bl-tr="none" style:diagonal-tl-br="none" style:text-align-source="fix" style:repeat-content="false" fo:wrap-option="no-wrap" fo:border-left="none" style:direction="ltr" fo:border-right="0.141cm solid #000000" style:rotation-angle="0" style:rotation-align="none" style:shrink-to-fit="false" fo:border-top="none" style:vertical-align="middle"/>
      <style:paragraph-properties fo:text-align="center" fo:margin-left="0cm" style:writing-mode="page"/>
      <style:map style:condition="cell-content-is-not-between([G_CBFA.$K$28],[G_CBFA.$K$31])" style:apply-style-name="Excel_5f_CondFormat_5f_6_5f_2_5f_1" style:base-cell-address="G_CBFA.F25"/>
    </style:style>
    <style:style style:name="ce81" style:family="table-cell" style:parent-style-name="Default" style:data-style-name="N156">
      <style:table-cell-properties style:glyph-orientation-vertical="0" fo:border-bottom="0.088cm solid #000000" fo:background-color="#cccccc" style:diagonal-bl-tr="none" style:diagonal-tl-br="none" style:text-align-source="fix" style:repeat-content="false" fo:wrap-option="no-wrap" fo:border-left="none" style:direction="ltr" fo:border-right="0.141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999999"/>
    </style:style>
    <style:style style:name="ce82" style:family="table-cell" style:parent-style-name="Default">
      <style:table-cell-properties style:glyph-orientation-vertical="0" fo:border-bottom="0.088cm solid #000000" fo:background-color="#cccccc" style:diagonal-bl-tr="none" style:diagonal-tl-br="none" style:text-align-source="fix" style:repeat-content="false" fo:wrap-option="no-wrap" fo:border-left="none" style:direction="ltr" fo:border-right="0.141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999999"/>
    </style:style>
    <style:style style:name="ce83" style:family="table-cell" style:parent-style-name="Default" style:data-style-name="N156">
      <style:table-cell-properties style:glyph-orientation-vertical="0" fo:border-bottom="0.141cm solid #000000" fo:background-color="#cccccc" style:diagonal-bl-tr="none" style:diagonal-tl-br="none" style:text-align-source="fix" style:repeat-content="false" fo:wrap-option="no-wrap" fo:border-left="none" style:direction="ltr" fo:border-right="0.141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999999" style:text-outline="false" style:text-line-through-style="none" style:font-name="Arial2" fo:font-size="16pt" fo:font-style="italic" fo:text-shadow="none" style:text-underline-style="none" fo:font-weight="bold" style:font-size-asian="16pt" style:font-style-asian="italic" style:font-weight-asian="bold" style:font-name-complex="Arial2" style:font-size-complex="16pt" style:font-style-complex="italic" style:font-weight-complex="bold"/>
      <style:map style:condition="is-true-formula(OR([$G_BNSR.$E$17]&lt;[$G_BNSR.$P$14];[$G_BNSR.$S$14]&lt;[$G_BNSR.$E$17]))" style:apply-style-name="Excel_CondFormat_6_2_1" style:base-cell-address="G_BNSR.F22"/>
    </style:style>
    <style:style style:name="ce84" style:family="table-cell" style:parent-style-name="Default">
      <style:table-cell-properties style:glyph-orientation-vertical="0" fo:border-bottom="0.141cm solid #000000" fo:background-color="#cccccc" style:diagonal-bl-tr="none" style:diagonal-tl-br="none" style:text-align-source="fix" style:repeat-content="false" fo:wrap-option="no-wrap" fo:border-left="none" style:direction="ltr" fo:border-right="0.141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999999"/>
      <style:map style:condition="cell-content-is-not-between([G_CBFA.$K$28],[G_CBFA.$K$31])" style:apply-style-name="Excel_5f_CondFormat_5f_6_5f_2_5f_1" style:base-cell-address="G_CBFA.F25"/>
    </style:style>
    <style:style style:name="ce85" style:family="table-cell" style:parent-style-name="Default">
      <style:table-cell-properties style:glyph-orientation-vertical="0" fo:border-bottom="0.01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86" style:family="table-cell" style:parent-style-name="Default">
      <style:table-cell-properties style:glyph-orientation-vertical="0" fo:border-bottom="0.018cm solid #000000" style:diagonal-bl-tr="none" style:diagonal-tl-br="none" style:text-align-source="fix" style:repeat-content="false" fo:wrap-option="no-wrap" fo:border-left="0.035cm solid #000000" style:direction="ltr" fo:border-right="0.018cm solid #000000" style:rotation-angle="0" style:rotation-align="none" style:shrink-to-fit="false" fo:border-top="0.018cm solid #000000" style:vertical-align="middle"/>
      <style:paragraph-properties fo:text-align="center" fo:margin-left="0cm" style:writing-mode="page"/>
      <style:text-properties fo:font-weight="bold"/>
    </style:style>
    <style:style style:name="ce87" style:family="table-cell" style:parent-style-name="Default" style:data-style-name="N139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18cm solid #000000" style:rotation-angle="0" style:rotation-align="none" style:shrink-to-fit="false" fo:border-top="0.018cm solid #000000" style:vertical-align="automatic"/>
      <style:paragraph-properties fo:text-align="center" fo:margin-left="0cm" style:writing-mode="page"/>
    </style:style>
    <style:style style:name="ce88" style:family="table-cell" style:parent-style-name="Default" style:data-style-name="N139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18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89" style:family="table-cell" style:parent-style-name="Default" style:data-style-name="N139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18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90" style:family="table-cell" style:parent-style-name="Default" style:data-style-name="N139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1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91" style:family="table-cell" style:parent-style-name="Default" style:data-style-name="N139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18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92" style:family="table-cell" style:parent-style-name="Default">
      <style:table-cell-properties style:glyph-orientation-vertical="0" fo:border-bottom="0.018cm solid #000000" style:diagonal-bl-tr="none" style:diagonal-tl-br="none" style:text-align-source="fix" style:repeat-content="false" fo:wrap-option="no-wrap" fo:border-left="0.018cm solid #000000" style:direction="ltr" fo:border-right="0.01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weight="bold"/>
    </style:style>
    <style:style style:name="ce94" style:family="table-cell" style:parent-style-name="Default">
      <style:table-cell-properties fo:border-bottom="none" fo:background-color="#cccccc" fo:border-left="0.018cm solid #000000" fo:border-right="0.035cm solid #000000" fo:border-top="0.018cm solid #000000"/>
    </style:style>
    <style:style style:name="ce95" style:family="table-cell" style:parent-style-name="Default">
      <style:table-cell-properties fo:border-bottom="none" fo:background-color="#cccccc" fo:border-left="0.018cm solid #000000" fo:border-right="0.035cm solid #000000" fo:border-top="none"/>
    </style:style>
    <style:style style:name="ce96" style:family="table-cell" style:parent-style-name="Default">
      <style:table-cell-properties fo:border-bottom="0.035cm solid #000000" fo:background-color="#cccccc" fo:border-left="0.018cm solid #000000" fo:border-right="0.035cm solid #000000" fo:border-top="none"/>
    </style:style>
    <style:style style:name="ce97" style:family="table-cell" style:parent-style-name="Default" style:data-style-name="N138">
      <style:table-cell-properties style:glyph-orientation-vertical="0" fo:border-bottom="none" style:diagonal-bl-tr="none" style:diagonal-tl-br="none" style:text-align-source="fix" style:repeat-content="false" fo:wrap-option="no-wrap" fo:border-left="0.018cm solid #000000" style:direction="ltr" fo:border-right="0.018cm solid #000000" style:rotation-angle="0" style:rotation-align="none" style:shrink-to-fit="false" fo:border-top="0.018cm solid #000000" style:vertical-align="automatic"/>
      <style:paragraph-properties fo:text-align="center" fo:margin-left="0cm" style:writing-mode="page"/>
    </style:style>
    <style:style style:name="ce98" style:family="table-cell" style:parent-style-name="Default" style:data-style-name="N138">
      <style:table-cell-properties style:glyph-orientation-vertical="0" fo:border-bottom="none" style:diagonal-bl-tr="none" style:diagonal-tl-br="none" style:text-align-source="fix" style:repeat-content="false" fo:wrap-option="no-wrap" fo:border-left="0.018cm solid #000000" style:direction="ltr" fo:border-right="0.018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99" style:family="table-cell" style:parent-style-name="Default" style:data-style-name="N138">
      <style:table-cell-properties style:glyph-orientation-vertical="0" fo:border-bottom="0.035cm solid #000000" style:diagonal-bl-tr="none" style:diagonal-tl-br="none" style:text-align-source="fix" style:repeat-content="false" fo:wrap-option="no-wrap" fo:border-left="0.018cm solid #000000" style:direction="ltr" fo:border-right="0.018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00" style:family="table-cell" style:parent-style-name="Default">
      <style:table-cell-properties fo:border-bottom="none" fo:background-color="#cccccc" fo:border-left="0.018cm solid #000000" fo:border-right="0.018cm solid #000000" fo:border-top="0.035cm solid #000000"/>
    </style:style>
    <style:style style:name="ce101" style:family="table-cell" style:parent-style-name="Default">
      <style:table-cell-properties fo:border-bottom="none" fo:background-color="#cccccc" fo:border-left="0.018cm solid #000000" fo:border-right="0.018cm solid #000000" fo:border-top="none"/>
    </style:style>
    <style:style style:name="ce102" style:family="table-cell" style:parent-style-name="Default">
      <style:table-cell-properties fo:border-bottom="0.035cm solid #000000" fo:background-color="#cccccc" fo:border-left="0.018cm solid #000000" fo:border-right="0.018cm solid #000000" fo:border-top="none"/>
    </style:style>
    <style:style style:name="ce103" style:family="table-cell" style:parent-style-name="Default">
      <style:table-cell-properties style:glyph-orientation-vertical="0" fo:border-bottom="0.018cm solid #000000" style:diagonal-bl-tr="none" style:diagonal-tl-br="none" style:text-align-source="fix" style:repeat-content="false" fo:wrap-option="no-wrap" fo:border-left="0.01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104" style:family="table-cell" style:parent-style-name="Default">
      <style:table-cell-properties style:glyph-orientation-vertical="0" fo:border-bottom="0.018cm solid #000000" style:diagonal-bl-tr="none" style:diagonal-tl-br="none" style:text-align-source="fix" style:repeat-content="false" fo:wrap-option="no-wrap" fo:border-left="0.018cm solid #000000" style:direction="ltr" fo:border-right="0.035cm solid #000000" style:rotation-angle="0" style:rotation-align="none" style:shrink-to-fit="false" fo:border-top="0.018cm solid #000000" style:vertical-align="middle"/>
      <style:paragraph-properties fo:text-align="center" fo:margin-left="0cm" style:writing-mode="page"/>
      <style:text-properties fo:font-weight="bold"/>
    </style:style>
    <style:style style:name="ce105" style:family="table-cell" style:parent-style-name="Default" style:data-style-name="N13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106" style:family="table-cell" style:parent-style-name="Default" style:data-style-name="N13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8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07" style:family="table-cell" style:parent-style-name="Default" style:data-style-name="N138">
      <style:table-cell-properties style:glyph-orientation-vertical="0" fo:border-bottom="0.035cm solid #000000" style:diagonal-bl-tr="none" style:diagonal-tl-br="none" style:text-align-source="fix" style:repeat-content="false" fo:wrap-option="no-wrap" fo:border-left="0.018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109" style:family="table-cell" style:parent-style-name="Default">
      <style:table-cell-properties style:text-align-source="fix" style:repeat-content="false" fo:border="0.018cm solid #000000"/>
      <style:paragraph-properties fo:text-align="center" fo:margin-left="0cm"/>
    </style:style>
    <style:style style:name="ce1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fo:font-weight="bold"/>
    </style:style>
    <style:style style:name="ce11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/>
    </style:style>
    <style:style style:name="ce112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13" style:family="table-cell" style:parent-style-name="Default" style:data-style-name="N138">
      <style:table-cell-properties style:glyph-orientation-vertical="0" fo:border-bottom="0.002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</style:style>
    <style:style style:name="ce114" style:family="table-cell" style:parent-style-name="Default">
      <style:table-cell-properties style:text-align-source="fix" style:repeat-content="false" fo:border="0.018cm solid #000000" style:vertical-align="middle"/>
      <style:paragraph-properties fo:text-align="center" fo:margin-left="0cm"/>
      <style:text-properties fo:font-size="12pt" fo:font-weight="bold"/>
    </style:style>
    <style:style style:name="ce115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wrap-option="no-wrap" fo:border="0.018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7" style:family="table-cell" style:parent-style-name="Default">
      <style:table-cell-properties fo:border="0.018cm solid #000000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8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0" style:family="table-cell" style:parent-style-name="Default" style:data-style-name="N139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21" style:family="table-cell" style:parent-style-name="Default" style:data-style-name="N139">
      <style:table-cell-properties style:glyph-orientation-vertical="0" fo:border-bottom="0.002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</style:style>
    <style:style style:name="ce122" style:family="table-cell" style:parent-style-name="Default" style:data-style-name="N139">
      <style:table-cell-properties style:glyph-orientation-vertical="0" style:diagonal-bl-tr="none" style:diagonal-tl-br="none" style:text-align-source="fix" style:repeat-content="false" fo:wrap-option="no-wrap" fo:border="0.018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23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wrap-option="no-wrap" fo:border="0.018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/>
    </style:style>
    <style:style style:name="ce126" style:family="table-cell" style:parent-style-name="Default">
      <style:table-cell-properties style:text-align-source="fix" style:repeat-content="false" fo:border="0.018cm solid #000000" style:vertical-align="middle"/>
      <style:paragraph-properties fo:text-align="center" fo:margin-left="0cm"/>
      <style:text-properties fo:font-weight="bold"/>
    </style:style>
    <style:style style:name="ce127" style:family="table-cell" style:parent-style-name="Default">
      <style:table-cell-properties style:glyph-orientation-vertical="0" fo:border-bottom="0.088cm solid #000000" fo:background-color="#cccccc" style:diagonal-bl-tr="none" style:diagonal-tl-br="none" style:text-align-source="fix" style:repeat-content="false" fo:wrap-option="no-wrap" fo:border-left="0.141cm solid #000000" style:direction="ltr" fo:border-right="0.088cm solid #000000" style:rotation-angle="0" style:rotation-align="none" style:shrink-to-fit="false" fo:border-top="0.141cm solid #000000" style:vertical-align="middle"/>
      <style:paragraph-properties fo:text-align="center" fo:margin-left="0cm" style:writing-mode="page"/>
      <style:text-properties fo:color="#999999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128" style:family="table-cell" style:parent-style-name="Default">
      <style:table-cell-properties style:glyph-orientation-vertical="0" fo:border-bottom="0.088cm solid #000000" fo:background-color="#cccccc" style:diagonal-bl-tr="none" style:diagonal-tl-br="none" style:text-align-source="fix" style:repeat-content="false" fo:wrap-option="no-wrap" fo:border-left="0.141cm solid #000000" style:direction="ltr" fo:border-right="0.088cm solid #000000" style:rotation-angle="0" style:rotation-align="none" style:shrink-to-fit="false" fo:border-top="0.141cm solid #000000" style:vertical-align="middle"/>
      <style:paragraph-properties fo:text-align="center" fo:margin-left="0cm" style:writing-mode="page"/>
      <style:text-properties fo:color="#999999"/>
    </style:style>
    <style:style style:name="ce129" style:family="table-cell" style:parent-style-name="Default" style:data-style-name="N155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font-size="14pt"/>
      <style:map style:condition="cell-content()&gt;30" style:apply-style-name="Excel_5f_CondFormat_5f_6_5f_5_5f_1" style:base-cell-address="G_CBFA.C15"/>
    </style:style>
    <style:style style:name="ce130" style:family="table-cell" style:parent-style-name="Default" style:data-style-name="N155">
      <style:table-cell-properties style:glyph-orientation-vertical="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italic" fo:text-shadow="none" style:text-underline-style="none" fo:font-weight="bold" style:font-size-asian="16pt" style:font-style-asian="italic" style:font-weight-asian="bold" style:font-name-complex="Arial2" style:font-size-complex="16pt" style:font-style-complex="italic" style:font-weight-complex="bold"/>
      <style:map style:condition="cell-content()&gt;[$G_BNSR.$Q$4]" style:apply-style-name="Excel_5f_CondFormat_5f_6_5f_4_5f_1" style:base-cell-address="G_BNSR.C15"/>
    </style:style>
    <style:style style:name="ce131" style:family="table-cell" style:parent-style-name="Default" style:data-style-name="N155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italic" fo:text-shadow="none" style:text-underline-style="none" fo:font-weight="bold" style:font-size-asian="16pt" style:font-style-asian="italic" style:font-weight-asian="bold" style:font-name-complex="Arial2" style:font-size-complex="16pt" style:font-style-complex="italic" style:font-weight-complex="bold"/>
      <style:map style:condition="cell-content()&gt;[G_CBFA.$K$9]" style:apply-style-name="Excel_5f_CondFormat_5f_6_5f_4_5f_1" style:base-cell-address="G_CBFA.C18"/>
    </style:style>
    <style:style style:name="ce132" style:family="table-cell" style:parent-style-name="Default" style:data-style-name="N15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italic" fo:text-shadow="none" style:text-underline-style="none" fo:font-weight="bold" style:font-size-asian="14pt" style:font-style-asian="italic" style:font-weight-asian="bold" style:font-name-complex="Arial2" style:font-size-complex="14pt" style:font-style-complex="italic" style:font-weight-complex="bold"/>
      <style:map style:condition="is-true-formula([$G_BNSR.$C$15]&lt;[$G_BNSR.$Q$3])" style:apply-style-name="Excel_CondFormat_6_8_1" style:base-cell-address="G_BNSR.C20"/>
    </style:style>
    <style:style style:name="ce133" style:family="table-cell" style:parent-style-name="Default" style:data-style-name="N140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italic" fo:text-shadow="none" style:text-underline-style="none" fo:font-weight="normal" style:font-size-asian="14pt" style:font-style-asian="italic" style:font-weight-asian="normal" style:font-name-complex="Arial2" style:font-size-complex="14pt" style:font-style-complex="italic" style:font-weight-complex="normal"/>
      <style:map style:condition="is-true-formula([$G_BNSR.$C$15]&lt;[$G_BNSR.$Q$3])" style:apply-style-name="Excel_CondFormat_6_8_1" style:base-cell-address="G_BNSR.C20"/>
    </style:style>
    <style:style style:name="ce134" style:family="table-cell" style:parent-style-name="Default" style:data-style-name="N155">
      <style:table-cell-properties style:glyph-orientation-vertical="0" fo:border-bottom="0.141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italic" fo:text-shadow="none" style:text-underline-style="none" fo:font-weight="bold" style:font-size-asian="16pt" style:font-style-asian="italic" style:font-weight-asian="bold" style:font-name-complex="Arial2" style:font-size-complex="16pt" style:font-style-complex="italic" style:font-weight-complex="bold"/>
      <style:map style:condition="cell-content()&gt;[$G_BNSR.$Q$4]" style:apply-style-name="Excel_5f_CondFormat_5f_6_5f_4_5f_1" style:base-cell-address="G_BNSR.C22"/>
    </style:style>
    <style:style style:name="ce135" style:family="table-cell" style:parent-style-name="Default" style:data-style-name="N138">
      <style:table-cell-properties style:glyph-orientation-vertical="0" fo:border-bottom="0.141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141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italic" fo:text-shadow="none" style:text-underline-style="none" fo:font-weight="bold" style:font-size-asian="16pt" style:font-style-asian="italic" style:font-weight-asian="bold" style:font-name-complex="Arial2" style:font-size-complex="16pt" style:font-style-complex="italic" style:font-weight-complex="bold"/>
      <style:map style:condition="cell-content()&gt;[G_CBFA.$K$9]" style:apply-style-name="Excel_5f_CondFormat_5f_6_5f_4_5f_1" style:base-cell-address="G_CBFA.C18"/>
    </style:style>
    <style:style style:name="ce136" style:family="table-cell" style:parent-style-name="Default" style:data-style-name="N155">
      <style:table-cell-properties style:glyph-orientation-vertical="0" fo:border-bottom="none" fo:background-color="#cccccc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141cm solid #000000" style:vertical-align="middle"/>
      <style:paragraph-properties fo:text-align="center" fo:margin-left="0cm" style:writing-mode="page"/>
      <style:text-properties fo:color="#999999" style:text-outline="false" style:text-line-through-style="none" style:font-name="Arial2" fo:font-size="14pt" fo:font-style="italic" fo:text-shadow="none" style:text-underline-style="none" fo:font-weight="bold" style:font-size-asian="14pt" style:font-style-asian="italic" style:font-weight-asian="bold" style:font-name-complex="Arial2" style:font-size-complex="14pt" style:font-style-complex="italic" style:font-weight-complex="bold"/>
    </style:style>
    <style:style style:name="ce137" style:family="table-cell" style:parent-style-name="Default" style:data-style-name="N155">
      <style:table-cell-properties style:glyph-orientation-vertical="0" fo:border-bottom="0.141cm solid #000000" fo:background-color="#cccccc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999999" style:text-outline="false" style:text-line-through-style="none" style:font-name="Arial2" fo:font-size="16pt" fo:font-style="italic" fo:text-shadow="none" style:text-underline-style="none" fo:font-weight="bold" style:font-size-asian="16pt" style:font-style-asian="italic" style:font-weight-asian="bold" style:font-name-complex="Arial2" style:font-size-complex="16pt" style:font-style-complex="italic" style:font-weight-complex="bold"/>
      <style:map style:condition="cell-content()&gt;[$G_BNSR.$Q$4]" style:apply-style-name="Excel_5f_CondFormat_5f_6_5f_4_5f_1" style:base-cell-address="G_BNSR.C22"/>
    </style:style>
    <style:style style:name="ce138" style:family="table-cell" style:parent-style-name="Default" style:data-style-name="N138">
      <style:table-cell-properties style:glyph-orientation-vertical="0" fo:border-bottom="0.141cm solid #000000" fo:background-color="#cccccc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999999" style:text-outline="false" style:text-line-through-style="none" style:font-name="Arial2" fo:font-size="16pt" fo:font-style="italic" fo:text-shadow="none" style:text-underline-style="none" fo:font-weight="bold" style:font-size-asian="16pt" style:font-style-asian="italic" style:font-weight-asian="bold" style:font-name-complex="Arial2" style:font-size-complex="16pt" style:font-style-complex="italic" style:font-weight-complex="bold"/>
      <style:map style:condition="cell-content()&gt;[G_CBFA.$K$9]" style:apply-style-name="Excel_5f_CondFormat_5f_6_5f_4_5f_1" style:base-cell-address="G_CBFA.C18"/>
    </style:style>
    <style:style style:name="ce139" style:family="table-cell" style:parent-style-name="Default" style:data-style-name="N155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font-size="14pt"/>
      <style:map style:condition="cell-content()&gt;30" style:apply-style-name="Excel_5f_CondFormat_5f_6_5f_5_5f_1" style:base-cell-address="G_CBFA.C15"/>
    </style:style>
    <style:style style:name="ce140" style:family="table-cell" style:parent-style-name="Default" style:data-style-name="N138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italic" fo:text-shadow="none" style:text-underline-style="none" fo:font-weight="bold" style:font-size-asian="14pt" style:font-style-asian="italic" style:font-weight-asian="bold" style:font-name-complex="Arial2" style:font-size-complex="14pt" style:font-style-complex="italic" style:font-weight-complex="bold"/>
      <style:map style:condition="is-true-formula([$G_BNSR.$C$15]&lt;[$G_BNSR.$Q$3])" style:apply-style-name="Excel_CondFormat_6_8_1" style:base-cell-address="G_BNSR.C20"/>
    </style:style>
    <style:style style:name="ce141" style:family="table-cell" style:parent-style-name="Default" style:data-style-name="N154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italic" fo:text-shadow="none" style:text-underline-style="none" fo:font-weight="normal" style:font-size-asian="14pt" style:font-style-asian="italic" style:font-weight-asian="normal" style:font-name-complex="Arial2" style:font-size-complex="14pt" style:font-style-complex="italic" style:font-weight-complex="normal"/>
      <style:map style:condition="is-true-formula([$G_BNSR.$C$15]&lt;[$G_BNSR.$Q$3])" style:apply-style-name="Excel_CondFormat_6_8_1" style:base-cell-address="G_BNSR.C20"/>
    </style:style>
    <style:style style:name="ce142" style:family="table-cell" style:parent-style-name="Default" style:data-style-name="N138">
      <style:table-cell-properties style:glyph-orientation-vertical="0" fo:border-bottom="0.141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italic" fo:text-shadow="none" style:text-underline-style="none" fo:font-weight="bold" style:font-size-asian="16pt" style:font-style-asian="italic" style:font-weight-asian="bold" style:font-name-complex="Arial2" style:font-size-complex="16pt" style:font-style-complex="italic" style:font-weight-complex="bold"/>
    </style:style>
    <style:style style:name="ce143" style:family="table-cell" style:parent-style-name="Default" style:data-style-name="N138">
      <style:table-cell-properties style:glyph-orientation-vertical="0" fo:border-bottom="0.141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141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italic" fo:text-shadow="none" style:text-underline-style="none" fo:font-weight="bold" style:font-size-asian="16pt" style:font-style-asian="italic" style:font-weight-asian="bold" style:font-name-complex="Arial2" style:font-size-complex="16pt" style:font-style-complex="italic" style:font-weight-complex="bold"/>
    </style:style>
    <style:style style:name="ce144" style:family="table-cell" style:parent-style-name="Default" style:data-style-name="N138">
      <style:table-cell-properties style:glyph-orientation-vertical="0" fo:border-bottom="none" fo:background-color="#cccccc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141cm solid #000000" style:vertical-align="middle"/>
      <style:paragraph-properties fo:text-align="center" fo:margin-left="0cm" style:writing-mode="page"/>
      <style:text-properties fo:color="#999999" style:text-outline="false" style:text-line-through-style="none" style:font-name="Arial2" fo:font-size="14pt" fo:font-style="italic" fo:text-shadow="none" style:text-underline-style="none" fo:font-weight="bold" style:font-size-asian="14pt" style:font-style-asian="italic" style:font-weight-asian="bold" style:font-name-complex="Arial2" style:font-size-complex="14pt" style:font-style-complex="italic" style:font-weight-complex="bold"/>
    </style:style>
    <style:style style:name="ce145" style:family="table-cell" style:parent-style-name="Default" style:data-style-name="N142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46" style:family="table-cell" style:parent-style-name="Default" style:data-style-name="N14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  <style:map style:condition="is-true-formula(OR([$G_BNSR.$E$13]&lt;[$G_BNSR.$P$13];[$G_BNSR.$S$13]&lt;[$G_BNSR.$E$13]))" style:apply-style-name="Excel_CondFormat_6_6_1" style:base-cell-address="G_BNSR.E15"/>
    </style:style>
    <style:style style:name="ce147" style:family="table-cell" style:parent-style-name="Default" style:data-style-name="N142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  <style:map style:condition="cell-content()=&quot;Overloaded&quot;" style:apply-style-name="Excel_5f_CondFormat_5f_6_5f_3_5f_1" style:base-cell-address="G_CBFA.E20"/>
    </style:style>
    <style:style style:name="ce148" style:family="table-cell" style:parent-style-name="Default" style:data-style-name="N142">
      <style:table-cell-properties style:glyph-orientation-vertical="0" style:diagonal-bl-tr="none" style:diagonal-tl-br="none" style:text-align-source="fix" style:repeat-content="false" fo:background-color="transparent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49" style:family="table-cell" style:parent-style-name="Default" style:data-style-name="N14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50" style:family="table-cell" style:parent-style-name="Default" style:data-style-name="N142">
      <style:table-cell-properties style:glyph-orientation-vertical="0" fo:border-bottom="0.141cm solid #000000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  <style:map style:condition="is-true-formula(OR([$G_BNSR.$E$17]&lt;[$G_BNSR.$P$14];[$G_BNSR.$S$14]&lt;[$G_BNSR.$E$17]))" style:apply-style-name="Excel_CondFormat_6_7_1" style:base-cell-address="G_BNSR.E22"/>
    </style:style>
    <style:style style:name="ce151" style:family="table-cell" style:parent-style-name="Default" style:data-style-name="N142">
      <style:table-cell-properties style:glyph-orientation-vertical="0" fo:border-bottom="0.141cm solid #000000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141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  <style:map style:condition="cell-content()=&quot;Overloaded&quot;" style:apply-style-name="Excel_5f_CondFormat_5f_6_5f_3_5f_1" style:base-cell-address="G_CBFA.E20"/>
    </style:style>
    <style:style style:name="ce152" style:family="table-cell" style:parent-style-name="Default" style:data-style-name="N142">
      <style:table-cell-properties style:glyph-orientation-vertical="0" fo:border-bottom="0.088cm solid #000000" fo:background-color="#cccccc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141cm solid #000000" style:vertical-align="middle"/>
      <style:paragraph-properties fo:text-align="center" fo:margin-left="0cm" style:writing-mode="page"/>
      <style:text-properties fo:color="#999999"/>
    </style:style>
    <style:style style:name="ce153" style:family="table-cell" style:parent-style-name="Default" style:data-style-name="N142">
      <style:table-cell-properties style:glyph-orientation-vertical="0" fo:border-bottom="0.141cm solid #000000" fo:background-color="#cccccc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999999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  <style:map style:condition="is-true-formula(OR([$G_BNSR.$E$17]&lt;[$G_BNSR.$P$14];[$G_BNSR.$S$14]&lt;[$G_BNSR.$E$17]))" style:apply-style-name="Excel_CondFormat_6_7_1" style:base-cell-address="G_BNSR.E22"/>
    </style:style>
    <style:style style:name="ce154" style:family="table-cell" style:parent-style-name="Default" style:data-style-name="N142">
      <style:table-cell-properties style:glyph-orientation-vertical="0" fo:border-bottom="0.141cm solid #000000" fo:background-color="#cccccc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999999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  <style:map style:condition="cell-content()=&quot;Overloaded&quot;" style:apply-style-name="Excel_5f_CondFormat_5f_6_5f_3_5f_1" style:base-cell-address="G_CBFA.E20"/>
    </style:style>
    <style:style style:name="ce155" style:family="table-cell" style:parent-style-name="Default" style:data-style-name="N156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141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italic" fo:text-shadow="none" style:text-underline-style="none" fo:font-weight="bold" style:font-size-asian="16pt" style:font-style-asian="italic" style:font-weight-asian="bold" style:font-name-complex="Arial2" style:font-size-complex="16pt" style:font-style-complex="italic" style:font-weight-complex="bold"/>
      <style:map style:condition="is-true-formula(OR([$G_BNSR.$E$13]&lt;[$G_BNSR.$P$13];[$G_BNSR.$S$13]&lt;[$G_BNSR.$E$13]))" style:apply-style-name="Excel_CondFormat_6_1_1" style:base-cell-address="G_BNSR.F15"/>
    </style:style>
    <style:style style:name="ce156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141cm solid #000000" style:rotation-angle="0" style:rotation-align="none" style:shrink-to-fit="false" fo:border-top="none" style:vertical-align="middle"/>
      <style:paragraph-properties fo:text-align="center" fo:margin-left="0cm" style:writing-mode="page"/>
      <style:map style:condition="cell-content-is-not-between([G_CBFA.$K$21],[G_CBFA.$K$24])" style:apply-style-name="Excel_5f_CondFormat_5f_6_5f_1_5f_1" style:base-cell-address="G_CBFA.F18"/>
    </style:style>
    <style:style style:name="ce157" style:family="table-cell" style:parent-style-name="Default" style:data-style-name="N156">
      <style:table-cell-properties style:glyph-orientation-vertical="0" fo:border-bottom="0.141cm solid #000000" style:diagonal-bl-tr="none" style:diagonal-tl-br="none" style:text-align-source="fix" style:repeat-content="false" fo:wrap-option="no-wrap" fo:border-left="none" style:direction="ltr" fo:border-right="0.141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italic" fo:text-shadow="none" style:text-underline-style="none" fo:font-weight="bold" style:font-size-asian="16pt" style:font-style-asian="italic" style:font-weight-asian="bold" style:font-name-complex="Arial2" style:font-size-complex="16pt" style:font-style-complex="italic" style:font-weight-complex="bold"/>
      <style:map style:condition="is-true-formula(OR([$G_BNSR.$E$17]&lt;[$G_BNSR.$P$14];[$G_BNSR.$S$14]&lt;[$G_BNSR.$E$17]))" style:apply-style-name="Excel_CondFormat_6_2_1" style:base-cell-address="G_BNSR.F22"/>
    </style:style>
    <style:style style:name="ce158" style:family="table-cell" style:parent-style-name="Default">
      <style:table-cell-properties style:glyph-orientation-vertical="0" fo:border-bottom="0.141cm solid #000000" style:diagonal-bl-tr="none" style:diagonal-tl-br="none" style:text-align-source="fix" style:repeat-content="false" fo:wrap-option="no-wrap" fo:border-left="none" style:direction="ltr" fo:border-right="0.141cm solid #000000" style:rotation-angle="0" style:rotation-align="none" style:shrink-to-fit="false" fo:border-top="0.141cm solid #000000" style:vertical-align="middle"/>
      <style:paragraph-properties fo:text-align="center" fo:margin-left="0cm" style:writing-mode="page"/>
      <style:map style:condition="cell-content-is-not-between([G_CBFA.$K$28],[G_CBFA.$K$31])" style:apply-style-name="Excel_5f_CondFormat_5f_6_5f_2_5f_1" style:base-cell-address="G_CBFA.F25"/>
    </style:style>
    <style:style style:name="ce159" style:family="table-cell" style:parent-style-name="Default" style:data-style-name="N156">
      <style:table-cell-properties style:glyph-orientation-vertical="0" fo:border-bottom="0.088cm solid #000000" fo:background-color="#cccccc" style:diagonal-bl-tr="none" style:diagonal-tl-br="none" style:text-align-source="fix" style:repeat-content="false" fo:wrap-option="no-wrap" fo:border-left="none" style:direction="ltr" fo:border-right="0.141cm solid #000000" style:rotation-angle="0" style:rotation-align="none" style:shrink-to-fit="false" fo:border-top="0.141cm solid #000000" style:vertical-align="middle"/>
      <style:paragraph-properties fo:text-align="center" fo:margin-left="0cm" style:writing-mode="page"/>
      <style:text-properties fo:color="#999999"/>
    </style:style>
    <style:style style:name="ce160" style:family="table-cell" style:parent-style-name="Default">
      <style:table-cell-properties style:glyph-orientation-vertical="0" fo:border-bottom="0.088cm solid #000000" fo:background-color="#cccccc" style:diagonal-bl-tr="none" style:diagonal-tl-br="none" style:text-align-source="fix" style:repeat-content="false" fo:wrap-option="no-wrap" fo:border-left="none" style:direction="ltr" fo:border-right="0.141cm solid #000000" style:rotation-angle="0" style:rotation-align="none" style:shrink-to-fit="false" fo:border-top="0.141cm solid #000000" style:vertical-align="middle"/>
      <style:paragraph-properties fo:text-align="center" fo:margin-left="0cm" style:writing-mode="page"/>
      <style:text-properties fo:color="#999999"/>
    </style:style>
    <style:style style:name="ce161" style:family="table-cell" style:parent-style-name="Default" style:data-style-name="N156">
      <style:table-cell-properties style:glyph-orientation-vertical="0" fo:border-bottom="0.141cm solid #000000" fo:background-color="#cccccc" style:diagonal-bl-tr="none" style:diagonal-tl-br="none" style:text-align-source="fix" style:repeat-content="false" fo:wrap-option="no-wrap" fo:border-left="none" style:direction="ltr" fo:border-right="0.141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999999" style:text-outline="false" style:text-line-through-style="none" style:font-name="Arial2" fo:font-size="16pt" fo:font-style="italic" fo:text-shadow="none" style:text-underline-style="none" fo:font-weight="bold" style:font-size-asian="16pt" style:font-style-asian="italic" style:font-weight-asian="bold" style:font-name-complex="Arial2" style:font-size-complex="16pt" style:font-style-complex="italic" style:font-weight-complex="bold"/>
      <style:map style:condition="is-true-formula(OR([$G_BNSR.$E$17]&lt;[$G_BNSR.$P$14];[$G_BNSR.$S$14]&lt;[$G_BNSR.$E$17]))" style:apply-style-name="Excel_CondFormat_6_2_1" style:base-cell-address="G_BNSR.F22"/>
    </style:style>
    <style:style style:name="ce162" style:family="table-cell" style:parent-style-name="Default">
      <style:table-cell-properties style:glyph-orientation-vertical="0" fo:border-bottom="0.141cm solid #000000" fo:background-color="#cccccc" style:diagonal-bl-tr="none" style:diagonal-tl-br="none" style:text-align-source="fix" style:repeat-content="false" fo:wrap-option="no-wrap" fo:border-left="none" style:direction="ltr" fo:border-right="0.141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999999"/>
      <style:map style:condition="cell-content-is-not-between([G_CBFA.$K$28],[G_CBFA.$K$31])" style:apply-style-name="Excel_5f_CondFormat_5f_6_5f_2_5f_1" style:base-cell-address="G_CBFA.F25"/>
    </style:style>
    <style:style style:name="ce163" style:family="table-cell" style:parent-style-name="Default">
      <style:text-properties fo:font-size="12pt" fo:font-weight="bold"/>
    </style:style>
    <style:style style:name="ce16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5" style:family="table-cell" style:parent-style-name="Default" style:data-style-name="N142">
      <style:table-cell-properties style:text-align-source="fix" style:repeat-content="false"/>
      <style:paragraph-properties fo:text-align="start" fo:margin-left="0cm"/>
    </style:style>
    <style:style style:name="ce166" style:family="table-cell" style:parent-style-name="Default" style:data-style-name="N144">
      <style:table-cell-properties style:text-align-source="fix" style:repeat-content="false"/>
      <style:paragraph-properties fo:text-align="start" fo:margin-left="0cm"/>
    </style:style>
    <style:style style:name="ce16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fo:font-weight="bold"/>
    </style:style>
    <style:style style:name="ce168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6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0" style:family="table-cell" style:parent-style-name="Default" style:data-style-name="N139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71" style:family="table-cell" style:parent-style-name="Default" style:data-style-name="N139">
      <style:table-cell-properties style:glyph-orientation-vertical="0" style:diagonal-bl-tr="none" style:diagonal-tl-br="none" style:text-align-source="fix" style:repeat-content="false" fo:wrap-option="no-wrap" fo:border="0.018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/>
    </style:style>
    <style:style style:name="ce173" style:family="table-cell" style:parent-style-name="Default" style:data-style-name="N155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font-size="14pt"/>
      <style:map style:condition="cell-content()&gt;30" style:apply-style-name="Excel_5f_CondFormat_5f_6_5f_5_5f_1" style:base-cell-address="G_CBFA.C15"/>
    </style:style>
    <style:style style:name="ce174" style:family="table-cell" style:parent-style-name="Default" style:data-style-name="N155">
      <style:table-cell-properties style:glyph-orientation-vertical="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italic" fo:text-shadow="none" style:text-underline-style="none" fo:font-weight="bold" style:font-size-asian="16pt" style:font-style-asian="italic" style:font-weight-asian="bold" style:font-name-complex="Arial2" style:font-size-complex="16pt" style:font-style-complex="italic" style:font-weight-complex="bold"/>
      <style:map style:condition="cell-content()&gt;[.$Q$4]" style:apply-style-name="Excel_5f_CondFormat_5f_6_5f_4_5f_1" style:base-cell-address="G_BXPC.C13"/>
    </style:style>
    <style:style style:name="ce175" style:family="table-cell" style:parent-style-name="Default" style:data-style-name="N155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italic" fo:text-shadow="none" style:text-underline-style="none" fo:font-weight="bold" style:font-size-asian="16pt" style:font-style-asian="italic" style:font-weight-asian="bold" style:font-name-complex="Arial2" style:font-size-complex="16pt" style:font-style-complex="italic" style:font-weight-complex="bold"/>
      <style:map style:condition="cell-content()&gt;[G_CBFA.$K$9]" style:apply-style-name="Excel_5f_CondFormat_5f_6_5f_4_5f_1" style:base-cell-address="G_CBFA.C18"/>
    </style:style>
    <style:style style:name="ce176" style:family="table-cell" style:parent-style-name="Default" style:data-style-name="N15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italic" fo:text-shadow="none" style:text-underline-style="none" fo:font-weight="bold" style:font-size-asian="14pt" style:font-style-asian="italic" style:font-weight-asian="bold" style:font-name-complex="Arial2" style:font-size-complex="14pt" style:font-style-complex="italic" style:font-weight-complex="bold"/>
      <style:map style:condition="is-true-formula([.$C$15]&lt;[.$Q$3])" style:apply-style-name="Excel_CondFormat_6_8_1" style:base-cell-address="G_BXPC.C16"/>
    </style:style>
    <style:style style:name="ce177" style:family="table-cell" style:parent-style-name="Default" style:data-style-name="N140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italic" fo:text-shadow="none" style:text-underline-style="none" fo:font-weight="normal" style:font-size-asian="14pt" style:font-style-asian="italic" style:font-weight-asian="normal" style:font-name-complex="Arial2" style:font-size-complex="14pt" style:font-style-complex="italic" style:font-weight-complex="normal"/>
      <style:map style:condition="is-true-formula([.$C$15]&lt;[.$Q$3])" style:apply-style-name="Excel_CondFormat_6_8_1" style:base-cell-address="G_BXPC.C16"/>
    </style:style>
    <style:style style:name="ce178" style:family="table-cell" style:parent-style-name="Default" style:data-style-name="N155">
      <style:table-cell-properties style:glyph-orientation-vertical="0" fo:border-bottom="0.141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italic" fo:text-shadow="none" style:text-underline-style="none" fo:font-weight="bold" style:font-size-asian="16pt" style:font-style-asian="italic" style:font-weight-asian="bold" style:font-name-complex="Arial2" style:font-size-complex="16pt" style:font-style-complex="italic" style:font-weight-complex="bold"/>
      <style:map style:condition="cell-content()&gt;[.$Q$4]" style:apply-style-name="Excel_5f_CondFormat_5f_6_5f_4_5f_1" style:base-cell-address="G_BXPC.C17"/>
    </style:style>
    <style:style style:name="ce179" style:family="table-cell" style:parent-style-name="Default" style:data-style-name="N138">
      <style:table-cell-properties style:glyph-orientation-vertical="0" fo:border-bottom="0.141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italic" fo:text-shadow="none" style:text-underline-style="none" fo:font-weight="bold" style:font-size-asian="16pt" style:font-style-asian="italic" style:font-weight-asian="bold" style:font-name-complex="Arial2" style:font-size-complex="16pt" style:font-style-complex="italic" style:font-weight-complex="bold"/>
      <style:map style:condition="cell-content()&gt;[G_CBFA.$K$9]" style:apply-style-name="Excel_5f_CondFormat_5f_6_5f_4_5f_1" style:base-cell-address="G_CBFA.C18"/>
    </style:style>
    <style:style style:name="ce180" style:family="table-cell" style:parent-style-name="Default" style:data-style-name="N155">
      <style:table-cell-properties style:glyph-orientation-vertical="0" fo:border-bottom="0.141cm solid #000000" fo:background-color="#cccccc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999999" style:text-outline="false" style:text-line-through-style="none" style:font-name="Arial2" fo:font-size="16pt" fo:font-style="italic" fo:text-shadow="none" style:text-underline-style="none" fo:font-weight="bold" style:font-size-asian="16pt" style:font-style-asian="italic" style:font-weight-asian="bold" style:font-name-complex="Arial2" style:font-size-complex="16pt" style:font-style-complex="italic" style:font-weight-complex="bold"/>
      <style:map style:condition="cell-content()&gt;[.$Q$4]" style:apply-style-name="Excel_5f_CondFormat_5f_6_5f_4_5f_1" style:base-cell-address="G_BXPC.C21"/>
    </style:style>
    <style:style style:name="ce181" style:family="table-cell" style:parent-style-name="Default" style:data-style-name="N138">
      <style:table-cell-properties style:glyph-orientation-vertical="0" fo:border-bottom="0.141cm solid #000000" fo:background-color="#cccccc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999999" style:text-outline="false" style:text-line-through-style="none" style:font-name="Arial2" fo:font-size="16pt" fo:font-style="italic" fo:text-shadow="none" style:text-underline-style="none" fo:font-weight="bold" style:font-size-asian="16pt" style:font-style-asian="italic" style:font-weight-asian="bold" style:font-name-complex="Arial2" style:font-size-complex="16pt" style:font-style-complex="italic" style:font-weight-complex="bold"/>
      <style:map style:condition="cell-content()&gt;[G_CBFA.$K$9]" style:apply-style-name="Excel_5f_CondFormat_5f_6_5f_4_5f_1" style:base-cell-address="G_CBFA.C18"/>
    </style:style>
    <style:style style:name="ce182" style:family="table-cell" style:parent-style-name="Default" style:data-style-name="N155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font-size="14pt"/>
      <style:map style:condition="cell-content()&gt;30" style:apply-style-name="Excel_5f_CondFormat_5f_6_5f_5_5f_1" style:base-cell-address="G_CBFA.C15"/>
    </style:style>
    <style:style style:name="ce183" style:family="table-cell" style:parent-style-name="Default" style:data-style-name="N138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italic" fo:text-shadow="none" style:text-underline-style="none" fo:font-weight="bold" style:font-size-asian="14pt" style:font-style-asian="italic" style:font-weight-asian="bold" style:font-name-complex="Arial2" style:font-size-complex="14pt" style:font-style-complex="italic" style:font-weight-complex="bold"/>
      <style:map style:condition="is-true-formula([.$C$15]&lt;[.$Q$3])" style:apply-style-name="Excel_CondFormat_6_8_1" style:base-cell-address="G_BXPC.C16"/>
    </style:style>
    <style:style style:name="ce184" style:family="table-cell" style:parent-style-name="Default" style:data-style-name="N154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italic" fo:text-shadow="none" style:text-underline-style="none" fo:font-weight="normal" style:font-size-asian="14pt" style:font-style-asian="italic" style:font-weight-asian="normal" style:font-name-complex="Arial2" style:font-size-complex="14pt" style:font-style-complex="italic" style:font-weight-complex="normal"/>
      <style:map style:condition="is-true-formula([.$C$15]&lt;[.$Q$3])" style:apply-style-name="Excel_CondFormat_6_8_1" style:base-cell-address="G_BXPC.C16"/>
    </style:style>
    <style:style style:name="ce185" style:family="table-cell" style:parent-style-name="Default" style:data-style-name="N14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  <style:map style:condition="is-true-formula(OR([$G_BNSR.$E$13]&lt;[$G_BNSR.$P$13];[$G_BNSR.$S$13]&lt;[$G_BNSR.$E$13]))" style:apply-style-name="Excel_CondFormat_6_6_1" style:base-cell-address="G_BNSR.E15"/>
    </style:style>
    <style:style style:name="ce186" style:family="table-cell" style:parent-style-name="Default" style:data-style-name="N142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  <style:map style:condition="cell-content()=&quot;Overloaded&quot;" style:apply-style-name="Excel_5f_CondFormat_5f_6_5f_3_5f_1" style:base-cell-address="G_CBFA.E20"/>
    </style:style>
    <style:style style:name="ce187" style:family="table-cell" style:parent-style-name="Default" style:data-style-name="N142">
      <style:table-cell-properties style:glyph-orientation-vertical="0" fo:border-bottom="0.141cm solid #000000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  <style:map style:condition="is-true-formula(OR([$G_BNSR.$E$17]&lt;[$G_BNSR.$P$14];[$G_BNSR.$S$14]&lt;[$G_BNSR.$E$17]))" style:apply-style-name="Excel_CondFormat_6_7_1" style:base-cell-address="G_BNSR.E22"/>
    </style:style>
    <style:style style:name="ce188" style:family="table-cell" style:parent-style-name="Default" style:data-style-name="N142">
      <style:table-cell-properties style:glyph-orientation-vertical="0" fo:border-bottom="0.141cm solid #000000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  <style:map style:condition="cell-content()=&quot;Overloaded&quot;" style:apply-style-name="Excel_5f_CondFormat_5f_6_5f_3_5f_1" style:base-cell-address="G_CBFA.E20"/>
    </style:style>
    <style:style style:name="ce189" style:family="table-cell" style:parent-style-name="Default" style:data-style-name="N142">
      <style:table-cell-properties style:glyph-orientation-vertical="0" fo:background-color="#cccccc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/>
    </style:style>
    <style:style style:name="ce190" style:family="table-cell" style:parent-style-name="Default" style:data-style-name="N142">
      <style:table-cell-properties style:glyph-orientation-vertical="0" fo:border-bottom="0.088cm solid #000000" fo:background-color="#cccccc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999999"/>
    </style:style>
    <style:style style:name="ce191" style:family="table-cell" style:parent-style-name="Default" style:data-style-name="N142">
      <style:table-cell-properties style:glyph-orientation-vertical="0" fo:border-bottom="0.141cm solid #000000" fo:background-color="#cccccc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999999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  <style:map style:condition="is-true-formula(OR([$G_BNSR.$E$17]&lt;[$G_BNSR.$P$14];[$G_BNSR.$S$14]&lt;[$G_BNSR.$E$17]))" style:apply-style-name="Excel_CondFormat_6_7_1" style:base-cell-address="G_BNSR.E22"/>
    </style:style>
    <style:style style:name="ce192" style:family="table-cell" style:parent-style-name="Default" style:data-style-name="N142">
      <style:table-cell-properties style:glyph-orientation-vertical="0" fo:border-bottom="0.141cm solid #000000" fo:background-color="#cccccc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999999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  <style:map style:condition="cell-content()=&quot;Overloaded&quot;" style:apply-style-name="Excel_5f_CondFormat_5f_6_5f_3_5f_1" style:base-cell-address="G_CBFA.E20"/>
    </style:style>
    <style:style style:name="ce193" style:family="table-cell" style:parent-style-name="Default" style:data-style-name="N156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141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italic" fo:text-shadow="none" style:text-underline-style="none" fo:font-weight="bold" style:font-size-asian="16pt" style:font-style-asian="italic" style:font-weight-asian="bold" style:font-name-complex="Arial2" style:font-size-complex="16pt" style:font-style-complex="italic" style:font-weight-complex="bold"/>
      <style:map style:condition="is-true-formula(OR([$G_BNSR.$E$13]&lt;[$G_BNSR.$P$13];[$G_BNSR.$S$13]&lt;[$G_BNSR.$E$13]))" style:apply-style-name="Excel_CondFormat_6_1_1" style:base-cell-address="G_BNSR.F15"/>
    </style:style>
    <style:style style:name="ce194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141cm solid #000000" style:rotation-angle="0" style:rotation-align="none" style:shrink-to-fit="false" fo:border-top="none" style:vertical-align="middle"/>
      <style:paragraph-properties fo:text-align="center" fo:margin-left="0cm" style:writing-mode="page"/>
      <style:map style:condition="cell-content-is-not-between([G_CBFA.$K$21],[G_CBFA.$K$24])" style:apply-style-name="Excel_5f_CondFormat_5f_6_5f_1_5f_1" style:base-cell-address="G_CBFA.F18"/>
    </style:style>
    <style:style style:name="ce195" style:family="table-cell" style:parent-style-name="Default" style:data-style-name="N156">
      <style:table-cell-properties style:glyph-orientation-vertical="0" fo:border-bottom="0.141cm solid #000000" style:diagonal-bl-tr="none" style:diagonal-tl-br="none" style:text-align-source="fix" style:repeat-content="false" fo:wrap-option="no-wrap" fo:border-left="none" style:direction="ltr" fo:border-right="0.141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italic" fo:text-shadow="none" style:text-underline-style="none" fo:font-weight="bold" style:font-size-asian="16pt" style:font-style-asian="italic" style:font-weight-asian="bold" style:font-name-complex="Arial2" style:font-size-complex="16pt" style:font-style-complex="italic" style:font-weight-complex="bold"/>
      <style:map style:condition="is-true-formula(OR([$G_BNSR.$E$17]&lt;[$G_BNSR.$P$14];[$G_BNSR.$S$14]&lt;[$G_BNSR.$E$17]))" style:apply-style-name="Excel_CondFormat_6_2_1" style:base-cell-address="G_BNSR.F22"/>
    </style:style>
    <style:style style:name="ce196" style:family="table-cell" style:parent-style-name="Default">
      <style:table-cell-properties style:glyph-orientation-vertical="0" fo:border-bottom="0.141cm solid #000000" style:diagonal-bl-tr="none" style:diagonal-tl-br="none" style:text-align-source="fix" style:repeat-content="false" fo:wrap-option="no-wrap" fo:border-left="none" style:direction="ltr" fo:border-right="0.141cm solid #000000" style:rotation-angle="0" style:rotation-align="none" style:shrink-to-fit="false" fo:border-top="none" style:vertical-align="middle"/>
      <style:paragraph-properties fo:text-align="center" fo:margin-left="0cm" style:writing-mode="page"/>
      <style:map style:condition="cell-content-is-not-between([G_CBFA.$K$28],[G_CBFA.$K$31])" style:apply-style-name="Excel_5f_CondFormat_5f_6_5f_2_5f_1" style:base-cell-address="G_CBFA.F25"/>
    </style:style>
    <style:style style:name="ce197" style:family="table-cell" style:parent-style-name="Default" style:data-style-name="N156">
      <style:table-cell-properties style:glyph-orientation-vertical="0" fo:border-bottom="0.141cm solid #000000" fo:background-color="#cccccc" style:diagonal-bl-tr="none" style:diagonal-tl-br="none" style:text-align-source="fix" style:repeat-content="false" fo:wrap-option="no-wrap" fo:border-left="none" style:direction="ltr" fo:border-right="0.141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999999" style:text-outline="false" style:text-line-through-style="none" style:font-name="Arial2" fo:font-size="16pt" fo:font-style="italic" fo:text-shadow="none" style:text-underline-style="none" fo:font-weight="bold" style:font-size-asian="16pt" style:font-style-asian="italic" style:font-weight-asian="bold" style:font-name-complex="Arial2" style:font-size-complex="16pt" style:font-style-complex="italic" style:font-weight-complex="bold"/>
      <style:map style:condition="is-true-formula(OR([$G_BNSR.$E$17]&lt;[$G_BNSR.$P$14];[$G_BNSR.$S$14]&lt;[$G_BNSR.$E$17]))" style:apply-style-name="Excel_CondFormat_6_2_1" style:base-cell-address="G_BNSR.F22"/>
    </style:style>
    <style:style style:name="ce198" style:family="table-cell" style:parent-style-name="Default">
      <style:table-cell-properties style:glyph-orientation-vertical="0" fo:border-bottom="0.141cm solid #000000" fo:background-color="#cccccc" style:diagonal-bl-tr="none" style:diagonal-tl-br="none" style:text-align-source="fix" style:repeat-content="false" fo:wrap-option="no-wrap" fo:border-left="none" style:direction="ltr" fo:border-right="0.141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999999"/>
      <style:map style:condition="cell-content-is-not-between([G_CBFA.$K$28],[G_CBFA.$K$31])" style:apply-style-name="Excel_5f_CondFormat_5f_6_5f_2_5f_1" style:base-cell-address="G_CBFA.F25"/>
    </style:style>
    <style:style style:name="ce1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00" style:family="table-cell" style:parent-style-name="Default" style:data-style-name="N138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01" style:family="table-cell" style:parent-style-name="Default" style:data-style-name="N155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font-size="14pt"/>
      <style:map style:condition="cell-content()&gt;30" style:apply-style-name="Excel_5f_CondFormat_5f_6_5f_5_5f_1" style:base-cell-address="G_CBFA.C15"/>
    </style:style>
    <style:style style:name="ce202" style:family="table-cell" style:parent-style-name="Default" style:data-style-name="N155">
      <style:table-cell-properties style:glyph-orientation-vertical="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italic" fo:text-shadow="none" style:text-underline-style="none" fo:font-weight="bold" style:font-size-asian="16pt" style:font-style-asian="italic" style:font-weight-asian="bold" style:font-name-complex="Arial2" style:font-size-complex="16pt" style:font-style-complex="italic" style:font-weight-complex="bold"/>
      <style:map style:condition="cell-content()&gt;[.$Q$4]" style:apply-style-name="Excel_5f_CondFormat_5f_6_5f_4_5f_1" style:base-cell-address="G_BXPC.C13"/>
    </style:style>
    <style:style style:name="ce203" style:family="table-cell" style:parent-style-name="Default" style:data-style-name="N155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italic" fo:text-shadow="none" style:text-underline-style="none" fo:font-weight="bold" style:font-size-asian="16pt" style:font-style-asian="italic" style:font-weight-asian="bold" style:font-name-complex="Arial2" style:font-size-complex="16pt" style:font-style-complex="italic" style:font-weight-complex="bold"/>
      <style:map style:condition="cell-content()&gt;[G_CBFA.$K$9]" style:apply-style-name="Excel_5f_CondFormat_5f_6_5f_4_5f_1" style:base-cell-address="G_CBFA.C18"/>
    </style:style>
    <style:style style:name="ce204" style:family="table-cell" style:parent-style-name="Default" style:data-style-name="N15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italic" fo:text-shadow="none" style:text-underline-style="none" fo:font-weight="bold" style:font-size-asian="14pt" style:font-style-asian="italic" style:font-weight-asian="bold" style:font-name-complex="Arial2" style:font-size-complex="14pt" style:font-style-complex="italic" style:font-weight-complex="bold"/>
      <style:map style:condition="is-true-formula([.$C$15]&lt;[.$Q$3])" style:apply-style-name="Excel_CondFormat_6_8_1" style:base-cell-address="G_BXPC.C16"/>
    </style:style>
    <style:style style:name="ce205" style:family="table-cell" style:parent-style-name="Default" style:data-style-name="N140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italic" fo:text-shadow="none" style:text-underline-style="none" fo:font-weight="normal" style:font-size-asian="14pt" style:font-style-asian="italic" style:font-weight-asian="normal" style:font-name-complex="Arial2" style:font-size-complex="14pt" style:font-style-complex="italic" style:font-weight-complex="normal"/>
      <style:map style:condition="is-true-formula([.$C$15]&lt;[.$Q$3])" style:apply-style-name="Excel_CondFormat_6_8_1" style:base-cell-address="G_BXPC.C16"/>
    </style:style>
    <style:style style:name="ce206" style:family="table-cell" style:parent-style-name="Default" style:data-style-name="N155">
      <style:table-cell-properties style:glyph-orientation-vertical="0" fo:border-bottom="0.141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italic" fo:text-shadow="none" style:text-underline-style="none" fo:font-weight="bold" style:font-size-asian="16pt" style:font-style-asian="italic" style:font-weight-asian="bold" style:font-name-complex="Arial2" style:font-size-complex="16pt" style:font-style-complex="italic" style:font-weight-complex="bold"/>
      <style:map style:condition="cell-content()&gt;[.$Q$4]" style:apply-style-name="Excel_5f_CondFormat_5f_6_5f_4_5f_1" style:base-cell-address="G_BXPC.C17"/>
    </style:style>
    <style:style style:name="ce207" style:family="table-cell" style:parent-style-name="Default" style:data-style-name="N138">
      <style:table-cell-properties style:glyph-orientation-vertical="0" fo:border-bottom="0.141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italic" fo:text-shadow="none" style:text-underline-style="none" fo:font-weight="bold" style:font-size-asian="16pt" style:font-style-asian="italic" style:font-weight-asian="bold" style:font-name-complex="Arial2" style:font-size-complex="16pt" style:font-style-complex="italic" style:font-weight-complex="bold"/>
      <style:map style:condition="cell-content()&gt;[G_CBFA.$K$9]" style:apply-style-name="Excel_5f_CondFormat_5f_6_5f_4_5f_1" style:base-cell-address="G_CBFA.C18"/>
    </style:style>
    <style:style style:name="ce208" style:family="table-cell" style:parent-style-name="Default" style:data-style-name="N155">
      <style:table-cell-properties style:glyph-orientation-vertical="0" fo:border-bottom="0.141cm solid #000000" fo:background-color="#cccccc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999999" style:text-outline="false" style:text-line-through-style="none" style:font-name="Arial2" fo:font-size="16pt" fo:font-style="italic" fo:text-shadow="none" style:text-underline-style="none" fo:font-weight="bold" style:font-size-asian="16pt" style:font-style-asian="italic" style:font-weight-asian="bold" style:font-name-complex="Arial2" style:font-size-complex="16pt" style:font-style-complex="italic" style:font-weight-complex="bold"/>
      <style:map style:condition="cell-content()&gt;[.$Q$4]" style:apply-style-name="Excel_5f_CondFormat_5f_6_5f_4_5f_1" style:base-cell-address="G_BXPC.C21"/>
    </style:style>
    <style:style style:name="ce209" style:family="table-cell" style:parent-style-name="Default" style:data-style-name="N138">
      <style:table-cell-properties style:glyph-orientation-vertical="0" fo:border-bottom="0.141cm solid #000000" fo:background-color="#cccccc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999999" style:text-outline="false" style:text-line-through-style="none" style:font-name="Arial2" fo:font-size="16pt" fo:font-style="italic" fo:text-shadow="none" style:text-underline-style="none" fo:font-weight="bold" style:font-size-asian="16pt" style:font-style-asian="italic" style:font-weight-asian="bold" style:font-name-complex="Arial2" style:font-size-complex="16pt" style:font-style-complex="italic" style:font-weight-complex="bold"/>
      <style:map style:condition="cell-content()&gt;[G_CBFA.$K$9]" style:apply-style-name="Excel_5f_CondFormat_5f_6_5f_4_5f_1" style:base-cell-address="G_CBFA.C18"/>
    </style:style>
    <style:style style:name="ce210" style:family="table-cell" style:parent-style-name="Default" style:data-style-name="N155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font-size="14pt"/>
      <style:map style:condition="cell-content()&gt;30" style:apply-style-name="Excel_5f_CondFormat_5f_6_5f_5_5f_1" style:base-cell-address="G_CBFA.C15"/>
    </style:style>
    <style:style style:name="ce211" style:family="table-cell" style:parent-style-name="Default" style:data-style-name="N138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italic" fo:text-shadow="none" style:text-underline-style="none" fo:font-weight="bold" style:font-size-asian="14pt" style:font-style-asian="italic" style:font-weight-asian="bold" style:font-name-complex="Arial2" style:font-size-complex="14pt" style:font-style-complex="italic" style:font-weight-complex="bold"/>
      <style:map style:condition="is-true-formula([.$C$15]&lt;[.$Q$3])" style:apply-style-name="Excel_CondFormat_6_8_1" style:base-cell-address="G_BXPC.C16"/>
    </style:style>
    <style:style style:name="ce212" style:family="table-cell" style:parent-style-name="Default" style:data-style-name="N154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italic" fo:text-shadow="none" style:text-underline-style="none" fo:font-weight="normal" style:font-size-asian="14pt" style:font-style-asian="italic" style:font-weight-asian="normal" style:font-name-complex="Arial2" style:font-size-complex="14pt" style:font-style-complex="italic" style:font-weight-complex="normal"/>
      <style:map style:condition="is-true-formula([.$C$15]&lt;[.$Q$3])" style:apply-style-name="Excel_CondFormat_6_8_1" style:base-cell-address="G_BXPC.C16"/>
    </style:style>
    <style:style style:name="ce213" style:family="table-cell" style:parent-style-name="Default" style:data-style-name="N14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  <style:map style:condition="is-true-formula(OR([$G_BNSR.$E$13]&lt;[$G_BNSR.$P$13];[$G_BNSR.$S$13]&lt;[$G_BNSR.$E$13]))" style:apply-style-name="Excel_CondFormat_6_6_1" style:base-cell-address="G_BNSR.E15"/>
    </style:style>
    <style:style style:name="ce214" style:family="table-cell" style:parent-style-name="Default" style:data-style-name="N142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  <style:map style:condition="cell-content()=&quot;Overloaded&quot;" style:apply-style-name="Excel_5f_CondFormat_5f_6_5f_3_5f_1" style:base-cell-address="G_CBFA.E20"/>
    </style:style>
    <style:style style:name="ce215" style:family="table-cell" style:parent-style-name="Default" style:data-style-name="N142">
      <style:table-cell-properties style:glyph-orientation-vertical="0" fo:border-bottom="0.141cm solid #000000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  <style:map style:condition="is-true-formula(OR([$G_BNSR.$E$17]&lt;[$G_BNSR.$P$14];[$G_BNSR.$S$14]&lt;[$G_BNSR.$E$17]))" style:apply-style-name="Excel_CondFormat_6_7_1" style:base-cell-address="G_BNSR.E22"/>
    </style:style>
    <style:style style:name="ce216" style:family="table-cell" style:parent-style-name="Default" style:data-style-name="N142">
      <style:table-cell-properties style:glyph-orientation-vertical="0" fo:border-bottom="0.141cm solid #000000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  <style:map style:condition="cell-content()=&quot;Overloaded&quot;" style:apply-style-name="Excel_5f_CondFormat_5f_6_5f_3_5f_1" style:base-cell-address="G_CBFA.E20"/>
    </style:style>
    <style:style style:name="ce217" style:family="table-cell" style:parent-style-name="Default" style:data-style-name="N142">
      <style:table-cell-properties style:glyph-orientation-vertical="0" fo:border-bottom="0.141cm solid #000000" fo:background-color="#cccccc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999999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  <style:map style:condition="is-true-formula(OR([$G_BNSR.$E$17]&lt;[$G_BNSR.$P$14];[$G_BNSR.$S$14]&lt;[$G_BNSR.$E$17]))" style:apply-style-name="Excel_CondFormat_6_7_1" style:base-cell-address="G_BNSR.E22"/>
    </style:style>
    <style:style style:name="ce218" style:family="table-cell" style:parent-style-name="Default" style:data-style-name="N142">
      <style:table-cell-properties style:glyph-orientation-vertical="0" fo:border-bottom="0.141cm solid #000000" fo:background-color="#cccccc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999999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  <style:map style:condition="cell-content()=&quot;Overloaded&quot;" style:apply-style-name="Excel_5f_CondFormat_5f_6_5f_3_5f_1" style:base-cell-address="G_CBFA.E20"/>
    </style:style>
    <style:style style:name="ce219" style:family="table-cell" style:parent-style-name="Default" style:data-style-name="N156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141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italic" fo:text-shadow="none" style:text-underline-style="none" fo:font-weight="bold" style:font-size-asian="16pt" style:font-style-asian="italic" style:font-weight-asian="bold" style:font-name-complex="Arial2" style:font-size-complex="16pt" style:font-style-complex="italic" style:font-weight-complex="bold"/>
      <style:map style:condition="is-true-formula(OR([$G_BNSR.$E$13]&lt;[$G_BNSR.$P$13];[$G_BNSR.$S$13]&lt;[$G_BNSR.$E$13]))" style:apply-style-name="Excel_CondFormat_6_1_1" style:base-cell-address="G_BNSR.F15"/>
    </style:style>
    <style:style style:name="ce220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141cm solid #000000" style:rotation-angle="0" style:rotation-align="none" style:shrink-to-fit="false" fo:border-top="none" style:vertical-align="middle"/>
      <style:paragraph-properties fo:text-align="center" fo:margin-left="0cm" style:writing-mode="page"/>
      <style:map style:condition="cell-content-is-not-between([G_CBFA.$K$21],[G_CBFA.$K$24])" style:apply-style-name="Excel_5f_CondFormat_5f_6_5f_1_5f_1" style:base-cell-address="G_CBFA.F18"/>
    </style:style>
    <style:style style:name="ce221" style:family="table-cell" style:parent-style-name="Default" style:data-style-name="N156">
      <style:table-cell-properties style:glyph-orientation-vertical="0" fo:border-bottom="0.141cm solid #000000" style:diagonal-bl-tr="none" style:diagonal-tl-br="none" style:text-align-source="fix" style:repeat-content="false" fo:wrap-option="no-wrap" fo:border-left="none" style:direction="ltr" fo:border-right="0.141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italic" fo:text-shadow="none" style:text-underline-style="none" fo:font-weight="bold" style:font-size-asian="16pt" style:font-style-asian="italic" style:font-weight-asian="bold" style:font-name-complex="Arial2" style:font-size-complex="16pt" style:font-style-complex="italic" style:font-weight-complex="bold"/>
      <style:map style:condition="is-true-formula(OR([$G_BNSR.$E$17]&lt;[$G_BNSR.$P$14];[$G_BNSR.$S$14]&lt;[$G_BNSR.$E$17]))" style:apply-style-name="Excel_CondFormat_6_2_1" style:base-cell-address="G_BNSR.F22"/>
    </style:style>
    <style:style style:name="ce222" style:family="table-cell" style:parent-style-name="Default">
      <style:table-cell-properties style:glyph-orientation-vertical="0" fo:border-bottom="0.141cm solid #000000" style:diagonal-bl-tr="none" style:diagonal-tl-br="none" style:text-align-source="fix" style:repeat-content="false" fo:wrap-option="no-wrap" fo:border-left="none" style:direction="ltr" fo:border-right="0.141cm solid #000000" style:rotation-angle="0" style:rotation-align="none" style:shrink-to-fit="false" fo:border-top="none" style:vertical-align="middle"/>
      <style:paragraph-properties fo:text-align="center" fo:margin-left="0cm" style:writing-mode="page"/>
      <style:map style:condition="cell-content-is-not-between([G_CBFA.$K$28],[G_CBFA.$K$31])" style:apply-style-name="Excel_5f_CondFormat_5f_6_5f_2_5f_1" style:base-cell-address="G_CBFA.F25"/>
    </style:style>
    <style:style style:name="ce223" style:family="table-cell" style:parent-style-name="Default" style:data-style-name="N156">
      <style:table-cell-properties style:glyph-orientation-vertical="0" fo:border-bottom="0.141cm solid #000000" fo:background-color="#cccccc" style:diagonal-bl-tr="none" style:diagonal-tl-br="none" style:text-align-source="fix" style:repeat-content="false" fo:wrap-option="no-wrap" fo:border-left="none" style:direction="ltr" fo:border-right="0.141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999999" style:text-outline="false" style:text-line-through-style="none" style:font-name="Arial2" fo:font-size="16pt" fo:font-style="italic" fo:text-shadow="none" style:text-underline-style="none" fo:font-weight="bold" style:font-size-asian="16pt" style:font-style-asian="italic" style:font-weight-asian="bold" style:font-name-complex="Arial2" style:font-size-complex="16pt" style:font-style-complex="italic" style:font-weight-complex="bold"/>
      <style:map style:condition="is-true-formula(OR([$G_BNSR.$E$17]&lt;[$G_BNSR.$P$14];[$G_BNSR.$S$14]&lt;[$G_BNSR.$E$17]))" style:apply-style-name="Excel_CondFormat_6_2_1" style:base-cell-address="G_BNSR.F22"/>
    </style:style>
    <style:style style:name="ce224" style:family="table-cell" style:parent-style-name="Default">
      <style:table-cell-properties style:glyph-orientation-vertical="0" fo:border-bottom="0.141cm solid #000000" fo:background-color="#cccccc" style:diagonal-bl-tr="none" style:diagonal-tl-br="none" style:text-align-source="fix" style:repeat-content="false" fo:wrap-option="no-wrap" fo:border-left="none" style:direction="ltr" fo:border-right="0.141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999999"/>
      <style:map style:condition="cell-content-is-not-between([G_CBFA.$K$28],[G_CBFA.$K$31])" style:apply-style-name="Excel_5f_CondFormat_5f_6_5f_2_5f_1" style:base-cell-address="G_CBFA.F25"/>
    </style:style>
    <style:style style:name="ce225" style:family="table-cell" style:parent-style-name="Default" style:data-style-name="N155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font-size="14pt"/>
      <style:map style:condition="cell-content()&gt;30" style:apply-style-name="Excel_5f_CondFormat_5f_6_5f_5_5f_1" style:base-cell-address="G_CBFA.C15"/>
    </style:style>
    <style:style style:name="ce226" style:family="table-cell" style:parent-style-name="Default" style:data-style-name="N155">
      <style:table-cell-properties style:glyph-orientation-vertical="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italic" fo:text-shadow="none" style:text-underline-style="none" fo:font-weight="bold" style:font-size-asian="16pt" style:font-style-asian="italic" style:font-weight-asian="bold" style:font-name-complex="Arial2" style:font-size-complex="16pt" style:font-style-complex="italic" style:font-weight-complex="bold"/>
      <style:map style:condition="cell-content()&gt;[$G_BIDF.$R$4]" style:apply-style-name="Excel_5f_CondFormat_5f_6_5f_4_5f_1" style:base-cell-address="G_BNSR.C18"/>
    </style:style>
    <style:style style:name="ce227" style:family="table-cell" style:parent-style-name="Default" style:data-style-name="N155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italic" fo:text-shadow="none" style:text-underline-style="none" fo:font-weight="bold" style:font-size-asian="16pt" style:font-style-asian="italic" style:font-weight-asian="bold" style:font-name-complex="Arial2" style:font-size-complex="16pt" style:font-style-complex="italic" style:font-weight-complex="bold"/>
      <style:map style:condition="cell-content()&gt;[G_CBFA.$K$9]" style:apply-style-name="Excel_5f_CondFormat_5f_6_5f_4_5f_1" style:base-cell-address="G_CBFA.C18"/>
    </style:style>
    <style:style style:name="ce228" style:family="table-cell" style:parent-style-name="Default" style:data-style-name="N15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italic" fo:text-shadow="none" style:text-underline-style="none" fo:font-weight="bold" style:font-size-asian="14pt" style:font-style-asian="italic" style:font-weight-asian="bold" style:font-name-complex="Arial2" style:font-size-complex="14pt" style:font-style-complex="italic" style:font-weight-complex="bold"/>
      <style:map style:condition="is-true-formula([.$C$18]&lt;[.$S$3])" style:apply-style-name="Excel_CondFormat_6_8_1" style:base-cell-address="G_CBFA.C18"/>
    </style:style>
    <style:style style:name="ce229" style:family="table-cell" style:parent-style-name="Default" style:data-style-name="N140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italic" fo:text-shadow="none" style:text-underline-style="none" fo:font-weight="normal" style:font-size-asian="14pt" style:font-style-asian="italic" style:font-weight-asian="normal" style:font-name-complex="Arial2" style:font-size-complex="14pt" style:font-style-complex="italic" style:font-weight-complex="normal"/>
      <style:map style:condition="is-true-formula([.$C$18]&lt;[.$S$3])" style:apply-style-name="Excel_CondFormat_6_8_1" style:base-cell-address="G_CBFA.C18"/>
    </style:style>
    <style:style style:name="ce230" style:family="table-cell" style:parent-style-name="Default" style:data-style-name="N155">
      <style:table-cell-properties style:glyph-orientation-vertical="0" fo:border-bottom="0.141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italic" fo:text-shadow="none" style:text-underline-style="none" fo:font-weight="bold" style:font-size-asian="16pt" style:font-style-asian="italic" style:font-weight-asian="bold" style:font-name-complex="Arial2" style:font-size-complex="16pt" style:font-style-complex="italic" style:font-weight-complex="bold"/>
      <style:map style:condition="cell-content()&gt;[.$S$4]" style:apply-style-name="Excel_5f_CondFormat_5f_6_5f_4_5f_1" style:base-cell-address="G_CBFA.C20"/>
    </style:style>
    <style:style style:name="ce231" style:family="table-cell" style:parent-style-name="Default" style:data-style-name="N138">
      <style:table-cell-properties style:glyph-orientation-vertical="0" fo:border-bottom="0.141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italic" fo:text-shadow="none" style:text-underline-style="none" fo:font-weight="bold" style:font-size-asian="16pt" style:font-style-asian="italic" style:font-weight-asian="bold" style:font-name-complex="Arial2" style:font-size-complex="16pt" style:font-style-complex="italic" style:font-weight-complex="bold"/>
      <style:map style:condition="cell-content()&gt;[G_CBFA.$K$9]" style:apply-style-name="Excel_5f_CondFormat_5f_6_5f_4_5f_1" style:base-cell-address="G_CBFA.C18"/>
    </style:style>
    <style:style style:name="ce232" style:family="table-cell" style:parent-style-name="Default" style:data-style-name="N155">
      <style:table-cell-properties style:glyph-orientation-vertical="0" fo:border-bottom="0.141cm solid #000000" fo:background-color="#cccccc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999999" style:text-outline="false" style:text-line-through-style="none" style:font-name="Arial2" fo:font-size="16pt" fo:font-style="italic" fo:text-shadow="none" style:text-underline-style="none" fo:font-weight="bold" style:font-size-asian="16pt" style:font-style-asian="italic" style:font-weight-asian="bold" style:font-name-complex="Arial2" style:font-size-complex="16pt" style:font-style-complex="italic" style:font-weight-complex="bold"/>
      <style:map style:condition="cell-content()&gt;[.$S$4]" style:apply-style-name="Excel_5f_CondFormat_5f_6_5f_4_5f_1" style:base-cell-address="G_CBFA.C24"/>
    </style:style>
    <style:style style:name="ce233" style:family="table-cell" style:parent-style-name="Default" style:data-style-name="N138">
      <style:table-cell-properties style:glyph-orientation-vertical="0" fo:border-bottom="0.141cm solid #000000" fo:background-color="#cccccc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999999" style:text-outline="false" style:text-line-through-style="none" style:font-name="Arial2" fo:font-size="16pt" fo:font-style="italic" fo:text-shadow="none" style:text-underline-style="none" fo:font-weight="bold" style:font-size-asian="16pt" style:font-style-asian="italic" style:font-weight-asian="bold" style:font-name-complex="Arial2" style:font-size-complex="16pt" style:font-style-complex="italic" style:font-weight-complex="bold"/>
      <style:map style:condition="cell-content()&gt;[G_CBFA.$K$9]" style:apply-style-name="Excel_5f_CondFormat_5f_6_5f_4_5f_1" style:base-cell-address="G_CBFA.C18"/>
    </style:style>
    <style:style style:name="ce234" style:family="table-cell" style:parent-style-name="Default" style:data-style-name="N155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font-size="14pt"/>
      <style:map style:condition="cell-content()&gt;30" style:apply-style-name="Excel_5f_CondFormat_5f_6_5f_5_5f_1" style:base-cell-address="G_CBFA.C15"/>
    </style:style>
    <style:style style:name="ce235" style:family="table-cell" style:parent-style-name="Default" style:data-style-name="N138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italic" fo:text-shadow="none" style:text-underline-style="none" fo:font-weight="bold" style:font-size-asian="14pt" style:font-style-asian="italic" style:font-weight-asian="bold" style:font-name-complex="Arial2" style:font-size-complex="14pt" style:font-style-complex="italic" style:font-weight-complex="bold"/>
      <style:map style:condition="is-true-formula([.$C$18]&lt;[.$S$3])" style:apply-style-name="Excel_CondFormat_6_8_1" style:base-cell-address="G_CBFA.C18"/>
    </style:style>
    <style:style style:name="ce236" style:family="table-cell" style:parent-style-name="Default" style:data-style-name="N154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italic" fo:text-shadow="none" style:text-underline-style="none" fo:font-weight="normal" style:font-size-asian="14pt" style:font-style-asian="italic" style:font-weight-asian="normal" style:font-name-complex="Arial2" style:font-size-complex="14pt" style:font-style-complex="italic" style:font-weight-complex="normal"/>
      <style:map style:condition="is-true-formula([.$C$18]&lt;[.$S$3])" style:apply-style-name="Excel_CondFormat_6_8_1" style:base-cell-address="G_CBFA.C18"/>
    </style:style>
    <style:style style:name="ce237" style:family="table-cell" style:parent-style-name="Default" style:data-style-name="N139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  <style:map style:condition="is-true-formula(OR([$G_BNSR.$E$13]&lt;[$G_BNSR.$P$13];[$G_BNSR.$S$13]&lt;[$G_BNSR.$E$13]))" style:apply-style-name="Excel_CondFormat_6_6_1" style:base-cell-address="G_BNSR.E15"/>
    </style:style>
    <style:style style:name="ce238" style:family="table-cell" style:parent-style-name="Default" style:data-style-name="N139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  <style:map style:condition="cell-content()=&quot;Overloaded&quot;" style:apply-style-name="Excel_5f_CondFormat_5f_6_5f_3_5f_1" style:base-cell-address="G_CBFA.E20"/>
    </style:style>
    <style:style style:name="ce239" style:family="table-cell" style:parent-style-name="Default" style:data-style-name="N139">
      <style:table-cell-properties style:glyph-orientation-vertical="0" fo:border-bottom="0.141cm solid #000000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  <style:map style:condition="is-true-formula(OR([$G_BNSR.$E$17]&lt;[$G_BNSR.$P$14];[$G_BNSR.$S$14]&lt;[$G_BNSR.$E$17]))" style:apply-style-name="Excel_CondFormat_6_7_1" style:base-cell-address="G_BNSR.E22"/>
    </style:style>
    <style:style style:name="ce240" style:family="table-cell" style:parent-style-name="Default" style:data-style-name="N139">
      <style:table-cell-properties style:glyph-orientation-vertical="0" fo:border-bottom="0.141cm solid #000000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  <style:map style:condition="cell-content()=&quot;Overloaded&quot;" style:apply-style-name="Excel_5f_CondFormat_5f_6_5f_3_5f_1" style:base-cell-address="G_CBFA.E20"/>
    </style:style>
    <style:style style:name="ce241" style:family="table-cell" style:parent-style-name="Default" style:data-style-name="N139">
      <style:table-cell-properties style:glyph-orientation-vertical="0" fo:border-bottom="0.141cm solid #000000" fo:background-color="#cccccc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999999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  <style:map style:condition="is-true-formula(OR([$G_BNSR.$E$17]&lt;[$G_BNSR.$P$14];[$G_BNSR.$S$14]&lt;[$G_BNSR.$E$17]))" style:apply-style-name="Excel_CondFormat_6_7_1" style:base-cell-address="G_BNSR.E22"/>
    </style:style>
    <style:style style:name="ce242" style:family="table-cell" style:parent-style-name="Default" style:data-style-name="N139">
      <style:table-cell-properties style:glyph-orientation-vertical="0" fo:border-bottom="0.141cm solid #000000" fo:background-color="#cccccc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999999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  <style:map style:condition="cell-content()=&quot;Overloaded&quot;" style:apply-style-name="Excel_5f_CondFormat_5f_6_5f_3_5f_1" style:base-cell-address="G_CBFA.E20"/>
    </style:style>
    <style:style style:name="ce243" style:family="table-cell" style:parent-style-name="Default" style:data-style-name="N156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141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italic" fo:text-shadow="none" style:text-underline-style="none" fo:font-weight="bold" style:font-size-asian="16pt" style:font-style-asian="italic" style:font-weight-asian="bold" style:font-name-complex="Arial2" style:font-size-complex="16pt" style:font-style-complex="italic" style:font-weight-complex="bold"/>
      <style:map style:condition="is-true-formula(OR([$G_BNSR.$E$13]&lt;[$G_BNSR.$P$13];[$G_BNSR.$S$13]&lt;[$G_BNSR.$E$13]))" style:apply-style-name="Excel_CondFormat_6_1_1" style:base-cell-address="G_BNSR.F15"/>
    </style:style>
    <style:style style:name="ce244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141cm solid #000000" style:rotation-angle="0" style:rotation-align="none" style:shrink-to-fit="false" fo:border-top="none" style:vertical-align="middle"/>
      <style:paragraph-properties fo:text-align="center" fo:margin-left="0cm" style:writing-mode="page"/>
      <style:map style:condition="cell-content-is-not-between([G_CBFA.$K$21],[G_CBFA.$K$24])" style:apply-style-name="Excel_5f_CondFormat_5f_6_5f_1_5f_1" style:base-cell-address="G_CBFA.F18"/>
    </style:style>
    <style:style style:name="ce245" style:family="table-cell" style:parent-style-name="Default" style:data-style-name="N156">
      <style:table-cell-properties style:glyph-orientation-vertical="0" fo:border-bottom="0.141cm solid #000000" style:diagonal-bl-tr="none" style:diagonal-tl-br="none" style:text-align-source="fix" style:repeat-content="false" fo:wrap-option="no-wrap" fo:border-left="none" style:direction="ltr" fo:border-right="0.141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italic" fo:text-shadow="none" style:text-underline-style="none" fo:font-weight="bold" style:font-size-asian="16pt" style:font-style-asian="italic" style:font-weight-asian="bold" style:font-name-complex="Arial2" style:font-size-complex="16pt" style:font-style-complex="italic" style:font-weight-complex="bold"/>
      <style:map style:condition="is-true-formula(OR([$G_BNSR.$E$17]&lt;[$G_BNSR.$P$14];[$G_BNSR.$S$14]&lt;[$G_BNSR.$E$17]))" style:apply-style-name="Excel_CondFormat_6_2_1" style:base-cell-address="G_BNSR.F22"/>
    </style:style>
    <style:style style:name="ce246" style:family="table-cell" style:parent-style-name="Default">
      <style:table-cell-properties style:glyph-orientation-vertical="0" fo:border-bottom="0.141cm solid #000000" style:diagonal-bl-tr="none" style:diagonal-tl-br="none" style:text-align-source="fix" style:repeat-content="false" fo:wrap-option="no-wrap" fo:border-left="none" style:direction="ltr" fo:border-right="0.141cm solid #000000" style:rotation-angle="0" style:rotation-align="none" style:shrink-to-fit="false" fo:border-top="none" style:vertical-align="middle"/>
      <style:paragraph-properties fo:text-align="center" fo:margin-left="0cm" style:writing-mode="page"/>
      <style:map style:condition="cell-content-is-not-between([G_CBFA.$K$28],[G_CBFA.$K$31])" style:apply-style-name="Excel_5f_CondFormat_5f_6_5f_2_5f_1" style:base-cell-address="G_CBFA.F25"/>
    </style:style>
    <style:style style:name="ce247" style:family="table-cell" style:parent-style-name="Default" style:data-style-name="N156">
      <style:table-cell-properties style:glyph-orientation-vertical="0" fo:border-bottom="0.141cm solid #000000" fo:background-color="#cccccc" style:diagonal-bl-tr="none" style:diagonal-tl-br="none" style:text-align-source="fix" style:repeat-content="false" fo:wrap-option="no-wrap" fo:border-left="none" style:direction="ltr" fo:border-right="0.141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999999" style:text-outline="false" style:text-line-through-style="none" style:font-name="Arial2" fo:font-size="16pt" fo:font-style="italic" fo:text-shadow="none" style:text-underline-style="none" fo:font-weight="bold" style:font-size-asian="16pt" style:font-style-asian="italic" style:font-weight-asian="bold" style:font-name-complex="Arial2" style:font-size-complex="16pt" style:font-style-complex="italic" style:font-weight-complex="bold"/>
      <style:map style:condition="is-true-formula(OR([$G_BNSR.$E$17]&lt;[$G_BNSR.$P$14];[$G_BNSR.$S$14]&lt;[$G_BNSR.$E$17]))" style:apply-style-name="Excel_CondFormat_6_2_1" style:base-cell-address="G_BNSR.F22"/>
    </style:style>
    <style:style style:name="ce248" style:family="table-cell" style:parent-style-name="Default">
      <style:table-cell-properties style:glyph-orientation-vertical="0" fo:border-bottom="0.141cm solid #000000" fo:background-color="#cccccc" style:diagonal-bl-tr="none" style:diagonal-tl-br="none" style:text-align-source="fix" style:repeat-content="false" fo:wrap-option="no-wrap" fo:border-left="none" style:direction="ltr" fo:border-right="0.141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999999"/>
      <style:map style:condition="cell-content-is-not-between([G_CBFA.$K$28],[G_CBFA.$K$31])" style:apply-style-name="Excel_5f_CondFormat_5f_6_5f_2_5f_1" style:base-cell-address="G_CBFA.F25"/>
    </style:style>
    <style:style style:name="ce249" style:family="table-cell" style:parent-style-name="Default">
      <style:table-cell-properties fo:border-bottom="0.018cm solid #000000" fo:background-color="#cccccc" fo:border-left="0.018cm solid #000000" fo:border-right="0.035cm solid #000000" fo:border-top="none"/>
    </style:style>
    <style:style style:name="ce250" style:family="table-cell" style:parent-style-name="Default" style:data-style-name="N155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font-size="14pt"/>
      <style:map style:condition="cell-content()&gt;30" style:apply-style-name="Excel_5f_CondFormat_5f_6_5f_5_5f_1" style:base-cell-address="G_CBFA.C15"/>
    </style:style>
    <style:style style:name="ce251" style:family="table-cell" style:parent-style-name="Default" style:data-style-name="N155">
      <style:table-cell-properties style:glyph-orientation-vertical="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italic" fo:text-shadow="none" style:text-underline-style="none" fo:font-weight="bold" style:font-size-asian="16pt" style:font-style-asian="italic" style:font-weight-asian="bold" style:font-name-complex="Arial2" style:font-size-complex="16pt" style:font-style-complex="italic" style:font-weight-complex="bold"/>
      <style:map style:condition="cell-content()&gt;[.$Q$4]" style:apply-style-name="Excel_5f_CondFormat_5f_6_5f_4_5f_1" style:base-cell-address="G_BXPC.C13"/>
    </style:style>
    <style:style style:name="ce252" style:family="table-cell" style:parent-style-name="Default" style:data-style-name="N155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italic" fo:text-shadow="none" style:text-underline-style="none" fo:font-weight="bold" style:font-size-asian="16pt" style:font-style-asian="italic" style:font-weight-asian="bold" style:font-name-complex="Arial2" style:font-size-complex="16pt" style:font-style-complex="italic" style:font-weight-complex="bold"/>
      <style:map style:condition="cell-content()&gt;[G_CBFA.$K$9]" style:apply-style-name="Excel_5f_CondFormat_5f_6_5f_4_5f_1" style:base-cell-address="G_CBFA.C18"/>
    </style:style>
    <style:style style:name="ce253" style:family="table-cell" style:parent-style-name="Default" style:data-style-name="N15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italic" fo:text-shadow="none" style:text-underline-style="none" fo:font-weight="bold" style:font-size-asian="14pt" style:font-style-asian="italic" style:font-weight-asian="bold" style:font-name-complex="Arial2" style:font-size-complex="14pt" style:font-style-complex="italic" style:font-weight-complex="bold"/>
      <style:map style:condition="is-true-formula([.$C$16]&lt;[.$Q$3])" style:apply-style-name="Excel_CondFormat_6_8_1" style:base-cell-address="G_NIKK.D17"/>
    </style:style>
    <style:style style:name="ce254" style:family="table-cell" style:parent-style-name="Default" style:data-style-name="N140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italic" fo:text-shadow="none" style:text-underline-style="none" fo:font-weight="normal" style:font-size-asian="14pt" style:font-style-asian="italic" style:font-weight-asian="normal" style:font-name-complex="Arial2" style:font-size-complex="14pt" style:font-style-complex="italic" style:font-weight-complex="normal"/>
      <style:map style:condition="is-true-formula([.$C$16]&lt;[.$Q$3])" style:apply-style-name="Excel_CondFormat_6_8_1" style:base-cell-address="G_NIKK.D17"/>
    </style:style>
    <style:style style:name="ce255" style:family="table-cell" style:parent-style-name="Default" style:data-style-name="N155">
      <style:table-cell-properties style:glyph-orientation-vertical="0" fo:border-bottom="0.141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italic" fo:text-shadow="none" style:text-underline-style="none" fo:font-weight="bold" style:font-size-asian="16pt" style:font-style-asian="italic" style:font-weight-asian="bold" style:font-name-complex="Arial2" style:font-size-complex="16pt" style:font-style-complex="italic" style:font-weight-complex="bold"/>
      <style:map style:condition="cell-content()&gt;[.$Q$4]" style:apply-style-name="Excel_5f_CondFormat_5f_6_5f_4_5f_1" style:base-cell-address="G_BXPC.C17"/>
    </style:style>
    <style:style style:name="ce256" style:family="table-cell" style:parent-style-name="Default" style:data-style-name="N138">
      <style:table-cell-properties style:glyph-orientation-vertical="0" fo:border-bottom="0.141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italic" fo:text-shadow="none" style:text-underline-style="none" fo:font-weight="bold" style:font-size-asian="16pt" style:font-style-asian="italic" style:font-weight-asian="bold" style:font-name-complex="Arial2" style:font-size-complex="16pt" style:font-style-complex="italic" style:font-weight-complex="bold"/>
      <style:map style:condition="cell-content()&gt;[G_CBFA.$K$9]" style:apply-style-name="Excel_5f_CondFormat_5f_6_5f_4_5f_1" style:base-cell-address="G_CBFA.C18"/>
    </style:style>
    <style:style style:name="ce257" style:family="table-cell" style:parent-style-name="Default" style:data-style-name="N155">
      <style:table-cell-properties style:glyph-orientation-vertical="0" fo:border-bottom="0.141cm solid #000000" fo:background-color="#cccccc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999999" style:text-outline="false" style:text-line-through-style="none" style:font-name="Arial2" fo:font-size="16pt" fo:font-style="italic" fo:text-shadow="none" style:text-underline-style="none" fo:font-weight="bold" style:font-size-asian="16pt" style:font-style-asian="italic" style:font-weight-asian="bold" style:font-name-complex="Arial2" style:font-size-complex="16pt" style:font-style-complex="italic" style:font-weight-complex="bold"/>
      <style:map style:condition="cell-content()&gt;[.$Q$4]" style:apply-style-name="Excel_5f_CondFormat_5f_6_5f_4_5f_1" style:base-cell-address="G_BXPC.C21"/>
    </style:style>
    <style:style style:name="ce258" style:family="table-cell" style:parent-style-name="Default" style:data-style-name="N138">
      <style:table-cell-properties style:glyph-orientation-vertical="0" fo:border-bottom="0.141cm solid #000000" fo:background-color="#cccccc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999999" style:text-outline="false" style:text-line-through-style="none" style:font-name="Arial2" fo:font-size="16pt" fo:font-style="italic" fo:text-shadow="none" style:text-underline-style="none" fo:font-weight="bold" style:font-size-asian="16pt" style:font-style-asian="italic" style:font-weight-asian="bold" style:font-name-complex="Arial2" style:font-size-complex="16pt" style:font-style-complex="italic" style:font-weight-complex="bold"/>
      <style:map style:condition="cell-content()&gt;[G_CBFA.$K$9]" style:apply-style-name="Excel_5f_CondFormat_5f_6_5f_4_5f_1" style:base-cell-address="G_CBFA.C18"/>
    </style:style>
    <style:style style:name="ce259" style:family="table-cell" style:parent-style-name="Default" style:data-style-name="N155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font-size="14pt"/>
      <style:map style:condition="cell-content()&gt;30" style:apply-style-name="Excel_5f_CondFormat_5f_6_5f_5_5f_1" style:base-cell-address="G_CBFA.C15"/>
    </style:style>
    <style:style style:name="ce260" style:family="table-cell" style:parent-style-name="Default" style:data-style-name="N138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italic" fo:text-shadow="none" style:text-underline-style="none" fo:font-weight="bold" style:font-size-asian="14pt" style:font-style-asian="italic" style:font-weight-asian="bold" style:font-name-complex="Arial2" style:font-size-complex="14pt" style:font-style-complex="italic" style:font-weight-complex="bold"/>
      <style:map style:condition="is-true-formula([.$C$16]&lt;[.$Q$3])" style:apply-style-name="Excel_CondFormat_6_8_1" style:base-cell-address="G_NIKK.D17"/>
    </style:style>
    <style:style style:name="ce261" style:family="table-cell" style:parent-style-name="Default" style:data-style-name="N154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italic" fo:text-shadow="none" style:text-underline-style="none" fo:font-weight="normal" style:font-size-asian="14pt" style:font-style-asian="italic" style:font-weight-asian="normal" style:font-name-complex="Arial2" style:font-size-complex="14pt" style:font-style-complex="italic" style:font-weight-complex="normal"/>
      <style:map style:condition="is-true-formula([.$C$16]&lt;[.$Q$3])" style:apply-style-name="Excel_CondFormat_6_8_1" style:base-cell-address="G_NIKK.D17"/>
    </style:style>
    <style:style style:name="ce262" style:family="table-cell" style:parent-style-name="Default" style:data-style-name="N14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  <style:map style:condition="is-true-formula(OR([$G_BNSR.$E$13]&lt;[$G_BNSR.$P$13];[$G_BNSR.$S$13]&lt;[$G_BNSR.$E$13]))" style:apply-style-name="Excel_CondFormat_6_6_1" style:base-cell-address="G_BNSR.E15"/>
    </style:style>
    <style:style style:name="ce263" style:family="table-cell" style:parent-style-name="Default" style:data-style-name="N142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  <style:map style:condition="cell-content()=&quot;Overloaded&quot;" style:apply-style-name="Excel_5f_CondFormat_5f_6_5f_3_5f_1" style:base-cell-address="G_CBFA.E20"/>
    </style:style>
    <style:style style:name="ce264" style:family="table-cell" style:parent-style-name="Default" style:data-style-name="N142">
      <style:table-cell-properties style:glyph-orientation-vertical="0" fo:border-bottom="0.141cm solid #000000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  <style:map style:condition="is-true-formula(OR([$G_BNSR.$E$17]&lt;[$G_BNSR.$P$14];[$G_BNSR.$S$14]&lt;[$G_BNSR.$E$17]))" style:apply-style-name="Excel_CondFormat_6_7_1" style:base-cell-address="G_BNSR.E22"/>
    </style:style>
    <style:style style:name="ce265" style:family="table-cell" style:parent-style-name="Default" style:data-style-name="N142">
      <style:table-cell-properties style:glyph-orientation-vertical="0" fo:border-bottom="0.141cm solid #000000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  <style:map style:condition="cell-content()=&quot;Overloaded&quot;" style:apply-style-name="Excel_5f_CondFormat_5f_6_5f_3_5f_1" style:base-cell-address="G_CBFA.E20"/>
    </style:style>
    <style:style style:name="ce266" style:family="table-cell" style:parent-style-name="Default" style:data-style-name="N142">
      <style:table-cell-properties style:glyph-orientation-vertical="0" fo:border-bottom="0.141cm solid #000000" fo:background-color="#cccccc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999999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  <style:map style:condition="is-true-formula(OR([$G_BNSR.$E$17]&lt;[$G_BNSR.$P$14];[$G_BNSR.$S$14]&lt;[$G_BNSR.$E$17]))" style:apply-style-name="Excel_CondFormat_6_7_1" style:base-cell-address="G_BNSR.E22"/>
    </style:style>
    <style:style style:name="ce267" style:family="table-cell" style:parent-style-name="Default" style:data-style-name="N142">
      <style:table-cell-properties style:glyph-orientation-vertical="0" fo:border-bottom="0.141cm solid #000000" fo:background-color="#cccccc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999999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  <style:map style:condition="cell-content()=&quot;Overloaded&quot;" style:apply-style-name="Excel_5f_CondFormat_5f_6_5f_3_5f_1" style:base-cell-address="G_CBFA.E20"/>
    </style:style>
    <style:style style:name="ce268" style:family="table-cell" style:parent-style-name="Default" style:data-style-name="N156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141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italic" fo:text-shadow="none" style:text-underline-style="none" fo:font-weight="bold" style:font-size-asian="16pt" style:font-style-asian="italic" style:font-weight-asian="bold" style:font-name-complex="Arial2" style:font-size-complex="16pt" style:font-style-complex="italic" style:font-weight-complex="bold"/>
      <style:map style:condition="is-true-formula(OR([$G_BNSR.$E$13]&lt;[$G_BNSR.$P$13];[$G_BNSR.$S$13]&lt;[$G_BNSR.$E$13]))" style:apply-style-name="Excel_CondFormat_6_1_1" style:base-cell-address="G_BNSR.F15"/>
    </style:style>
    <style:style style:name="ce269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141cm solid #000000" style:rotation-angle="0" style:rotation-align="none" style:shrink-to-fit="false" fo:border-top="none" style:vertical-align="middle"/>
      <style:paragraph-properties fo:text-align="center" fo:margin-left="0cm" style:writing-mode="page"/>
      <style:map style:condition="cell-content-is-not-between([G_CBFA.$K$21],[G_CBFA.$K$24])" style:apply-style-name="Excel_5f_CondFormat_5f_6_5f_1_5f_1" style:base-cell-address="G_CBFA.F18"/>
    </style:style>
    <style:style style:name="ce270" style:family="table-cell" style:parent-style-name="Default" style:data-style-name="N156">
      <style:table-cell-properties style:glyph-orientation-vertical="0" fo:border-bottom="0.141cm solid #000000" style:diagonal-bl-tr="none" style:diagonal-tl-br="none" style:text-align-source="fix" style:repeat-content="false" fo:wrap-option="no-wrap" fo:border-left="none" style:direction="ltr" fo:border-right="0.141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italic" fo:text-shadow="none" style:text-underline-style="none" fo:font-weight="bold" style:font-size-asian="16pt" style:font-style-asian="italic" style:font-weight-asian="bold" style:font-name-complex="Arial2" style:font-size-complex="16pt" style:font-style-complex="italic" style:font-weight-complex="bold"/>
      <style:map style:condition="is-true-formula(OR([$G_BNSR.$E$17]&lt;[$G_BNSR.$P$14];[$G_BNSR.$S$14]&lt;[$G_BNSR.$E$17]))" style:apply-style-name="Excel_CondFormat_6_2_1" style:base-cell-address="G_BNSR.F22"/>
    </style:style>
    <style:style style:name="ce271" style:family="table-cell" style:parent-style-name="Default">
      <style:table-cell-properties style:glyph-orientation-vertical="0" fo:border-bottom="0.141cm solid #000000" style:diagonal-bl-tr="none" style:diagonal-tl-br="none" style:text-align-source="fix" style:repeat-content="false" fo:wrap-option="no-wrap" fo:border-left="none" style:direction="ltr" fo:border-right="0.141cm solid #000000" style:rotation-angle="0" style:rotation-align="none" style:shrink-to-fit="false" fo:border-top="none" style:vertical-align="middle"/>
      <style:paragraph-properties fo:text-align="center" fo:margin-left="0cm" style:writing-mode="page"/>
      <style:map style:condition="cell-content-is-not-between([G_CBFA.$K$28],[G_CBFA.$K$31])" style:apply-style-name="Excel_5f_CondFormat_5f_6_5f_2_5f_1" style:base-cell-address="G_CBFA.F25"/>
    </style:style>
    <style:style style:name="ce272" style:family="table-cell" style:parent-style-name="Default" style:data-style-name="N156">
      <style:table-cell-properties style:glyph-orientation-vertical="0" fo:border-bottom="0.141cm solid #000000" fo:background-color="#cccccc" style:diagonal-bl-tr="none" style:diagonal-tl-br="none" style:text-align-source="fix" style:repeat-content="false" fo:wrap-option="no-wrap" fo:border-left="none" style:direction="ltr" fo:border-right="0.141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999999" style:text-outline="false" style:text-line-through-style="none" style:font-name="Arial2" fo:font-size="16pt" fo:font-style="italic" fo:text-shadow="none" style:text-underline-style="none" fo:font-weight="bold" style:font-size-asian="16pt" style:font-style-asian="italic" style:font-weight-asian="bold" style:font-name-complex="Arial2" style:font-size-complex="16pt" style:font-style-complex="italic" style:font-weight-complex="bold"/>
      <style:map style:condition="is-true-formula(OR([$G_BNSR.$E$17]&lt;[$G_BNSR.$P$14];[$G_BNSR.$S$14]&lt;[$G_BNSR.$E$17]))" style:apply-style-name="Excel_CondFormat_6_2_1" style:base-cell-address="G_BNSR.F22"/>
    </style:style>
    <style:style style:name="ce273" style:family="table-cell" style:parent-style-name="Default">
      <style:table-cell-properties style:glyph-orientation-vertical="0" fo:border-bottom="0.141cm solid #000000" fo:background-color="#cccccc" style:diagonal-bl-tr="none" style:diagonal-tl-br="none" style:text-align-source="fix" style:repeat-content="false" fo:wrap-option="no-wrap" fo:border-left="none" style:direction="ltr" fo:border-right="0.141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999999"/>
      <style:map style:condition="cell-content-is-not-between([G_CBFA.$K$28],[G_CBFA.$K$31])" style:apply-style-name="Excel_5f_CondFormat_5f_6_5f_2_5f_1" style:base-cell-address="G_CBFA.F25"/>
    </style:style>
    <style:style style:name="ce274" style:family="table-cell" style:parent-style-name="Default" style:data-style-name="N139">
      <style:table-cell-properties style:glyph-orientation-vertical="0" fo:border-bottom="0.018cm solid #000000" style:diagonal-bl-tr="none" style:diagonal-tl-br="none" style:text-align-source="fix" style:repeat-content="false" fo:wrap-option="no-wrap" fo:border-left="0.035cm solid #000000" style:direction="ltr" fo:border-right="0.018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75" style:family="table-cell" style:parent-style-name="Default" style:data-style-name="N138">
      <style:table-cell-properties style:glyph-orientation-vertical="0" fo:border-bottom="0.018cm solid #000000" style:diagonal-bl-tr="none" style:diagonal-tl-br="none" style:text-align-source="fix" style:repeat-content="false" fo:wrap-option="no-wrap" fo:border-left="0.018cm solid #000000" style:direction="ltr" fo:border-right="0.018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76" style:family="table-cell" style:parent-style-name="Default" style:data-style-name="N138">
      <style:table-cell-properties style:glyph-orientation-vertical="0" fo:background-color="#b3b3b3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77" style:family="table-cell" style:parent-style-name="Default" style:data-style-name="N139">
      <style:table-cell-properties style:glyph-orientation-vertical="0" fo:background-color="#b3b3b3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78" style:family="table-cell" style:parent-style-name="Default">
      <style:table-cell-properties style:cell-protect="protected" style:print-content="true"/>
    </style:style>
    <style:style style:name="ce279" style:family="table-cell" style:parent-style-name="Default">
      <style:table-cell-properties style:glyph-orientation-vertical="0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8pt" fo:font-style="italic" fo:text-shadow="none" style:text-underline-style="none" fo:font-weight="bold" style:font-size-asian="18pt" style:font-style-asian="italic" style:font-weight-asian="bold" style:font-name-complex="Arial2" style:font-size-complex="18pt" style:font-style-complex="italic" style:font-weight-complex="bold"/>
    </style:style>
    <style:style style:name="ce280" style:family="table-cell" style:parent-style-name="Default">
      <style:table-cell-properties style:glyph-orientation-vertical="0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28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282" style:family="table-cell" style:parent-style-name="Default">
      <style:table-cell-properties style:glyph-orientation-vertical="0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83" style:family="table-cell" style:parent-style-name="Default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wrap-option="no-wrap" fo:border-left="0.141cm solid #000000" style:direction="ltr" fo:border-right="0.088cm solid #000000" style:rotation-angle="0" style:rotation-align="none" style:shrink-to-fit="false" fo:border-top="0.141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28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141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28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141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286" style:family="table-cell" style:parent-style-name="Default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wrap-option="no-wrap" fo:border-left="0.141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28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141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88" style:family="table-cell" style:parent-style-name="Default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wrap-option="no-wrap" fo:border-left="0.141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89" style:family="table-cell" style:parent-style-name="Default">
      <style:table-cell-properties style:glyph-orientation-vertical="0" fo:border-bottom="0.141cm solid #000000" style:cell-protect="protected" style:print-content="true" style:diagonal-bl-tr="none" style:diagonal-tl-br="none" style:text-align-source="fix" style:repeat-content="false" fo:wrap-option="no-wrap" fo:border-left="0.141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290" style:family="table-cell" style:parent-style-name="Default">
      <style:table-cell-properties style:glyph-orientation-vertical="0" fo:border-bottom="0.141cm solid #000000" style:cell-protect="protected" style:print-content="true" style:diagonal-bl-tr="none" style:diagonal-tl-br="none" style:text-align-source="fix" style:repeat-content="false" fo:wrap-option="no-wrap" fo:border-left="0.141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91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8pt" fo:font-style="italic" fo:text-shadow="none" style:text-underline-style="none" fo:font-weight="bold" style:font-size-asian="18pt" style:font-style-asian="italic" style:font-weight-asian="bold" style:font-name-complex="Arial2" style:font-size-complex="18pt" style:font-style-complex="italic" style:font-weight-complex="bold"/>
    </style:style>
    <style:style style:name="ce292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29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294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95" style:family="table-cell" style:parent-style-name="Default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141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29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97" style:family="table-cell" style:parent-style-name="Default" style:data-style-name="N149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98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99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map style:condition="cell-content()&gt;30" style:apply-style-name="Excel_5f_CondFormat_5f_7_5f_2_5f_1" style:base-cell-address="Introduction.C14"/>
    </style:style>
    <style:style style:name="ce300" style:family="table-cell" style:parent-style-name="Default" style:data-style-name="N149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italic" fo:text-shadow="none" style:text-underline-style="none" fo:font-weight="bold" style:font-size-asian="16pt" style:font-style-asian="italic" style:font-weight-asian="bold" style:font-name-complex="Arial2" style:font-size-complex="16pt" style:font-style-complex="italic" style:font-weight-complex="bold"/>
      <style:map style:condition="cell-content()&gt;[Introduction.$J$9]" style:apply-style-name="Excel_5f_CondFormat_5f_7_5f_1_5f_1" style:base-cell-address="Introduction.C15"/>
    </style:style>
    <style:style style:name="ce301" style:family="table-cell" style:parent-style-name="Default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italic" fo:text-shadow="none" style:text-underline-style="none" fo:font-weight="bold" style:font-size-asian="16pt" style:font-style-asian="italic" style:font-weight-asian="bold" style:font-name-complex="Arial2" style:font-size-complex="16pt" style:font-style-complex="italic" style:font-weight-complex="bold"/>
      <style:map style:condition="cell-content()&gt;[Introduction.$J$9]" style:apply-style-name="Excel_5f_CondFormat_5f_7_5f_1_5f_1" style:base-cell-address="Introduction.C15"/>
    </style:style>
    <style:style style:name="ce302" style:family="table-cell" style:parent-style-name="Default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303" style:family="table-cell" style:parent-style-name="Default" style:data-style-name="N149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304" style:family="table-cell" style:parent-style-name="Default" style:data-style-name="N149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italic" fo:text-shadow="none" style:text-underline-style="none" fo:font-weight="bold" style:font-size-asian="14pt" style:font-style-asian="italic" style:font-weight-asian="bold" style:font-name-complex="Arial2" style:font-size-complex="14pt" style:font-style-complex="italic" style:font-weight-complex="bold"/>
      <style:map style:condition="is-true-formula(IF([G_CBFA.$C$19]&lt;[G_CBFA.$J$8];TRUE()))" style:apply-style-name="Excel_CondFormat_7_3_1" style:base-cell-address="G_CBFA.C19"/>
    </style:style>
    <style:style style:name="ce305" style:family="table-cell" style:parent-style-name="Default" style:data-style-name="N149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italic" fo:text-shadow="none" style:text-underline-style="none" fo:font-weight="bold" style:font-size-asian="14pt" style:font-style-asian="italic" style:font-weight-asian="bold" style:font-name-complex="Arial2" style:font-size-complex="14pt" style:font-style-complex="italic" style:font-weight-complex="bold"/>
      <style:map style:condition="is-true-formula(IF([G_CBFA.$C$19]&lt;[G_CBFA.$J$8];TRUE()))" style:apply-style-name="Excel_CondFormat_7_3_1" style:base-cell-address="G_CBFA.C19"/>
    </style:style>
    <style:style style:name="ce306" style:family="table-cell" style:parent-style-name="Default" style:data-style-name="N141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italic" fo:text-shadow="none" style:text-underline-style="none" fo:font-weight="bold" style:font-size-asian="14pt" style:font-style-asian="italic" style:font-weight-asian="bold" style:font-name-complex="Arial2" style:font-size-complex="14pt" style:font-style-complex="italic" style:font-weight-complex="bold"/>
      <style:map style:condition="is-true-formula(IF([G_CBFA.$C$19]&lt;[G_CBFA.$J$8];TRUE()))" style:apply-style-name="Excel_CondFormat_7_3_1" style:base-cell-address="G_CBFA.C19"/>
    </style:style>
    <style:style style:name="ce307" style:family="table-cell" style:parent-style-name="Default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italic" fo:text-shadow="none" style:text-underline-style="none" fo:font-weight="bold" style:font-size-asian="14pt" style:font-style-asian="italic" style:font-weight-asian="bold" style:font-name-complex="Arial2" style:font-size-complex="14pt" style:font-style-complex="italic" style:font-weight-complex="bold"/>
      <style:map style:condition="is-true-formula(IF([G_CBFA.$C$19]&lt;[G_CBFA.$J$8];TRUE()))" style:apply-style-name="Excel_CondFormat_7_3_1" style:base-cell-address="G_CBFA.C19"/>
    </style:style>
    <style:style style:name="ce308" style:family="table-cell" style:parent-style-name="Default" style:data-style-name="N149">
      <style:table-cell-properties style:glyph-orientation-vertical="0" fo:border-bottom="0.141cm solid #000000" style:cell-protect="protected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italic" fo:text-shadow="none" style:text-underline-style="none" fo:font-weight="bold" style:font-size-asian="16pt" style:font-style-asian="italic" style:font-weight-asian="bold" style:font-name-complex="Arial2" style:font-size-complex="16pt" style:font-style-complex="italic" style:font-weight-complex="bold"/>
      <style:map style:condition="cell-content()&gt;[Introduction.$J$9]" style:apply-style-name="Excel_5f_CondFormat_5f_7_5f_1_5f_1" style:base-cell-address="Introduction.C15"/>
    </style:style>
    <style:style style:name="ce309" style:family="table-cell" style:parent-style-name="Default" style:data-style-name="N149">
      <style:table-cell-properties style:glyph-orientation-vertical="0" fo:border-bottom="0.141cm solid #000000" style:cell-protect="protected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310" style:family="table-cell" style:parent-style-name="Default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141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31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312" style:family="table-cell" style:parent-style-name="Default" style:data-style-name="N15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313" style:family="table-cell" style:parent-style-name="Default" style:data-style-name="N13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314" style:family="table-cell" style:parent-style-name="Default" style:data-style-name="N151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italic" fo:text-shadow="none" style:text-underline-style="none" fo:font-weight="bold" style:font-size-asian="16pt" style:font-style-asian="italic" style:font-weight-asian="bold" style:font-name-complex="Arial2" style:font-size-complex="16pt" style:font-style-complex="italic" style:font-weight-complex="bold"/>
      <style:map style:condition="is-true-formula(IF(OR([G_CBFA.$D$15]&lt;[G_CBFA.$J$24];[G_CBFA.$D$15]&gt;[G_CBFA.$J$25]);TRUE()))" style:apply-style-name="Excel_CondFormat_7_4_1" style:base-cell-address="G_CBFA.D15"/>
    </style:style>
    <style:style style:name="ce315" style:family="table-cell" style:parent-style-name="Default" style:data-style-name="N151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italic" fo:text-shadow="none" style:text-underline-style="none" fo:font-weight="bold" style:font-size-asian="16pt" style:font-style-asian="italic" style:font-weight-asian="bold" style:font-name-complex="Arial2" style:font-size-complex="16pt" style:font-style-complex="italic" style:font-weight-complex="bold"/>
      <style:map style:condition="is-true-formula(IF(OR([G_CBFA.$D$15]&lt;[G_CBFA.$J$24];[G_CBFA.$D$15]&gt;[G_CBFA.$J$25]);TRUE()))" style:apply-style-name="Excel_CondFormat_7_4_1" style:base-cell-address="G_CBFA.D15"/>
    </style:style>
    <style:style style:name="ce316" style:family="table-cell" style:parent-style-name="Default">
      <style:table-cell-properties style:glyph-orientation-vertical="0" fo:border-bottom="0.088cm solid #000000" fo:background-color="#c0c0c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  <style:map style:condition="is-true-formula(IF(OR([G_CBFA.$D$15]&lt;[G_CBFA.$J$24];[G_CBFA.$D$15]&gt;[G_CBFA.$J$25]);TRUE()))" style:apply-style-name="Excel_CondFormat_7_4_1" style:base-cell-address="G_CBFA.D15"/>
    </style:style>
    <style:style style:name="ce317" style:family="table-cell" style:parent-style-name="Default">
      <style:table-cell-properties style:glyph-orientation-vertical="0" fo:border-bottom="0.088cm solid #000000" fo:background-color="#c0c0c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map style:condition="is-true-formula(IF(OR([G_CBFA.$D$15]&lt;[G_CBFA.$J$24];[G_CBFA.$D$15]&gt;[G_CBFA.$J$25]);TRUE()))" style:apply-style-name="Excel_CondFormat_7_4_1" style:base-cell-address="G_CBFA.D15"/>
    </style:style>
    <style:style style:name="ce318" style:family="table-cell" style:parent-style-name="Default" style:data-style-name="N151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319" style:family="table-cell" style:parent-style-name="Default" style:data-style-name="N151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320" style:family="table-cell" style:parent-style-name="Default" style:data-style-name="N151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italic" fo:text-shadow="none" style:text-underline-style="none" fo:font-weight="bold" style:font-size-asian="16pt" style:font-style-asian="italic" style:font-weight-asian="bold" style:font-name-complex="Arial2" style:font-size-complex="16pt" style:font-style-complex="italic" style:font-weight-complex="bold"/>
      <style:map style:condition="is-true-formula(IF(OR([G_CBFA.$D$23]&lt;[G_CBFA.$J$32];[G_CBFA.$D$23]&gt;[G_CBFA.$J$33]);TRUE()))" style:apply-style-name="Excel_CondFormat_7_5_1" style:base-cell-address="G_CBFA.D23"/>
    </style:style>
    <style:style style:name="ce321" style:family="table-cell" style:parent-style-name="Default" style:data-style-name="N151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italic" fo:text-shadow="none" style:text-underline-style="none" fo:font-weight="bold" style:font-size-asian="16pt" style:font-style-asian="italic" style:font-weight-asian="bold" style:font-name-complex="Arial2" style:font-size-complex="16pt" style:font-style-complex="italic" style:font-weight-complex="bold"/>
      <style:map style:condition="is-true-formula(IF(OR([G_CBFA.$D$23]&lt;[G_CBFA.$J$32];[G_CBFA.$D$23]&gt;[G_CBFA.$J$33]);TRUE()))" style:apply-style-name="Excel_CondFormat_7_5_1" style:base-cell-address="G_CBFA.D23"/>
    </style:style>
    <style:style style:name="ce322" style:family="table-cell" style:parent-style-name="Default">
      <style:table-cell-properties style:glyph-orientation-vertical="0" fo:border-bottom="0.141cm solid #000000" fo:background-color="#c0c0c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  <style:map style:condition="is-true-formula(IF(OR([G_CBFA.$D$15]&lt;[G_CBFA.$J$24];[G_CBFA.$D$15]&gt;[G_CBFA.$J$25]);TRUE()))" style:apply-style-name="Excel_CondFormat_7_4_1" style:base-cell-address="G_CBFA.D15"/>
    </style:style>
    <style:style style:name="ce323" style:family="table-cell" style:parent-style-name="Default">
      <style:table-cell-properties style:glyph-orientation-vertical="0" fo:border-bottom="0.141cm solid #000000" fo:background-color="#c0c0c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map style:condition="is-true-formula(IF(OR([G_CBFA.$D$15]&lt;[G_CBFA.$J$24];[G_CBFA.$D$15]&gt;[G_CBFA.$J$25]);TRUE()))" style:apply-style-name="Excel_CondFormat_7_4_1" style:base-cell-address="G_CBFA.D15"/>
    </style:style>
    <style:style style:name="ce324" style:family="table-cell" style:parent-style-name="Default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0.141cm solid #000000" style:rotation-angle="0" style:rotation-align="none" style:shrink-to-fit="false" fo:border-top="0.141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32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141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326" style:family="table-cell" style:parent-style-name="Default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141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327" style:family="table-cell" style:parent-style-name="Default" style:data-style-name="N137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141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8" style:family="table-cell" style:parent-style-name="Default" style:data-style-name="N137">
      <style:table-cell-properties style:glyph-orientation-vertical="0" fo:border-bottom="0.141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141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9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30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33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33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end" fo:margin-left="0cm" style:writing-mode="page"/>
    </style:style>
    <style:style style:name="ce33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33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end" fo:margin-left="0cm" style:writing-mode="page"/>
    </style:style>
    <style:style style:name="ce335" style:family="table-cell" style:parent-style-name="Default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end" fo:margin-left="0cm" style:writing-mode="page"/>
    </style:style>
    <style:style style:name="ce33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end" fo:margin-left="0cm" style:writing-mode="page"/>
    </style:style>
    <style:style style:name="ce337" style:family="table-cell" style:parent-style-name="Default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end" fo:margin-left="0cm" style:writing-mode="page"/>
    </style:style>
    <style:style style:name="ce338" style:family="table-cell" style:parent-style-name="Default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339" style:family="table-cell" style:parent-style-name="Default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end" fo:margin-left="0cm" style:writing-mode="page"/>
    </style:style>
    <style:style style:name="ce340" style:family="table-cell" style:parent-style-name="Default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end" fo:margin-left="0cm" style:writing-mode="page"/>
    </style:style>
    <style:style style:name="ce34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34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343" style:family="table-cell" style:parent-style-name="Default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344" style:family="table-cell" style:parent-style-name="Default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345" style:family="table-cell" style:parent-style-name="Default" style:data-style-name="N15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346" style:family="table-cell" style:parent-style-name="Default" style:data-style-name="N151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347" style:family="table-cell" style:parent-style-name="Default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348" style:family="table-cell" style:parent-style-name="Default" style:data-style-name="N151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349" style:family="table-cell" style:parent-style-name="Default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350" style:family="table-cell" style:parent-style-name="Default" style:data-style-name="N149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35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52" style:family="table-cell" style:parent-style-name="Default" style:data-style-name="N149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353" style:family="table-cell" style:parent-style-name="Default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354" style:family="table-cell" style:parent-style-name="Default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355" style:family="table-cell" style:parent-style-name="Default" style:data-style-name="N14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56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5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58" style:family="table-cell" style:parent-style-name="Default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359" style:family="table-cell" style:parent-style-name="Default" style:data-style-name="N15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360" style:family="table-cell" style:parent-style-name="Default" style:data-style-name="N151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361" style:family="table-cell" style:parent-style-name="Default" style:data-style-name="N15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6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6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36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65" style:family="table-cell" style:parent-style-name="Default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366" style:family="table-cell" style:parent-style-name="Default" style:data-style-name="N149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367" style:family="table-cell" style:parent-style-name="Default" style:data-style-name="N149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68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6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7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71" style:family="table-cell" style:parent-style-name="Default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372" style:family="table-cell" style:parent-style-name="Default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373" style:family="table-cell" style:parent-style-name="Default" style:data-style-name="N15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374" style:family="table-cell" style:parent-style-name="Default" style:data-style-name="N151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37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37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ooc:cell-content-is-whole-number() and cell-content-is-between(0,120)" table:allow-empty-cell="true" table:base-cell-address="G_CBFA.C12">
          <table:help-message table:title="Pilot and passenger weights" table:display="true">
            <text:p>The pilot and each passenger must weigh between 0 and 120 Kg.</text:p>
          </table:help-message>
        </table:content-validation>
        <table:content-validation table:name="val2" table:condition="oooc:cell-content-is-whole-number() and cell-content-is-between(0,120)" table:allow-empty-cell="true" table:base-cell-address="G_BNSR.C12">
          <table:help-message table:title="Pilot weight" table:display="true">
            <text:p>The pilot's weight must be between 0 and 120 Kg.</text:p>
          </table:help-message>
        </table:content-validation>
        <table:content-validation table:name="val3" table:condition="oooc:cell-content-is-whole-number() and cell-content-is-between(0,30)" table:allow-empty-cell="true" table:base-cell-address="G_BNSR.C11">
          <table:help-message table:title="Baggage weight" table:display="true">
            <text:p>The maximum amount of baggage is 30 Kg.</text:p>
          </table:help-message>
          <table:error-message table:message-type="stop" table:title="Too much baggage!!!" table:display="true">
            <text:p>You can only have 30 Kg of baggage in this aeroplane!</text:p>
          </table:error-message>
        </table:content-validation>
        <table:content-validation table:name="val4" table:condition="oooc:cell-content-is-whole-number() and cell-content-is-between(0,20)" table:allow-empty-cell="true" table:base-cell-address="G_BXPC.C11">
          <table:help-message table:title="Baggage weight" table:display="true">
            <text:p>The maximum amount of baggage is 20 Kg.</text:p>
          </table:help-message>
          <table:error-message table:message-type="stop" table:title="Too much baggage!!!" table:display="true">
            <text:p>You can only have 20 Kg of baggage in this aeroplane.</text:p>
          </table:error-message>
        </table:content-validation>
      </table:content-validations>
      <table:table table:name="Introduction" table:style-name="ta1" table:print-ranges="Introduction.A1:Introduction.C9">
        <table:table-column table:style-name="co1" table:default-cell-style-name="Default"/>
        <table:table-column table:style-name="co2" table:default-cell-style-name="Default"/>
        <table:table-column table:style-name="co3" table:number-columns-repeated="254" table:default-cell-style-name="Default"/>
        <table:table-row table:style-name="ro1">
          <table:table-cell table:style-name="ce1"/>
          <table:table-cell table:style-name="ce4" office:value-type="string">
            <text:p>Cubair Flight Training</text:p>
          </table:table-cell>
          <table:table-cell table:style-name="ce1" table:number-columns-repeated="254"/>
        </table:table-row>
        <table:table-row table:style-name="ro2">
          <table:table-cell table:number-columns-repeated="256"/>
        </table:table-row>
        <table:table-row table:style-name="ro3">
          <table:table-cell table:style-name="ce2"/>
          <table:table-cell table:style-name="ce5" office:value-type="string">
            <text:p>Weight and Balance Spreadsheets</text:p>
          </table:table-cell>
          <table:table-cell table:style-name="ce2" table:number-columns-repeated="254"/>
        </table:table-row>
        <table:table-row table:style-name="ro4">
          <table:table-cell table:number-columns-repeated="256"/>
        </table:table-row>
        <table:table-row table:style-name="ro5">
          <table:table-cell table:style-name="ce3"/>
          <table:table-cell table:style-name="ce6" office:value-type="string">
            <text:p>Please select the correct sheet for the aircraft you're about to fly and check that it correctly reflects the most recent weighing schedule published for the aircraft. <text:s/>Fill in the weights of passengers and baggage - an average adult weight has already been entered for the pilot, <text:s/>with all other seats unoccupied and all baggage compartments empty. <text:s/></text:p>
          </table:table-cell>
          <table:table-cell table:style-name="ce3" table:number-columns-repeated="254"/>
        </table:table-row>
        <table:table-row table:style-name="ro6">
          <table:table-cell/>
          <table:table-cell table:style-name="ce7"/>
          <table:table-cell table:number-columns-repeated="254"/>
        </table:table-row>
        <table:table-row table:style-name="ro7">
          <table:table-cell table:style-name="ce3"/>
          <table:table-cell/>
          <table:table-cell table:style-name="ce3" table:number-columns-repeated="254"/>
        </table:table-row>
        <table:table-row table:style-name="ro8">
          <table:table-cell/>
          <table:table-cell table:style-name="ce7"/>
          <table:table-cell table:number-columns-repeated="254"/>
        </table:table-row>
        <table:table-row table:style-name="ro7">
          <table:table-cell table:style-name="ce3"/>
          <table:table-cell table:style-name="ce6"/>
          <table:table-cell table:style-name="ce3" table:number-columns-repeated="254"/>
        </table:table-row>
        <table:table-row table:style-name="ro2">
          <table:table-cell/>
          <table:table-cell table:style-name="ce7"/>
          <table:table-cell table:number-columns-repeated="254"/>
        </table:table-row>
      </table:table>
      <table:table table:name="G_BIDF" table:style-name="ta2" table:protected="true" table:print="false">
        <table:table-column table:style-name="co3" table:default-cell-style-name="Default"/>
        <table:table-column table:style-name="co4" table:default-cell-style-name="ce13"/>
        <table:table-column table:style-name="co5" table:number-columns-repeated="2" table:default-cell-style-name="Default"/>
        <table:table-column table:style-name="co4" table:default-cell-style-name="ce60"/>
        <table:table-column table:style-name="co4" table:default-cell-style-name="ce74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ce88"/>
        <table:table-column table:style-name="co8" table:number-columns-repeated="2" table:default-cell-style-name="Default"/>
        <table:table-column table:style-name="co8" table:number-columns-repeated="2" table:default-cell-style-name="ce95"/>
        <table:table-column table:style-name="co8" table:number-columns-repeated="6" table:default-cell-style-name="Default"/>
        <table:table-column table:style-name="co3" table:number-columns-repeated="236" table:default-cell-style-name="Default"/>
        <table:table-row table:style-name="ro2"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242"/>
        </table:table-row>
        <table:table-row table:style-name="ro9">
          <table:table-cell/>
          <table:table-cell table:style-name="ce8" office:value-type="string" table:number-columns-spanned="5" table:number-rows-spanned="1">
            <text:p>Load Sheet - G-BIDF</text:p>
          </table:table-cell>
          <table:covered-table-cell table:number-columns-repeated="4" table:style-name="ce24"/>
          <table:table-cell table:number-columns-repeated="3"/>
          <table:table-cell table:style-name="ce85" office:value-type="string" table:number-columns-spanned="5" table:number-rows-spanned="1">
            <text:p>Graphing data</text:p>
          </table:table-cell>
          <table:covered-table-cell table:style-name="ce92"/>
          <table:covered-table-cell table:number-columns-repeated="2" table:style-name="ce103"/>
          <table:covered-table-cell table:style-name="Default"/>
          <table:table-cell/>
          <table:table-cell table:style-name="ce108" office:value-type="string" table:number-columns-spanned="3" table:number-rows-spanned="1">
            <text:p>Aircraft data</text:p>
          </table:table-cell>
          <table:covered-table-cell table:style-name="ce117"/>
          <table:covered-table-cell table:style-name="ce93"/>
          <table:table-cell table:number-columns-repeated="238"/>
        </table:table-row>
        <table:table-row table:style-name="ro10">
          <table:table-cell/>
          <table:table-cell table:style-name="ce9" office:value-type="string" table:number-columns-spanned="5" table:number-rows-spanned="1">
            <text:p>Cessna F-172P G-BIDF, serial number 2045</text:p>
          </table:table-cell>
          <table:covered-table-cell table:number-columns-repeated="4" table:style-name="ce25"/>
          <table:table-cell table:number-columns-repeated="3"/>
          <table:table-cell table:style-name="ce86" office:value-type="string">
            <text:p>Arm</text:p>
          </table:table-cell>
          <table:table-cell table:style-name="ce93" office:value-type="string">
            <text:p>Utility</text:p>
          </table:table-cell>
          <table:table-cell table:style-name="ce93" office:value-type="string">
            <text:p>Normal</text:p>
          </table:table-cell>
          <table:table-cell table:style-name="ce104" office:value-type="string">
            <text:p>Prohibited fuel</text:p>
          </table:table-cell>
          <table:table-cell table:style-name="ce104" office:value-type="string">
            <text:p>Allowed flight</text:p>
          </table:table-cell>
          <table:table-cell/>
          <table:table-cell table:style-name="ce109" office:value-type="string" table:number-columns-spanned="2" table:number-rows-spanned="1">
            <text:p>Max fuel</text:p>
          </table:table-cell>
          <table:covered-table-cell table:style-name="ce118"/>
          <table:table-cell table:style-name="ce123" office:value-type="float" office:value="169">
            <text:p>169 kg</text:p>
          </table:table-cell>
          <table:table-cell table:number-columns-repeated="238"/>
        </table:table-row>
        <table:table-row table:style-name="ro10">
          <table:table-cell/>
          <table:table-cell table:style-name="ce10" office:value-type="string" table:number-columns-spanned="5" table:number-rows-spanned="1">
            <text:p>Based upon weighing report ATS-110-4357 dated 20th February 1997</text:p>
          </table:table-cell>
          <table:covered-table-cell table:number-columns-repeated="4" table:style-name="ce26"/>
          <table:table-cell table:number-columns-repeated="3"/>
          <table:table-cell table:style-name="ce87" table:formula="oooc:=[.Q9]" office:value-type="float" office:value="0.9">
            <text:p>0.90 m</text:p>
          </table:table-cell>
          <table:table-cell table:style-name="ce94"/>
          <table:table-cell table:style-name="ce97" table:formula="oooc:=[.P9]" office:value-type="float" office:value="600">
            <text:p>600 kg</text:p>
          </table:table-cell>
          <table:table-cell table:style-name="ce94" table:number-columns-repeated="2"/>
          <table:table-cell/>
          <table:table-cell table:style-name="ce109" office:value-type="string" table:number-columns-spanned="2" table:number-rows-spanned="1">
            <text:p>Max weight</text:p>
          </table:table-cell>
          <table:covered-table-cell table:style-name="ce119"/>
          <table:table-cell table:style-name="ce115" office:value-type="float" office:value="1089">
            <text:p>1089 kg</text:p>
          </table:table-cell>
          <table:table-cell table:number-columns-repeated="238"/>
        </table:table-row>
        <table:table-row table:style-name="ro10"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formula="oooc:=[.Q10]" office:value-type="float" office:value="0.9">
            <text:p>0.90 m</text:p>
          </table:table-cell>
          <table:table-cell table:style-name="ce95"/>
          <table:table-cell table:style-name="ce98" table:formula="oooc:=[.P10]" office:value-type="float" office:value="890">
            <text:p>890 kg</text:p>
          </table:table-cell>
          <table:table-cell table:number-columns-repeated="244"/>
        </table:table-row>
        <table:table-row table:style-name="ro10">
          <table:table-cell/>
          <table:table-cell table:style-name="ce11" office:value-type="string">
            <text:p>Item</text:p>
          </table:table-cell>
          <table:table-cell table:style-name="ce27" office:value-type="string" table:number-columns-spanned="2" table:number-rows-spanned="1">
            <text:p>Weight</text:p>
          </table:table-cell>
          <table:covered-table-cell table:style-name="ce43"/>
          <table:table-cell table:style-name="ce58" office:value-type="string">
            <text:p>Arm</text:p>
          </table:table-cell>
          <table:table-cell table:style-name="ce72" office:value-type="string">
            <text:p>Moment</text:p>
          </table:table-cell>
          <table:table-cell table:number-columns-repeated="3"/>
          <table:table-cell table:formula="oooc:=[.Q11]" office:value-type="float" office:value="0.991735537190083">
            <text:p>0.99 m</text:p>
          </table:table-cell>
          <table:table-cell table:style-name="ce95"/>
          <table:table-cell table:style-name="ce98" table:formula="oooc:=[.P11]" office:value-type="float" office:value="1089">
            <text:p>1089 kg</text:p>
          </table:table-cell>
          <table:table-cell table:number-columns-repeated="244"/>
        </table:table-row>
        <table:table-row table:style-name="ro10">
          <table:table-cell/>
          <table:table-cell table:style-name="ce12"/>
          <table:table-cell table:style-name="ce28" table:number-columns-spanned="2" table:number-rows-spanned="1"/>
          <table:covered-table-cell table:style-name="ce44"/>
          <table:table-cell table:style-name="ce59"/>
          <table:table-cell table:style-name="ce73"/>
          <table:table-cell table:number-columns-repeated="3"/>
          <table:table-cell table:formula="oooc:=[.T11]" office:value-type="float" office:value="1.2">
            <text:p>1.20 m</text:p>
          </table:table-cell>
          <table:table-cell table:style-name="ce95"/>
          <table:table-cell table:style-name="ce98" table:formula="oooc:=[.S11]" office:value-type="float" office:value="1089">
            <text:p>1089 kg</text:p>
          </table:table-cell>
          <table:table-cell table:number-columns-repeated="3"/>
          <table:table-cell table:style-name="ce110" office:value-type="string" table:number-columns-spanned="2" table:number-rows-spanned="1">
            <text:p>Forward Normal</text:p>
          </table:table-cell>
          <table:covered-table-cell table:style-name="ce110"/>
          <table:table-cell table:style-name="ce124"/>
          <table:table-cell table:style-name="ce110" office:value-type="string" table:number-columns-spanned="2" table:number-rows-spanned="1">
            <text:p>Aft Normal</text:p>
          </table:table-cell>
          <table:covered-table-cell table:style-name="ce110"/>
          <table:table-cell table:number-columns-repeated="236"/>
        </table:table-row>
        <table:table-row table:style-name="ro10">
          <table:table-cell/>
          <table:table-cell office:value-type="string">
            <text:p>Aircraft</text:p>
          </table:table-cell>
          <table:table-cell table:style-name="ce29" office:value-type="float" office:value="714" table:number-columns-spanned="2" table:number-rows-spanned="1">
            <text:p>714.0 kg</text:p>
          </table:table-cell>
          <table:covered-table-cell table:style-name="ce45"/>
          <table:table-cell office:value-type="float" office:value="1.03">
            <text:p>1.03 m</text:p>
          </table:table-cell>
          <table:table-cell table:formula="oooc:=[.E8]*[.C8]" office:value-type="float" office:value="735.42">
            <text:p>735.4 Kgm</text:p>
          </table:table-cell>
          <table:table-cell table:number-columns-repeated="3"/>
          <table:table-cell table:formula="oooc:=[.T10]" office:value-type="float" office:value="1.2">
            <text:p>1.20 m</text:p>
          </table:table-cell>
          <table:table-cell table:style-name="ce95"/>
          <table:table-cell table:style-name="ce98" table:formula="oooc:=[.S10]" office:value-type="float" office:value="890">
            <text:p>890 kg</text:p>
          </table:table-cell>
          <table:table-cell table:number-columns-repeated="3"/>
          <table:table-cell table:style-name="ce111" office:value-type="string">
            <text:p>Weight</text:p>
          </table:table-cell>
          <table:table-cell table:style-name="ce111" office:value-type="string">
            <text:p>CG Limit</text:p>
          </table:table-cell>
          <table:table-cell table:style-name="ce125"/>
          <table:table-cell table:style-name="ce111" office:value-type="string">
            <text:p>Weight</text:p>
          </table:table-cell>
          <table:table-cell table:style-name="ce111" office:value-type="string">
            <text:p>CG limit</text:p>
          </table:table-cell>
          <table:table-cell table:number-columns-repeated="236"/>
        </table:table-row>
        <table:table-row table:style-name="ro10">
          <table:table-cell/>
          <table:table-cell office:value-type="string">
            <text:p>Pilot</text:p>
          </table:table-cell>
          <table:table-cell table:style-name="ce30" table:content-validation-name="val1" office:value-type="float" office:value="90" table:number-columns-spanned="2" table:number-rows-spanned="1">
            <text:p>90 Kg</text:p>
          </table:table-cell>
          <table:covered-table-cell table:style-name="ce46" table:content-validation-name="val1"/>
          <table:table-cell office:value-type="float" office:value="0.94">
            <text:p>0.94 m</text:p>
          </table:table-cell>
          <table:table-cell table:formula="oooc:=[.E9]*[.C9]" office:value-type="float" office:value="84.6">
            <text:p>84.6 Kgm</text:p>
          </table:table-cell>
          <table:table-cell table:number-columns-repeated="3"/>
          <table:table-cell table:formula="oooc:=[.T9]" office:value-type="float" office:value="1.2">
            <text:p>1.20 m</text:p>
          </table:table-cell>
          <table:table-cell table:style-name="ce95"/>
          <table:table-cell table:style-name="ce98" table:formula="oooc:=[.S9]" office:value-type="float" office:value="600">
            <text:p>600 kg</text:p>
          </table:table-cell>
          <table:table-cell table:number-columns-repeated="3"/>
          <table:table-cell table:style-name="ce112" office:value-type="float" office:value="600">
            <text:p>600 kg</text:p>
          </table:table-cell>
          <table:table-cell table:style-name="ce120" office:value-type="float" office:value="0.9">
            <text:p>0.90 m</text:p>
          </table:table-cell>
          <table:table-cell table:style-name="ce116"/>
          <table:table-cell table:style-name="ce112" office:value-type="float" office:value="600">
            <text:p>600 kg</text:p>
          </table:table-cell>
          <table:table-cell table:style-name="ce120" office:value-type="float" office:value="1.2">
            <text:p>1.20 m</text:p>
          </table:table-cell>
          <table:table-cell table:number-columns-repeated="236"/>
        </table:table-row>
        <table:table-row table:style-name="ro11">
          <table:table-cell/>
          <table:table-cell office:value-type="string">
            <text:p>Front passenger</text:p>
          </table:table-cell>
          <table:table-cell table:style-name="ce30" table:content-validation-name="val1" office:value-type="float" office:value="90" table:number-columns-spanned="2" table:number-rows-spanned="1">
            <text:p>90 Kg</text:p>
          </table:table-cell>
          <table:covered-table-cell table:style-name="ce46" table:content-validation-name="val1"/>
          <table:table-cell office:value-type="float" office:value="0.94">
            <text:p>0.94 m</text:p>
          </table:table-cell>
          <table:table-cell table:formula="oooc:=[.E10]*[.C10]" office:value-type="float" office:value="84.6">
            <text:p>84.6 Kgm</text:p>
          </table:table-cell>
          <table:table-cell table:number-columns-repeated="3"/>
          <table:table-cell table:style-name="ce89" table:formula="oooc:=[.Q9]" office:value-type="float" office:value="0.9">
            <text:p>0.90 m</text:p>
          </table:table-cell>
          <table:table-cell table:style-name="ce96"/>
          <table:table-cell table:style-name="ce99" table:formula="oooc:=[.P9]" office:value-type="float" office:value="600">
            <text:p>600 kg</text:p>
          </table:table-cell>
          <table:table-cell table:style-name="ce96" table:number-columns-repeated="2"/>
          <table:table-cell/>
          <table:table-cell table:style-name="ce112" office:value-type="float" office:value="890">
            <text:p>890 kg</text:p>
          </table:table-cell>
          <table:table-cell table:style-name="ce120" office:value-type="float" office:value="0.9">
            <text:p>0.90 m</text:p>
          </table:table-cell>
          <table:table-cell table:style-name="ce116"/>
          <table:table-cell table:style-name="ce112" office:value-type="float" office:value="890">
            <text:p>890 kg</text:p>
          </table:table-cell>
          <table:table-cell table:style-name="ce120" office:value-type="float" office:value="1.2">
            <text:p>1.20 m</text:p>
          </table:table-cell>
          <table:table-cell table:number-columns-repeated="236"/>
        </table:table-row>
        <table:table-row table:style-name="ro11">
          <table:table-cell/>
          <table:table-cell office:value-type="string">
            <text:p>Rear passenger 1</text:p>
          </table:table-cell>
          <table:table-cell table:style-name="ce30" table:content-validation-name="val1" office:value-type="float" office:value="0" table:number-columns-spanned="2" table:number-rows-spanned="1">
            <text:p>0 Kg</text:p>
          </table:table-cell>
          <table:covered-table-cell table:style-name="ce46" table:content-validation-name="val1"/>
          <table:table-cell office:value-type="float" office:value="1.85">
            <text:p>1.85 m</text:p>
          </table:table-cell>
          <table:table-cell table:formula="oooc:=[.E11]*[.C11]" office:value-type="float" office:value="0">
            <text:p>0.0 Kgm</text:p>
          </table:table-cell>
          <table:table-cell table:number-columns-repeated="3"/>
          <table:table-cell table:formula="oooc:=[.Q19]" office:value-type="float" office:value="0.9">
            <text:p>0.90 m</text:p>
          </table:table-cell>
          <table:table-cell table:style-name="ce97" table:formula="oooc:=[.P19]" office:value-type="float" office:value="600">
            <text:p>600 kg</text:p>
          </table:table-cell>
          <table:table-cell table:style-name="ce94"/>
          <table:table-cell table:number-columns-repeated="3"/>
          <table:table-cell table:style-name="ce112" office:value-type="float" office:value="1089">
            <text:p>1089 kg</text:p>
          </table:table-cell>
          <table:table-cell table:style-name="ce120" office:value-type="float" office:value="0.991735537190083">
            <text:p>0.99 m</text:p>
          </table:table-cell>
          <table:table-cell table:style-name="ce116"/>
          <table:table-cell table:style-name="ce112" office:value-type="float" office:value="1089">
            <text:p>1089 kg</text:p>
          </table:table-cell>
          <table:table-cell table:style-name="ce120" office:value-type="float" office:value="1.2">
            <text:p>1.20 m</text:p>
          </table:table-cell>
          <table:table-cell table:number-columns-repeated="236"/>
        </table:table-row>
        <table:table-row table:style-name="ro11">
          <table:table-cell/>
          <table:table-cell office:value-type="string">
            <text:p>Rear passenger 2</text:p>
          </table:table-cell>
          <table:table-cell table:style-name="ce30" table:content-validation-name="val1" office:value-type="float" office:value="0" table:number-columns-spanned="2" table:number-rows-spanned="1">
            <text:p>0 Kg</text:p>
          </table:table-cell>
          <table:covered-table-cell table:style-name="ce46" table:content-validation-name="val1"/>
          <table:table-cell office:value-type="float" office:value="1.85">
            <text:p>1.85 m</text:p>
          </table:table-cell>
          <table:table-cell table:formula="oooc:=[.E12]*[.C12]" office:value-type="float" office:value="0">
            <text:p>0.0 Kgm</text:p>
          </table:table-cell>
          <table:table-cell table:number-columns-repeated="3"/>
          <table:table-cell table:formula="oooc:=[.Q20]" office:value-type="float" office:value="0.9">
            <text:p>0.90 m</text:p>
          </table:table-cell>
          <table:table-cell table:style-name="ce98" table:formula="oooc:=[.P20]" office:value-type="float" office:value="890">
            <text:p>890 kg</text:p>
          </table:table-cell>
          <table:table-cell table:style-name="ce95"/>
          <table:table-cell table:number-columns-repeated="3"/>
          <table:table-cell table:style-name="ce113"/>
          <table:table-cell table:style-name="ce121"/>
          <table:table-cell table:style-name="ce116"/>
          <table:table-cell table:style-name="ce113"/>
          <table:table-cell table:style-name="ce121"/>
          <table:table-cell table:number-columns-repeated="236"/>
        </table:table-row>
        <table:table-row table:style-name="ro11">
          <table:table-cell/>
          <table:table-cell office:value-type="string">
            <text:p>Baggage area 1</text:p>
          </table:table-cell>
          <table:table-cell table:style-name="ce30" office:value-type="float" office:value="0" table:number-columns-spanned="2" table:number-rows-spanned="1">
            <text:p>0 Kg</text:p>
          </table:table-cell>
          <table:covered-table-cell table:style-name="ce46"/>
          <table:table-cell office:value-type="float" office:value="2.41">
            <text:p>2.41 m</text:p>
          </table:table-cell>
          <table:table-cell table:formula="oooc:=[.E13]*[.C13]" office:value-type="float" office:value="0">
            <text:p>0.0 Kgm</text:p>
          </table:table-cell>
          <table:table-cell table:number-columns-repeated="3"/>
          <table:table-cell table:formula="oooc:=[.Q21]" office:value-type="float" office:value="0.928">
            <text:p>0.93 m</text:p>
          </table:table-cell>
          <table:table-cell table:style-name="ce98" table:formula="oooc:=[.P21]" office:value-type="float" office:value="950">
            <text:p>950 kg</text:p>
          </table:table-cell>
          <table:table-cell table:style-name="ce95"/>
          <table:table-cell table:number-columns-repeated="3"/>
          <table:table-cell table:style-name="ce114" office:value-type="string" table:number-columns-spanned="5" table:number-rows-spanned="1">
            <text:p>Normal</text:p>
          </table:table-cell>
          <table:covered-table-cell table:number-columns-repeated="4" table:style-name="ce116"/>
          <table:table-cell table:number-columns-repeated="236"/>
        </table:table-row>
        <table:table-row table:style-name="ro11">
          <table:table-cell/>
          <table:table-cell office:value-type="string">
            <text:p>Baggage area 2</text:p>
          </table:table-cell>
          <table:table-cell table:style-name="ce31" office:value-type="float" office:value="0" table:number-columns-spanned="2" table:number-rows-spanned="1">
            <text:p>0 Kg</text:p>
          </table:table-cell>
          <table:covered-table-cell table:style-name="ce47"/>
          <table:table-cell office:value-type="float" office:value="3.12">
            <text:p>3.12 m</text:p>
          </table:table-cell>
          <table:table-cell table:formula="oooc:=[.E14]*[.C14]" office:value-type="float" office:value="0">
            <text:p>0.0 Kgm</text:p>
          </table:table-cell>
          <table:table-cell table:number-columns-repeated="3"/>
          <table:table-cell table:formula="oooc:=[.T21]" office:value-type="float" office:value="1.03">
            <text:p>1.03 m</text:p>
          </table:table-cell>
          <table:table-cell table:style-name="ce98" table:formula="oooc:=[.S21]" office:value-type="float" office:value="950">
            <text:p>950 kg</text:p>
          </table:table-cell>
          <table:table-cell table:style-name="ce95"/>
          <table:table-cell table:number-columns-repeated="3"/>
          <table:table-cell table:style-name="ce115" table:formula="oooc:=[.C16]" office:value-type="float" office:value="894">
            <text:p>894 kg</text:p>
          </table:table-cell>
          <table:table-cell table:style-name="ce122" table:formula="oooc:=MAX(FORECAST([.P14];[.Q$9:.Q$10];[.P$9:.P$10]);FORECAST([.P14];[.Q$10:.Q$11];[.P$10:.P$11]))" office:value-type="float" office:value="0.901843930395782">
            <text:p>0.90 m</text:p>
          </table:table-cell>
          <table:table-cell table:style-name="ce126" office:value-type="string">
            <text:p>Zero fuel</text:p>
          </table:table-cell>
          <table:table-cell table:style-name="ce115" table:formula="oooc:=[.P14]" office:value-type="float" office:value="894">
            <text:p>894 kg</text:p>
          </table:table-cell>
          <table:table-cell table:style-name="ce122" table:formula="oooc:=MIN(FORECAST([.S14];[.T$9:.T$10];[.S$9:.S$10]);FORECAST([.S14];[.T$10:.T$11];[.S$10:.S$11]))" office:value-type="float" office:value="1.2">
            <text:p>1.20 m</text:p>
          </table:table-cell>
          <table:table-cell table:number-columns-repeated="236"/>
        </table:table-row>
        <table:table-row table:style-name="ro11">
          <table:table-cell/>
          <table:table-cell table:style-name="ce14"/>
          <table:table-cell table:style-name="ce32" table:number-columns-repeated="2"/>
          <table:table-cell table:style-name="ce61"/>
          <table:table-cell table:style-name="ce75"/>
          <table:table-cell table:number-columns-repeated="3"/>
          <table:table-cell table:formula="oooc:=[.T20]" office:value-type="float" office:value="1.03">
            <text:p>1.03 m</text:p>
          </table:table-cell>
          <table:table-cell table:style-name="ce98" table:formula="oooc:=[.S20]" office:value-type="float" office:value="890">
            <text:p>890 kg</text:p>
          </table:table-cell>
          <table:table-cell table:style-name="ce95"/>
          <table:table-cell table:number-columns-repeated="3"/>
          <table:table-cell table:style-name="ce115" table:formula="oooc:=[.C20]" office:value-type="float" office:value="1063">
            <text:p>1063 kg</text:p>
          </table:table-cell>
          <table:table-cell table:style-name="ce122" table:formula="oooc:=MAX(FORECAST([.P15];[.Q$9:.Q$10];[.P$9:.P$10]);FORECAST([.P15];[.Q$10:.Q$11];[.P$10:.P$11]))" office:value-type="float" office:value="0.979749989617508">
            <text:p>0.98 m</text:p>
          </table:table-cell>
          <table:table-cell table:style-name="ce126" office:value-type="string">
            <text:p>TO Fuel</text:p>
          </table:table-cell>
          <table:table-cell table:style-name="ce115" table:formula="oooc:=[.P15]" office:value-type="float" office:value="1063">
            <text:p>1063 kg</text:p>
          </table:table-cell>
          <table:table-cell table:style-name="ce122" table:formula="oooc:=MIN(FORECAST([.S15];[.T$9:.T$10];[.S$9:.S$10]);FORECAST([.S15];[.T$10:.T$11];[.S$10:.S$11]))" office:value-type="float" office:value="1.2">
            <text:p>1.20 m</text:p>
          </table:table-cell>
          <table:table-cell table:number-columns-repeated="236"/>
        </table:table-row>
        <table:table-row table:style-name="ro11">
          <table:table-cell/>
          <table:table-cell table:style-name="ce15" office:value-type="string" table:number-columns-spanned="1" table:number-rows-spanned="2">
            <text:p>Zero fuel</text:p>
          </table:table-cell>
          <table:table-cell table:style-name="ce33" table:formula="oooc:=SUM([.C8:.C15])" office:value-type="float" office:value="894" table:number-columns-spanned="2" table:number-rows-spanned="2">
            <text:p>894 Kg</text:p>
          </table:table-cell>
          <table:covered-table-cell table:style-name="ce48"/>
          <table:table-cell table:style-name="ce62" table:formula="oooc:=[.F16]/[.C16]" office:value-type="float" office:value="1.01187919463087" table:number-columns-spanned="1" table:number-rows-spanned="2">
            <text:p>1.01 m</text:p>
          </table:table-cell>
          <table:table-cell table:style-name="ce76" table:formula="oooc:=SUM([.F8:.F14])" office:value-type="float" office:value="904.62" table:number-columns-spanned="1" table:number-rows-spanned="2">
            <text:p>904.6 Kgm</text:p>
          </table:table-cell>
          <table:table-cell table:number-columns-repeated="3"/>
          <table:table-cell table:formula="oooc:=[.T19]" office:value-type="float" office:value="1.03">
            <text:p>1.03 m</text:p>
          </table:table-cell>
          <table:table-cell table:style-name="ce98" table:formula="oooc:=[.S19]" office:value-type="float" office:value="600">
            <text:p>600 kg</text:p>
          </table:table-cell>
          <table:table-cell table:style-name="ce95"/>
          <table:table-cell table:number-columns-repeated="3"/>
          <table:table-cell table:style-name="ce116" table:number-columns-repeated="5"/>
          <table:table-cell table:number-columns-repeated="236"/>
        </table:table-row>
        <table:table-row table:style-name="ro11">
          <table:table-cell/>
          <table:covered-table-cell table:style-name="ce16"/>
          <table:covered-table-cell table:style-name="ce34"/>
          <table:covered-table-cell table:style-name="ce49"/>
          <table:covered-table-cell table:style-name="ce63"/>
          <table:covered-table-cell table:style-name="ce77"/>
          <table:table-cell table:number-columns-repeated="3"/>
          <table:table-cell table:formula="oooc:=[.Q19]" office:value-type="float" office:value="0.9">
            <text:p>0.90 m</text:p>
          </table:table-cell>
          <table:table-cell table:style-name="ce99" table:formula="oooc:=[.P19]" office:value-type="float" office:value="600">
            <text:p>600 kg</text:p>
          </table:table-cell>
          <table:table-cell table:style-name="ce96"/>
          <table:table-cell table:number-columns-repeated="3"/>
          <table:table-cell table:style-name="ce110" office:value-type="string" table:number-columns-spanned="2" table:number-rows-spanned="1">
            <text:p>Forward Utility</text:p>
          </table:table-cell>
          <table:covered-table-cell table:style-name="ce110"/>
          <table:table-cell table:style-name="ce124"/>
          <table:table-cell table:style-name="ce110" office:value-type="string" table:number-columns-spanned="2" table:number-rows-spanned="1">
            <text:p>Aft Utility</text:p>
          </table:table-cell>
          <table:covered-table-cell table:style-name="ce110"/>
          <table:table-cell table:number-columns-repeated="236"/>
        </table:table-row>
        <table:table-row table:style-name="ro11">
          <table:table-cell/>
          <table:table-cell table:style-name="ce17" office:value-type="string" table:number-columns-spanned="1" table:number-rows-spanned="2">
            <text:p>Max fuel at take-off</text:p>
          </table:table-cell>
          <table:table-cell table:style-name="ce35" table:formula="oooc:=MAX(0;MIN([.R4]-[.C16];[.R3]))" office:value-type="float" office:value="169" table:number-columns-spanned="2" table:number-rows-spanned="1">
            <text:p>169 Kg</text:p>
          </table:table-cell>
          <table:covered-table-cell table:style-name="ce50"/>
          <table:table-cell table:style-name="ce64" office:value-type="float" office:value="1.22" table:number-columns-spanned="1" table:number-rows-spanned="2">
            <text:p>1.22 m</text:p>
          </table:table-cell>
          <table:table-cell table:style-name="ce78" table:formula="oooc:=[.C18]*[.E18]" office:value-type="float" office:value="206.18" table:number-columns-spanned="1" table:number-rows-spanned="2">
            <text:p>206.2 Kgm</text:p>
          </table:table-cell>
          <table:table-cell table:number-columns-repeated="3"/>
          <table:table-cell table:style-name="ce90" table:formula="oooc:=[.E24]" office:value-type="float" office:value="1.04496707431797">
            <text:p>1.04 m</text:p>
          </table:table-cell>
          <table:table-cell table:style-name="ce100" table:number-columns-repeated="2"/>
          <table:table-cell table:style-name="ce105" table:formula="oooc:=[.C24]" office:value-type="float" office:value="1063">
            <text:p>1063 kg</text:p>
          </table:table-cell>
          <table:table-cell table:style-name="ce100"/>
          <table:table-cell/>
          <table:table-cell table:style-name="ce111" office:value-type="string">
            <text:p>Weight</text:p>
          </table:table-cell>
          <table:table-cell table:style-name="ce111" office:value-type="string">
            <text:p>Normal</text:p>
          </table:table-cell>
          <table:table-cell table:style-name="ce125"/>
          <table:table-cell table:style-name="ce111" office:value-type="string">
            <text:p>Weight</text:p>
          </table:table-cell>
          <table:table-cell table:style-name="ce111" office:value-type="string">
            <text:p>CG limit</text:p>
          </table:table-cell>
          <table:table-cell table:number-columns-repeated="236"/>
        </table:table-row>
        <table:table-row table:style-name="ro11">
          <table:table-cell/>
          <table:covered-table-cell table:style-name="ce16"/>
          <table:table-cell table:style-name="ce36" table:formula="oooc:=[.C18]/0.72" office:value-type="float" office:value="234.722222222222">
            <text:p>235 l</text:p>
          </table:table-cell>
          <table:table-cell table:style-name="ce51" table:formula="oooc:=[.C19]*0.26245" office:value-type="float" office:value="61.6028472222222">
            <text:p>61.6 USgal</text:p>
          </table:table-cell>
          <table:covered-table-cell table:style-name="ce65"/>
          <table:covered-table-cell table:style-name="ce73"/>
          <table:table-cell table:number-columns-repeated="3"/>
          <table:table-cell table:style-name="ce91" table:formula="oooc:=[.E20]" office:value-type="float" office:value="1.04496707431797">
            <text:p>1.04 m</text:p>
          </table:table-cell>
          <table:table-cell table:style-name="ce101" table:number-columns-repeated="2"/>
          <table:table-cell table:style-name="ce106" table:formula="oooc:=[.C20]" office:value-type="float" office:value="1063">
            <text:p>1063 kg</text:p>
          </table:table-cell>
          <table:table-cell table:style-name="ce106" table:formula="oooc:=[.C20]" office:value-type="float" office:value="1063">
            <text:p>1063 kg</text:p>
          </table:table-cell>
          <table:table-cell/>
          <table:table-cell table:style-name="ce112" office:value-type="float" office:value="600">
            <text:p>600 kg</text:p>
          </table:table-cell>
          <table:table-cell table:style-name="ce120" office:value-type="float" office:value="0.9">
            <text:p>0.90 m</text:p>
          </table:table-cell>
          <table:table-cell table:style-name="ce116"/>
          <table:table-cell table:style-name="ce112" office:value-type="float" office:value="600">
            <text:p>600 kg</text:p>
          </table:table-cell>
          <table:table-cell table:style-name="ce120" office:value-type="float" office:value="1.03">
            <text:p>1.03 m</text:p>
          </table:table-cell>
          <table:table-cell table:number-columns-repeated="236"/>
        </table:table-row>
        <table:table-row table:style-name="ro11">
          <table:table-cell/>
          <table:table-cell table:style-name="ce17" office:value-type="string">
            <text:p>Total at take-off</text:p>
          </table:table-cell>
          <table:table-cell table:style-name="ce37" table:formula="oooc:=[.C16]+[.C18]" office:value-type="float" office:value="1063" table:number-columns-spanned="2" table:number-rows-spanned="2">
            <text:p>1063 Kg</text:p>
          </table:table-cell>
          <table:covered-table-cell table:style-name="ce52"/>
          <table:table-cell table:style-name="ce66" table:formula="oooc:=[.F20]/[.C20]" office:value-type="float" office:value="1.04496707431797" table:number-columns-spanned="1" table:number-rows-spanned="2">
            <text:p>1.04 m</text:p>
          </table:table-cell>
          <table:table-cell table:style-name="ce79" table:formula="oooc:=[.F16]+[.F18]" office:value-type="float" office:value="1110.8" table:number-columns-spanned="1" table:number-rows-spanned="2">
            <text:p>1110.8 Kgm</text:p>
          </table:table-cell>
          <table:table-cell table:number-columns-repeated="3"/>
          <table:table-cell table:style-name="ce89" table:formula="oooc:=[.E16]" office:value-type="float" office:value="1.01187919463087">
            <text:p>1.01 m</text:p>
          </table:table-cell>
          <table:table-cell table:style-name="ce102" table:number-columns-repeated="3"/>
          <table:table-cell table:style-name="ce107" table:formula="oooc:=[.C16]" office:value-type="float" office:value="894">
            <text:p>894 kg</text:p>
          </table:table-cell>
          <table:table-cell/>
          <table:table-cell table:style-name="ce112" office:value-type="float" office:value="890">
            <text:p>890 kg</text:p>
          </table:table-cell>
          <table:table-cell table:style-name="ce120" office:value-type="float" office:value="0.9">
            <text:p>0.90 m</text:p>
          </table:table-cell>
          <table:table-cell table:style-name="ce116"/>
          <table:table-cell table:style-name="ce112" office:value-type="float" office:value="890">
            <text:p>890 kg</text:p>
          </table:table-cell>
          <table:table-cell table:style-name="ce120" office:value-type="float" office:value="1.03">
            <text:p>1.03 m</text:p>
          </table:table-cell>
          <table:table-cell table:number-columns-repeated="236"/>
        </table:table-row>
        <table:table-row table:style-name="ro11">
          <table:table-cell/>
          <table:table-cell table:style-name="ce18" table:formula="oooc:=CONCATENATE(&quot;Max &quot;; [.$R$4];&quot; Kg&quot;)" office:value-type="string" office:string-value="Max 1089 Kg">
            <text:p>Max 1089 Kg</text:p>
          </table:table-cell>
          <table:covered-table-cell table:style-name="ce38"/>
          <table:covered-table-cell table:style-name="ce53"/>
          <table:covered-table-cell table:style-name="ce67"/>
          <table:covered-table-cell table:style-name="ce80"/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112" office:value-type="float" office:value="950">
            <text:p>950 kg</text:p>
          </table:table-cell>
          <table:table-cell table:style-name="ce120" office:value-type="float" office:value="0.928">
            <text:p>0.93 m</text:p>
          </table:table-cell>
          <table:table-cell table:style-name="ce116"/>
          <table:table-cell table:style-name="ce112" office:value-type="float" office:value="950">
            <text:p>950 kg</text:p>
          </table:table-cell>
          <table:table-cell table:style-name="ce120" office:value-type="float" office:value="1.03">
            <text:p>1.03 m</text:p>
          </table:table-cell>
          <table:table-cell table:number-columns-repeated="236"/>
        </table:table-row>
        <table:table-row table:style-name="ro11">
          <table:table-cell/>
          <table:table-cell table:style-name="ce19" office:value-type="string" table:number-columns-spanned="1" table:number-rows-spanned="2">
            <text:p>Full fuel</text:p>
          </table:table-cell>
          <table:table-cell table:style-name="ce39" table:formula="oooc:=[.R3]" office:value-type="float" office:value="169" table:number-columns-spanned="2" table:number-rows-spanned="1">
            <text:p>169 Kg</text:p>
          </table:table-cell>
          <table:covered-table-cell table:style-name="ce54"/>
          <table:table-cell table:style-name="ce68" office:value-type="float" office:value="1.22" table:number-columns-spanned="1" table:number-rows-spanned="2">
            <text:p>1.22 m</text:p>
          </table:table-cell>
          <table:table-cell table:style-name="ce81" table:formula="oooc:=[.C22]*[.E22]" office:value-type="float" office:value="206.18" table:number-columns-spanned="1" table:number-rows-spanned="2">
            <text:p>206.2 Kgm</text:p>
          </table:table-cell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116" table:number-columns-repeated="5"/>
          <table:table-cell table:number-columns-repeated="236"/>
        </table:table-row>
        <table:table-row table:style-name="ro11">
          <table:table-cell/>
          <table:covered-table-cell table:style-name="ce20"/>
          <table:table-cell table:style-name="ce40" table:formula="oooc:=[.C22]/0.72" office:value-type="float" office:value="234.722222222222">
            <text:p>235 l</text:p>
          </table:table-cell>
          <table:table-cell table:style-name="ce55" table:formula="oooc:=[.C23]*0.26245" office:value-type="float" office:value="61.6028472222222">
            <text:p>61.6 USgal</text:p>
          </table:table-cell>
          <table:covered-table-cell table:style-name="ce69"/>
          <table:covered-table-cell table:style-name="ce82"/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242"/>
        </table:table-row>
        <table:table-row table:style-name="ro11">
          <table:table-cell/>
          <table:table-cell table:style-name="ce21" office:value-type="string" table:number-columns-spanned="1" table:number-rows-spanned="2">
            <text:p>Total</text:p>
          </table:table-cell>
          <table:table-cell table:style-name="ce41" table:formula="oooc:=[.C16]+[.C22]" office:value-type="float" office:value="1063" table:number-columns-spanned="2" table:number-rows-spanned="2">
            <text:p>1063 Kg</text:p>
          </table:table-cell>
          <table:covered-table-cell table:style-name="ce56"/>
          <table:table-cell table:style-name="ce70" table:formula="oooc:=[.F24]/[.C24]" office:value-type="float" office:value="1.04496707431797" table:number-columns-spanned="1" table:number-rows-spanned="2">
            <text:p>1.04 m</text:p>
          </table:table-cell>
          <table:table-cell table:style-name="ce83" table:formula="oooc:=[.F16]+[.F22]" office:value-type="float" office:value="1110.8" table:number-columns-spanned="1" table:number-rows-spanned="2">
            <text:p>1110.8 Kgm</text:p>
          </table:table-cell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242"/>
        </table:table-row>
        <table:table-row table:style-name="ro11">
          <table:table-cell/>
          <table:covered-table-cell table:style-name="ce22"/>
          <table:covered-table-cell table:style-name="ce42"/>
          <table:covered-table-cell table:style-name="ce57"/>
          <table:covered-table-cell table:style-name="ce71"/>
          <table:covered-table-cell table:style-name="ce84"/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242"/>
        </table:table-row>
        <table:table-row table:style-name="ro11">
          <table:table-cell>
            <draw:frame table:end-cell-address="G_BIDF.F59" table:end-x="6.294cm" table:end-y="0.411cm" draw:z-index="0" svg:width="25.265cm" svg:height="15.299cm" svg:x="1.718cm" svg:y="0.577cm">
              <draw:object draw:notify-on-update-of-ranges="G_BIDF.J3:G_BIDF.N20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242"/>
        </table:table-row>
        <table:table-row table:style-name="ro11"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242"/>
        </table:table-row>
        <table:table-row table:style-name="ro2">
          <table:table-cell/>
          <table:table-cell table:style-name="ce23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242"/>
        </table:table-row>
      </table:table>
      <table:table table:name="G_BNSR" table:style-name="ta2" table:protected="true" table:print-ranges="G_BNSR.A1:G_BNSR.G58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9" table:number-columns-repeated="4" table:default-cell-style-name="Default"/>
        <table:table-column table:style-name="co3" table:default-cell-style-name="Default"/>
        <table:table-column table:style-name="co10" table:number-columns-repeated="5" table:default-cell-style-name="Default"/>
        <table:table-column table:style-name="co3" table:number-columns-repeated="237" table:default-cell-style-name="Default"/>
        <table:table-row table:style-name="ro2">
          <table:table-cell table:number-columns-repeated="256"/>
        </table:table-row>
        <table:table-row table:style-name="ro9">
          <table:table-cell/>
          <table:table-cell table:style-name="ce8" office:value-type="string" table:number-columns-spanned="5" table:number-rows-spanned="1">
            <text:p>Load Sheet – G-BNSR</text:p>
          </table:table-cell>
          <table:covered-table-cell table:number-columns-repeated="4" table:style-name="ce24"/>
          <table:table-cell table:number-columns-repeated="3"/>
          <table:table-cell table:style-name="ce85" office:value-type="string" table:number-columns-spanned="4" table:number-rows-spanned="1">
            <text:p>Graphing data</text:p>
          </table:table-cell>
          <table:covered-table-cell table:style-name="ce92"/>
          <table:covered-table-cell table:number-columns-repeated="2" table:style-name="ce103"/>
          <table:table-cell/>
          <table:table-cell table:style-name="ce108" office:value-type="string" table:number-columns-spanned="3" table:number-rows-spanned="1">
            <text:p>Aircraft data</text:p>
          </table:table-cell>
          <table:covered-table-cell table:style-name="ce117"/>
          <table:covered-table-cell table:style-name="ce93"/>
          <table:table-cell table:number-columns-repeated="239"/>
        </table:table-row>
        <table:table-row table:style-name="ro10">
          <table:table-cell/>
          <table:table-cell table:style-name="ce9" office:value-type="string" table:number-columns-spanned="5" table:number-rows-spanned="1">
            <text:p>Slingsby T67M160 Mk-II Registration G-BNSR, serial number 2047</text:p>
          </table:table-cell>
          <table:covered-table-cell table:number-columns-repeated="4" table:style-name="ce25"/>
          <table:table-cell table:number-columns-repeated="3"/>
          <table:table-cell table:style-name="ce86" office:value-type="string">
            <text:p>Arm</text:p>
          </table:table-cell>
          <table:table-cell table:style-name="ce93" office:value-type="string">
            <text:p>Allowed range</text:p>
          </table:table-cell>
          <table:table-cell table:style-name="ce104" office:value-type="string">
            <text:p>Prohibited fuel</text:p>
          </table:table-cell>
          <table:table-cell table:style-name="ce104" office:value-type="string">
            <text:p>Allowed flight</text:p>
          </table:table-cell>
          <table:table-cell/>
          <table:table-cell table:style-name="ce109" office:value-type="string" table:number-columns-spanned="2" table:number-rows-spanned="1">
            <text:p>Max fuel</text:p>
          </table:table-cell>
          <table:covered-table-cell table:style-name="ce118"/>
          <table:table-cell table:style-name="ce123" office:value-type="float" office:value="116.2">
            <text:p>116 kg</text:p>
          </table:table-cell>
          <table:table-cell table:number-columns-repeated="239"/>
        </table:table-row>
        <table:table-row table:style-name="ro10">
          <table:table-cell/>
          <table:table-cell table:style-name="ce10" office:value-type="string" table:number-columns-spanned="5" table:number-rows-spanned="1">
            <text:p>Based upon weighing report dated 23<text:span text:style-name="T1">rd</text:span> April 1999</text:p>
          </table:table-cell>
          <table:covered-table-cell table:number-columns-repeated="4" table:style-name="ce26"/>
          <table:table-cell table:number-columns-repeated="3"/>
          <table:table-cell table:style-name="ce87" table:formula="oooc:=[.P9]" office:value-type="float" office:value="0.785">
            <text:p>0.79 m</text:p>
          </table:table-cell>
          <table:table-cell table:style-name="ce97" table:formula="oooc:=[.O9]" office:value-type="float" office:value="600">
            <text:p>600 kg</text:p>
          </table:table-cell>
          <table:table-cell table:style-name="ce94" table:number-columns-repeated="2"/>
          <table:table-cell/>
          <table:table-cell table:style-name="ce109" office:value-type="string" table:number-columns-spanned="2" table:number-rows-spanned="1">
            <text:p>Max weight</text:p>
          </table:table-cell>
          <table:covered-table-cell table:style-name="ce119"/>
          <table:table-cell table:style-name="ce115" table:formula="oooc:=MAX([.K4:.K10])" office:value-type="float" office:value="975">
            <text:p>975 kg</text:p>
          </table:table-cell>
          <table:table-cell table:number-columns-repeated="239"/>
        </table:table-row>
        <table:table-row table:style-name="ro10">
          <table:table-cell table:number-columns-repeated="9"/>
          <table:table-cell table:style-name="ce88" table:formula="oooc:=[.P10]" office:value-type="float" office:value="0.785">
            <text:p>0.79 m</text:p>
          </table:table-cell>
          <table:table-cell table:style-name="ce98" table:formula="oooc:=[.O10]" office:value-type="float" office:value="785">
            <text:p>785 kg</text:p>
          </table:table-cell>
          <table:table-cell table:style-name="ce95" table:number-columns-repeated="2"/>
          <table:table-cell table:number-columns-repeated="243"/>
        </table:table-row>
        <table:table-row table:style-name="ro10">
          <table:table-cell/>
          <table:table-cell table:style-name="ce11" office:value-type="string">
            <text:p>Item</text:p>
          </table:table-cell>
          <table:table-cell table:style-name="ce27" office:value-type="string" table:number-columns-spanned="2" table:number-rows-spanned="1">
            <text:p>Weight</text:p>
          </table:table-cell>
          <table:covered-table-cell table:style-name="ce43"/>
          <table:table-cell table:style-name="ce58" office:value-type="string">
            <text:p>Arm</text:p>
          </table:table-cell>
          <table:table-cell table:style-name="ce72" office:value-type="string">
            <text:p>Moment</text:p>
          </table:table-cell>
          <table:table-cell table:number-columns-repeated="3"/>
          <table:table-cell table:style-name="ce88" table:formula="oooc:=[.P11]" office:value-type="float" office:value="0.87">
            <text:p>0.87 m</text:p>
          </table:table-cell>
          <table:table-cell table:style-name="ce98" table:formula="oooc:=[.O11]" office:value-type="float" office:value="975">
            <text:p>975 kg</text:p>
          </table:table-cell>
          <table:table-cell table:style-name="ce95" table:number-columns-repeated="2"/>
          <table:table-cell table:number-columns-repeated="243"/>
        </table:table-row>
        <table:table-row table:style-name="ro10">
          <table:table-cell/>
          <table:table-cell table:style-name="ce12"/>
          <table:table-cell table:style-name="ce28" table:number-columns-spanned="2" table:number-rows-spanned="1"/>
          <table:covered-table-cell table:style-name="ce44"/>
          <table:table-cell table:style-name="ce59"/>
          <table:table-cell table:style-name="ce73"/>
          <table:table-cell table:number-columns-repeated="3"/>
          <table:table-cell table:style-name="ce88" table:formula="oooc:=[.S11]" office:value-type="float" office:value="0.915">
            <text:p>0.92 m</text:p>
          </table:table-cell>
          <table:table-cell table:style-name="ce98" table:formula="oooc:=[.R11]" office:value-type="float" office:value="975">
            <text:p>975 kg</text:p>
          </table:table-cell>
          <table:table-cell table:style-name="ce95" table:number-columns-repeated="2"/>
          <table:table-cell/>
          <table:table-cell table:style-name="ce167" office:value-type="string" table:number-columns-spanned="2" table:number-rows-spanned="1">
            <text:p>Foreward CG limit</text:p>
          </table:table-cell>
          <table:covered-table-cell table:style-name="ce167"/>
          <table:table-cell table:style-name="ce172"/>
          <table:table-cell table:style-name="ce167" office:value-type="string" table:number-columns-spanned="2" table:number-rows-spanned="1">
            <text:p>Aft CG limit</text:p>
          </table:table-cell>
          <table:covered-table-cell table:style-name="ce167"/>
          <table:table-cell table:number-columns-repeated="237"/>
        </table:table-row>
        <table:table-row table:style-name="ro10">
          <table:table-cell/>
          <table:table-cell table:style-name="ce13" office:value-type="string">
            <text:p>Aircraft</text:p>
          </table:table-cell>
          <table:table-cell table:style-name="ce29" office:value-type="float" office:value="716.68" table:number-columns-spanned="2" table:number-rows-spanned="1">
            <text:p>716.7 kg</text:p>
          </table:table-cell>
          <table:covered-table-cell table:style-name="ce45"/>
          <table:table-cell table:style-name="ce145" office:value-type="float" office:value="0.84518">
            <text:p>0.845 m</text:p>
          </table:table-cell>
          <table:table-cell table:style-name="ce74" table:formula="oooc:=[.C8]*[.E8]" office:value-type="float" office:value="605.7236024">
            <text:p>605.7 Kgm</text:p>
          </table:table-cell>
          <table:table-cell table:number-columns-repeated="3"/>
          <table:table-cell table:style-name="ce88" table:formula="oooc:=[.S10]" office:value-type="float" office:value="0.93">
            <text:p>0.93 m</text:p>
          </table:table-cell>
          <table:table-cell table:style-name="ce98" table:formula="oooc:=[.R10]" office:value-type="float" office:value="905">
            <text:p>905 kg</text:p>
          </table:table-cell>
          <table:table-cell table:style-name="ce95" table:number-columns-repeated="2"/>
          <table:table-cell/>
          <table:table-cell table:style-name="ce111" office:value-type="string">
            <text:p>Weight</text:p>
          </table:table-cell>
          <table:table-cell table:style-name="ce111" office:value-type="string">
            <text:p>CG limit</text:p>
          </table:table-cell>
          <table:table-cell table:style-name="ce125"/>
          <table:table-cell table:style-name="ce111" office:value-type="string">
            <text:p>Weight</text:p>
          </table:table-cell>
          <table:table-cell table:style-name="ce111" office:value-type="string">
            <text:p>CG limit</text:p>
          </table:table-cell>
          <table:table-cell table:number-columns-repeated="237"/>
        </table:table-row>
        <table:table-row table:style-name="ro10">
          <table:table-cell/>
          <table:table-cell table:style-name="ce13" office:value-type="string">
            <text:p>Pilot</text:p>
          </table:table-cell>
          <table:table-cell table:style-name="ce30" table:content-validation-name="val2" office:value-type="float" office:value="90" table:number-columns-spanned="2" table:number-rows-spanned="1">
            <text:p>90 Kg</text:p>
          </table:table-cell>
          <table:covered-table-cell table:style-name="ce46" table:content-validation-name="val2"/>
          <table:table-cell table:style-name="ce145" office:value-type="float" office:value="1.2124">
            <text:p>1.212 m</text:p>
          </table:table-cell>
          <table:table-cell table:style-name="ce74" table:formula="oooc:=[.C9]*[.E9]" office:value-type="float" office:value="109.116">
            <text:p>109.1 Kgm</text:p>
          </table:table-cell>
          <table:table-cell table:number-columns-repeated="3"/>
          <table:table-cell table:style-name="ce88" table:formula="oooc:=[.S9]" office:value-type="float" office:value="0.93">
            <text:p>0.93 m</text:p>
          </table:table-cell>
          <table:table-cell table:style-name="ce98" table:formula="oooc:=[.R9]" office:value-type="float" office:value="600">
            <text:p>600 kg</text:p>
          </table:table-cell>
          <table:table-cell table:style-name="ce95" table:number-columns-repeated="2"/>
          <table:table-cell/>
          <table:table-cell table:style-name="ce168" office:value-type="float" office:value="600">
            <text:p>600 kg</text:p>
          </table:table-cell>
          <table:table-cell table:style-name="ce170" office:value-type="float" office:value="0.785">
            <text:p>0.79 m</text:p>
          </table:table-cell>
          <table:table-cell/>
          <table:table-cell table:style-name="ce168" office:value-type="float" office:value="600">
            <text:p>600 kg</text:p>
          </table:table-cell>
          <table:table-cell table:style-name="ce170" office:value-type="float" office:value="0.93">
            <text:p>0.93 m</text:p>
          </table:table-cell>
          <table:table-cell table:number-columns-repeated="237"/>
        </table:table-row>
        <table:table-row table:style-name="ro11">
          <table:table-cell/>
          <table:table-cell table:style-name="ce13" office:value-type="string">
            <text:p>Co-pilot</text:p>
          </table:table-cell>
          <table:table-cell table:style-name="ce30" table:content-validation-name="val2" office:value-type="float" office:value="90" table:number-columns-spanned="2" table:number-rows-spanned="1">
            <text:p>90 Kg</text:p>
          </table:table-cell>
          <table:covered-table-cell table:style-name="ce46" table:content-validation-name="val2"/>
          <table:table-cell table:style-name="ce145" office:value-type="float" office:value="1.2124">
            <text:p>1.212 m</text:p>
          </table:table-cell>
          <table:table-cell table:style-name="ce74" table:formula="oooc:=[.C10]*[.E10]" office:value-type="float" office:value="109.116">
            <text:p>109.1 Kgm</text:p>
          </table:table-cell>
          <table:table-cell table:number-columns-repeated="3"/>
          <table:table-cell table:style-name="ce88" table:formula="oooc:=[.P9]" office:value-type="float" office:value="0.785">
            <text:p>0.79 m</text:p>
          </table:table-cell>
          <table:table-cell table:style-name="ce98" table:formula="oooc:=[.O9]" office:value-type="float" office:value="600">
            <text:p>600 kg</text:p>
          </table:table-cell>
          <table:table-cell table:style-name="ce95" table:number-columns-repeated="2"/>
          <table:table-cell/>
          <table:table-cell table:style-name="ce168" office:value-type="float" office:value="785">
            <text:p>785 kg</text:p>
          </table:table-cell>
          <table:table-cell table:style-name="ce170" office:value-type="float" office:value="0.785">
            <text:p>0.79 m</text:p>
          </table:table-cell>
          <table:table-cell/>
          <table:table-cell table:style-name="ce168" office:value-type="float" office:value="905">
            <text:p>905 kg</text:p>
          </table:table-cell>
          <table:table-cell table:style-name="ce170" office:value-type="float" office:value="0.93">
            <text:p>0.93 m</text:p>
          </table:table-cell>
          <table:table-cell table:number-columns-repeated="237"/>
        </table:table-row>
        <table:table-row table:style-name="ro11">
          <table:table-cell/>
          <table:table-cell table:style-name="ce13" office:value-type="string">
            <text:p>Baggage</text:p>
          </table:table-cell>
          <table:table-cell table:style-name="ce129" table:content-validation-name="val3" office:value-type="float" office:value="0" table:number-columns-spanned="2" table:number-rows-spanned="1">
            <text:p>0 Kg</text:p>
          </table:table-cell>
          <table:covered-table-cell table:style-name="ce139"/>
          <table:table-cell table:style-name="ce145" office:value-type="float" office:value="1.85">
            <text:p>1.850 m</text:p>
          </table:table-cell>
          <table:table-cell table:style-name="ce74" table:formula="oooc:=[.C11]*[.E11]" office:value-type="float" office:value="0">
            <text:p>0.0 Kgm</text:p>
          </table:table-cell>
          <table:table-cell table:number-columns-repeated="3"/>
          <table:table-cell table:style-name="ce90" table:formula="oooc:=[.E21]" office:value-type="float" office:value="0.897225340020536">
            <text:p>0.90 m</text:p>
          </table:table-cell>
          <table:table-cell table:style-name="ce100"/>
          <table:table-cell table:style-name="ce105" table:formula="oooc:=[.C21]" office:value-type="float" office:value="1012.88">
            <text:p>1013 kg</text:p>
          </table:table-cell>
          <table:table-cell table:style-name="ce100"/>
          <table:table-cell/>
          <table:table-cell table:style-name="ce168" office:value-type="float" office:value="975">
            <text:p>975 kg</text:p>
          </table:table-cell>
          <table:table-cell table:style-name="ce170" office:value-type="float" office:value="0.87">
            <text:p>0.87 m</text:p>
          </table:table-cell>
          <table:table-cell/>
          <table:table-cell table:style-name="ce168" office:value-type="float" office:value="975">
            <text:p>975 kg</text:p>
          </table:table-cell>
          <table:table-cell table:style-name="ce170" office:value-type="float" office:value="0.915">
            <text:p>0.92 m</text:p>
          </table:table-cell>
          <table:table-cell table:number-columns-repeated="237"/>
        </table:table-row>
        <table:table-row table:style-name="ro11">
          <table:table-cell/>
          <table:table-cell table:style-name="ce14"/>
          <table:table-cell table:style-name="ce32" table:number-columns-repeated="2"/>
          <table:table-cell table:style-name="ce61"/>
          <table:table-cell table:style-name="ce75"/>
          <table:table-cell table:number-columns-repeated="3"/>
          <table:table-cell table:style-name="ce91" table:formula="oooc:=[.E17]" office:value-type="float" office:value="0.903722258871795">
            <text:p>0.90 m</text:p>
          </table:table-cell>
          <table:table-cell table:style-name="ce101"/>
          <table:table-cell table:style-name="ce106" table:formula="oooc:=[.C17]" office:value-type="float" office:value="975">
            <text:p>975 kg</text:p>
          </table:table-cell>
          <table:table-cell table:style-name="ce106" table:formula="oooc:=[.C17]" office:value-type="float" office:value="975">
            <text:p>975 kg</text:p>
          </table:table-cell>
          <table:table-cell table:number-columns-repeated="243"/>
        </table:table-row>
        <table:table-row table:style-name="ro11">
          <table:table-cell/>
          <table:table-cell table:style-name="ce15" office:value-type="string" table:number-columns-spanned="1" table:number-rows-spanned="2">
            <text:p>Zero fuel</text:p>
          </table:table-cell>
          <table:table-cell table:style-name="ce130" table:formula="oooc:=SUM([.C8:.C12])" office:value-type="float" office:value="896.68" table:number-columns-spanned="2" table:number-rows-spanned="2">
            <text:p>897 Kg</text:p>
          </table:table-cell>
          <table:covered-table-cell table:style-name="ce48"/>
          <table:table-cell table:style-name="ce146" table:formula="oooc:=[.F13]/[.C13]" office:value-type="float" office:value="0.918895929874649" table:number-columns-spanned="1" table:number-rows-spanned="2">
            <text:p>0.919 m</text:p>
          </table:table-cell>
          <table:table-cell table:style-name="ce155" table:formula="oooc:=SUM([.F8:.F11])" office:value-type="float" office:value="823.9556024" table:number-columns-spanned="1" table:number-rows-spanned="2">
            <text:p>824.0 Kgm</text:p>
          </table:table-cell>
          <table:table-cell table:number-columns-repeated="3"/>
          <table:table-cell table:style-name="ce89" table:formula="oooc:=[.E13]" office:value-type="float" office:value="0.918895929874649">
            <text:p>0.92 m</text:p>
          </table:table-cell>
          <table:table-cell table:style-name="ce102" table:number-columns-repeated="2"/>
          <table:table-cell table:style-name="ce107" table:formula="oooc:=[.C13]" office:value-type="float" office:value="896.68">
            <text:p>897 kg</text:p>
          </table:table-cell>
          <table:table-cell/>
          <table:table-cell table:style-name="ce123" table:formula="oooc:=[.C13]" office:value-type="float" office:value="896.68">
            <text:p>897 kg</text:p>
          </table:table-cell>
          <table:table-cell table:style-name="ce171" table:formula="oooc:=MAX(FORECAST([.O13];[.P$9:.P$10];[.O$9:.O$10]);FORECAST([.O13];[.P$10:.P$11];[.O$10:.O$11]))" office:value-type="float" office:value="0.834962105263158">
            <text:p>0.83 m</text:p>
          </table:table-cell>
          <table:table-cell table:style-name="ce126" office:value-type="string">
            <text:p>Zero fuel</text:p>
          </table:table-cell>
          <table:table-cell table:style-name="ce123" table:formula="oooc:=[.O13]" office:value-type="float" office:value="896.68">
            <text:p>897 kg</text:p>
          </table:table-cell>
          <table:table-cell table:style-name="ce171" table:formula="oooc:=MIN(FORECAST([.R13];[.S$9:.S$10];[.R$9:.R$10]);FORECAST([.R13];[.S$10:.S$11];[.R$10:.R$11]))" office:value-type="float" office:value="0.93">
            <text:p>0.93 m</text:p>
          </table:table-cell>
          <table:table-cell table:number-columns-repeated="237"/>
        </table:table-row>
        <table:table-row table:style-name="ro11">
          <table:table-cell/>
          <table:covered-table-cell table:style-name="ce16"/>
          <table:covered-table-cell table:style-name="ce131"/>
          <table:covered-table-cell table:style-name="ce49"/>
          <table:covered-table-cell table:style-name="ce147"/>
          <table:covered-table-cell table:style-name="ce156"/>
          <table:table-cell table:number-columns-repeated="8"/>
          <table:table-cell table:style-name="ce123" table:formula="oooc:=[.C17]" office:value-type="float" office:value="975">
            <text:p>975 kg</text:p>
          </table:table-cell>
          <table:table-cell table:style-name="ce171" table:formula="oooc:=MAX(FORECAST([.O14];[.P$9:.P$10];[.O$9:.O$10]);FORECAST([.O14];[.P$10:.P$11];[.O$10:.O$11]))" office:value-type="float" office:value="0.869999999999999">
            <text:p>0.87 m</text:p>
          </table:table-cell>
          <table:table-cell table:style-name="ce126" office:value-type="string">
            <text:p>Max Fuel</text:p>
          </table:table-cell>
          <table:table-cell table:style-name="ce123" table:formula="oooc:=[.O14]" office:value-type="float" office:value="975">
            <text:p>975 kg</text:p>
          </table:table-cell>
          <table:table-cell table:style-name="ce171" table:formula="oooc:=MIN(FORECAST([.R14];[.S$9:.S$10];[.R$9:.R$10]);FORECAST([.R14];[.S$10:.S$11];[.R$10:.R$11]))" office:value-type="float" office:value="0.914999999999999">
            <text:p>0.91 m</text:p>
          </table:table-cell>
          <table:table-cell table:number-columns-repeated="237"/>
        </table:table-row>
        <table:table-row table:style-name="ro11">
          <table:table-cell/>
          <table:table-cell table:style-name="ce17" office:value-type="string" table:number-columns-spanned="1" table:number-rows-spanned="2">
            <text:p>Max fuel at take-off</text:p>
          </table:table-cell>
          <table:table-cell table:style-name="ce132" table:formula="oooc:=IF([.E13]&gt;[.S9];0;MAX(0;MIN([.Q4]-[.C13];[.Q3];[.O39]-[.C13])))" office:value-type="float" office:value="78.3200000000001" table:number-columns-spanned="2" table:number-rows-spanned="1">
            <text:p>78 Kg</text:p>
          </table:table-cell>
          <table:covered-table-cell table:style-name="ce140"/>
          <table:table-cell table:style-name="ce148" office:value-type="float" office:value="0.73" table:number-columns-spanned="1" table:number-rows-spanned="2">
            <text:p>0.730 m</text:p>
          </table:table-cell>
          <table:table-cell table:style-name="ce78" table:formula="oooc:=[.C15]*[.E15]" office:value-type="float" office:value="57.1736" table:number-columns-spanned="1" table:number-rows-spanned="2">
            <text:p>57.2 Kgm</text:p>
          </table:table-cell>
          <table:table-cell table:number-columns-repeated="10"/>
          <table:table-cell table:style-name="ce126" office:value-type="string">
            <text:p>Full fuel</text:p>
          </table:table-cell>
          <table:table-cell table:number-columns-repeated="239"/>
        </table:table-row>
        <table:table-row table:style-name="ro11">
          <table:table-cell/>
          <table:covered-table-cell table:style-name="ce16"/>
          <table:table-cell table:style-name="ce133" table:formula="oooc:=[.C15]/0.72" office:value-type="float" office:value="108.777777777778">
            <text:p>109 l</text:p>
          </table:table-cell>
          <table:table-cell table:style-name="ce141" table:formula="oooc:=[.C16]*0.26245" office:value-type="float" office:value="28.5487277777778">
            <text:p>28.5 USgal</text:p>
          </table:table-cell>
          <table:covered-table-cell table:style-name="ce149"/>
          <table:covered-table-cell table:style-name="ce73"/>
          <table:table-cell table:number-columns-repeated="250"/>
        </table:table-row>
        <table:table-row table:style-name="ro11">
          <table:table-cell/>
          <table:table-cell table:style-name="ce17" office:value-type="string">
            <text:p>Take-off weight</text:p>
          </table:table-cell>
          <table:table-cell table:style-name="ce134" table:formula="oooc:=[.C13]+[.C15]" office:value-type="float" office:value="975" table:number-columns-spanned="2" table:number-rows-spanned="2">
            <text:p>975 Kg</text:p>
          </table:table-cell>
          <table:covered-table-cell table:style-name="ce142"/>
          <table:table-cell table:style-name="ce150" table:formula="oooc:=[.F17]/[.C17]" office:value-type="float" office:value="0.903722258871795" table:number-columns-spanned="1" table:number-rows-spanned="2">
            <text:p>0.904 m</text:p>
          </table:table-cell>
          <table:table-cell table:style-name="ce157" table:formula="oooc:=[.F13]+[.F15]" office:value-type="float" office:value="881.1292024" table:number-columns-spanned="1" table:number-rows-spanned="2">
            <text:p>881.1 Kgm</text:p>
          </table:table-cell>
          <table:table-cell table:number-columns-repeated="250"/>
        </table:table-row>
        <table:table-row table:style-name="ro11">
          <table:table-cell/>
          <table:table-cell table:style-name="ce18" table:formula="oooc:=CONCATENATE(&quot;Max &quot;; [.$Q$4];&quot; Kg&quot;)" office:value-type="string" office:string-value="Max 975 Kg">
            <text:p>Max 975 Kg</text:p>
          </table:table-cell>
          <table:covered-table-cell table:style-name="ce135"/>
          <table:covered-table-cell table:style-name="ce143"/>
          <table:covered-table-cell table:style-name="ce151"/>
          <table:covered-table-cell table:style-name="ce158"/>
          <table:table-cell table:number-columns-repeated="250"/>
        </table:table-row>
        <table:table-row table:style-name="ro11">
          <table:table-cell/>
          <table:table-cell table:style-name="ce127" office:value-type="string" table:number-columns-spanned="1" table:number-rows-spanned="2">
            <text:p>Full fuel</text:p>
          </table:table-cell>
          <table:table-cell table:style-name="ce136" table:formula="oooc:=[.Q3]" office:value-type="float" office:value="116.2" table:number-columns-spanned="2" table:number-rows-spanned="1">
            <text:p>116 Kg</text:p>
          </table:table-cell>
          <table:covered-table-cell table:style-name="ce144"/>
          <table:table-cell table:style-name="ce152" office:value-type="float" office:value="0.73" table:number-columns-spanned="1" table:number-rows-spanned="2">
            <text:p>0.730 m</text:p>
          </table:table-cell>
          <table:table-cell table:style-name="ce159" table:formula="oooc:=[.C19]*[.E19]" office:value-type="float" office:value="84.826" table:number-columns-spanned="1" table:number-rows-spanned="2">
            <text:p>84.8 Kgm</text:p>
          </table:table-cell>
          <table:table-cell table:number-columns-repeated="250"/>
        </table:table-row>
        <table:table-row table:style-name="ro11">
          <table:table-cell/>
          <table:covered-table-cell table:style-name="ce128"/>
          <table:table-cell table:style-name="ce40" table:formula="oooc:=[.C19]/0.72" office:value-type="float" office:value="161.388888888889">
            <text:p>161 l</text:p>
          </table:table-cell>
          <table:table-cell table:style-name="ce55" table:formula="oooc:=[.C20]*0.26245" office:value-type="float" office:value="42.3565138888889">
            <text:p>42.4 USgal</text:p>
          </table:table-cell>
          <table:covered-table-cell table:style-name="ce152"/>
          <table:covered-table-cell table:style-name="ce160"/>
          <table:table-cell table:number-columns-repeated="250"/>
        </table:table-row>
        <table:table-row table:style-name="ro11">
          <table:table-cell/>
          <table:table-cell table:style-name="ce21" office:value-type="string" table:number-columns-spanned="1" table:number-rows-spanned="2">
            <text:p>Total</text:p>
          </table:table-cell>
          <table:table-cell table:style-name="ce137" table:formula="oooc:=[.C13]+[.C19]" office:value-type="float" office:value="1012.88" table:number-columns-spanned="2" table:number-rows-spanned="2">
            <text:p>1013 Kg</text:p>
          </table:table-cell>
          <table:covered-table-cell table:style-name="ce56"/>
          <table:table-cell table:style-name="ce153" table:formula="oooc:=[.F21]/[.C21]" office:value-type="float" office:value="0.897225340020536" table:number-columns-spanned="1" table:number-rows-spanned="2">
            <text:p>0.897 m</text:p>
          </table:table-cell>
          <table:table-cell table:style-name="ce161" table:formula="oooc:=[.F13]+[.F19]" office:value-type="float" office:value="908.7816024" table:number-columns-spanned="1" table:number-rows-spanned="2">
            <text:p>908.8 Kgm</text:p>
          </table:table-cell>
          <table:table-cell table:number-columns-repeated="250"/>
        </table:table-row>
        <table:table-row table:style-name="ro11">
          <table:table-cell/>
          <table:covered-table-cell table:style-name="ce22"/>
          <table:covered-table-cell table:style-name="ce138"/>
          <table:covered-table-cell table:style-name="ce57"/>
          <table:covered-table-cell table:style-name="ce154"/>
          <table:covered-table-cell table:style-name="ce162"/>
          <table:table-cell table:number-columns-repeated="250"/>
        </table:table-row>
        <table:table-row table:style-name="ro11">
          <table:table-cell table:number-columns-repeated="256"/>
        </table:table-row>
        <table:table-row table:style-name="ro11">
          <table:table-cell>
            <draw:frame table:end-cell-address="G_BNSR.F57" table:end-x="6.293cm" table:end-y="0.164cm" draw:z-index="0" svg:width="25.265cm" svg:height="15.299cm" svg:x="1.717cm" svg:y="0.049cm">
              <draw:object draw:notify-on-update-of-ranges="G_BNSR.J3:G_BNSR.M1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8"/>
          <table:table-cell table:style-name="ce163" office:value-type="string">
            <text:p>Solve the intercept of two straight lines</text:p>
          </table:table-cell>
          <table:table-cell table:number-columns-repeated="246"/>
        </table:table-row>
        <table:table-row table:style-name="ro2">
          <table:table-cell table:number-columns-repeated="9"/>
          <table:table-cell office:value-type="string">
            <text:p>This is line 1 – corresponds to a flight from full fuel to zero fuel</text:p>
          </table:table-cell>
          <table:table-cell table:number-columns-repeated="246"/>
        </table:table-row>
        <table:table-row table:style-name="ro2">
          <table:table-cell table:number-columns-repeated="9"/>
          <table:table-cell table:style-name="ce164" office:value-type="string">
            <text:p>Xa</text:p>
          </table:table-cell>
          <table:table-cell table:style-name="ce165" table:formula="oooc:=[.E21]" office:value-type="float" office:value="0.897225340020536">
            <text:p>0.897 m</text:p>
          </table:table-cell>
          <table:table-cell table:style-name="ce164" office:value-type="string">
            <text:p>Ya</text:p>
          </table:table-cell>
          <table:table-cell table:style-name="ce166" table:formula="oooc:=[.C21]" office:value-type="float" office:value="1012.88">
            <text:p>1012.9 kg</text:p>
          </table:table-cell>
          <table:table-cell table:style-name="ce164" office:value-type="string">
            <text:p>A1</text:p>
          </table:table-cell>
          <table:table-cell table:style-name="ce169" table:formula="oooc:=[.M27]-[.M26]" office:value-type="float" office:value="-116.2">
            <text:p>-116.2</text:p>
          </table:table-cell>
          <table:table-cell table:number-columns-repeated="241"/>
        </table:table-row>
        <table:table-row table:style-name="ro2">
          <table:table-cell table:number-columns-repeated="9"/>
          <table:table-cell table:style-name="ce164" office:value-type="string">
            <text:p>Xb</text:p>
          </table:table-cell>
          <table:table-cell table:style-name="ce165" table:formula="oooc:=[.E13]" office:value-type="float" office:value="0.918895929874649">
            <text:p>0.919 m</text:p>
          </table:table-cell>
          <table:table-cell table:style-name="ce164" office:value-type="string">
            <text:p>Yb</text:p>
          </table:table-cell>
          <table:table-cell table:style-name="ce166" table:formula="oooc:=[.C13]" office:value-type="float" office:value="896.68">
            <text:p>896.7 kg</text:p>
          </table:table-cell>
          <table:table-cell table:style-name="ce164" office:value-type="string">
            <text:p>B1</text:p>
          </table:table-cell>
          <table:table-cell table:style-name="ce169" table:formula="oooc:=[.K26]-[.K27]" office:value-type="float" office:value="-0.0216705898541132">
            <text:p>-0.02</text:p>
          </table:table-cell>
          <table:table-cell table:number-columns-repeated="241"/>
        </table:table-row>
        <table:table-row table:style-name="ro2">
          <table:table-cell table:number-columns-repeated="13"/>
          <table:table-cell table:style-name="ce164" office:value-type="string">
            <text:p>C1</text:p>
          </table:table-cell>
          <table:table-cell table:style-name="ce169" table:formula="oooc:=[.K27]*[.M26]-[.K26]*[.M27]" office:value-type="float" office:value="126.20729156182">
            <text:p>126.21</text:p>
          </table:table-cell>
          <table:table-cell table:number-columns-repeated="241"/>
        </table:table-row>
        <table:table-row table:style-name="ro2">
          <table:table-cell table:number-columns-repeated="13"/>
          <table:table-cell table:style-name="ce164"/>
          <table:table-cell table:style-name="ce169"/>
          <table:table-cell table:number-columns-repeated="241"/>
        </table:table-row>
        <table:table-row table:style-name="ro2">
          <table:table-cell table:number-columns-repeated="9"/>
          <table:table-cell office:value-type="string">
            <text:p>This is line 2 – corresponds to the top-right hand sloping edge of the allowed range</text:p>
          </table:table-cell>
          <table:table-cell table:number-columns-repeated="3"/>
          <table:table-cell table:style-name="ce164"/>
          <table:table-cell table:style-name="ce169"/>
          <table:table-cell table:number-columns-repeated="241"/>
        </table:table-row>
        <table:table-row table:style-name="ro2">
          <table:table-cell table:number-columns-repeated="9"/>
          <table:table-cell table:style-name="ce164" office:value-type="string">
            <text:p>Xc</text:p>
          </table:table-cell>
          <table:table-cell table:style-name="ce165" table:formula="oooc:=[.S11]" office:value-type="float" office:value="0.915">
            <text:p>0.915 m</text:p>
          </table:table-cell>
          <table:table-cell table:style-name="ce164" office:value-type="string">
            <text:p>Yc</text:p>
          </table:table-cell>
          <table:table-cell table:style-name="ce166" table:formula="oooc:=[.R11]" office:value-type="float" office:value="975">
            <text:p>975.0 kg</text:p>
          </table:table-cell>
          <table:table-cell table:style-name="ce164" office:value-type="string">
            <text:p>A2</text:p>
          </table:table-cell>
          <table:table-cell table:style-name="ce169" table:formula="oooc:=[.M32]-[.M31]" office:value-type="float" office:value="-70">
            <text:p>-70</text:p>
          </table:table-cell>
          <table:table-cell table:number-columns-repeated="241"/>
        </table:table-row>
        <table:table-row table:style-name="ro2">
          <table:table-cell table:number-columns-repeated="9"/>
          <table:table-cell table:style-name="ce164" office:value-type="string">
            <text:p>Xd</text:p>
          </table:table-cell>
          <table:table-cell table:style-name="ce165" table:formula="oooc:=[.S10]" office:value-type="float" office:value="0.93">
            <text:p>0.930 m</text:p>
          </table:table-cell>
          <table:table-cell table:style-name="ce164" office:value-type="string">
            <text:p>Yd</text:p>
          </table:table-cell>
          <table:table-cell table:style-name="ce166" table:formula="oooc:=[.R10]" office:value-type="float" office:value="905">
            <text:p>905.0 kg</text:p>
          </table:table-cell>
          <table:table-cell table:style-name="ce164" office:value-type="string">
            <text:p>B2</text:p>
          </table:table-cell>
          <table:table-cell table:style-name="ce169" table:formula="oooc:=[.K31]-[.K32]" office:value-type="float" office:value="-0.015">
            <text:p>-0.02</text:p>
          </table:table-cell>
          <table:table-cell table:number-columns-repeated="241"/>
        </table:table-row>
        <table:table-row table:style-name="ro2">
          <table:table-cell table:number-columns-repeated="13"/>
          <table:table-cell table:style-name="ce164" office:value-type="string">
            <text:p>C2</text:p>
          </table:table-cell>
          <table:table-cell table:style-name="ce169" table:formula="oooc:=[.K32]*[.M31]-[.K31]*[.M32]" office:value-type="float" office:value="78.675">
            <text:p>78.68</text:p>
          </table:table-cell>
          <table:table-cell table:number-columns-repeated="241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9"/>
          <table:table-cell office:value-type="string">
            <text:p>This is the intercept of the two lines</text:p>
          </table:table-cell>
          <table:table-cell table:number-columns-repeated="3"/>
          <table:table-cell table:style-name="ce164"/>
          <table:table-cell table:style-name="ce169"/>
          <table:table-cell table:number-columns-repeated="241"/>
        </table:table-row>
        <table:table-row table:style-name="ro2">
          <table:table-cell table:number-columns-repeated="13"/>
          <table:table-cell table:style-name="ce164" office:value-type="string">
            <text:p>Denom</text:p>
          </table:table-cell>
          <table:table-cell table:style-name="ce169" table:formula="oooc:=[.O26]*[.O32]-[.O31]*[.O27]" office:value-type="float" office:value="0.226058710212079">
            <text:p>0.23</text:p>
          </table:table-cell>
          <table:table-cell table:number-columns-repeated="241"/>
        </table:table-row>
        <table:table-row table:style-name="ro2">
          <table:table-cell table:number-columns-repeated="13"/>
          <table:table-cell table:style-name="ce164"/>
          <table:table-cell table:style-name="ce169"/>
          <table:table-cell table:number-columns-repeated="241"/>
        </table:table-row>
        <table:table-row table:style-name="ro2">
          <table:table-cell table:number-columns-repeated="13"/>
          <table:table-cell table:style-name="ce164" office:value-type="string">
            <text:p>Xint</text:p>
          </table:table-cell>
          <table:table-cell table:style-name="ce165" table:formula="oooc:=([.O27]*[.O33]-[.O32]*[.O28])/[.O36]" office:value-type="float" office:value="0.832419668671093">
            <text:p>0.832 m</text:p>
          </table:table-cell>
          <table:table-cell table:number-columns-repeated="241"/>
        </table:table-row>
        <table:table-row table:style-name="ro2">
          <table:table-cell table:number-columns-repeated="13"/>
          <table:table-cell table:style-name="ce164" office:value-type="string">
            <text:p>Yint</text:p>
          </table:table-cell>
          <table:table-cell table:style-name="ce166" table:formula="oooc:=([.O31]*[.O28]-[.O26]*[.O33])/[.O36]" office:value-type="float" office:value="1360.37487953489">
            <text:p>1360.4 kg</text:p>
          </table:table-cell>
          <table:table-cell table:number-columns-repeated="241"/>
        </table:table-row>
      </table:table>
      <table:table table:name="G_BXPC" table:style-name="ta2" table:protected="true" table:print="false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9" table:number-columns-repeated="4" table:default-cell-style-name="Default"/>
        <table:table-column table:style-name="co3" table:default-cell-style-name="Default"/>
        <table:table-column table:style-name="co10" table:number-columns-repeated="5" table:default-cell-style-name="Default"/>
        <table:table-column table:style-name="co3" table:number-columns-repeated="237" table:default-cell-style-name="Default"/>
        <table:table-row table:style-name="ro2">
          <table:table-cell table:number-columns-repeated="256"/>
        </table:table-row>
        <table:table-row table:style-name="ro9">
          <table:table-cell/>
          <table:table-cell table:style-name="ce8" office:value-type="string" table:number-columns-spanned="5" table:number-rows-spanned="1">
            <text:p>Load Sheet – G-BXPC</text:p>
          </table:table-cell>
          <table:covered-table-cell table:number-columns-repeated="4" table:style-name="ce24"/>
          <table:table-cell table:number-columns-repeated="3"/>
          <table:table-cell table:style-name="ce85" office:value-type="string" table:number-columns-spanned="4" table:number-rows-spanned="1">
            <text:p>Graphing data</text:p>
          </table:table-cell>
          <table:covered-table-cell table:style-name="ce92"/>
          <table:covered-table-cell table:number-columns-repeated="2" table:style-name="ce103"/>
          <table:table-cell/>
          <table:table-cell table:style-name="ce108" office:value-type="string" table:number-columns-spanned="3" table:number-rows-spanned="1">
            <text:p>Aircraft data</text:p>
          </table:table-cell>
          <table:covered-table-cell table:style-name="ce117"/>
          <table:covered-table-cell table:style-name="ce93"/>
          <table:table-cell table:number-columns-repeated="239"/>
        </table:table-row>
        <table:table-row table:style-name="ro10">
          <table:table-cell/>
          <table:table-cell table:style-name="ce9" office:value-type="string" table:number-columns-spanned="5" table:number-rows-spanned="1">
            <text:p>Diamond Katana DA20-A1 G-BXPC, serial number 10258</text:p>
          </table:table-cell>
          <table:covered-table-cell table:number-columns-repeated="4" table:style-name="ce25"/>
          <table:table-cell table:number-columns-repeated="3"/>
          <table:table-cell table:style-name="ce86" office:value-type="string">
            <text:p>Arm</text:p>
          </table:table-cell>
          <table:table-cell table:style-name="ce93" office:value-type="string">
            <text:p>Allowed range</text:p>
          </table:table-cell>
          <table:table-cell table:style-name="ce104" office:value-type="string">
            <text:p>Prohibited fuel</text:p>
          </table:table-cell>
          <table:table-cell table:style-name="ce104" office:value-type="string">
            <text:p>Allowed flight</text:p>
          </table:table-cell>
          <table:table-cell/>
          <table:table-cell table:style-name="ce109" office:value-type="string" table:number-columns-spanned="2" table:number-rows-spanned="1">
            <text:p>Max fuel</text:p>
          </table:table-cell>
          <table:covered-table-cell table:style-name="ce118"/>
          <table:table-cell table:style-name="ce123" office:value-type="float" office:value="53.3">
            <text:p>53 kg</text:p>
          </table:table-cell>
          <table:table-cell table:number-columns-repeated="239"/>
        </table:table-row>
        <table:table-row table:style-name="ro10">
          <table:table-cell/>
          <table:table-cell table:style-name="ce10" office:value-type="string" table:number-columns-spanned="5" table:number-rows-spanned="1">
            <text:p>Based upon weighing report dated 5th March 1997</text:p>
          </table:table-cell>
          <table:covered-table-cell table:number-columns-repeated="4" table:style-name="ce26"/>
          <table:table-cell table:number-columns-repeated="3"/>
          <table:table-cell table:style-name="ce87" table:formula="oooc:=[.P9]" office:value-type="float" office:value="0.25">
            <text:p>0.25 m</text:p>
          </table:table-cell>
          <table:table-cell table:style-name="ce97" table:formula="oooc:=[.O9]" office:value-type="float" office:value="560">
            <text:p>560 kg</text:p>
          </table:table-cell>
          <table:table-cell table:style-name="ce94" table:number-columns-repeated="2"/>
          <table:table-cell/>
          <table:table-cell table:style-name="ce109" office:value-type="string" table:number-columns-spanned="2" table:number-rows-spanned="1">
            <text:p>Max weight</text:p>
          </table:table-cell>
          <table:covered-table-cell table:style-name="ce119"/>
          <table:table-cell table:style-name="ce115" office:value-type="float" office:value="730">
            <text:p>730 kg</text:p>
          </table:table-cell>
          <table:table-cell table:number-columns-repeated="239"/>
        </table:table-row>
        <table:table-row table:style-name="ro10">
          <table:table-cell table:number-columns-repeated="9"/>
          <table:table-cell table:style-name="ce88" table:formula="oooc:=[.P10]" office:value-type="float" office:value="0.25">
            <text:p>0.25 m</text:p>
          </table:table-cell>
          <table:table-cell table:style-name="ce98" table:formula="oooc:=[.O10]" office:value-type="float" office:value="730">
            <text:p>730 kg</text:p>
          </table:table-cell>
          <table:table-cell table:style-name="ce95" table:number-columns-repeated="2"/>
          <table:table-cell table:number-columns-repeated="243"/>
        </table:table-row>
        <table:table-row table:style-name="ro10">
          <table:table-cell/>
          <table:table-cell table:style-name="ce11" office:value-type="string">
            <text:p>Item</text:p>
          </table:table-cell>
          <table:table-cell table:style-name="ce27" office:value-type="string" table:number-columns-spanned="2" table:number-rows-spanned="1">
            <text:p>Weight</text:p>
          </table:table-cell>
          <table:covered-table-cell table:style-name="ce43"/>
          <table:table-cell table:style-name="ce58" office:value-type="string">
            <text:p>Arm</text:p>
          </table:table-cell>
          <table:table-cell table:style-name="ce72" office:value-type="string">
            <text:p>Moment</text:p>
          </table:table-cell>
          <table:table-cell table:number-columns-repeated="3"/>
          <table:table-cell table:style-name="ce88" table:formula="oooc:=[.S10]" office:value-type="float" office:value="0.39">
            <text:p>0.39 m</text:p>
          </table:table-cell>
          <table:table-cell table:style-name="ce98" table:formula="oooc:=[.R10]" office:value-type="float" office:value="730">
            <text:p>730 kg</text:p>
          </table:table-cell>
          <table:table-cell table:style-name="ce95" table:number-columns-repeated="2"/>
          <table:table-cell table:number-columns-repeated="243"/>
        </table:table-row>
        <table:table-row table:style-name="ro10">
          <table:table-cell/>
          <table:table-cell table:style-name="ce12"/>
          <table:table-cell table:style-name="ce28" table:number-columns-spanned="2" table:number-rows-spanned="1"/>
          <table:covered-table-cell table:style-name="ce44"/>
          <table:table-cell table:style-name="ce59"/>
          <table:table-cell table:style-name="ce73"/>
          <table:table-cell table:number-columns-repeated="3"/>
          <table:table-cell table:style-name="ce88" table:formula="oooc:=[.S9]" office:value-type="float" office:value="0.39">
            <text:p>0.39 m</text:p>
          </table:table-cell>
          <table:table-cell table:style-name="ce98" table:formula="oooc:=[.R9]" office:value-type="float" office:value="560">
            <text:p>560 kg</text:p>
          </table:table-cell>
          <table:table-cell table:style-name="ce95" table:number-columns-repeated="2"/>
          <table:table-cell/>
          <table:table-cell table:style-name="ce167" office:value-type="string" table:number-columns-spanned="2" table:number-rows-spanned="1">
            <text:p>Foreward CG limit</text:p>
          </table:table-cell>
          <table:covered-table-cell table:style-name="ce167"/>
          <table:table-cell table:style-name="ce172"/>
          <table:table-cell table:style-name="ce167" office:value-type="string" table:number-columns-spanned="2" table:number-rows-spanned="1">
            <text:p>Aft CG limit</text:p>
          </table:table-cell>
          <table:covered-table-cell table:style-name="ce167"/>
          <table:table-cell/>
          <table:table-cell table:style-name="ce199" office:value-type="float" office:value="140">
            <text:p>140</text:p>
          </table:table-cell>
          <table:table-cell table:style-name="ce200" office:value-type="float" office:value="560">
            <text:p>560 kg</text:p>
          </table:table-cell>
          <table:table-cell table:number-columns-repeated="234"/>
        </table:table-row>
        <table:table-row table:style-name="ro10">
          <table:table-cell/>
          <table:table-cell table:style-name="ce13" office:value-type="string">
            <text:p>Aircraft</text:p>
          </table:table-cell>
          <table:table-cell table:style-name="ce29" office:value-type="float" office:value="524.8" table:number-columns-spanned="2" table:number-rows-spanned="1">
            <text:p>524.8 kg</text:p>
          </table:table-cell>
          <table:covered-table-cell table:style-name="ce45"/>
          <table:table-cell table:style-name="ce145" office:value-type="float" office:value="0.3133">
            <text:p>0.313 m</text:p>
          </table:table-cell>
          <table:table-cell table:style-name="ce74" table:formula="oooc:=[.C8]*[.E8]" office:value-type="float" office:value="164.41984">
            <text:p>164.4 Kgm</text:p>
          </table:table-cell>
          <table:table-cell table:number-columns-repeated="3"/>
          <table:table-cell table:style-name="ce88" table:formula="oooc:=[.P9]" office:value-type="float" office:value="0.25">
            <text:p>0.25 m</text:p>
          </table:table-cell>
          <table:table-cell table:style-name="ce98" table:formula="oooc:=[.O9]" office:value-type="float" office:value="560">
            <text:p>560 kg</text:p>
          </table:table-cell>
          <table:table-cell table:style-name="ce95" table:number-columns-repeated="2"/>
          <table:table-cell/>
          <table:table-cell table:style-name="ce111" office:value-type="string">
            <text:p>Weight</text:p>
          </table:table-cell>
          <table:table-cell table:style-name="ce111" office:value-type="string">
            <text:p>CG limit</text:p>
          </table:table-cell>
          <table:table-cell table:style-name="ce125"/>
          <table:table-cell table:style-name="ce111" office:value-type="string">
            <text:p>Weight</text:p>
          </table:table-cell>
          <table:table-cell table:style-name="ce111" office:value-type="string">
            <text:p>CG limit</text:p>
          </table:table-cell>
          <table:table-cell/>
          <table:table-cell table:style-name="ce199" office:value-type="float" office:value="182.5">
            <text:p>182.5</text:p>
          </table:table-cell>
          <table:table-cell table:style-name="ce200" office:value-type="float" office:value="730">
            <text:p>730 kg</text:p>
          </table:table-cell>
          <table:table-cell table:number-columns-repeated="234"/>
        </table:table-row>
        <table:table-row table:style-name="ro10">
          <table:table-cell/>
          <table:table-cell table:style-name="ce13" office:value-type="string">
            <text:p>Pilot</text:p>
          </table:table-cell>
          <table:table-cell table:style-name="ce30" table:content-validation-name="val2" office:value-type="float" office:value="70" table:number-columns-spanned="2" table:number-rows-spanned="1">
            <text:p>70 Kg</text:p>
          </table:table-cell>
          <table:covered-table-cell table:style-name="ce46" table:content-validation-name="val2"/>
          <table:table-cell table:style-name="ce145" office:value-type="float" office:value="0.143">
            <text:p>0.143 m</text:p>
          </table:table-cell>
          <table:table-cell table:style-name="ce74" table:formula="oooc:=[.C9]*[.E9]" office:value-type="float" office:value="10.01">
            <text:p>10.0 Kgm</text:p>
          </table:table-cell>
          <table:table-cell table:number-columns-repeated="3"/>
          <table:table-cell table:style-name="ce90" table:formula="oooc:=[.E21]" office:value-type="float" office:value="0.31800451190642">
            <text:p>0.32 m</text:p>
          </table:table-cell>
          <table:table-cell table:style-name="ce100"/>
          <table:table-cell table:style-name="ce105" table:formula="oooc:=[.C21]" office:value-type="float" office:value="718.1">
            <text:p>718 kg</text:p>
          </table:table-cell>
          <table:table-cell table:style-name="ce100"/>
          <table:table-cell/>
          <table:table-cell table:style-name="ce168" office:value-type="float" office:value="560">
            <text:p>560 kg</text:p>
          </table:table-cell>
          <table:table-cell table:style-name="ce170" office:value-type="float" office:value="0.25">
            <text:p>0.25 m</text:p>
          </table:table-cell>
          <table:table-cell/>
          <table:table-cell table:style-name="ce168" office:value-type="float" office:value="560">
            <text:p>560 kg</text:p>
          </table:table-cell>
          <table:table-cell table:style-name="ce170" office:value-type="float" office:value="0.39">
            <text:p>0.39 m</text:p>
          </table:table-cell>
          <table:table-cell/>
          <table:table-cell table:style-name="ce199" office:value-type="float" office:value="284.7">
            <text:p>284.7</text:p>
          </table:table-cell>
          <table:table-cell table:style-name="ce200" office:value-type="float" office:value="730">
            <text:p>730 kg</text:p>
          </table:table-cell>
          <table:table-cell table:number-columns-repeated="234"/>
        </table:table-row>
        <table:table-row table:style-name="ro11">
          <table:table-cell/>
          <table:table-cell table:style-name="ce13" office:value-type="string">
            <text:p>Co-pilot</text:p>
          </table:table-cell>
          <table:table-cell table:style-name="ce30" table:content-validation-name="val2" office:value-type="float" office:value="70" table:number-columns-spanned="2" table:number-rows-spanned="1">
            <text:p>70 Kg</text:p>
          </table:table-cell>
          <table:covered-table-cell table:style-name="ce46" table:content-validation-name="val2"/>
          <table:table-cell table:style-name="ce145" office:value-type="float" office:value="0.143">
            <text:p>0.143 m</text:p>
          </table:table-cell>
          <table:table-cell table:style-name="ce74" table:formula="oooc:=[.C10]*[.E10]" office:value-type="float" office:value="10.01">
            <text:p>10.0 Kgm</text:p>
          </table:table-cell>
          <table:table-cell table:number-columns-repeated="3"/>
          <table:table-cell table:style-name="ce91" table:formula="oooc:=[.E17]" office:value-type="float" office:value="0.31800451190642">
            <text:p>0.32 m</text:p>
          </table:table-cell>
          <table:table-cell table:style-name="ce101"/>
          <table:table-cell table:style-name="ce106" table:formula="oooc:=[.C17]" office:value-type="float" office:value="718.1">
            <text:p>718 kg</text:p>
          </table:table-cell>
          <table:table-cell table:style-name="ce106" table:formula="oooc:=[.C17]" office:value-type="float" office:value="718.1">
            <text:p>718 kg</text:p>
          </table:table-cell>
          <table:table-cell/>
          <table:table-cell table:style-name="ce168" office:value-type="float" office:value="730">
            <text:p>730 kg</text:p>
          </table:table-cell>
          <table:table-cell table:style-name="ce170" office:value-type="float" office:value="0.25">
            <text:p>0.25 m</text:p>
          </table:table-cell>
          <table:table-cell/>
          <table:table-cell table:style-name="ce168" office:value-type="float" office:value="730">
            <text:p>730 kg</text:p>
          </table:table-cell>
          <table:table-cell table:style-name="ce170" office:value-type="float" office:value="0.39">
            <text:p>0.39 m</text:p>
          </table:table-cell>
          <table:table-cell/>
          <table:table-cell table:style-name="ce199" office:value-type="float" office:value="218.4">
            <text:p>218.4</text:p>
          </table:table-cell>
          <table:table-cell table:style-name="ce200" office:value-type="float" office:value="560">
            <text:p>560 kg</text:p>
          </table:table-cell>
          <table:table-cell table:number-columns-repeated="234"/>
        </table:table-row>
        <table:table-row table:style-name="ro11">
          <table:table-cell/>
          <table:table-cell table:style-name="ce13" office:value-type="string">
            <text:p>Baggage</text:p>
          </table:table-cell>
          <table:table-cell table:style-name="ce173" table:content-validation-name="val4" office:value-type="float" office:value="0" table:number-columns-spanned="2" table:number-rows-spanned="1">
            <text:p>0 Kg</text:p>
          </table:table-cell>
          <table:covered-table-cell table:style-name="ce182"/>
          <table:table-cell table:style-name="ce145" office:value-type="float" office:value="0.824">
            <text:p>0.824 m</text:p>
          </table:table-cell>
          <table:table-cell table:style-name="ce74" table:formula="oooc:=[.C11]*[.E11]" office:value-type="float" office:value="0">
            <text:p>0.0 Kgm</text:p>
          </table:table-cell>
          <table:table-cell table:number-columns-repeated="3"/>
          <table:table-cell table:style-name="ce89" table:formula="oooc:=[.E13]" office:value-type="float" office:value="0.277436582430806">
            <text:p>0.28 m</text:p>
          </table:table-cell>
          <table:table-cell table:style-name="ce102" table:number-columns-repeated="2"/>
          <table:table-cell table:style-name="ce107" table:formula="oooc:=[.C13]" office:value-type="float" office:value="664.8">
            <text:p>665 kg</text:p>
          </table:table-cell>
          <table:table-cell table:number-columns-repeated="7"/>
          <table:table-cell table:style-name="ce199" office:value-type="float" office:value="140">
            <text:p>140</text:p>
          </table:table-cell>
          <table:table-cell table:style-name="ce200" office:value-type="float" office:value="560">
            <text:p>560 kg</text:p>
          </table:table-cell>
          <table:table-cell table:number-columns-repeated="234"/>
        </table:table-row>
        <table:table-row table:style-name="ro11">
          <table:table-cell/>
          <table:table-cell table:style-name="ce14"/>
          <table:table-cell table:style-name="ce32" table:number-columns-repeated="2"/>
          <table:table-cell table:style-name="ce61"/>
          <table:table-cell table:style-name="ce75"/>
          <table:table-cell table:number-columns-repeated="250"/>
        </table:table-row>
        <table:table-row table:style-name="ro11">
          <table:table-cell/>
          <table:table-cell table:style-name="ce15" office:value-type="string" table:number-columns-spanned="1" table:number-rows-spanned="2">
            <text:p>Zero fuel</text:p>
          </table:table-cell>
          <table:table-cell table:style-name="ce174" table:formula="oooc:=SUM([.C8:.C12])" office:value-type="float" office:value="664.8" table:number-columns-spanned="2" table:number-rows-spanned="2">
            <text:p>665 Kg</text:p>
          </table:table-cell>
          <table:covered-table-cell table:style-name="ce48"/>
          <table:table-cell table:style-name="ce185" table:formula="oooc:=[.F13]/[.C13]" office:value-type="float" office:value="0.277436582430806" table:number-columns-spanned="1" table:number-rows-spanned="2">
            <text:p>0.277 m</text:p>
          </table:table-cell>
          <table:table-cell table:style-name="ce193" table:formula="oooc:=SUM([.F8:.F11])" office:value-type="float" office:value="184.43984" table:number-columns-spanned="1" table:number-rows-spanned="2">
            <text:p>184.4 Kgm</text:p>
          </table:table-cell>
          <table:table-cell table:number-columns-repeated="8"/>
          <table:table-cell table:style-name="ce123" table:formula="oooc:=[.C13]" office:value-type="float" office:value="664.8">
            <text:p>665 kg</text:p>
          </table:table-cell>
          <table:table-cell table:style-name="ce171" table:formula="oooc:=FORECAST([.O13];[.P$9:.P$10];[.O$9:.O$10])" office:value-type="float" office:value="0.25">
            <text:p>0.25 m</text:p>
          </table:table-cell>
          <table:table-cell table:style-name="ce126" office:value-type="string">
            <text:p>Zero fuel</text:p>
          </table:table-cell>
          <table:table-cell table:style-name="ce123" table:formula="oooc:=[.O13]" office:value-type="float" office:value="664.8">
            <text:p>665 kg</text:p>
          </table:table-cell>
          <table:table-cell table:style-name="ce171" table:formula="oooc:=FORECAST([.R13];[.S$9:.S$10];[.R$9:.R$10])" office:value-type="float" office:value="0.39">
            <text:p>0.39 m</text:p>
          </table:table-cell>
          <table:table-cell table:number-columns-repeated="237"/>
        </table:table-row>
        <table:table-row table:style-name="ro11">
          <table:table-cell/>
          <table:covered-table-cell table:style-name="ce16"/>
          <table:covered-table-cell table:style-name="ce175"/>
          <table:covered-table-cell table:style-name="ce49"/>
          <table:covered-table-cell table:style-name="ce186"/>
          <table:covered-table-cell table:style-name="ce194"/>
          <table:table-cell table:number-columns-repeated="8"/>
          <table:table-cell table:style-name="ce123" table:formula="oooc:=[.C17]" office:value-type="float" office:value="718.1">
            <text:p>718 kg</text:p>
          </table:table-cell>
          <table:table-cell table:style-name="ce171" table:formula="oooc:=FORECAST([.O14];[.P$9:.P$10];[.O$9:.O$10])" office:value-type="float" office:value="0.25">
            <text:p>0.25 m</text:p>
          </table:table-cell>
          <table:table-cell table:style-name="ce126" office:value-type="string">
            <text:p>Max Fuel</text:p>
          </table:table-cell>
          <table:table-cell table:style-name="ce123" table:formula="oooc:=[.O14]" office:value-type="float" office:value="718.1">
            <text:p>718 kg</text:p>
          </table:table-cell>
          <table:table-cell table:style-name="ce171" table:formula="oooc:=FORECAST([.R14];[.S$9:.S$10];[.R$9:.R$10])" office:value-type="float" office:value="0.39">
            <text:p>0.39 m</text:p>
          </table:table-cell>
          <table:table-cell table:number-columns-repeated="237"/>
        </table:table-row>
        <table:table-row table:style-name="ro11">
          <table:table-cell/>
          <table:table-cell table:style-name="ce17" office:value-type="string" table:number-columns-spanned="1" table:number-rows-spanned="2">
            <text:p>Max fuel at take-off</text:p>
          </table:table-cell>
          <table:table-cell table:style-name="ce176" table:formula="oooc:=MAX(0;MIN([.Q4]-[.C13];[.Q3]))" office:value-type="float" office:value="53.3" table:number-columns-spanned="2" table:number-rows-spanned="1">
            <text:p>53 Kg</text:p>
          </table:table-cell>
          <table:covered-table-cell table:style-name="ce183"/>
          <table:table-cell table:style-name="ce148" office:value-type="float" office:value="0.824" table:number-columns-spanned="1" table:number-rows-spanned="2">
            <text:p>0.824 m</text:p>
          </table:table-cell>
          <table:table-cell table:style-name="ce78" table:formula="oooc:=[.C15]*[.E15]" office:value-type="float" office:value="43.9192" table:number-columns-spanned="1" table:number-rows-spanned="2">
            <text:p>43.9 Kgm</text:p>
          </table:table-cell>
          <table:table-cell table:number-columns-repeated="250"/>
        </table:table-row>
        <table:table-row table:style-name="ro11">
          <table:table-cell/>
          <table:covered-table-cell table:style-name="ce16"/>
          <table:table-cell table:style-name="ce177" table:formula="oooc:=[.C15]/0.72" office:value-type="float" office:value="74.0277777777778">
            <text:p>74 l</text:p>
          </table:table-cell>
          <table:table-cell table:style-name="ce184" table:formula="oooc:=[.C16]*0.26245" office:value-type="float" office:value="19.4285902777778">
            <text:p>19.4 USgal</text:p>
          </table:table-cell>
          <table:covered-table-cell table:style-name="ce149"/>
          <table:covered-table-cell table:style-name="ce73"/>
          <table:table-cell table:number-columns-repeated="250"/>
        </table:table-row>
        <table:table-row table:style-name="ro11">
          <table:table-cell/>
          <table:table-cell table:style-name="ce17" office:value-type="string">
            <text:p>Weight at take-off</text:p>
          </table:table-cell>
          <table:table-cell table:style-name="ce178" table:formula="oooc:=[.C13]+[.C15]" office:value-type="float" office:value="718.1" table:number-columns-spanned="2" table:number-rows-spanned="2">
            <text:p>718 Kg</text:p>
          </table:table-cell>
          <table:covered-table-cell table:style-name="ce52"/>
          <table:table-cell table:style-name="ce187" table:formula="oooc:=[.F17]/[.C17]" office:value-type="float" office:value="0.31800451190642" table:number-columns-spanned="1" table:number-rows-spanned="2">
            <text:p>0.318 m</text:p>
          </table:table-cell>
          <table:table-cell table:style-name="ce195" table:formula="oooc:=[.F13]+[.F15]" office:value-type="float" office:value="228.35904" table:number-columns-spanned="1" table:number-rows-spanned="2">
            <text:p>228.4 Kgm</text:p>
          </table:table-cell>
          <table:table-cell table:number-columns-repeated="250"/>
        </table:table-row>
        <table:table-row table:style-name="ro11">
          <table:table-cell/>
          <table:table-cell table:style-name="ce18" table:formula="oooc:=CONCATENATE(&quot;Max &quot;; [.$Q$4];&quot; Kg&quot;)" office:value-type="string" office:string-value="Max 730 Kg">
            <text:p>Max 730 Kg</text:p>
          </table:table-cell>
          <table:covered-table-cell table:style-name="ce179"/>
          <table:covered-table-cell table:style-name="ce53"/>
          <table:covered-table-cell table:style-name="ce188"/>
          <table:covered-table-cell table:style-name="ce196"/>
          <table:table-cell table:number-columns-repeated="250"/>
        </table:table-row>
        <table:table-row table:style-name="ro11">
          <table:table-cell/>
          <table:table-cell table:style-name="ce127" office:value-type="string" table:number-columns-spanned="1" table:number-rows-spanned="2">
            <text:p>Full fuel</text:p>
          </table:table-cell>
          <table:table-cell table:style-name="ce39" table:formula="oooc:=[.Q3]" office:value-type="float" office:value="53.3" table:number-columns-spanned="2" table:number-rows-spanned="1">
            <text:p>53 Kg</text:p>
          </table:table-cell>
          <table:covered-table-cell table:style-name="ce54"/>
          <table:table-cell table:style-name="ce189" office:value-type="float" office:value="0.824" table:number-columns-spanned="1" table:number-rows-spanned="2">
            <text:p>0.824 m</text:p>
          </table:table-cell>
          <table:table-cell table:style-name="ce81" table:formula="oooc:=[.C19]*[.E19]" office:value-type="float" office:value="43.9192" table:number-columns-spanned="1" table:number-rows-spanned="2">
            <text:p>43.9 Kgm</text:p>
          </table:table-cell>
          <table:table-cell table:number-columns-repeated="250"/>
        </table:table-row>
        <table:table-row table:style-name="ro11">
          <table:table-cell/>
          <table:covered-table-cell table:style-name="ce128"/>
          <table:table-cell table:style-name="ce40" table:formula="oooc:=[.C19]/0.72" office:value-type="float" office:value="74.0277777777778">
            <text:p>74 l</text:p>
          </table:table-cell>
          <table:table-cell table:style-name="ce55" table:formula="oooc:=[.C20]*0.26245" office:value-type="float" office:value="19.4285902777778">
            <text:p>19.4 USgal</text:p>
          </table:table-cell>
          <table:covered-table-cell table:style-name="ce190"/>
          <table:covered-table-cell table:style-name="ce82"/>
          <table:table-cell table:number-columns-repeated="250"/>
        </table:table-row>
        <table:table-row table:style-name="ro11">
          <table:table-cell/>
          <table:table-cell table:style-name="ce21" office:value-type="string" table:number-columns-spanned="1" table:number-rows-spanned="2">
            <text:p>Total</text:p>
          </table:table-cell>
          <table:table-cell table:style-name="ce180" table:formula="oooc:=[.C13]+[.C19]" office:value-type="float" office:value="718.1" table:number-columns-spanned="2" table:number-rows-spanned="2">
            <text:p>718 Kg</text:p>
          </table:table-cell>
          <table:covered-table-cell table:style-name="ce56"/>
          <table:table-cell table:style-name="ce191" table:formula="oooc:=[.F21]/[.C21]" office:value-type="float" office:value="0.31800451190642" table:number-columns-spanned="1" table:number-rows-spanned="2">
            <text:p>0.318 m</text:p>
          </table:table-cell>
          <table:table-cell table:style-name="ce197" table:formula="oooc:=[.F13]+[.F19]" office:value-type="float" office:value="228.35904" table:number-columns-spanned="1" table:number-rows-spanned="2">
            <text:p>228.4 Kgm</text:p>
          </table:table-cell>
          <table:table-cell table:number-columns-repeated="250"/>
        </table:table-row>
        <table:table-row table:style-name="ro11">
          <table:table-cell/>
          <table:covered-table-cell table:style-name="ce22"/>
          <table:covered-table-cell table:style-name="ce181"/>
          <table:covered-table-cell table:style-name="ce57"/>
          <table:covered-table-cell table:style-name="ce192"/>
          <table:covered-table-cell table:style-name="ce198"/>
          <table:table-cell table:number-columns-repeated="250"/>
        </table:table-row>
        <table:table-row table:style-name="ro11">
          <table:table-cell table:number-columns-repeated="256"/>
        </table:table-row>
        <table:table-row table:style-name="ro11">
          <table:table-cell>
            <draw:frame table:end-cell-address="G_BXPC.F57" table:end-x="6.293cm" table:end-y="0.164cm" draw:z-index="0" svg:width="25.265cm" svg:height="15.299cm" svg:x="1.717cm" svg:y="0.049cm">
              <draw:object draw:notify-on-update-of-ranges="G_BXPC.J3:G_BXPC.M1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55"/>
        </table:table-row>
      </table:table>
      <table:table table:name="G_BXPD" table:style-name="ta2" table:protected="true" table:print="false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9" table:number-columns-repeated="4" table:default-cell-style-name="Default"/>
        <table:table-column table:style-name="co3" table:default-cell-style-name="Default"/>
        <table:table-column table:style-name="co10" table:number-columns-repeated="5" table:default-cell-style-name="Default"/>
        <table:table-column table:style-name="co3" table:number-columns-repeated="237" table:default-cell-style-name="Default"/>
        <table:table-row table:style-name="ro2">
          <table:table-cell table:number-columns-repeated="256"/>
        </table:table-row>
        <table:table-row table:style-name="ro9">
          <table:table-cell/>
          <table:table-cell table:style-name="ce8" office:value-type="string" table:number-columns-spanned="5" table:number-rows-spanned="1">
            <text:p>Load Sheet – G-BXPD</text:p>
          </table:table-cell>
          <table:covered-table-cell table:number-columns-repeated="4" table:style-name="ce24"/>
          <table:table-cell table:number-columns-repeated="3"/>
          <table:table-cell table:style-name="ce85" office:value-type="string" table:number-columns-spanned="4" table:number-rows-spanned="1">
            <text:p>Graphing data</text:p>
          </table:table-cell>
          <table:covered-table-cell table:style-name="ce92"/>
          <table:covered-table-cell table:number-columns-repeated="2" table:style-name="ce103"/>
          <table:table-cell/>
          <table:table-cell table:style-name="ce108" office:value-type="string" table:number-columns-spanned="3" table:number-rows-spanned="1">
            <text:p>Aircraft data</text:p>
          </table:table-cell>
          <table:covered-table-cell table:style-name="ce117"/>
          <table:covered-table-cell table:style-name="ce93"/>
          <table:table-cell table:number-columns-repeated="239"/>
        </table:table-row>
        <table:table-row table:style-name="ro10">
          <table:table-cell/>
          <table:table-cell table:style-name="ce9" office:value-type="string" table:number-columns-spanned="5" table:number-rows-spanned="1">
            <text:p>Diamond Katana DA20-A1 G-BXPD, serial number 10259</text:p>
          </table:table-cell>
          <table:covered-table-cell table:number-columns-repeated="4" table:style-name="ce25"/>
          <table:table-cell table:number-columns-repeated="3"/>
          <table:table-cell table:style-name="ce86" office:value-type="string">
            <text:p>Arm</text:p>
          </table:table-cell>
          <table:table-cell table:style-name="ce93" office:value-type="string">
            <text:p>Allowed range</text:p>
          </table:table-cell>
          <table:table-cell table:style-name="ce104" office:value-type="string">
            <text:p>Prohibited fuel</text:p>
          </table:table-cell>
          <table:table-cell table:style-name="ce104" office:value-type="string">
            <text:p>Allowed flight</text:p>
          </table:table-cell>
          <table:table-cell/>
          <table:table-cell table:style-name="ce109" office:value-type="string" table:number-columns-spanned="2" table:number-rows-spanned="1">
            <text:p>Max fuel</text:p>
          </table:table-cell>
          <table:covered-table-cell table:style-name="ce118"/>
          <table:table-cell table:style-name="ce123" office:value-type="float" office:value="53.3">
            <text:p>53 kg</text:p>
          </table:table-cell>
          <table:table-cell table:number-columns-repeated="239"/>
        </table:table-row>
        <table:table-row table:style-name="ro10">
          <table:table-cell/>
          <table:table-cell table:style-name="ce10" office:value-type="string" table:number-columns-spanned="5" table:number-rows-spanned="1">
            <text:p>Based upon weighing report dated 26th February 1997</text:p>
          </table:table-cell>
          <table:covered-table-cell table:number-columns-repeated="4" table:style-name="ce26"/>
          <table:table-cell table:number-columns-repeated="3"/>
          <table:table-cell table:style-name="ce87" table:formula="oooc:=[.P9]" office:value-type="float" office:value="0.25">
            <text:p>0.25 m</text:p>
          </table:table-cell>
          <table:table-cell table:style-name="ce97" table:formula="oooc:=[.O9]" office:value-type="float" office:value="560">
            <text:p>560 kg</text:p>
          </table:table-cell>
          <table:table-cell table:style-name="ce94" table:number-columns-repeated="2"/>
          <table:table-cell/>
          <table:table-cell table:style-name="ce109" office:value-type="string" table:number-columns-spanned="2" table:number-rows-spanned="1">
            <text:p>Max weight</text:p>
          </table:table-cell>
          <table:covered-table-cell table:style-name="ce119"/>
          <table:table-cell table:style-name="ce115" office:value-type="float" office:value="730">
            <text:p>730 kg</text:p>
          </table:table-cell>
          <table:table-cell table:number-columns-repeated="239"/>
        </table:table-row>
        <table:table-row table:style-name="ro10">
          <table:table-cell table:number-columns-repeated="9"/>
          <table:table-cell table:style-name="ce88" table:formula="oooc:=[.P10]" office:value-type="float" office:value="0.25">
            <text:p>0.25 m</text:p>
          </table:table-cell>
          <table:table-cell table:style-name="ce98" table:formula="oooc:=[.O10]" office:value-type="float" office:value="730">
            <text:p>730 kg</text:p>
          </table:table-cell>
          <table:table-cell table:style-name="ce95" table:number-columns-repeated="2"/>
          <table:table-cell table:number-columns-repeated="243"/>
        </table:table-row>
        <table:table-row table:style-name="ro10">
          <table:table-cell/>
          <table:table-cell table:style-name="ce11" office:value-type="string">
            <text:p>Item</text:p>
          </table:table-cell>
          <table:table-cell table:style-name="ce27" office:value-type="string" table:number-columns-spanned="2" table:number-rows-spanned="1">
            <text:p>Weight</text:p>
          </table:table-cell>
          <table:covered-table-cell table:style-name="ce43"/>
          <table:table-cell table:style-name="ce58" office:value-type="string">
            <text:p>Arm</text:p>
          </table:table-cell>
          <table:table-cell table:style-name="ce72" office:value-type="string">
            <text:p>Moment</text:p>
          </table:table-cell>
          <table:table-cell table:number-columns-repeated="3"/>
          <table:table-cell table:style-name="ce88" table:formula="oooc:=[.S10]" office:value-type="float" office:value="0.39">
            <text:p>0.39 m</text:p>
          </table:table-cell>
          <table:table-cell table:style-name="ce98" table:formula="oooc:=[.R10]" office:value-type="float" office:value="730">
            <text:p>730 kg</text:p>
          </table:table-cell>
          <table:table-cell table:style-name="ce95" table:number-columns-repeated="2"/>
          <table:table-cell table:number-columns-repeated="243"/>
        </table:table-row>
        <table:table-row table:style-name="ro10">
          <table:table-cell/>
          <table:table-cell table:style-name="ce12"/>
          <table:table-cell table:style-name="ce28" table:number-columns-spanned="2" table:number-rows-spanned="1"/>
          <table:covered-table-cell table:style-name="ce44"/>
          <table:table-cell table:style-name="ce59"/>
          <table:table-cell table:style-name="ce73"/>
          <table:table-cell table:number-columns-repeated="3"/>
          <table:table-cell table:style-name="ce88" table:formula="oooc:=[.S9]" office:value-type="float" office:value="0.39">
            <text:p>0.39 m</text:p>
          </table:table-cell>
          <table:table-cell table:style-name="ce98" table:formula="oooc:=[.R9]" office:value-type="float" office:value="560">
            <text:p>560 kg</text:p>
          </table:table-cell>
          <table:table-cell table:style-name="ce95" table:number-columns-repeated="2"/>
          <table:table-cell/>
          <table:table-cell table:style-name="ce167" office:value-type="string" table:number-columns-spanned="2" table:number-rows-spanned="1">
            <text:p>Foreward CG limit</text:p>
          </table:table-cell>
          <table:covered-table-cell table:style-name="ce167"/>
          <table:table-cell table:style-name="ce172"/>
          <table:table-cell table:style-name="ce167" office:value-type="string" table:number-columns-spanned="2" table:number-rows-spanned="1">
            <text:p>Aft CG limit</text:p>
          </table:table-cell>
          <table:covered-table-cell table:style-name="ce167"/>
          <table:table-cell/>
          <table:table-cell table:style-name="ce199" office:value-type="float" office:value="140">
            <text:p>140</text:p>
          </table:table-cell>
          <table:table-cell table:style-name="ce200" office:value-type="float" office:value="560">
            <text:p>560 kg</text:p>
          </table:table-cell>
          <table:table-cell table:number-columns-repeated="234"/>
        </table:table-row>
        <table:table-row table:style-name="ro10">
          <table:table-cell/>
          <table:table-cell table:style-name="ce13" office:value-type="string">
            <text:p>Aircraft</text:p>
          </table:table-cell>
          <table:table-cell table:style-name="ce29" office:value-type="float" office:value="521.2" table:number-columns-spanned="2" table:number-rows-spanned="1">
            <text:p>521.2 kg</text:p>
          </table:table-cell>
          <table:covered-table-cell table:style-name="ce45"/>
          <table:table-cell table:style-name="ce145" office:value-type="float" office:value="0.321">
            <text:p>0.321 m</text:p>
          </table:table-cell>
          <table:table-cell table:style-name="ce74" table:formula="oooc:=[.C8]*[.E8]" office:value-type="float" office:value="167.3052">
            <text:p>167.3 Kgm</text:p>
          </table:table-cell>
          <table:table-cell table:number-columns-repeated="3"/>
          <table:table-cell table:style-name="ce88" table:formula="oooc:=[.P9]" office:value-type="float" office:value="0.25">
            <text:p>0.25 m</text:p>
          </table:table-cell>
          <table:table-cell table:style-name="ce98" table:formula="oooc:=[.O9]" office:value-type="float" office:value="560">
            <text:p>560 kg</text:p>
          </table:table-cell>
          <table:table-cell table:style-name="ce95" table:number-columns-repeated="2"/>
          <table:table-cell/>
          <table:table-cell table:style-name="ce111" office:value-type="string">
            <text:p>Weight</text:p>
          </table:table-cell>
          <table:table-cell table:style-name="ce111" office:value-type="string">
            <text:p>CG limit</text:p>
          </table:table-cell>
          <table:table-cell table:style-name="ce125"/>
          <table:table-cell table:style-name="ce111" office:value-type="string">
            <text:p>Weight</text:p>
          </table:table-cell>
          <table:table-cell table:style-name="ce111" office:value-type="string">
            <text:p>CG limit</text:p>
          </table:table-cell>
          <table:table-cell/>
          <table:table-cell table:style-name="ce199" office:value-type="float" office:value="182.5">
            <text:p>182.5</text:p>
          </table:table-cell>
          <table:table-cell table:style-name="ce200" office:value-type="float" office:value="730">
            <text:p>730 kg</text:p>
          </table:table-cell>
          <table:table-cell table:number-columns-repeated="234"/>
        </table:table-row>
        <table:table-row table:style-name="ro10">
          <table:table-cell/>
          <table:table-cell table:style-name="ce13" office:value-type="string">
            <text:p>Pilot</text:p>
          </table:table-cell>
          <table:table-cell table:style-name="ce30" table:content-validation-name="val2" office:value-type="float" office:value="70" table:number-columns-spanned="2" table:number-rows-spanned="1">
            <text:p>70 Kg</text:p>
          </table:table-cell>
          <table:covered-table-cell table:style-name="ce46" table:content-validation-name="val2"/>
          <table:table-cell table:style-name="ce145" office:value-type="float" office:value="0.143">
            <text:p>0.143 m</text:p>
          </table:table-cell>
          <table:table-cell table:style-name="ce74" table:formula="oooc:=[.C9]*[.E9]" office:value-type="float" office:value="10.01">
            <text:p>10.0 Kgm</text:p>
          </table:table-cell>
          <table:table-cell table:number-columns-repeated="3"/>
          <table:table-cell table:style-name="ce90" table:formula="oooc:=[.E21]" office:value-type="float" office:value="0.323645066480056">
            <text:p>0.32 m</text:p>
          </table:table-cell>
          <table:table-cell table:style-name="ce100"/>
          <table:table-cell table:style-name="ce105" table:formula="oooc:=[.C21]" office:value-type="float" office:value="714.5">
            <text:p>715 kg</text:p>
          </table:table-cell>
          <table:table-cell table:style-name="ce100"/>
          <table:table-cell/>
          <table:table-cell table:style-name="ce168" office:value-type="float" office:value="560">
            <text:p>560 kg</text:p>
          </table:table-cell>
          <table:table-cell table:style-name="ce170" office:value-type="float" office:value="0.25">
            <text:p>0.25 m</text:p>
          </table:table-cell>
          <table:table-cell/>
          <table:table-cell table:style-name="ce168" office:value-type="float" office:value="560">
            <text:p>560 kg</text:p>
          </table:table-cell>
          <table:table-cell table:style-name="ce170" office:value-type="float" office:value="0.39">
            <text:p>0.39 m</text:p>
          </table:table-cell>
          <table:table-cell/>
          <table:table-cell table:style-name="ce199" office:value-type="float" office:value="284.7">
            <text:p>284.7</text:p>
          </table:table-cell>
          <table:table-cell table:style-name="ce200" office:value-type="float" office:value="730">
            <text:p>730 kg</text:p>
          </table:table-cell>
          <table:table-cell table:number-columns-repeated="234"/>
        </table:table-row>
        <table:table-row table:style-name="ro11">
          <table:table-cell/>
          <table:table-cell table:style-name="ce13" office:value-type="string">
            <text:p>Co-pilot</text:p>
          </table:table-cell>
          <table:table-cell table:style-name="ce30" table:content-validation-name="val2" office:value-type="float" office:value="70" table:number-columns-spanned="2" table:number-rows-spanned="1">
            <text:p>70 Kg</text:p>
          </table:table-cell>
          <table:covered-table-cell table:style-name="ce46" table:content-validation-name="val2"/>
          <table:table-cell table:style-name="ce145" office:value-type="float" office:value="0.143">
            <text:p>0.143 m</text:p>
          </table:table-cell>
          <table:table-cell table:style-name="ce74" table:formula="oooc:=[.C10]*[.E10]" office:value-type="float" office:value="10.01">
            <text:p>10.0 Kgm</text:p>
          </table:table-cell>
          <table:table-cell table:number-columns-repeated="3"/>
          <table:table-cell table:style-name="ce91" table:formula="oooc:=[.E17]" office:value-type="float" office:value="0.323645066480056">
            <text:p>0.32 m</text:p>
          </table:table-cell>
          <table:table-cell table:style-name="ce101"/>
          <table:table-cell table:style-name="ce106" table:formula="oooc:=[.C17]" office:value-type="float" office:value="714.5">
            <text:p>715 kg</text:p>
          </table:table-cell>
          <table:table-cell table:style-name="ce106" table:formula="oooc:=[.C17]" office:value-type="float" office:value="714.5">
            <text:p>715 kg</text:p>
          </table:table-cell>
          <table:table-cell/>
          <table:table-cell table:style-name="ce168" office:value-type="float" office:value="730">
            <text:p>730 kg</text:p>
          </table:table-cell>
          <table:table-cell table:style-name="ce170" office:value-type="float" office:value="0.25">
            <text:p>0.25 m</text:p>
          </table:table-cell>
          <table:table-cell/>
          <table:table-cell table:style-name="ce168" office:value-type="float" office:value="730">
            <text:p>730 kg</text:p>
          </table:table-cell>
          <table:table-cell table:style-name="ce170" office:value-type="float" office:value="0.39">
            <text:p>0.39 m</text:p>
          </table:table-cell>
          <table:table-cell/>
          <table:table-cell table:style-name="ce199" office:value-type="float" office:value="218.4">
            <text:p>218.4</text:p>
          </table:table-cell>
          <table:table-cell table:style-name="ce200" office:value-type="float" office:value="560">
            <text:p>560 kg</text:p>
          </table:table-cell>
          <table:table-cell table:number-columns-repeated="234"/>
        </table:table-row>
        <table:table-row table:style-name="ro11">
          <table:table-cell/>
          <table:table-cell table:style-name="ce13" office:value-type="string">
            <text:p>Baggage</text:p>
          </table:table-cell>
          <table:table-cell table:style-name="ce201" table:content-validation-name="val4" office:value-type="float" office:value="0" table:number-columns-spanned="2" table:number-rows-spanned="1">
            <text:p>0 Kg</text:p>
          </table:table-cell>
          <table:covered-table-cell table:style-name="ce210"/>
          <table:table-cell table:style-name="ce145" office:value-type="float" office:value="0.824">
            <text:p>0.824 m</text:p>
          </table:table-cell>
          <table:table-cell table:style-name="ce74" table:formula="oooc:=[.C11]*[.E11]" office:value-type="float" office:value="0">
            <text:p>0.0 Kgm</text:p>
          </table:table-cell>
          <table:table-cell table:number-columns-repeated="3"/>
          <table:table-cell table:style-name="ce89" table:formula="oooc:=[.E13]" office:value-type="float" office:value="0.283310949788264">
            <text:p>0.28 m</text:p>
          </table:table-cell>
          <table:table-cell table:style-name="ce102" table:number-columns-repeated="2"/>
          <table:table-cell table:style-name="ce107" table:formula="oooc:=[.C13]" office:value-type="float" office:value="661.2">
            <text:p>661 kg</text:p>
          </table:table-cell>
          <table:table-cell table:number-columns-repeated="7"/>
          <table:table-cell table:style-name="ce199" office:value-type="float" office:value="140">
            <text:p>140</text:p>
          </table:table-cell>
          <table:table-cell table:style-name="ce200" office:value-type="float" office:value="560">
            <text:p>560 kg</text:p>
          </table:table-cell>
          <table:table-cell table:number-columns-repeated="234"/>
        </table:table-row>
        <table:table-row table:style-name="ro11">
          <table:table-cell/>
          <table:table-cell table:style-name="ce14"/>
          <table:table-cell table:style-name="ce32" table:number-columns-repeated="2"/>
          <table:table-cell table:style-name="ce61"/>
          <table:table-cell table:style-name="ce75"/>
          <table:table-cell table:number-columns-repeated="250"/>
        </table:table-row>
        <table:table-row table:style-name="ro11">
          <table:table-cell/>
          <table:table-cell table:style-name="ce15" office:value-type="string" table:number-columns-spanned="1" table:number-rows-spanned="2">
            <text:p>Zero fuel</text:p>
          </table:table-cell>
          <table:table-cell table:style-name="ce202" table:formula="oooc:=SUM([.C8:.C12])" office:value-type="float" office:value="661.2" table:number-columns-spanned="2" table:number-rows-spanned="2">
            <text:p>661 Kg</text:p>
          </table:table-cell>
          <table:covered-table-cell table:style-name="ce48"/>
          <table:table-cell table:style-name="ce213" table:formula="oooc:=[.F13]/[.C13]" office:value-type="float" office:value="0.283310949788264" table:number-columns-spanned="1" table:number-rows-spanned="2">
            <text:p>0.283 m</text:p>
          </table:table-cell>
          <table:table-cell table:style-name="ce219" table:formula="oooc:=SUM([.F8:.F11])" office:value-type="float" office:value="187.3252" table:number-columns-spanned="1" table:number-rows-spanned="2">
            <text:p>187.3 Kgm</text:p>
          </table:table-cell>
          <table:table-cell table:number-columns-repeated="8"/>
          <table:table-cell table:style-name="ce123" table:formula="oooc:=[.C13]" office:value-type="float" office:value="661.2">
            <text:p>661 kg</text:p>
          </table:table-cell>
          <table:table-cell table:style-name="ce171" table:formula="oooc:=FORECAST([.O13];[.P$9:.P$10];[.O$9:.O$10])" office:value-type="float" office:value="0.25">
            <text:p>0.25 m</text:p>
          </table:table-cell>
          <table:table-cell table:style-name="ce126" office:value-type="string">
            <text:p>Zero fuel</text:p>
          </table:table-cell>
          <table:table-cell table:style-name="ce123" table:formula="oooc:=[.O13]" office:value-type="float" office:value="661.2">
            <text:p>661 kg</text:p>
          </table:table-cell>
          <table:table-cell table:style-name="ce171" table:formula="oooc:=FORECAST([.R13];[.S$9:.S$10];[.R$9:.R$10])" office:value-type="float" office:value="0.39">
            <text:p>0.39 m</text:p>
          </table:table-cell>
          <table:table-cell table:number-columns-repeated="237"/>
        </table:table-row>
        <table:table-row table:style-name="ro11">
          <table:table-cell/>
          <table:covered-table-cell table:style-name="ce16"/>
          <table:covered-table-cell table:style-name="ce203"/>
          <table:covered-table-cell table:style-name="ce49"/>
          <table:covered-table-cell table:style-name="ce214"/>
          <table:covered-table-cell table:style-name="ce220"/>
          <table:table-cell table:number-columns-repeated="8"/>
          <table:table-cell table:style-name="ce123" table:formula="oooc:=[.C17]" office:value-type="float" office:value="714.5">
            <text:p>715 kg</text:p>
          </table:table-cell>
          <table:table-cell table:style-name="ce171" table:formula="oooc:=FORECAST([.O14];[.P$9:.P$10];[.O$9:.O$10])" office:value-type="float" office:value="0.25">
            <text:p>0.25 m</text:p>
          </table:table-cell>
          <table:table-cell table:style-name="ce126" office:value-type="string">
            <text:p>Max Fuel</text:p>
          </table:table-cell>
          <table:table-cell table:style-name="ce123" table:formula="oooc:=[.O14]" office:value-type="float" office:value="714.5">
            <text:p>715 kg</text:p>
          </table:table-cell>
          <table:table-cell table:style-name="ce171" table:formula="oooc:=FORECAST([.R14];[.S$9:.S$10];[.R$9:.R$10])" office:value-type="float" office:value="0.39">
            <text:p>0.39 m</text:p>
          </table:table-cell>
          <table:table-cell table:number-columns-repeated="237"/>
        </table:table-row>
        <table:table-row table:style-name="ro11">
          <table:table-cell/>
          <table:table-cell table:style-name="ce17" office:value-type="string" table:number-columns-spanned="1" table:number-rows-spanned="2">
            <text:p>Max fuel at take-off</text:p>
          </table:table-cell>
          <table:table-cell table:style-name="ce204" table:formula="oooc:=MAX(0;MIN([.Q4]-[.C13];[.Q3]))" office:value-type="float" office:value="53.3" table:number-columns-spanned="2" table:number-rows-spanned="1">
            <text:p>53 Kg</text:p>
          </table:table-cell>
          <table:covered-table-cell table:style-name="ce211"/>
          <table:table-cell table:style-name="ce148" office:value-type="float" office:value="0.824" table:number-columns-spanned="1" table:number-rows-spanned="2">
            <text:p>0.824 m</text:p>
          </table:table-cell>
          <table:table-cell table:style-name="ce78" table:formula="oooc:=[.C15]*[.E15]" office:value-type="float" office:value="43.9192" table:number-columns-spanned="1" table:number-rows-spanned="2">
            <text:p>43.9 Kgm</text:p>
          </table:table-cell>
          <table:table-cell table:number-columns-repeated="250"/>
        </table:table-row>
        <table:table-row table:style-name="ro11">
          <table:table-cell/>
          <table:covered-table-cell table:style-name="ce16"/>
          <table:table-cell table:style-name="ce205" table:formula="oooc:=[.C15]/0.72" office:value-type="float" office:value="74.0277777777778">
            <text:p>74 l</text:p>
          </table:table-cell>
          <table:table-cell table:style-name="ce212" table:formula="oooc:=[.C16]*0.26245" office:value-type="float" office:value="19.4285902777778">
            <text:p>19.4 USgal</text:p>
          </table:table-cell>
          <table:covered-table-cell table:style-name="ce149"/>
          <table:covered-table-cell table:style-name="ce73"/>
          <table:table-cell table:number-columns-repeated="250"/>
        </table:table-row>
        <table:table-row table:style-name="ro11">
          <table:table-cell/>
          <table:table-cell table:style-name="ce17" office:value-type="string">
            <text:p>Weight at take-off</text:p>
          </table:table-cell>
          <table:table-cell table:style-name="ce206" table:formula="oooc:=[.C13]+[.C15]" office:value-type="float" office:value="714.5" table:number-columns-spanned="2" table:number-rows-spanned="2">
            <text:p>715 Kg</text:p>
          </table:table-cell>
          <table:covered-table-cell table:style-name="ce52"/>
          <table:table-cell table:style-name="ce215" table:formula="oooc:=[.F17]/[.C17]" office:value-type="float" office:value="0.323645066480056" table:number-columns-spanned="1" table:number-rows-spanned="2">
            <text:p>0.324 m</text:p>
          </table:table-cell>
          <table:table-cell table:style-name="ce221" table:formula="oooc:=[.F13]+[.F15]" office:value-type="float" office:value="231.2444" table:number-columns-spanned="1" table:number-rows-spanned="2">
            <text:p>231.2 Kgm</text:p>
          </table:table-cell>
          <table:table-cell table:number-columns-repeated="250"/>
        </table:table-row>
        <table:table-row table:style-name="ro11">
          <table:table-cell/>
          <table:table-cell table:style-name="ce18" table:formula="oooc:=CONCATENATE(&quot;Max &quot;; [.$Q$4];&quot; Kg&quot;)" office:value-type="string" office:string-value="Max 730 Kg">
            <text:p>Max 730 Kg</text:p>
          </table:table-cell>
          <table:covered-table-cell table:style-name="ce207"/>
          <table:covered-table-cell table:style-name="ce53"/>
          <table:covered-table-cell table:style-name="ce216"/>
          <table:covered-table-cell table:style-name="ce222"/>
          <table:table-cell table:number-columns-repeated="250"/>
        </table:table-row>
        <table:table-row table:style-name="ro11">
          <table:table-cell/>
          <table:table-cell table:style-name="ce127" office:value-type="string" table:number-columns-spanned="1" table:number-rows-spanned="2">
            <text:p>Full fuel</text:p>
          </table:table-cell>
          <table:table-cell table:style-name="ce39" table:formula="oooc:=[.Q3]" office:value-type="float" office:value="53.3" table:number-columns-spanned="2" table:number-rows-spanned="1">
            <text:p>53 Kg</text:p>
          </table:table-cell>
          <table:covered-table-cell table:style-name="ce54"/>
          <table:table-cell table:style-name="ce189" office:value-type="float" office:value="0.824" table:number-columns-spanned="1" table:number-rows-spanned="2">
            <text:p>0.824 m</text:p>
          </table:table-cell>
          <table:table-cell table:style-name="ce81" table:formula="oooc:=[.C19]*[.E19]" office:value-type="float" office:value="43.9192" table:number-columns-spanned="1" table:number-rows-spanned="2">
            <text:p>43.9 Kgm</text:p>
          </table:table-cell>
          <table:table-cell table:number-columns-repeated="250"/>
        </table:table-row>
        <table:table-row table:style-name="ro11">
          <table:table-cell/>
          <table:covered-table-cell table:style-name="ce128"/>
          <table:table-cell table:style-name="ce40" table:formula="oooc:=[.C19]/0.72" office:value-type="float" office:value="74.0277777777778">
            <text:p>74 l</text:p>
          </table:table-cell>
          <table:table-cell table:style-name="ce55" table:formula="oooc:=[.C20]*0.26245" office:value-type="float" office:value="19.4285902777778">
            <text:p>19.4 USgal</text:p>
          </table:table-cell>
          <table:covered-table-cell table:style-name="ce190"/>
          <table:covered-table-cell table:style-name="ce82"/>
          <table:table-cell table:number-columns-repeated="250"/>
        </table:table-row>
        <table:table-row table:style-name="ro11">
          <table:table-cell/>
          <table:table-cell table:style-name="ce21" office:value-type="string" table:number-columns-spanned="1" table:number-rows-spanned="2">
            <text:p>Total</text:p>
          </table:table-cell>
          <table:table-cell table:style-name="ce208" table:formula="oooc:=[.C13]+[.C19]" office:value-type="float" office:value="714.5" table:number-columns-spanned="2" table:number-rows-spanned="2">
            <text:p>715 Kg</text:p>
          </table:table-cell>
          <table:covered-table-cell table:style-name="ce56"/>
          <table:table-cell table:style-name="ce217" table:formula="oooc:=[.F21]/[.C21]" office:value-type="float" office:value="0.323645066480056" table:number-columns-spanned="1" table:number-rows-spanned="2">
            <text:p>0.324 m</text:p>
          </table:table-cell>
          <table:table-cell table:style-name="ce223" table:formula="oooc:=[.F13]+[.F19]" office:value-type="float" office:value="231.2444" table:number-columns-spanned="1" table:number-rows-spanned="2">
            <text:p>231.2 Kgm</text:p>
          </table:table-cell>
          <table:table-cell table:number-columns-repeated="250"/>
        </table:table-row>
        <table:table-row table:style-name="ro11">
          <table:table-cell/>
          <table:covered-table-cell table:style-name="ce22"/>
          <table:covered-table-cell table:style-name="ce209"/>
          <table:covered-table-cell table:style-name="ce57"/>
          <table:covered-table-cell table:style-name="ce218"/>
          <table:covered-table-cell table:style-name="ce224"/>
          <table:table-cell table:number-columns-repeated="250"/>
        </table:table-row>
        <table:table-row table:style-name="ro11">
          <table:table-cell table:number-columns-repeated="256"/>
        </table:table-row>
        <table:table-row table:style-name="ro11">
          <table:table-cell>
            <draw:frame table:end-cell-address="G_BXPD.F57" table:end-x="6.293cm" table:end-y="0.164cm" draw:z-index="0" svg:width="25.265cm" svg:height="15.299cm" svg:x="1.717cm" svg:y="0.049cm">
              <draw:object draw:notify-on-update-of-ranges="G_BXPC.J3:G_BXPC.M1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55"/>
        </table:table-row>
      </table:table>
      <table:table table:name="G_CBFA" table:style-name="ta2" table:protected="true" table:print="false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number-columns-repeated="4" table:default-cell-style-name="Default"/>
        <table:table-column table:style-name="co8" table:number-columns-repeated="2" table:default-cell-style-name="ce95"/>
        <table:table-column table:style-name="co8" table:number-columns-repeated="6" table:default-cell-style-name="Default"/>
        <table:table-column table:style-name="co3" table:number-columns-repeated="235" table:default-cell-style-name="Default"/>
        <table:table-row table:style-name="ro2">
          <table:table-cell table:number-columns-repeated="13"/>
          <table:table-cell table:style-name="Default" table:number-columns-repeated="2"/>
          <table:table-cell table:number-columns-repeated="241"/>
        </table:table-row>
        <table:table-row table:style-name="ro9">
          <table:table-cell/>
          <table:table-cell table:style-name="ce8" office:value-type="string" table:number-columns-spanned="5" table:number-rows-spanned="1">
            <text:p>Load Sheet – G-CBFA</text:p>
          </table:table-cell>
          <table:covered-table-cell table:number-columns-repeated="4" table:style-name="ce24"/>
          <table:table-cell table:number-columns-repeated="3"/>
          <table:table-cell table:style-name="ce85" office:value-type="string" table:number-columns-spanned="6" table:number-rows-spanned="1">
            <text:p>Graphing data</text:p>
          </table:table-cell>
          <table:covered-table-cell table:style-name="ce92"/>
          <table:covered-table-cell table:number-columns-repeated="2" table:style-name="ce103"/>
          <table:covered-table-cell table:number-columns-repeated="2" table:style-name="Default"/>
          <table:table-cell/>
          <table:table-cell table:style-name="ce108" office:value-type="string" table:number-columns-spanned="3" table:number-rows-spanned="1">
            <text:p>Aircraft data</text:p>
          </table:table-cell>
          <table:covered-table-cell table:style-name="ce117"/>
          <table:covered-table-cell table:style-name="ce93"/>
          <table:table-cell table:number-columns-repeated="237"/>
        </table:table-row>
        <table:table-row table:style-name="ro10">
          <table:table-cell/>
          <table:table-cell table:style-name="ce9" office:value-type="string" table:number-columns-spanned="5" table:number-rows-spanned="1">
            <text:p>Diamond Star DA40-180 G-CBFA, serial number 40.063</text:p>
          </table:table-cell>
          <table:covered-table-cell table:number-columns-repeated="4" table:style-name="ce25"/>
          <table:table-cell table:number-columns-repeated="3"/>
          <table:table-cell table:style-name="ce86" office:value-type="string">
            <text:p>Arm</text:p>
          </table:table-cell>
          <table:table-cell table:style-name="ce93" office:value-type="string">
            <text:p>Utility</text:p>
          </table:table-cell>
          <table:table-cell table:style-name="ce93" office:value-type="string">
            <text:p>Normal</text:p>
          </table:table-cell>
          <table:table-cell table:style-name="ce104" office:value-type="string">
            <text:p>Prohibited fuel</text:p>
          </table:table-cell>
          <table:table-cell table:style-name="ce104" office:value-type="string">
            <text:p>Allowed flight</text:p>
          </table:table-cell>
          <table:table-cell table:style-name="ce104" office:value-type="string">
            <text:p>Max landing</text:p>
          </table:table-cell>
          <table:table-cell/>
          <table:table-cell table:style-name="ce109" office:value-type="string" table:number-columns-spanned="2" table:number-rows-spanned="1">
            <text:p>Max fuel</text:p>
          </table:table-cell>
          <table:covered-table-cell table:style-name="ce118"/>
          <table:table-cell table:style-name="ce123" office:value-type="float" office:value="112">
            <text:p>112 kg</text:p>
          </table:table-cell>
          <table:table-cell table:number-columns-repeated="237"/>
        </table:table-row>
        <table:table-row table:style-name="ro10">
          <table:table-cell/>
          <table:table-cell table:style-name="ce10" office:value-type="string" table:number-columns-spanned="5" table:number-rows-spanned="1">
            <text:p>Based upon weighing report dated 15th October 2001</text:p>
          </table:table-cell>
          <table:covered-table-cell table:number-columns-repeated="4" table:style-name="ce26"/>
          <table:table-cell table:number-columns-repeated="3"/>
          <table:table-cell table:style-name="ce87" table:formula="oooc:=[.R9]" office:value-type="float" office:value="2.4">
            <text:p>2.40 m</text:p>
          </table:table-cell>
          <table:table-cell table:style-name="ce94"/>
          <table:table-cell table:style-name="ce97" table:formula="oooc:=[.Q9]" office:value-type="float" office:value="780">
            <text:p>780 kg</text:p>
          </table:table-cell>
          <table:table-cell table:style-name="ce94" table:number-columns-repeated="3"/>
          <table:table-cell/>
          <table:table-cell table:style-name="ce109" office:value-type="string" table:number-columns-spanned="2" table:number-rows-spanned="1">
            <text:p>Max weight</text:p>
          </table:table-cell>
          <table:covered-table-cell table:style-name="ce119"/>
          <table:table-cell table:style-name="ce115" office:value-type="float" office:value="1150">
            <text:p>1150 kg</text:p>
          </table:table-cell>
          <table:table-cell table:number-columns-repeated="237"/>
        </table:table-row>
        <table:table-row table:style-name="ro10">
          <table:table-cell table:number-columns-repeated="9"/>
          <table:table-cell table:style-name="ce88" table:formula="oooc:=[.R10]" office:value-type="float" office:value="2.4">
            <text:p>2.40 m</text:p>
          </table:table-cell>
          <table:table-cell table:style-name="ce95"/>
          <table:table-cell table:style-name="ce98" table:formula="oooc:=[.Q10]" office:value-type="float" office:value="980">
            <text:p>980 kg</text:p>
          </table:table-cell>
          <table:table-cell table:style-name="ce95"/>
          <table:table-cell table:number-columns-repeated="3"/>
          <table:table-cell table:style-name="ce109" office:value-type="string" table:number-columns-spanned="2" table:number-rows-spanned="1">
            <text:p>Max landing weight</text:p>
          </table:table-cell>
          <table:covered-table-cell table:style-name="ce119"/>
          <table:table-cell table:style-name="ce115" office:value-type="float" office:value="1092">
            <text:p>1092 kg</text:p>
          </table:table-cell>
          <table:table-cell table:number-columns-repeated="237"/>
        </table:table-row>
        <table:table-row table:style-name="ro10">
          <table:table-cell/>
          <table:table-cell table:style-name="ce11" office:value-type="string">
            <text:p>Item</text:p>
          </table:table-cell>
          <table:table-cell table:style-name="ce27" office:value-type="string" table:number-columns-spanned="2" table:number-rows-spanned="1">
            <text:p>Weight</text:p>
          </table:table-cell>
          <table:covered-table-cell table:style-name="ce43"/>
          <table:table-cell table:style-name="ce58" office:value-type="string">
            <text:p>Arm</text:p>
          </table:table-cell>
          <table:table-cell table:style-name="ce72" office:value-type="string">
            <text:p>Moment</text:p>
          </table:table-cell>
          <table:table-cell table:number-columns-repeated="3"/>
          <table:table-cell table:style-name="ce88" table:formula="oooc:=[.R11]" office:value-type="float" office:value="2.46">
            <text:p>2.46 m</text:p>
          </table:table-cell>
          <table:table-cell table:style-name="ce95"/>
          <table:table-cell table:style-name="ce98" table:formula="oooc:=[.Q11]" office:value-type="float" office:value="1150">
            <text:p>1150 kg</text:p>
          </table:table-cell>
          <table:table-cell table:style-name="ce95"/>
          <table:table-cell table:number-columns-repeated="243"/>
        </table:table-row>
        <table:table-row table:style-name="ro10">
          <table:table-cell/>
          <table:table-cell table:style-name="ce12"/>
          <table:table-cell table:style-name="ce28" table:number-columns-spanned="2" table:number-rows-spanned="1"/>
          <table:covered-table-cell table:style-name="ce44"/>
          <table:table-cell table:style-name="ce59"/>
          <table:table-cell table:style-name="ce73"/>
          <table:table-cell table:number-columns-repeated="3"/>
          <table:table-cell table:style-name="ce88" table:formula="oooc:=[.U11]" office:value-type="float" office:value="2.59">
            <text:p>2.59 m</text:p>
          </table:table-cell>
          <table:table-cell table:style-name="ce95"/>
          <table:table-cell table:style-name="ce98" table:formula="oooc:=[.T11]" office:value-type="float" office:value="1150">
            <text:p>1150 kg</text:p>
          </table:table-cell>
          <table:table-cell table:style-name="ce95"/>
          <table:table-cell table:number-columns-repeated="3"/>
          <table:table-cell table:style-name="ce110" office:value-type="string" table:number-columns-spanned="2" table:number-rows-spanned="1">
            <text:p>Forward Normal</text:p>
          </table:table-cell>
          <table:covered-table-cell table:style-name="ce110"/>
          <table:table-cell table:style-name="ce124"/>
          <table:table-cell table:style-name="ce110" office:value-type="string" table:number-columns-spanned="2" table:number-rows-spanned="1">
            <text:p>Aft Normal</text:p>
          </table:table-cell>
          <table:covered-table-cell table:style-name="ce110"/>
          <table:table-cell table:number-columns-repeated="235"/>
        </table:table-row>
        <table:table-row table:style-name="ro10">
          <table:table-cell/>
          <table:table-cell table:style-name="ce13" office:value-type="string">
            <text:p>Aircraft</text:p>
          </table:table-cell>
          <table:table-cell table:style-name="ce29" office:value-type="float" office:value="783" table:number-columns-spanned="2" table:number-rows-spanned="1">
            <text:p>783.0 kg</text:p>
          </table:table-cell>
          <table:covered-table-cell table:style-name="ce45"/>
          <table:table-cell table:style-name="ce60" office:value-type="float" office:value="2.44">
            <text:p>2.44 m</text:p>
          </table:table-cell>
          <table:table-cell table:style-name="ce74" table:formula="oooc:=[.E8]*[.C8]" office:value-type="float" office:value="1910.52">
            <text:p>1910.5 Kgm</text:p>
          </table:table-cell>
          <table:table-cell table:number-columns-repeated="3"/>
          <table:table-cell table:style-name="ce88" table:formula="oooc:=[.U10]" office:value-type="float" office:value="2.59">
            <text:p>2.59 m</text:p>
          </table:table-cell>
          <table:table-cell table:style-name="ce95"/>
          <table:table-cell table:style-name="ce98" table:formula="oooc:=[.T10]" office:value-type="float" office:value="980">
            <text:p>980 kg</text:p>
          </table:table-cell>
          <table:table-cell table:style-name="ce95"/>
          <table:table-cell table:number-columns-repeated="3"/>
          <table:table-cell table:style-name="ce111" office:value-type="string">
            <text:p>Weight</text:p>
          </table:table-cell>
          <table:table-cell table:style-name="ce111" office:value-type="string">
            <text:p>CG Limit</text:p>
          </table:table-cell>
          <table:table-cell table:style-name="ce125"/>
          <table:table-cell table:style-name="ce111" office:value-type="string">
            <text:p>Weight</text:p>
          </table:table-cell>
          <table:table-cell table:style-name="ce111" office:value-type="string">
            <text:p>CG limit</text:p>
          </table:table-cell>
          <table:table-cell table:number-columns-repeated="235"/>
        </table:table-row>
        <table:table-row table:style-name="ro10">
          <table:table-cell/>
          <table:table-cell table:style-name="ce13" office:value-type="string">
            <text:p>Pilot</text:p>
          </table:table-cell>
          <table:table-cell table:style-name="ce30" table:content-validation-name="val1" office:value-type="float" office:value="90" table:number-columns-spanned="2" table:number-rows-spanned="1">
            <text:p>90 Kg</text:p>
          </table:table-cell>
          <table:covered-table-cell table:style-name="ce46" table:content-validation-name="val1"/>
          <table:table-cell table:style-name="ce60" office:value-type="float" office:value="2.3">
            <text:p>2.30 m</text:p>
          </table:table-cell>
          <table:table-cell table:style-name="ce74" table:formula="oooc:=[.E9]*[.C9]" office:value-type="float" office:value="207">
            <text:p>207.0 Kgm</text:p>
          </table:table-cell>
          <table:table-cell table:number-columns-repeated="3"/>
          <table:table-cell table:style-name="ce88" table:formula="oooc:=[.U9]" office:value-type="float" office:value="2.59">
            <text:p>2.59 m</text:p>
          </table:table-cell>
          <table:table-cell table:style-name="ce95"/>
          <table:table-cell table:style-name="ce98" table:formula="oooc:=[.T9]" office:value-type="float" office:value="780">
            <text:p>780 kg</text:p>
          </table:table-cell>
          <table:table-cell table:style-name="ce95"/>
          <table:table-cell table:number-columns-repeated="3"/>
          <table:table-cell table:style-name="ce112" office:value-type="float" office:value="780">
            <text:p>780 kg</text:p>
          </table:table-cell>
          <table:table-cell table:style-name="ce120" office:value-type="float" office:value="2.4">
            <text:p>2.40 m</text:p>
          </table:table-cell>
          <table:table-cell table:style-name="ce116"/>
          <table:table-cell table:style-name="ce112" office:value-type="float" office:value="780">
            <text:p>780 kg</text:p>
          </table:table-cell>
          <table:table-cell table:style-name="ce120" office:value-type="float" office:value="2.59">
            <text:p>2.59 m</text:p>
          </table:table-cell>
          <table:table-cell table:number-columns-repeated="235"/>
        </table:table-row>
        <table:table-row table:style-name="ro11">
          <table:table-cell/>
          <table:table-cell table:style-name="ce13" office:value-type="string">
            <text:p>Front passenger</text:p>
          </table:table-cell>
          <table:table-cell table:style-name="ce30" table:content-validation-name="val1" office:value-type="float" office:value="90" table:number-columns-spanned="2" table:number-rows-spanned="1">
            <text:p>90 Kg</text:p>
          </table:table-cell>
          <table:covered-table-cell table:style-name="ce46" table:content-validation-name="val1"/>
          <table:table-cell table:style-name="ce60" office:value-type="float" office:value="2.3">
            <text:p>2.30 m</text:p>
          </table:table-cell>
          <table:table-cell table:style-name="ce74" table:formula="oooc:=[.E10]*[.C10]" office:value-type="float" office:value="207">
            <text:p>207.0 Kgm</text:p>
          </table:table-cell>
          <table:table-cell table:number-columns-repeated="3"/>
          <table:table-cell table:style-name="ce89" table:formula="oooc:=[.R9]" office:value-type="float" office:value="2.4">
            <text:p>2.40 m</text:p>
          </table:table-cell>
          <table:table-cell table:style-name="ce96"/>
          <table:table-cell table:style-name="ce99" table:formula="oooc:=[.Q9]" office:value-type="float" office:value="780">
            <text:p>780 kg</text:p>
          </table:table-cell>
          <table:table-cell table:style-name="ce96" table:number-columns-repeated="3"/>
          <table:table-cell/>
          <table:table-cell table:style-name="ce112" office:value-type="float" office:value="980">
            <text:p>980 kg</text:p>
          </table:table-cell>
          <table:table-cell table:style-name="ce120" office:value-type="float" office:value="2.4">
            <text:p>2.40 m</text:p>
          </table:table-cell>
          <table:table-cell table:style-name="ce116"/>
          <table:table-cell table:style-name="ce112" office:value-type="float" office:value="980">
            <text:p>980 kg</text:p>
          </table:table-cell>
          <table:table-cell table:style-name="ce120" office:value-type="float" office:value="2.59">
            <text:p>2.59 m</text:p>
          </table:table-cell>
          <table:table-cell table:number-columns-repeated="235"/>
        </table:table-row>
        <table:table-row table:style-name="ro11">
          <table:table-cell/>
          <table:table-cell table:style-name="ce13" office:value-type="string">
            <text:p>Rear passenger 1</text:p>
          </table:table-cell>
          <table:table-cell table:style-name="ce30" table:content-validation-name="val1" office:value-type="float" office:value="0" table:number-columns-spanned="2" table:number-rows-spanned="1">
            <text:p>0 Kg</text:p>
          </table:table-cell>
          <table:covered-table-cell table:style-name="ce46" table:content-validation-name="val1"/>
          <table:table-cell table:style-name="ce60" office:value-type="float" office:value="3.25">
            <text:p>3.25 m</text:p>
          </table:table-cell>
          <table:table-cell table:style-name="ce74" table:formula="oooc:=[.E11]*[.C11]" office:value-type="float" office:value="0">
            <text:p>0.0 Kgm</text:p>
          </table:table-cell>
          <table:table-cell table:number-columns-repeated="3"/>
          <table:table-cell table:style-name="ce88" table:formula="oooc:=[.R19]" office:value-type="float" office:value="2.4">
            <text:p>2.40 m</text:p>
          </table:table-cell>
          <table:table-cell table:style-name="ce97" table:formula="oooc:=[.Q19]" office:value-type="float" office:value="780">
            <text:p>780 kg</text:p>
          </table:table-cell>
          <table:table-cell table:style-name="ce94"/>
          <table:table-cell table:style-name="ce95"/>
          <table:table-cell table:number-columns-repeated="3"/>
          <table:table-cell table:style-name="ce112" office:value-type="float" office:value="1150">
            <text:p>1150 kg</text:p>
          </table:table-cell>
          <table:table-cell table:style-name="ce120" office:value-type="float" office:value="2.46">
            <text:p>2.46 m</text:p>
          </table:table-cell>
          <table:table-cell table:style-name="ce116"/>
          <table:table-cell table:style-name="ce112" office:value-type="float" office:value="1150">
            <text:p>1150 kg</text:p>
          </table:table-cell>
          <table:table-cell table:style-name="ce120" office:value-type="float" office:value="2.59">
            <text:p>2.59 m</text:p>
          </table:table-cell>
          <table:table-cell table:number-columns-repeated="235"/>
        </table:table-row>
        <table:table-row table:style-name="ro11">
          <table:table-cell/>
          <table:table-cell table:style-name="ce13" office:value-type="string">
            <text:p>Rear passenger 2</text:p>
          </table:table-cell>
          <table:table-cell table:style-name="ce30" table:content-validation-name="val1" office:value-type="float" office:value="0" table:number-columns-spanned="2" table:number-rows-spanned="1">
            <text:p>0 Kg</text:p>
          </table:table-cell>
          <table:covered-table-cell table:style-name="ce46" table:content-validation-name="val1"/>
          <table:table-cell table:style-name="ce60" office:value-type="float" office:value="3.25">
            <text:p>3.25 m</text:p>
          </table:table-cell>
          <table:table-cell table:style-name="ce74" table:formula="oooc:=[.E12]*[.C12]" office:value-type="float" office:value="0">
            <text:p>0.0 Kgm</text:p>
          </table:table-cell>
          <table:table-cell table:number-columns-repeated="3"/>
          <table:table-cell table:style-name="ce88" table:formula="oooc:=[.R20]" office:value-type="float" office:value="2.4">
            <text:p>2.40 m</text:p>
          </table:table-cell>
          <table:table-cell table:style-name="ce98" table:formula="oooc:=[.Q20]" office:value-type="float" office:value="980">
            <text:p>980 kg</text:p>
          </table:table-cell>
          <table:table-cell table:style-name="ce95" table:number-columns-repeated="2"/>
          <table:table-cell table:number-columns-repeated="3"/>
          <table:table-cell table:style-name="ce113"/>
          <table:table-cell table:style-name="ce121"/>
          <table:table-cell table:style-name="ce116"/>
          <table:table-cell table:style-name="ce113"/>
          <table:table-cell table:style-name="ce121"/>
          <table:table-cell table:number-columns-repeated="235"/>
        </table:table-row>
        <table:table-row table:style-name="ro11">
          <table:table-cell/>
          <table:table-cell table:style-name="ce13" office:value-type="string">
            <text:p>Baggage area 1</text:p>
          </table:table-cell>
          <table:table-cell table:style-name="ce30" office:value-type="float" office:value="0" table:number-columns-spanned="2" table:number-rows-spanned="1">
            <text:p>0 Kg</text:p>
          </table:table-cell>
          <table:covered-table-cell table:style-name="ce46"/>
          <table:table-cell table:style-name="ce60" office:value-type="float" office:value="3.65">
            <text:p>3.65 m</text:p>
          </table:table-cell>
          <table:table-cell table:style-name="ce74" table:formula="oooc:=[.E13]*[.C13]" office:value-type="float" office:value="0">
            <text:p>0.0 Kgm</text:p>
          </table:table-cell>
          <table:table-cell table:number-columns-repeated="3"/>
          <table:table-cell table:style-name="ce88" table:formula="oooc:=[.R21]" office:value-type="float" office:value="2.4">
            <text:p>2.40 m</text:p>
          </table:table-cell>
          <table:table-cell table:style-name="ce98" table:formula="oooc:=[.Q21]" office:value-type="float" office:value="980">
            <text:p>980 kg</text:p>
          </table:table-cell>
          <table:table-cell table:style-name="ce95" table:number-columns-repeated="2"/>
          <table:table-cell table:number-columns-repeated="3"/>
          <table:table-cell table:style-name="ce114" office:value-type="string" table:number-columns-spanned="5" table:number-rows-spanned="1">
            <text:p>Normal</text:p>
          </table:table-cell>
          <table:covered-table-cell table:number-columns-repeated="4" table:style-name="ce116"/>
          <table:table-cell table:number-columns-repeated="235"/>
        </table:table-row>
        <table:table-row table:style-name="ro11">
          <table:table-cell/>
          <table:table-cell table:style-name="ce13" office:value-type="string">
            <text:p>Baggage area 2</text:p>
          </table:table-cell>
          <table:table-cell table:style-name="ce225" office:value-type="float" office:value="0" table:number-columns-spanned="2" table:number-rows-spanned="1">
            <text:p>0 Kg</text:p>
          </table:table-cell>
          <table:covered-table-cell table:style-name="ce234"/>
          <table:table-cell table:style-name="ce65" office:value-type="float" office:value="4.2">
            <text:p>4.20 m</text:p>
          </table:table-cell>
          <table:table-cell table:style-name="ce74" table:formula="oooc:=[.E14]*[.C14]" office:value-type="float" office:value="0">
            <text:p>0.0 Kgm</text:p>
          </table:table-cell>
          <table:table-cell table:number-columns-repeated="3"/>
          <table:table-cell table:style-name="ce88" table:formula="oooc:=[.U21]" office:value-type="float" office:value="2.59">
            <text:p>2.59 m</text:p>
          </table:table-cell>
          <table:table-cell table:style-name="ce98" table:formula="oooc:=[.T21]" office:value-type="float" office:value="980">
            <text:p>980 kg</text:p>
          </table:table-cell>
          <table:table-cell table:style-name="ce95" table:number-columns-repeated="2"/>
          <table:table-cell table:number-columns-repeated="3"/>
          <table:table-cell table:style-name="ce115" table:formula="oooc:=[.C16]" office:value-type="float" office:value="963">
            <text:p>963 kg</text:p>
          </table:table-cell>
          <table:table-cell table:style-name="ce122" table:formula="oooc:=MAX(FORECAST([.Q14];[.R$9:.R$10];[.Q$9:.Q$10]);FORECAST([.Q14];[.R$10:.R$11];[.Q$10:.Q$11]))" office:value-type="float" office:value="2.4">
            <text:p>2.40 m</text:p>
          </table:table-cell>
          <table:table-cell table:style-name="ce126" office:value-type="string">
            <text:p>Zero fuel</text:p>
          </table:table-cell>
          <table:table-cell table:style-name="ce115" table:formula="oooc:=[.Q14]" office:value-type="float" office:value="963">
            <text:p>963 kg</text:p>
          </table:table-cell>
          <table:table-cell table:style-name="ce122" table:formula="oooc:=MIN(FORECAST([.T14];[.U$9:.U$10];[.T$9:.T$10]);FORECAST([.T14];[.U$10:.U$11];[.T$10:.T$11]))" office:value-type="float" office:value="2.59">
            <text:p>2.59 m</text:p>
          </table:table-cell>
          <table:table-cell table:number-columns-repeated="235"/>
        </table:table-row>
        <table:table-row table:style-name="ro11">
          <table:table-cell/>
          <table:table-cell table:style-name="ce14"/>
          <table:table-cell table:style-name="ce32" table:number-columns-repeated="2"/>
          <table:table-cell table:style-name="ce61"/>
          <table:table-cell table:style-name="ce75"/>
          <table:table-cell table:number-columns-repeated="3"/>
          <table:table-cell table:style-name="ce88" table:formula="oooc:=[.U20]" office:value-type="float" office:value="2.59">
            <text:p>2.59 m</text:p>
          </table:table-cell>
          <table:table-cell table:style-name="ce98" table:formula="oooc:=[.T20]" office:value-type="float" office:value="980">
            <text:p>980 kg</text:p>
          </table:table-cell>
          <table:table-cell table:style-name="ce95" table:number-columns-repeated="2"/>
          <table:table-cell table:number-columns-repeated="3"/>
          <table:table-cell table:style-name="ce115" table:formula="oooc:=[.C20]" office:value-type="float" office:value="1075">
            <text:p>1075 kg</text:p>
          </table:table-cell>
          <table:table-cell table:style-name="ce122" table:formula="oooc:=MAX(FORECAST([.Q15];[.R$9:.R$10];[.Q$9:.Q$10]);FORECAST([.Q15];[.R$10:.R$11];[.Q$10:.Q$11]))" office:value-type="float" office:value="2.43352941176471">
            <text:p>2.43 m</text:p>
          </table:table-cell>
          <table:table-cell table:style-name="ce126" office:value-type="string">
            <text:p>TO Fuel</text:p>
          </table:table-cell>
          <table:table-cell table:style-name="ce115" table:formula="oooc:=[.Q15]" office:value-type="float" office:value="1075">
            <text:p>1075 kg</text:p>
          </table:table-cell>
          <table:table-cell table:style-name="ce122" table:formula="oooc:=MIN(FORECAST([.T15];[.U$9:.U$10];[.T$9:.T$10]);FORECAST([.T15];[.U$10:.U$11];[.T$10:.T$11]))" office:value-type="float" office:value="2.59">
            <text:p>2.59 m</text:p>
          </table:table-cell>
          <table:table-cell table:number-columns-repeated="235"/>
        </table:table-row>
        <table:table-row table:style-name="ro11">
          <table:table-cell/>
          <table:table-cell table:style-name="ce15" office:value-type="string" table:number-columns-spanned="1" table:number-rows-spanned="2">
            <text:p>Zero fuel</text:p>
          </table:table-cell>
          <table:table-cell table:style-name="ce226" table:formula="oooc:=SUM([.C8:.C15])" office:value-type="float" office:value="963" table:number-columns-spanned="2" table:number-rows-spanned="2">
            <text:p>963 Kg</text:p>
          </table:table-cell>
          <table:covered-table-cell table:style-name="ce48"/>
          <table:table-cell table:style-name="ce237" table:formula="oooc:=[.F16]/[.C16]" office:value-type="float" office:value="2.41383177570093" table:number-columns-spanned="1" table:number-rows-spanned="2">
            <text:p>2.41 m</text:p>
          </table:table-cell>
          <table:table-cell table:style-name="ce243" table:formula="oooc:=SUM([.F8:.F14])" office:value-type="float" office:value="2324.52" table:number-columns-spanned="1" table:number-rows-spanned="2">
            <text:p>2324.5 Kgm</text:p>
          </table:table-cell>
          <table:table-cell table:number-columns-repeated="3"/>
          <table:table-cell table:style-name="ce88" table:formula="oooc:=[.U19]" office:value-type="float" office:value="2.59">
            <text:p>2.59 m</text:p>
          </table:table-cell>
          <table:table-cell table:style-name="ce98" table:formula="oooc:=[.T19]" office:value-type="float" office:value="780">
            <text:p>780 kg</text:p>
          </table:table-cell>
          <table:table-cell table:style-name="ce95" table:number-columns-repeated="2"/>
          <table:table-cell table:number-columns-repeated="3"/>
          <table:table-cell table:style-name="ce116" table:number-columns-repeated="5"/>
          <table:table-cell table:number-columns-repeated="235"/>
        </table:table-row>
        <table:table-row table:style-name="ro11">
          <table:table-cell/>
          <table:covered-table-cell table:style-name="ce16"/>
          <table:covered-table-cell table:style-name="ce227"/>
          <table:covered-table-cell table:style-name="ce49"/>
          <table:covered-table-cell table:style-name="ce238"/>
          <table:covered-table-cell table:style-name="ce244"/>
          <table:table-cell table:number-columns-repeated="3"/>
          <table:table-cell table:style-name="ce88" table:formula="oooc:=[.R19]" office:value-type="float" office:value="2.4">
            <text:p>2.40 m</text:p>
          </table:table-cell>
          <table:table-cell table:style-name="ce99" table:formula="oooc:=[.Q19]" office:value-type="float" office:value="780">
            <text:p>780 kg</text:p>
          </table:table-cell>
          <table:table-cell table:style-name="ce96"/>
          <table:table-cell table:style-name="ce95"/>
          <table:table-cell table:number-columns-repeated="3"/>
          <table:table-cell table:style-name="ce110" office:value-type="string" table:number-columns-spanned="2" table:number-rows-spanned="1">
            <text:p>Forward Utility</text:p>
          </table:table-cell>
          <table:covered-table-cell table:style-name="ce110"/>
          <table:table-cell table:style-name="ce124"/>
          <table:table-cell table:style-name="ce110" office:value-type="string" table:number-columns-spanned="2" table:number-rows-spanned="1">
            <text:p>Aft Utility</text:p>
          </table:table-cell>
          <table:covered-table-cell table:style-name="ce110"/>
          <table:table-cell table:number-columns-repeated="235"/>
        </table:table-row>
        <table:table-row table:style-name="ro11">
          <table:table-cell/>
          <table:table-cell table:style-name="ce17" office:value-type="string" table:number-columns-spanned="1" table:number-rows-spanned="2">
            <text:p>Max fuel at take-off</text:p>
          </table:table-cell>
          <table:table-cell table:style-name="ce228" table:formula="oooc:=MAX(0;MIN([.S4]-[.C16];[.S3];[.O39]-[.C16]))" office:value-type="float" office:value="112" table:number-columns-spanned="2" table:number-rows-spanned="1">
            <text:p>112 Kg</text:p>
          </table:table-cell>
          <table:covered-table-cell table:style-name="ce235"/>
          <table:table-cell table:style-name="ce64" office:value-type="float" office:value="2.63" table:number-columns-spanned="1" table:number-rows-spanned="2">
            <text:p>2.63 m</text:p>
          </table:table-cell>
          <table:table-cell table:style-name="ce78" table:formula="oooc:=[.C18]*[.E18]" office:value-type="float" office:value="294.56" table:number-columns-spanned="1" table:number-rows-spanned="2">
            <text:p>294.6 Kgm</text:p>
          </table:table-cell>
          <table:table-cell table:number-columns-repeated="3"/>
          <table:table-cell table:style-name="ce90" table:formula="oooc:=[.E24]" office:value-type="float" office:value="2.43635348837209">
            <text:p>2.44 m</text:p>
          </table:table-cell>
          <table:table-cell table:style-name="ce100" table:number-columns-repeated="2"/>
          <table:table-cell table:style-name="ce105" table:formula="oooc:=[.C24]" office:value-type="float" office:value="1075">
            <text:p>1075 kg</text:p>
          </table:table-cell>
          <table:table-cell table:style-name="ce100" table:number-columns-repeated="2"/>
          <table:table-cell/>
          <table:table-cell table:style-name="ce111" office:value-type="string">
            <text:p>Weight</text:p>
          </table:table-cell>
          <table:table-cell table:style-name="ce111" office:value-type="string">
            <text:p>Normal</text:p>
          </table:table-cell>
          <table:table-cell table:style-name="ce125"/>
          <table:table-cell table:style-name="ce111" office:value-type="string">
            <text:p>Weight</text:p>
          </table:table-cell>
          <table:table-cell table:style-name="ce111" office:value-type="string">
            <text:p>CG limit</text:p>
          </table:table-cell>
          <table:table-cell table:number-columns-repeated="235"/>
        </table:table-row>
        <table:table-row table:style-name="ro11">
          <table:table-cell/>
          <table:covered-table-cell table:style-name="ce16"/>
          <table:table-cell table:style-name="ce229" table:formula="oooc:=[.C18]/0.72" office:value-type="float" office:value="155.555555555556">
            <text:p>156 l</text:p>
          </table:table-cell>
          <table:table-cell table:style-name="ce236" table:formula="oooc:=[.C19]*0.26245" office:value-type="float" office:value="40.8255555555556">
            <text:p>40.8 USgal</text:p>
          </table:table-cell>
          <table:covered-table-cell table:style-name="ce65"/>
          <table:covered-table-cell table:style-name="ce73"/>
          <table:table-cell table:number-columns-repeated="3"/>
          <table:table-cell table:style-name="ce91" table:formula="oooc:=[.E20]" office:value-type="float" office:value="2.43635348837209">
            <text:p>2.44 m</text:p>
          </table:table-cell>
          <table:table-cell table:style-name="ce101" table:number-columns-repeated="2"/>
          <table:table-cell table:style-name="ce106" table:formula="oooc:=[.C20]" office:value-type="float" office:value="1075">
            <text:p>1075 kg</text:p>
          </table:table-cell>
          <table:table-cell table:style-name="ce106" table:formula="oooc:=[.C20]" office:value-type="float" office:value="1075">
            <text:p>1075 kg</text:p>
          </table:table-cell>
          <table:table-cell table:number-columns-repeated="2"/>
          <table:table-cell table:style-name="ce112" office:value-type="float" office:value="780">
            <text:p>780 kg</text:p>
          </table:table-cell>
          <table:table-cell table:style-name="ce120" office:value-type="float" office:value="2.4">
            <text:p>2.40 m</text:p>
          </table:table-cell>
          <table:table-cell table:style-name="ce116"/>
          <table:table-cell table:style-name="ce112" office:value-type="float" office:value="780">
            <text:p>780 kg</text:p>
          </table:table-cell>
          <table:table-cell table:style-name="ce120" office:value-type="float" office:value="2.59">
            <text:p>2.59 m</text:p>
          </table:table-cell>
          <table:table-cell table:number-columns-repeated="235"/>
        </table:table-row>
        <table:table-row table:style-name="ro11">
          <table:table-cell/>
          <table:table-cell table:style-name="ce17" office:value-type="string">
            <text:p>Total at take-off</text:p>
          </table:table-cell>
          <table:table-cell table:style-name="ce230" table:formula="oooc:=[.C16]+[.C18]" office:value-type="float" office:value="1075" table:number-columns-spanned="2" table:number-rows-spanned="2">
            <text:p>1075 Kg</text:p>
          </table:table-cell>
          <table:covered-table-cell table:style-name="ce52"/>
          <table:table-cell table:style-name="ce239" table:formula="oooc:=[.F20]/[.C20]" office:value-type="float" office:value="2.43635348837209" table:number-columns-spanned="1" table:number-rows-spanned="2">
            <text:p>2.44 m</text:p>
          </table:table-cell>
          <table:table-cell table:style-name="ce245" table:formula="oooc:=[.F16]+[.F18]" office:value-type="float" office:value="2619.08" table:number-columns-spanned="1" table:number-rows-spanned="2">
            <text:p>2619.1 Kgm</text:p>
          </table:table-cell>
          <table:table-cell table:number-columns-repeated="3"/>
          <table:table-cell table:style-name="ce89" table:formula="oooc:=[.E16]" office:value-type="float" office:value="2.41383177570093">
            <text:p>2.41 m</text:p>
          </table:table-cell>
          <table:table-cell table:style-name="ce102" table:number-columns-repeated="3"/>
          <table:table-cell table:style-name="ce107" table:formula="oooc:=[.C16]" office:value-type="float" office:value="963">
            <text:p>963 kg</text:p>
          </table:table-cell>
          <table:table-cell table:number-columns-repeated="2"/>
          <table:table-cell table:style-name="ce112" office:value-type="float" office:value="980">
            <text:p>980 kg</text:p>
          </table:table-cell>
          <table:table-cell table:style-name="ce120" office:value-type="float" office:value="2.4">
            <text:p>2.40 m</text:p>
          </table:table-cell>
          <table:table-cell table:style-name="ce116"/>
          <table:table-cell table:style-name="ce112" office:value-type="float" office:value="980">
            <text:p>980 kg</text:p>
          </table:table-cell>
          <table:table-cell table:style-name="ce120" office:value-type="float" office:value="2.59">
            <text:p>2.59 m</text:p>
          </table:table-cell>
          <table:table-cell table:number-columns-repeated="235"/>
        </table:table-row>
        <table:table-row table:style-name="ro11">
          <table:table-cell/>
          <table:table-cell table:style-name="ce18" table:formula="oooc:=CONCATENATE(&quot;Max &quot;; [.$S$4];&quot; Kg&quot;)" office:value-type="string" office:string-value="Max 1150 Kg">
            <text:p>Max 1150 Kg</text:p>
          </table:table-cell>
          <table:covered-table-cell table:style-name="ce231"/>
          <table:covered-table-cell table:style-name="ce53"/>
          <table:covered-table-cell table:style-name="ce240"/>
          <table:covered-table-cell table:style-name="ce246"/>
          <table:table-cell table:number-columns-repeated="3"/>
          <table:table-cell table:style-name="ce91" table:formula="oooc:=FORECAST([.O21];[.R10:.R11];[.Q10:.Q11])" office:value-type="float" office:value="2.43952941176471">
            <text:p>2.44 m</text:p>
          </table:table-cell>
          <table:table-cell table:style-name="ce95" table:number-columns-repeated="3"/>
          <table:table-cell/>
          <table:table-cell table:style-name="ce105" table:formula="oooc:=[.S5]" office:value-type="float" office:value="1092">
            <text:p>1092 kg</text:p>
          </table:table-cell>
          <table:table-cell/>
          <table:table-cell table:style-name="ce112" office:value-type="float" office:value="980">
            <text:p>980 kg</text:p>
          </table:table-cell>
          <table:table-cell table:style-name="ce120" office:value-type="float" office:value="2.4">
            <text:p>2.40 m</text:p>
          </table:table-cell>
          <table:table-cell table:style-name="ce116"/>
          <table:table-cell table:style-name="ce112" office:value-type="float" office:value="980">
            <text:p>980 kg</text:p>
          </table:table-cell>
          <table:table-cell table:style-name="ce120" office:value-type="float" office:value="2.59">
            <text:p>2.59 m</text:p>
          </table:table-cell>
          <table:table-cell table:number-columns-repeated="235"/>
        </table:table-row>
        <table:table-row table:style-name="ro11">
          <table:table-cell/>
          <table:table-cell table:style-name="ce19" office:value-type="string" table:number-columns-spanned="1" table:number-rows-spanned="2">
            <text:p>Full fuel</text:p>
          </table:table-cell>
          <table:table-cell table:style-name="ce39" table:formula="oooc:=[.S3]" office:value-type="float" office:value="112" table:number-columns-spanned="2" table:number-rows-spanned="1">
            <text:p>112 Kg</text:p>
          </table:table-cell>
          <table:covered-table-cell table:style-name="ce54"/>
          <table:table-cell table:style-name="ce68" office:value-type="float" office:value="2.63" table:number-columns-spanned="1" table:number-rows-spanned="2">
            <text:p>2.63 m</text:p>
          </table:table-cell>
          <table:table-cell table:style-name="ce81" table:formula="oooc:=[.C22]*[.E22]" office:value-type="float" office:value="294.56" table:number-columns-spanned="1" table:number-rows-spanned="2">
            <text:p>294.6 Kgm</text:p>
          </table:table-cell>
          <table:table-cell table:number-columns-repeated="3"/>
          <table:table-cell table:style-name="ce89" table:formula="oooc:=FORECAST([.O22];[.U10:.U11];[.T10:.T11])" office:value-type="float" office:value="2.59">
            <text:p>2.59 m</text:p>
          </table:table-cell>
          <table:table-cell table:style-name="ce96"/>
          <table:table-cell table:style-name="ce249" table:number-columns-repeated="3"/>
          <table:table-cell table:style-name="ce107" table:formula="oooc:=[.S5]" office:value-type="float" office:value="1092">
            <text:p>1092 kg</text:p>
          </table:table-cell>
          <table:table-cell/>
          <table:table-cell table:style-name="ce116" table:number-columns-repeated="5"/>
          <table:table-cell table:number-columns-repeated="235"/>
        </table:table-row>
        <table:table-row table:style-name="ro11">
          <table:table-cell/>
          <table:covered-table-cell table:style-name="ce20"/>
          <table:table-cell table:style-name="ce40" table:formula="oooc:=[.C22]/0.72" office:value-type="float" office:value="155.555555555556">
            <text:p>156 l</text:p>
          </table:table-cell>
          <table:table-cell table:style-name="ce55" table:formula="oooc:=[.C23]*0.26245" office:value-type="float" office:value="40.8255555555556">
            <text:p>40.8 USgal</text:p>
          </table:table-cell>
          <table:covered-table-cell table:style-name="ce69"/>
          <table:covered-table-cell table:style-name="ce82"/>
          <table:table-cell table:number-columns-repeated="7"/>
          <table:table-cell table:style-name="Default" table:number-columns-repeated="2"/>
          <table:table-cell table:number-columns-repeated="241"/>
        </table:table-row>
        <table:table-row table:style-name="ro11">
          <table:table-cell/>
          <table:table-cell table:style-name="ce21" office:value-type="string" table:number-columns-spanned="1" table:number-rows-spanned="2">
            <text:p>Total</text:p>
          </table:table-cell>
          <table:table-cell table:style-name="ce232" table:formula="oooc:=[.C16]+[.C22]" office:value-type="float" office:value="1075" table:number-columns-spanned="2" table:number-rows-spanned="2">
            <text:p>1075 Kg</text:p>
          </table:table-cell>
          <table:covered-table-cell table:style-name="ce56"/>
          <table:table-cell table:style-name="ce241" table:formula="oooc:=[.F24]/[.C24]" office:value-type="float" office:value="2.43635348837209" table:number-columns-spanned="1" table:number-rows-spanned="2">
            <text:p>2.44 m</text:p>
          </table:table-cell>
          <table:table-cell table:style-name="ce247" table:formula="oooc:=[.F16]+[.F22]" office:value-type="float" office:value="2619.08" table:number-columns-spanned="1" table:number-rows-spanned="2">
            <text:p>2619.1 Kgm</text:p>
          </table:table-cell>
          <table:table-cell table:number-columns-repeated="3"/>
          <table:table-cell table:style-name="ce163" office:value-type="string">
            <text:p>Solve the intercept of two straight lines</text:p>
          </table:table-cell>
          <table:table-cell table:number-columns-repeated="3"/>
          <table:table-cell table:style-name="Default" table:number-columns-repeated="2"/>
          <table:table-cell table:number-columns-repeated="241"/>
        </table:table-row>
        <table:table-row table:style-name="ro11">
          <table:table-cell/>
          <table:covered-table-cell table:style-name="ce22"/>
          <table:covered-table-cell table:style-name="ce233"/>
          <table:covered-table-cell table:style-name="ce57"/>
          <table:covered-table-cell table:style-name="ce242"/>
          <table:covered-table-cell table:style-name="ce248"/>
          <table:table-cell table:number-columns-repeated="3"/>
          <table:table-cell office:value-type="string">
            <text:p>This is line 1 – corresponds to a flight from full fuel to zero fuel</text:p>
          </table:table-cell>
          <table:table-cell table:number-columns-repeated="3"/>
          <table:table-cell table:style-name="Default" table:number-columns-repeated="2"/>
          <table:table-cell table:number-columns-repeated="241"/>
        </table:table-row>
        <table:table-row table:style-name="ro11">
          <table:table-cell>
            <draw:frame table:end-cell-address="G_CBFA.F59" table:end-x="6.294cm" table:end-y="0.412cm" draw:z-index="0" svg:width="25.265cm" svg:height="15.3cm" svg:x="1.718cm" svg:y="0.577cm">
              <draw:object draw:notify-on-update-of-ranges="G_CBFA.J3:G_CBFA.O2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8"/>
          <table:table-cell table:style-name="ce164" office:value-type="string">
            <text:p>Xa</text:p>
          </table:table-cell>
          <table:table-cell table:style-name="ce165" table:formula="oooc:=[.J18]" office:value-type="float" office:value="2.43635348837209">
            <text:p>2.436 m</text:p>
          </table:table-cell>
          <table:table-cell table:style-name="ce164" office:value-type="string">
            <text:p>Ya</text:p>
          </table:table-cell>
          <table:table-cell table:style-name="ce166" table:formula="oooc:=[.M18]" office:value-type="float" office:value="1075">
            <text:p>1075.0 kg</text:p>
          </table:table-cell>
          <table:table-cell table:style-name="ce164" office:value-type="string">
            <text:p>A1</text:p>
          </table:table-cell>
          <table:table-cell table:style-name="ce169" table:formula="oooc:=[.M27]-[.M26]" office:value-type="float" office:value="-112">
            <text:p>-112</text:p>
          </table:table-cell>
          <table:table-cell table:number-columns-repeated="241"/>
        </table:table-row>
        <table:table-row table:style-name="ro11">
          <table:table-cell table:number-columns-repeated="9"/>
          <table:table-cell table:style-name="ce164" office:value-type="string">
            <text:p>Xb</text:p>
          </table:table-cell>
          <table:table-cell table:style-name="ce165" table:formula="oooc:=[.J20]" office:value-type="float" office:value="2.41383177570093">
            <text:p>2.414 m</text:p>
          </table:table-cell>
          <table:table-cell table:style-name="ce164" office:value-type="string">
            <text:p>Yb</text:p>
          </table:table-cell>
          <table:table-cell table:style-name="ce166" table:formula="oooc:=[.N20]" office:value-type="float" office:value="963">
            <text:p>963.0 kg</text:p>
          </table:table-cell>
          <table:table-cell table:style-name="ce164" office:value-type="string">
            <text:p>B1</text:p>
          </table:table-cell>
          <table:table-cell table:style-name="ce169" table:formula="oooc:=[.K26]-[.K27]" office:value-type="float" office:value="0.0225217126711583">
            <text:p>0.02</text:p>
          </table:table-cell>
          <table:table-cell table:number-columns-repeated="241"/>
        </table:table-row>
        <table:table-row table:style-name="ro2">
          <table:table-cell/>
          <table:table-cell table:style-name="ce23"/>
          <table:table-cell table:number-columns-repeated="11"/>
          <table:table-cell table:style-name="ce164" office:value-type="string">
            <text:p>C1</text:p>
          </table:table-cell>
          <table:table-cell table:style-name="ce169" table:formula="oooc:=[.K27]*[.M26]-[.K26]*[.M27]" office:value-type="float" office:value="248.660749576179">
            <text:p>248.66</text:p>
          </table:table-cell>
          <table:table-cell table:number-columns-repeated="241"/>
        </table:table-row>
        <table:table-row table:style-name="ro2">
          <table:table-cell table:number-columns-repeated="13"/>
          <table:table-cell table:style-name="ce164"/>
          <table:table-cell table:style-name="ce169"/>
          <table:table-cell table:number-columns-repeated="241"/>
        </table:table-row>
        <table:table-row table:style-name="ro2">
          <table:table-cell table:number-columns-repeated="9"/>
          <table:table-cell office:value-type="string">
            <text:p>This is line 2 – corresponds to the top left-hand sloping edge of the allowed range</text:p>
          </table:table-cell>
          <table:table-cell table:number-columns-repeated="3"/>
          <table:table-cell table:style-name="ce164"/>
          <table:table-cell table:style-name="ce169"/>
          <table:table-cell table:number-columns-repeated="241"/>
        </table:table-row>
        <table:table-row table:style-name="ro2">
          <table:table-cell table:number-columns-repeated="9"/>
          <table:table-cell table:style-name="ce164" office:value-type="string">
            <text:p>Xc</text:p>
          </table:table-cell>
          <table:table-cell table:style-name="ce165" table:formula="oooc:=[.R10]" office:value-type="float" office:value="2.4">
            <text:p>2.400 m</text:p>
          </table:table-cell>
          <table:table-cell table:style-name="ce164" office:value-type="string">
            <text:p>Yc</text:p>
          </table:table-cell>
          <table:table-cell table:style-name="ce166" table:formula="oooc:=[.Q10]" office:value-type="float" office:value="980">
            <text:p>980.0 kg</text:p>
          </table:table-cell>
          <table:table-cell table:style-name="ce164" office:value-type="string">
            <text:p>A2</text:p>
          </table:table-cell>
          <table:table-cell table:style-name="ce169" table:formula="oooc:=[.M32]-[.M31]" office:value-type="float" office:value="170">
            <text:p>170</text:p>
          </table:table-cell>
          <table:table-cell table:number-columns-repeated="241"/>
        </table:table-row>
        <table:table-row table:style-name="ro2">
          <table:table-cell table:number-columns-repeated="9"/>
          <table:table-cell table:style-name="ce164" office:value-type="string">
            <text:p>Xd</text:p>
          </table:table-cell>
          <table:table-cell table:style-name="ce165" table:formula="oooc:=[.R11]" office:value-type="float" office:value="2.46">
            <text:p>2.460 m</text:p>
          </table:table-cell>
          <table:table-cell table:style-name="ce164" office:value-type="string">
            <text:p>Yd</text:p>
          </table:table-cell>
          <table:table-cell table:style-name="ce166" table:formula="oooc:=[.Q11]" office:value-type="float" office:value="1150">
            <text:p>1150.0 kg</text:p>
          </table:table-cell>
          <table:table-cell table:style-name="ce164" office:value-type="string">
            <text:p>B2</text:p>
          </table:table-cell>
          <table:table-cell table:style-name="ce169" table:formula="oooc:=[.K31]-[.K32]" office:value-type="float" office:value="-0.0600000000000001">
            <text:p>-0.06</text:p>
          </table:table-cell>
          <table:table-cell table:number-columns-repeated="241"/>
        </table:table-row>
        <table:table-row table:style-name="ro2">
          <table:table-cell table:number-columns-repeated="13"/>
          <table:table-cell table:style-name="ce164" office:value-type="string">
            <text:p>C2</text:p>
          </table:table-cell>
          <table:table-cell table:style-name="ce169" table:formula="oooc:=[.K32]*[.M31]-[.K31]*[.M32]" office:value-type="float" office:value="-349.2">
            <text:p>-349.2</text:p>
          </table:table-cell>
          <table:table-cell table:number-columns-repeated="241"/>
        </table:table-row>
        <table:table-row table:style-name="ro2">
          <table:table-cell table:number-columns-repeated="13"/>
          <table:table-cell table:style-name="Default" table:number-columns-repeated="2"/>
          <table:table-cell table:number-columns-repeated="241"/>
        </table:table-row>
        <table:table-row table:style-name="ro2">
          <table:table-cell table:number-columns-repeated="9"/>
          <table:table-cell office:value-type="string">
            <text:p>This is the intercept of the two lines</text:p>
          </table:table-cell>
          <table:table-cell table:number-columns-repeated="3"/>
          <table:table-cell table:style-name="ce164"/>
          <table:table-cell table:style-name="ce169"/>
          <table:table-cell table:number-columns-repeated="241"/>
        </table:table-row>
        <table:table-row table:style-name="ro2">
          <table:table-cell table:number-columns-repeated="13"/>
          <table:table-cell table:style-name="ce164" office:value-type="string">
            <text:p>Denom</text:p>
          </table:table-cell>
          <table:table-cell table:style-name="ce169" table:formula="oooc:=[.O26]*[.O32]-[.O31]*[.O27]" office:value-type="float" office:value="2.89130884590309">
            <text:p>2.89</text:p>
          </table:table-cell>
          <table:table-cell table:number-columns-repeated="241"/>
        </table:table-row>
        <table:table-row table:style-name="ro2">
          <table:table-cell table:number-columns-repeated="13"/>
          <table:table-cell table:style-name="ce164"/>
          <table:table-cell table:style-name="ce169"/>
          <table:table-cell table:number-columns-repeated="241"/>
        </table:table-row>
        <table:table-row table:style-name="ro2">
          <table:table-cell table:number-columns-repeated="13"/>
          <table:table-cell table:style-name="ce164" office:value-type="string">
            <text:p>Xint</text:p>
          </table:table-cell>
          <table:table-cell table:style-name="ce165" table:formula="oooc:=([.O27]*[.O33]-[.O32]*[.O28])/[.O36]" office:value-type="float" office:value="2.44009315013134">
            <text:p>2.440 m</text:p>
          </table:table-cell>
          <table:table-cell table:number-columns-repeated="241"/>
        </table:table-row>
        <table:table-row table:style-name="ro2">
          <table:table-cell table:number-columns-repeated="13"/>
          <table:table-cell table:style-name="ce164" office:value-type="string">
            <text:p>Yint</text:p>
          </table:table-cell>
          <table:table-cell table:style-name="ce166" table:formula="oooc:=([.O31]*[.O28]-[.O26]*[.O33])/[.O36]" office:value-type="float" office:value="1093.59725870546">
            <text:p>1093.6 kg</text:p>
          </table:table-cell>
          <table:table-cell table:number-columns-repeated="241"/>
        </table:table-row>
      </table:table>
      <table:table table:name="G_NIKK" table:style-name="ta2" table:protected="true" table:print="false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9" table:number-columns-repeated="4" table:default-cell-style-name="Default"/>
        <table:table-column table:style-name="co3" table:default-cell-style-name="ce164"/>
        <table:table-column table:style-name="co10" table:number-columns-repeated="5" table:default-cell-style-name="Default"/>
        <table:table-column table:style-name="co3" table:number-columns-repeated="237" table:default-cell-style-name="Default"/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9">
          <table:table-cell/>
          <table:table-cell table:style-name="ce8" office:value-type="string" table:number-columns-spanned="5" table:number-rows-spanned="1">
            <text:p>Load Sheet – G-NIKK</text:p>
          </table:table-cell>
          <table:covered-table-cell table:number-columns-repeated="4" table:style-name="ce24"/>
          <table:table-cell table:number-columns-repeated="3"/>
          <table:table-cell table:style-name="ce85" office:value-type="string" table:number-columns-spanned="5" table:number-rows-spanned="1">
            <text:p>Graphing data</text:p>
          </table:table-cell>
          <table:covered-table-cell table:style-name="ce92"/>
          <table:covered-table-cell table:number-columns-repeated="2" table:style-name="ce103"/>
          <table:covered-table-cell table:style-name="Default"/>
          <table:table-cell/>
          <table:table-cell table:style-name="ce108" office:value-type="string" table:number-columns-spanned="3" table:number-rows-spanned="1">
            <text:p>Aircraft data</text:p>
          </table:table-cell>
          <table:covered-table-cell table:style-name="ce117"/>
          <table:covered-table-cell table:style-name="ce93"/>
          <table:table-cell table:number-columns-repeated="238"/>
        </table:table-row>
        <table:table-row table:style-name="ro10">
          <table:table-cell/>
          <table:table-cell table:style-name="ce9" office:value-type="string" table:number-columns-spanned="5" table:number-rows-spanned="1">
            <text:p>Diamond Katana DA20-C1 G-NIKK, serial number ??????</text:p>
          </table:table-cell>
          <table:covered-table-cell table:number-columns-repeated="4" table:style-name="ce25"/>
          <table:table-cell table:number-columns-repeated="3"/>
          <table:table-cell table:style-name="ce86" office:value-type="string">
            <text:p>Arm</text:p>
          </table:table-cell>
          <table:table-cell table:style-name="ce93" office:value-type="string">
            <text:p>Allowed range</text:p>
          </table:table-cell>
          <table:table-cell table:style-name="ce104" office:value-type="string">
            <text:p>Prohibited fuel</text:p>
          </table:table-cell>
          <table:table-cell table:style-name="ce104" office:value-type="string">
            <text:p>Allowed flight</text:p>
          </table:table-cell>
          <table:table-cell table:style-name="ce104" office:value-type="string">
            <text:p>USA-only</text:p>
          </table:table-cell>
          <table:table-cell/>
          <table:table-cell table:style-name="ce109" office:value-type="string" table:number-columns-spanned="2" table:number-rows-spanned="1">
            <text:p>Max fuel</text:p>
          </table:table-cell>
          <table:covered-table-cell table:style-name="ce118"/>
          <table:table-cell table:style-name="ce123" office:value-type="float" office:value="67">
            <text:p>67 kg</text:p>
          </table:table-cell>
          <table:table-cell table:number-columns-repeated="238"/>
        </table:table-row>
        <table:table-row table:style-name="ro10">
          <table:table-cell/>
          <table:table-cell table:style-name="ce10" office:value-type="string" table:number-columns-spanned="5" table:number-rows-spanned="1">
            <text:p>Based upon weighing report dated ????????</text:p>
          </table:table-cell>
          <table:covered-table-cell table:number-columns-repeated="4" table:style-name="ce26"/>
          <table:table-cell table:number-columns-repeated="3"/>
          <table:table-cell table:style-name="ce87" table:formula="oooc:=[.Q9]" office:value-type="float" office:value="0.202">
            <text:p>0.20 m</text:p>
          </table:table-cell>
          <table:table-cell table:style-name="ce97" table:formula="oooc:=[.P9]" office:value-type="float" office:value="560">
            <text:p>560 kg</text:p>
          </table:table-cell>
          <table:table-cell table:style-name="ce94" table:number-columns-repeated="3"/>
          <table:table-cell/>
          <table:table-cell table:style-name="ce109" office:value-type="string" table:number-columns-spanned="2" table:number-rows-spanned="1">
            <text:p>Max weight</text:p>
          </table:table-cell>
          <table:covered-table-cell table:style-name="ce119"/>
          <table:table-cell table:style-name="ce115" office:value-type="float" office:value="750">
            <text:p>750 kg</text:p>
          </table:table-cell>
          <table:table-cell table:number-columns-repeated="238"/>
        </table:table-row>
        <table:table-row table:style-name="ro10">
          <table:table-cell table:number-columns-repeated="9"/>
          <table:table-cell table:style-name="ce88" table:formula="oooc:=[.Q10]" office:value-type="float" office:value="0.202">
            <text:p>0.20 m</text:p>
          </table:table-cell>
          <table:table-cell table:style-name="ce98" table:formula="oooc:=[.P10]" office:value-type="float" office:value="750">
            <text:p>750 kg</text:p>
          </table:table-cell>
          <table:table-cell table:style-name="ce95" table:number-columns-repeated="3"/>
          <table:table-cell table:number-columns-repeated="242"/>
        </table:table-row>
        <table:table-row table:style-name="ro10">
          <table:table-cell/>
          <table:table-cell table:style-name="ce11" office:value-type="string">
            <text:p>Item</text:p>
          </table:table-cell>
          <table:table-cell table:style-name="ce27" office:value-type="string" table:number-columns-spanned="2" table:number-rows-spanned="1">
            <text:p>Weight</text:p>
          </table:table-cell>
          <table:covered-table-cell table:style-name="ce43"/>
          <table:table-cell table:style-name="ce58" office:value-type="string">
            <text:p>Arm</text:p>
          </table:table-cell>
          <table:table-cell table:style-name="ce72" office:value-type="string">
            <text:p>Moment</text:p>
          </table:table-cell>
          <table:table-cell table:number-columns-repeated="3"/>
          <table:table-cell table:style-name="ce88" table:formula="oooc:=[.T10]" office:value-type="float" office:value="0.317">
            <text:p>0.32 m</text:p>
          </table:table-cell>
          <table:table-cell table:style-name="ce98" table:formula="oooc:=[.S10]" office:value-type="float" office:value="750">
            <text:p>750 kg</text:p>
          </table:table-cell>
          <table:table-cell table:style-name="ce95" table:number-columns-repeated="3"/>
          <table:table-cell table:number-columns-repeated="242"/>
        </table:table-row>
        <table:table-row table:style-name="ro10">
          <table:table-cell/>
          <table:table-cell table:style-name="ce12"/>
          <table:table-cell table:style-name="ce28" table:number-columns-spanned="2" table:number-rows-spanned="1"/>
          <table:covered-table-cell table:style-name="ce44"/>
          <table:table-cell table:style-name="ce59"/>
          <table:table-cell table:style-name="ce73"/>
          <table:table-cell table:number-columns-repeated="3"/>
          <table:table-cell table:style-name="ce88" table:formula="oooc:=[.T9]" office:value-type="float" office:value="0.317">
            <text:p>0.32 m</text:p>
          </table:table-cell>
          <table:table-cell table:style-name="ce98" table:formula="oooc:=[.S9]" office:value-type="float" office:value="560">
            <text:p>560 kg</text:p>
          </table:table-cell>
          <table:table-cell table:style-name="ce95" table:number-columns-repeated="3"/>
          <table:table-cell/>
          <table:table-cell table:style-name="ce167" office:value-type="string" table:number-columns-spanned="2" table:number-rows-spanned="1">
            <text:p>Foreward CG limit</text:p>
          </table:table-cell>
          <table:covered-table-cell table:style-name="ce167"/>
          <table:table-cell table:style-name="ce172"/>
          <table:table-cell table:style-name="ce167" office:value-type="string" table:number-columns-spanned="2" table:number-rows-spanned="1">
            <text:p>Aft CG limit</text:p>
          </table:table-cell>
          <table:covered-table-cell table:style-name="ce167"/>
          <table:table-cell table:number-columns-repeated="236"/>
        </table:table-row>
        <table:table-row table:style-name="ro10">
          <table:table-cell/>
          <table:table-cell table:style-name="ce13" office:value-type="string">
            <text:p>Aircraft</text:p>
          </table:table-cell>
          <table:table-cell table:style-name="ce29" office:value-type="float" office:value="523" table:number-columns-spanned="2" table:number-rows-spanned="1">
            <text:p>523.0 kg</text:p>
          </table:table-cell>
          <table:covered-table-cell table:style-name="ce45"/>
          <table:table-cell table:style-name="ce145" office:value-type="float" office:value="0.277">
            <text:p>0.277 m</text:p>
          </table:table-cell>
          <table:table-cell table:style-name="ce74" table:formula="oooc:=[.C8]*[.E8]" office:value-type="float" office:value="144.871">
            <text:p>144.9 Kgm</text:p>
          </table:table-cell>
          <table:table-cell table:number-columns-repeated="3"/>
          <table:table-cell table:style-name="ce88" table:formula="oooc:=[.Q9]" office:value-type="float" office:value="0.202">
            <text:p>0.20 m</text:p>
          </table:table-cell>
          <table:table-cell table:style-name="ce98" table:formula="oooc:=[.P9]" office:value-type="float" office:value="560">
            <text:p>560 kg</text:p>
          </table:table-cell>
          <table:table-cell table:style-name="ce95" table:number-columns-repeated="3"/>
          <table:table-cell/>
          <table:table-cell table:style-name="ce111" office:value-type="string">
            <text:p>Weight</text:p>
          </table:table-cell>
          <table:table-cell table:style-name="ce111" office:value-type="string">
            <text:p>CG limit</text:p>
          </table:table-cell>
          <table:table-cell table:style-name="ce125"/>
          <table:table-cell table:style-name="ce111" office:value-type="string">
            <text:p>Weight</text:p>
          </table:table-cell>
          <table:table-cell table:style-name="ce111" office:value-type="string">
            <text:p>CG limit</text:p>
          </table:table-cell>
          <table:table-cell table:number-columns-repeated="236"/>
        </table:table-row>
        <table:table-row table:style-name="ro10">
          <table:table-cell/>
          <table:table-cell table:style-name="ce13" office:value-type="string">
            <text:p>Pilot</text:p>
          </table:table-cell>
          <table:table-cell table:style-name="ce30" table:content-validation-name="val2" office:value-type="float" office:value="80" table:number-columns-spanned="2" table:number-rows-spanned="1">
            <text:p>80 Kg</text:p>
          </table:table-cell>
          <table:covered-table-cell table:style-name="ce46" table:content-validation-name="val2"/>
          <table:table-cell table:style-name="ce145" office:value-type="float" office:value="0.143">
            <text:p>0.143 m</text:p>
          </table:table-cell>
          <table:table-cell table:style-name="ce74" table:formula="oooc:=[.C9]*[.E9]" office:value-type="float" office:value="11.44">
            <text:p>11.4 Kgm</text:p>
          </table:table-cell>
          <table:table-cell table:number-columns-repeated="3"/>
          <table:table-cell table:style-name="ce90" table:formula="oooc:=[.E22]" office:value-type="float" office:value="0.297278666666667">
            <text:p>0.30 m</text:p>
          </table:table-cell>
          <table:table-cell table:style-name="ce100"/>
          <table:table-cell table:style-name="ce105" table:formula="oooc:=[.C22]" office:value-type="float" office:value="750">
            <text:p>750 kg</text:p>
          </table:table-cell>
          <table:table-cell table:style-name="ce100" table:number-columns-repeated="2"/>
          <table:table-cell/>
          <table:table-cell table:style-name="ce168" office:value-type="float" office:value="560">
            <text:p>560 kg</text:p>
          </table:table-cell>
          <table:table-cell table:style-name="ce170" office:value-type="float" office:value="0.202">
            <text:p>0.20 m</text:p>
          </table:table-cell>
          <table:table-cell/>
          <table:table-cell table:style-name="ce168" office:value-type="float" office:value="560">
            <text:p>560 kg</text:p>
          </table:table-cell>
          <table:table-cell table:style-name="ce170" office:value-type="float" office:value="0.317">
            <text:p>0.32 m</text:p>
          </table:table-cell>
          <table:table-cell table:number-columns-repeated="236"/>
        </table:table-row>
        <table:table-row table:style-name="ro11">
          <table:table-cell/>
          <table:table-cell table:style-name="ce13" office:value-type="string">
            <text:p>Co-pilot</text:p>
          </table:table-cell>
          <table:table-cell table:style-name="ce30" table:content-validation-name="val2" office:value-type="float" office:value="80" table:number-columns-spanned="2" table:number-rows-spanned="1">
            <text:p>80 Kg</text:p>
          </table:table-cell>
          <table:covered-table-cell table:style-name="ce46" table:content-validation-name="val2"/>
          <table:table-cell table:style-name="ce145" office:value-type="float" office:value="0.143">
            <text:p>0.143 m</text:p>
          </table:table-cell>
          <table:table-cell table:style-name="ce74" table:formula="oooc:=[.C10]*[.E10]" office:value-type="float" office:value="11.44">
            <text:p>11.4 Kgm</text:p>
          </table:table-cell>
          <table:table-cell table:number-columns-repeated="3"/>
          <table:table-cell table:style-name="ce91" table:formula="oooc:=[.E18]" office:value-type="float" office:value="0.297278666666667">
            <text:p>0.30 m</text:p>
          </table:table-cell>
          <table:table-cell table:style-name="ce101"/>
          <table:table-cell table:style-name="ce106" table:formula="oooc:=[.C18]" office:value-type="float" office:value="750">
            <text:p>750 kg</text:p>
          </table:table-cell>
          <table:table-cell table:style-name="ce106" table:formula="oooc:=[.C18]" office:value-type="float" office:value="750">
            <text:p>750 kg</text:p>
          </table:table-cell>
          <table:table-cell table:style-name="ce101"/>
          <table:table-cell/>
          <table:table-cell table:style-name="ce168" office:value-type="float" office:value="750">
            <text:p>750 kg</text:p>
          </table:table-cell>
          <table:table-cell table:style-name="ce170" office:value-type="float" office:value="0.202">
            <text:p>0.20 m</text:p>
          </table:table-cell>
          <table:table-cell/>
          <table:table-cell table:style-name="ce168" office:value-type="float" office:value="750">
            <text:p>750 kg</text:p>
          </table:table-cell>
          <table:table-cell table:style-name="ce170" office:value-type="float" office:value="0.317">
            <text:p>0.32 m</text:p>
          </table:table-cell>
          <table:table-cell table:number-columns-repeated="236"/>
        </table:table-row>
        <table:table-row table:style-name="ro11">
          <table:table-cell/>
          <table:table-cell table:style-name="ce13" office:value-type="string">
            <text:p>Baggage</text:p>
          </table:table-cell>
          <table:table-cell table:style-name="ce250" table:content-validation-name="val4" office:value-type="float" office:value="0" table:number-columns-spanned="2" table:number-rows-spanned="1">
            <text:p>0 Kg</text:p>
          </table:table-cell>
          <table:covered-table-cell table:style-name="ce259"/>
          <table:table-cell table:style-name="ce145" office:value-type="float" office:value="0.824">
            <text:p>0.824 m</text:p>
          </table:table-cell>
          <table:table-cell table:style-name="ce74" table:formula="oooc:=[.C11]*[.E11]" office:value-type="float" office:value="0">
            <text:p>0.0 Kgm</text:p>
          </table:table-cell>
          <table:table-cell table:number-columns-repeated="3"/>
          <table:table-cell table:style-name="ce89" table:formula="oooc:=[.E14]" office:value-type="float" office:value="0.245609077598829">
            <text:p>0.25 m</text:p>
          </table:table-cell>
          <table:table-cell table:style-name="ce102" table:number-columns-repeated="2"/>
          <table:table-cell table:style-name="ce107" table:formula="oooc:=[.C14]" office:value-type="float" office:value="683">
            <text:p>683 kg</text:p>
          </table:table-cell>
          <table:table-cell table:style-name="ce102"/>
          <table:table-cell/>
          <table:table-cell table:style-name="ce276" office:value-type="float" office:value="800">
            <text:p>800 kg</text:p>
          </table:table-cell>
          <table:table-cell table:style-name="ce277" office:value-type="float" office:value="0.205">
            <text:p>0.21 m</text:p>
          </table:table-cell>
          <table:table-cell/>
          <table:table-cell table:style-name="ce276" office:value-type="float" office:value="800">
            <text:p>800 kg</text:p>
          </table:table-cell>
          <table:table-cell table:style-name="ce277" office:value-type="float" office:value="0.309">
            <text:p>0.31 m</text:p>
          </table:table-cell>
          <table:table-cell table:number-columns-repeated="236"/>
        </table:table-row>
        <table:table-row table:style-name="ro11">
          <table:table-cell/>
          <table:table-cell table:style-name="ce13" office:value-type="string">
            <text:p>Baggage extension</text:p>
          </table:table-cell>
          <table:table-cell table:style-name="ce250" table:content-validation-name="val4" office:value-type="float" office:value="0" table:number-columns-spanned="2" table:number-rows-spanned="1">
            <text:p>0 Kg</text:p>
          </table:table-cell>
          <table:covered-table-cell table:style-name="ce259"/>
          <table:table-cell table:style-name="ce145" office:value-type="float" office:value="1.575">
            <text:p>1.575 m</text:p>
          </table:table-cell>
          <table:table-cell table:style-name="ce74" table:formula="oooc:=[.C12]*[.E12]" office:value-type="float" office:value="0">
            <text:p>0.0 Kgm</text:p>
          </table:table-cell>
          <table:table-cell table:number-columns-repeated="3"/>
          <table:table-cell table:style-name="ce88" table:formula="oooc:=[.Q10]" office:value-type="float" office:value="0.202">
            <text:p>0.20 m</text:p>
          </table:table-cell>
          <table:table-cell table:style-name="ce95" table:number-columns-repeated="3"/>
          <table:table-cell table:style-name="ce98" table:formula="oooc:=[.P10]" office:value-type="float" office:value="750">
            <text:p>750 kg</text:p>
          </table:table-cell>
          <table:table-cell table:number-columns-repeated="242"/>
        </table:table-row>
        <table:table-row table:style-name="ro11">
          <table:table-cell/>
          <table:table-cell table:style-name="ce14"/>
          <table:table-cell table:style-name="ce32" table:number-columns-repeated="2"/>
          <table:table-cell table:style-name="ce61"/>
          <table:table-cell table:style-name="ce75"/>
          <table:table-cell table:number-columns-repeated="3"/>
          <table:table-cell table:style-name="ce88" table:formula="oooc:=[.Q11]" office:value-type="float" office:value="0.205">
            <text:p>0.21 m</text:p>
          </table:table-cell>
          <table:table-cell table:style-name="ce95" table:number-columns-repeated="3"/>
          <table:table-cell table:style-name="ce98" table:formula="oooc:=[.P11]" office:value-type="float" office:value="800">
            <text:p>800 kg</text:p>
          </table:table-cell>
          <table:table-cell/>
          <table:table-cell table:style-name="ce123" table:formula="oooc:=[.C14]" office:value-type="float" office:value="683">
            <text:p>683 kg</text:p>
          </table:table-cell>
          <table:table-cell table:style-name="ce171" table:formula="oooc:=MAX(FORECAST([.P13];[.Q$9:.Q$10];[.P$9:.P$10]);FORECAST([.P13];[.Q$10:.Q$11];[.P$10:.P$11]))" office:value-type="float" office:value="0.202">
            <text:p>0.20 m</text:p>
          </table:table-cell>
          <table:table-cell table:style-name="ce126" office:value-type="string">
            <text:p>Zero fuel</text:p>
          </table:table-cell>
          <table:table-cell table:style-name="ce123" table:formula="oooc:=[.P13]" office:value-type="float" office:value="683">
            <text:p>683 kg</text:p>
          </table:table-cell>
          <table:table-cell table:style-name="ce171" table:formula="oooc:=MIN(FORECAST([.S13];[.T$9:.T$10];[.S$9:.S$10]);FORECAST([.S13];[.T$10:.T$11];[.S$10:.S$11]))" office:value-type="float" office:value="0.317">
            <text:p>0.32 m</text:p>
          </table:table-cell>
          <table:table-cell table:number-columns-repeated="236"/>
        </table:table-row>
        <table:table-row table:style-name="ro11">
          <table:table-cell/>
          <table:table-cell table:style-name="ce15" office:value-type="string" table:number-columns-spanned="1" table:number-rows-spanned="2">
            <text:p>Zero fuel</text:p>
          </table:table-cell>
          <table:table-cell table:style-name="ce251" table:formula="oooc:=SUM([.C8:.C12])" office:value-type="float" office:value="683" table:number-columns-spanned="2" table:number-rows-spanned="2">
            <text:p>683 Kg</text:p>
          </table:table-cell>
          <table:covered-table-cell table:style-name="ce48"/>
          <table:table-cell table:style-name="ce262" table:formula="oooc:=[.F14]/[.C14]" office:value-type="float" office:value="0.245609077598829" table:number-columns-spanned="1" table:number-rows-spanned="2">
            <text:p>0.246 m</text:p>
          </table:table-cell>
          <table:table-cell table:style-name="ce268" table:formula="oooc:=SUM([.F8:.F11])" office:value-type="float" office:value="167.751" table:number-columns-spanned="1" table:number-rows-spanned="2">
            <text:p>167.8 Kgm</text:p>
          </table:table-cell>
          <table:table-cell table:number-columns-repeated="3"/>
          <table:table-cell table:style-name="ce88" table:formula="oooc:=[.T11]" office:value-type="float" office:value="0.309">
            <text:p>0.31 m</text:p>
          </table:table-cell>
          <table:table-cell table:style-name="ce95" table:number-columns-repeated="3"/>
          <table:table-cell table:style-name="ce98" table:formula="oooc:=[.S11]" office:value-type="float" office:value="800">
            <text:p>800 kg</text:p>
          </table:table-cell>
          <table:table-cell/>
          <table:table-cell table:style-name="ce123" table:formula="oooc:=[.C18]" office:value-type="float" office:value="750">
            <text:p>750 kg</text:p>
          </table:table-cell>
          <table:table-cell table:style-name="ce171" table:formula="oooc:=MAX(FORECAST([.P14];[.Q$9:.Q$10];[.P$9:.P$10]);FORECAST([.P14];[.Q$10:.Q$11];[.P$10:.P$11]))" office:value-type="float" office:value="0.202">
            <text:p>0.20 m</text:p>
          </table:table-cell>
          <table:table-cell table:style-name="ce126" office:value-type="string">
            <text:p>Max Fuel</text:p>
          </table:table-cell>
          <table:table-cell table:style-name="ce123" table:formula="oooc:=[.P14]" office:value-type="float" office:value="750">
            <text:p>750 kg</text:p>
          </table:table-cell>
          <table:table-cell table:style-name="ce171" table:formula="oooc:=MIN(FORECAST([.S14];[.T$9:.T$10];[.S$9:.S$10]);FORECAST([.S14];[.T$10:.T$11];[.S$10:.S$11]))" office:value-type="float" office:value="0.317">
            <text:p>0.32 m</text:p>
          </table:table-cell>
          <table:table-cell table:number-columns-repeated="236"/>
        </table:table-row>
        <table:table-row table:style-name="ro11">
          <table:table-cell/>
          <table:covered-table-cell table:style-name="ce16"/>
          <table:covered-table-cell table:style-name="ce252"/>
          <table:covered-table-cell table:style-name="ce49"/>
          <table:covered-table-cell table:style-name="ce263"/>
          <table:covered-table-cell table:style-name="ce269"/>
          <table:table-cell table:number-columns-repeated="3"/>
          <table:table-cell table:style-name="ce274" table:formula="oooc:=[.T10]" office:value-type="float" office:value="0.317">
            <text:p>0.32 m</text:p>
          </table:table-cell>
          <table:table-cell table:style-name="ce249" table:number-columns-repeated="3"/>
          <table:table-cell table:style-name="ce275" table:formula="oooc:=[.S10]" office:value-type="float" office:value="750">
            <text:p>750 kg</text:p>
          </table:table-cell>
          <table:table-cell table:number-columns-repeated="242"/>
        </table:table-row>
        <table:table-row table:style-name="ro11">
          <table:table-cell/>
          <table:table-cell table:style-name="ce17" office:value-type="string" table:number-columns-spanned="1" table:number-rows-spanned="2">
            <text:p>Max fuel at take-off</text:p>
          </table:table-cell>
          <table:table-cell table:style-name="ce253" table:formula="oooc:=MAX(0;MIN([.R4]-[.C14];[.R3];[.O39]-[.C14]))" office:value-type="float" office:value="67" table:number-columns-spanned="2" table:number-rows-spanned="1">
            <text:p>67 Kg</text:p>
          </table:table-cell>
          <table:covered-table-cell table:style-name="ce260"/>
          <table:table-cell table:style-name="ce148" office:value-type="float" office:value="0.824" table:number-columns-spanned="1" table:number-rows-spanned="2">
            <text:p>0.824 m</text:p>
          </table:table-cell>
          <table:table-cell table:style-name="ce78" table:formula="oooc:=[.C16]*[.E16]" office:value-type="float" office:value="55.208" table:number-columns-spanned="1" table:number-rows-spanned="2">
            <text:p>55.2 Kgm</text:p>
          </table:table-cell>
          <table:table-cell table:number-columns-repeated="7"/>
          <table:table-cell table:style-name="Default"/>
          <table:table-cell table:number-columns-repeated="242"/>
        </table:table-row>
        <table:table-row table:style-name="ro11">
          <table:table-cell/>
          <table:covered-table-cell table:style-name="ce16"/>
          <table:table-cell table:style-name="ce254" table:formula="oooc:=[.C16]/0.72" office:value-type="float" office:value="93.0555555555556">
            <text:p>93 l</text:p>
          </table:table-cell>
          <table:table-cell table:style-name="ce261" table:formula="oooc:=[.C17]*0.26245" office:value-type="float" office:value="24.4224305555556">
            <text:p>24.4 USgal</text:p>
          </table:table-cell>
          <table:covered-table-cell table:style-name="ce149"/>
          <table:covered-table-cell table:style-name="ce73"/>
          <table:table-cell table:number-columns-repeated="7"/>
          <table:table-cell table:style-name="Default"/>
          <table:table-cell table:number-columns-repeated="242"/>
        </table:table-row>
        <table:table-row table:style-name="ro11">
          <table:table-cell/>
          <table:table-cell table:style-name="ce17" office:value-type="string">
            <text:p>Weight at take-off</text:p>
          </table:table-cell>
          <table:table-cell table:style-name="ce255" table:formula="oooc:=[.C14]+[.C16]" office:value-type="float" office:value="750" table:number-columns-spanned="2" table:number-rows-spanned="2">
            <text:p>750 Kg</text:p>
          </table:table-cell>
          <table:covered-table-cell table:style-name="ce52"/>
          <table:table-cell table:style-name="ce264" table:formula="oooc:=[.F18]/[.C18]" office:value-type="float" office:value="0.297278666666667" table:number-columns-spanned="1" table:number-rows-spanned="2">
            <text:p>0.297 m</text:p>
          </table:table-cell>
          <table:table-cell table:style-name="ce270" table:formula="oooc:=[.F14]+[.F16]" office:value-type="float" office:value="222.959" table:number-columns-spanned="1" table:number-rows-spanned="2">
            <text:p>223.0 Kgm</text:p>
          </table:table-cell>
          <table:table-cell table:number-columns-repeated="7"/>
          <table:table-cell table:style-name="Default"/>
          <table:table-cell table:number-columns-repeated="242"/>
        </table:table-row>
        <table:table-row table:style-name="ro11">
          <table:table-cell/>
          <table:table-cell table:style-name="ce18" table:formula="oooc:=CONCATENATE(&quot;Max &quot;; [.$R$4];&quot; Kg&quot;)" office:value-type="string" office:string-value="Max 750 Kg">
            <text:p>Max 750 Kg</text:p>
          </table:table-cell>
          <table:covered-table-cell table:style-name="ce256"/>
          <table:covered-table-cell table:style-name="ce53"/>
          <table:covered-table-cell table:style-name="ce265"/>
          <table:covered-table-cell table:style-name="ce271"/>
          <table:table-cell table:number-columns-repeated="7"/>
          <table:table-cell table:style-name="Default"/>
          <table:table-cell table:number-columns-repeated="242"/>
        </table:table-row>
        <table:table-row table:style-name="ro11">
          <table:table-cell/>
          <table:table-cell table:style-name="ce127" office:value-type="string" table:number-columns-spanned="1" table:number-rows-spanned="2">
            <text:p>Full fuel</text:p>
          </table:table-cell>
          <table:table-cell table:style-name="ce39" table:formula="oooc:=[.R3]" office:value-type="float" office:value="67" table:number-columns-spanned="2" table:number-rows-spanned="1">
            <text:p>67 Kg</text:p>
          </table:table-cell>
          <table:covered-table-cell table:style-name="ce54"/>
          <table:table-cell table:style-name="ce189" office:value-type="float" office:value="0.824" table:number-columns-spanned="1" table:number-rows-spanned="2">
            <text:p>0.824 m</text:p>
          </table:table-cell>
          <table:table-cell table:style-name="ce81" table:formula="oooc:=[.C20]*[.E20]" office:value-type="float" office:value="55.208" table:number-columns-spanned="1" table:number-rows-spanned="2">
            <text:p>55.2 Kgm</text:p>
          </table:table-cell>
          <table:table-cell table:number-columns-repeated="7"/>
          <table:table-cell table:style-name="Default"/>
          <table:table-cell table:number-columns-repeated="242"/>
        </table:table-row>
        <table:table-row table:style-name="ro11">
          <table:table-cell/>
          <table:covered-table-cell table:style-name="ce128"/>
          <table:table-cell table:style-name="ce40" table:formula="oooc:=[.C20]/0.72" office:value-type="float" office:value="93.0555555555556">
            <text:p>93 l</text:p>
          </table:table-cell>
          <table:table-cell table:style-name="ce55" table:formula="oooc:=[.C21]*0.26245" office:value-type="float" office:value="24.4224305555556">
            <text:p>24.4 USgal</text:p>
          </table:table-cell>
          <table:covered-table-cell table:style-name="ce190"/>
          <table:covered-table-cell table:style-name="ce82"/>
          <table:table-cell table:number-columns-repeated="7"/>
          <table:table-cell table:style-name="Default"/>
          <table:table-cell table:number-columns-repeated="242"/>
        </table:table-row>
        <table:table-row table:style-name="ro11">
          <table:table-cell/>
          <table:table-cell table:style-name="ce21" office:value-type="string" table:number-columns-spanned="1" table:number-rows-spanned="2">
            <text:p>Total</text:p>
          </table:table-cell>
          <table:table-cell table:style-name="ce257" table:formula="oooc:=[.C14]+[.C20]" office:value-type="float" office:value="750" table:number-columns-spanned="2" table:number-rows-spanned="2">
            <text:p>750 Kg</text:p>
          </table:table-cell>
          <table:covered-table-cell table:style-name="ce56"/>
          <table:table-cell table:style-name="ce266" table:formula="oooc:=[.F22]/[.C22]" office:value-type="float" office:value="0.297278666666667" table:number-columns-spanned="1" table:number-rows-spanned="2">
            <text:p>0.297 m</text:p>
          </table:table-cell>
          <table:table-cell table:style-name="ce272" table:formula="oooc:=[.F14]+[.F20]" office:value-type="float" office:value="222.959" table:number-columns-spanned="1" table:number-rows-spanned="2">
            <text:p>223.0 Kgm</text:p>
          </table:table-cell>
          <table:table-cell table:number-columns-repeated="7"/>
          <table:table-cell table:style-name="Default"/>
          <table:table-cell table:number-columns-repeated="242"/>
        </table:table-row>
        <table:table-row table:style-name="ro11">
          <table:table-cell/>
          <table:covered-table-cell table:style-name="ce22"/>
          <table:covered-table-cell table:style-name="ce258"/>
          <table:covered-table-cell table:style-name="ce57"/>
          <table:covered-table-cell table:style-name="ce267"/>
          <table:covered-table-cell table:style-name="ce273"/>
          <table:table-cell table:number-columns-repeated="7"/>
          <table:table-cell table:style-name="Default"/>
          <table:table-cell table:number-columns-repeated="242"/>
        </table:table-row>
        <table:table-row table:style-name="ro11">
          <table:table-cell table:number-columns-repeated="9"/>
          <table:table-cell table:style-name="ce163" office:value-type="string">
            <text:p>Solve the intercept of two straight lines</text:p>
          </table:table-cell>
          <table:table-cell table:number-columns-repeated="3"/>
          <table:table-cell table:style-name="Default"/>
          <table:table-cell table:number-columns-repeated="242"/>
        </table:table-row>
        <table:table-row table:style-name="ro2">
          <table:table-cell/>
          <table:table-cell>
            <draw:frame table:end-cell-address="G_NIKK.G58" table:end-x="0.119cm" table:end-y="0.443cm" draw:z-index="0" svg:width="25.265cm" svg:height="15.299cm" svg:x="0.116cm" svg:y="0.046cm">
              <draw:object draw:notify-on-update-of-ranges="G_NIKK.J3:G_NIKK.N15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7"/>
          <table:table-cell office:value-type="string">
            <text:p>This is line 1 – corresponds to a flight from full fuel to zero fuel</text:p>
          </table:table-cell>
          <table:table-cell table:number-columns-repeated="3"/>
          <table:table-cell table:style-name="Default"/>
          <table:table-cell table:number-columns-repeated="242"/>
        </table:table-row>
        <table:table-row table:style-name="ro2">
          <table:table-cell table:number-columns-repeated="9"/>
          <table:table-cell table:style-name="ce164" office:value-type="string">
            <text:p>Xa</text:p>
          </table:table-cell>
          <table:table-cell table:style-name="ce165" table:formula="oooc:=[.J9]" office:value-type="float" office:value="0.297278666666667">
            <text:p>0.297 m</text:p>
          </table:table-cell>
          <table:table-cell table:style-name="ce164" office:value-type="string">
            <text:p>Ya</text:p>
          </table:table-cell>
          <table:table-cell table:style-name="ce166" table:formula="oooc:=[.L9]" office:value-type="float" office:value="750">
            <text:p>750.0 kg</text:p>
          </table:table-cell>
          <table:table-cell office:value-type="string">
            <text:p>A1</text:p>
          </table:table-cell>
          <table:table-cell table:style-name="ce169" table:formula="oooc:=[.M27]-[.M26]" office:value-type="float" office:value="-67">
            <text:p>-67</text:p>
          </table:table-cell>
          <table:table-cell table:number-columns-repeated="241"/>
        </table:table-row>
        <table:table-row table:style-name="ro2">
          <table:table-cell table:number-columns-repeated="9"/>
          <table:table-cell table:style-name="ce164" office:value-type="string">
            <text:p>Xb</text:p>
          </table:table-cell>
          <table:table-cell table:style-name="ce165" table:formula="oooc:=[.J11]" office:value-type="float" office:value="0.245609077598829">
            <text:p>0.246 m</text:p>
          </table:table-cell>
          <table:table-cell table:style-name="ce164" office:value-type="string">
            <text:p>Yb</text:p>
          </table:table-cell>
          <table:table-cell table:style-name="ce166" table:formula="oooc:=[.M11]" office:value-type="float" office:value="683">
            <text:p>683.0 kg</text:p>
          </table:table-cell>
          <table:table-cell office:value-type="string">
            <text:p>B1</text:p>
          </table:table-cell>
          <table:table-cell table:style-name="ce169" table:formula="oooc:=[.K26]-[.K27]" office:value-type="float" office:value="0.051669589067838">
            <text:p>0.05</text:p>
          </table:table-cell>
          <table:table-cell table:number-columns-repeated="241"/>
        </table:table-row>
        <table:table-row table:style-name="ro2">
          <table:table-cell table:number-columns-repeated="13"/>
          <table:table-cell office:value-type="string">
            <text:p>C1</text:p>
          </table:table-cell>
          <table:table-cell table:style-name="ce169" table:formula="oooc:=[.K27]*[.M26]-[.K26]*[.M27]" office:value-type="float" office:value="-18.8345211342118">
            <text:p>-18.83</text:p>
          </table:table-cell>
          <table:table-cell table:number-columns-repeated="241"/>
        </table:table-row>
        <table:table-row table:style-name="ro2">
          <table:table-cell table:number-columns-repeated="14"/>
          <table:table-cell table:style-name="ce169"/>
          <table:table-cell table:number-columns-repeated="241"/>
        </table:table-row>
        <table:table-row table:style-name="ro2">
          <table:table-cell table:number-columns-repeated="9"/>
          <table:table-cell office:value-type="string">
            <text:p>This is line 2 – corresponds to the top-right hand sloping edge of the allowed range</text:p>
          </table:table-cell>
          <table:table-cell table:number-columns-repeated="4"/>
          <table:table-cell table:style-name="ce169"/>
          <table:table-cell table:number-columns-repeated="241"/>
        </table:table-row>
        <table:table-row table:style-name="ro2">
          <table:table-cell table:number-columns-repeated="9"/>
          <table:table-cell table:style-name="ce164" office:value-type="string">
            <text:p>Xc</text:p>
          </table:table-cell>
          <table:table-cell table:style-name="ce165" table:formula="oooc:=[.T10]" office:value-type="float" office:value="0.317">
            <text:p>0.317 m</text:p>
          </table:table-cell>
          <table:table-cell table:style-name="ce164" office:value-type="string">
            <text:p>Yc</text:p>
          </table:table-cell>
          <table:table-cell table:style-name="ce166" table:formula="oooc:=[.S10]" office:value-type="float" office:value="750">
            <text:p>750.0 kg</text:p>
          </table:table-cell>
          <table:table-cell office:value-type="string">
            <text:p>A2</text:p>
          </table:table-cell>
          <table:table-cell table:style-name="ce169" table:formula="oooc:=[.M32]-[.M31]" office:value-type="float" office:value="50">
            <text:p>50</text:p>
          </table:table-cell>
          <table:table-cell table:number-columns-repeated="241"/>
        </table:table-row>
        <table:table-row table:style-name="ro2">
          <table:table-cell table:number-columns-repeated="9"/>
          <table:table-cell table:style-name="ce164" office:value-type="string">
            <text:p>Xd</text:p>
          </table:table-cell>
          <table:table-cell table:style-name="ce165" table:formula="oooc:=[.T11]" office:value-type="float" office:value="0.309">
            <text:p>0.309 m</text:p>
          </table:table-cell>
          <table:table-cell table:style-name="ce164" office:value-type="string">
            <text:p>Yd</text:p>
          </table:table-cell>
          <table:table-cell table:style-name="ce166" table:formula="oooc:=[.S11]" office:value-type="float" office:value="800">
            <text:p>800.0 kg</text:p>
          </table:table-cell>
          <table:table-cell office:value-type="string">
            <text:p>B2</text:p>
          </table:table-cell>
          <table:table-cell table:style-name="ce169" table:formula="oooc:=[.K31]-[.K32]" office:value-type="float" office:value="0.00800000000000001">
            <text:p>0.01</text:p>
          </table:table-cell>
          <table:table-cell table:number-columns-repeated="241"/>
        </table:table-row>
        <table:table-row table:style-name="ro2">
          <table:table-cell table:number-columns-repeated="13"/>
          <table:table-cell office:value-type="string">
            <text:p>C2</text:p>
          </table:table-cell>
          <table:table-cell table:style-name="ce169" table:formula="oooc:=[.K32]*[.M31]-[.K31]*[.M32]" office:value-type="float" office:value="-21.85">
            <text:p>-21.85</text:p>
          </table:table-cell>
          <table:table-cell table:number-columns-repeated="241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>
          <table:table-cell table:number-columns-repeated="9"/>
          <table:table-cell office:value-type="string">
            <text:p>This is the intercept of the two lines</text:p>
          </table:table-cell>
          <table:table-cell table:number-columns-repeated="4"/>
          <table:table-cell table:style-name="ce169"/>
          <table:table-cell table:number-columns-repeated="241"/>
        </table:table-row>
        <table:table-row table:style-name="ro2">
          <table:table-cell table:number-columns-repeated="13"/>
          <table:table-cell office:value-type="string">
            <text:p>Denom</text:p>
          </table:table-cell>
          <table:table-cell table:style-name="ce169" table:formula="oooc:=[.O26]*[.O32]-[.O31]*[.O27]" office:value-type="float" office:value="-3.1194794533919">
            <text:p>-3.12</text:p>
          </table:table-cell>
          <table:table-cell table:number-columns-repeated="241"/>
        </table:table-row>
        <table:table-row table:style-name="ro2">
          <table:table-cell table:number-columns-repeated="14"/>
          <table:table-cell table:style-name="ce169"/>
          <table:table-cell table:number-columns-repeated="241"/>
        </table:table-row>
        <table:table-row table:style-name="ro2">
          <table:table-cell table:number-columns-repeated="13"/>
          <table:table-cell office:value-type="string">
            <text:p>Xint</text:p>
          </table:table-cell>
          <table:table-cell table:style-name="ce165" table:formula="oooc:=([.O27]*[.O33]-[.O32]*[.O28])/[.O36]" office:value-type="float" office:value="0.313611410709831">
            <text:p>0.314 m</text:p>
          </table:table-cell>
          <table:table-cell table:number-columns-repeated="241"/>
        </table:table-row>
        <table:table-row table:style-name="ro2">
          <table:table-cell table:number-columns-repeated="13"/>
          <table:table-cell office:value-type="string">
            <text:p>Yint</text:p>
          </table:table-cell>
          <table:table-cell table:style-name="ce166" table:formula="oooc:=([.O31]*[.O28]-[.O26]*[.O33])/[.O36]" office:value-type="float" office:value="771.178683063557">
            <text:p>771.2 kg</text:p>
          </table:table-cell>
          <table:table-cell table:number-columns-repeated="241"/>
        </table:table-row>
      </table:table>
      <table:table table:name="G_BMKB" table:style-name="ta3" table:protected="true" table:print-ranges="G_BMKB.B2:G_BMKB.E51">
        <table:table-column table:style-name="co11" table:default-cell-style-name="ce278"/>
        <table:table-column table:style-name="co4" table:number-columns-repeated="4" table:default-cell-style-name="ce278"/>
        <table:table-column table:style-name="co11" table:default-cell-style-name="ce278"/>
        <table:table-column table:style-name="co12" table:default-cell-style-name="ce278"/>
        <table:table-column table:style-name="co11" table:default-cell-style-name="ce278"/>
        <table:table-column table:style-name="co13" table:default-cell-style-name="ce330"/>
        <table:table-column table:style-name="co11" table:number-columns-repeated="3" table:default-cell-style-name="ce330"/>
        <table:table-column table:style-name="co11" table:number-columns-repeated="4" table:default-cell-style-name="ce278"/>
        <table:table-column table:style-name="co14" table:default-cell-style-name="ce278"/>
        <table:table-column table:style-name="co11" table:number-columns-repeated="239" table:default-cell-style-name="ce278"/>
        <table:table-row table:style-name="ro2">
          <table:table-cell table:number-columns-repeated="256"/>
        </table:table-row>
        <table:table-row table:style-name="ro12">
          <table:table-cell/>
          <table:table-cell table:style-name="ce279" office:value-type="string" table:number-columns-spanned="4" table:number-rows-spanned="1">
            <text:p>Load Sheet - G-BMKB</text:p>
          </table:table-cell>
          <table:covered-table-cell table:number-columns-repeated="3" table:style-name="ce291"/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12">
          <table:table-cell/>
          <table:table-cell table:style-name="ce280" office:value-type="string" table:number-columns-spanned="4" table:number-rows-spanned="1">
            <text:p>Piper SuperCub PA18-135 G-BMKB, serial number 18-3817</text:p>
          </table:table-cell>
          <table:covered-table-cell table:number-columns-repeated="3" table:style-name="ce292"/>
          <table:table-cell table:number-columns-repeated="251"/>
        </table:table-row>
        <table:table-row table:style-name="ro12">
          <table:table-cell/>
          <table:table-cell table:style-name="ce281" office:value-type="string" table:number-columns-spanned="4" table:number-rows-spanned="1">
            <text:p>Note: <text:s/>CofG limits have been estimated as using the POH figures, the PA18 is always out of balance.</text:p>
          </table:table-cell>
          <table:covered-table-cell table:number-columns-repeated="3" table:style-name="ce293"/>
          <table:table-cell table:number-columns-repeated="251"/>
        </table:table-row>
        <table:table-row table:style-name="ro12">
          <table:table-cell/>
          <table:table-cell table:style-name="ce282" office:value-type="string" table:number-columns-spanned="4" table:number-rows-spanned="1">
            <text:p>Based upon weighing report dated 1st July 1987</text:p>
          </table:table-cell>
          <table:covered-table-cell table:number-columns-repeated="3" table:style-name="ce294"/>
          <table:table-cell table:number-columns-repeated="251"/>
        </table:table-row>
        <table:table-row table:style-name="ro12">
          <table:table-cell table:number-columns-repeated="8"/>
          <table:table-cell table:style-name="ce331" office:value-type="string">
            <text:p>Basic data</text:p>
          </table:table-cell>
          <table:table-cell table:style-name="ce342" office:value-type="string">
            <text:p>Normal</text:p>
          </table:table-cell>
          <table:table-cell table:style-name="ce342" office:value-type="string">
            <text:p>Utility</text:p>
          </table:table-cell>
          <table:table-cell table:style-name="ce296"/>
          <table:table-cell table:style-name="ce331" office:value-type="string" table:number-columns-spanned="6" table:number-rows-spanned="1">
            <text:p>Graphing data</text:p>
          </table:table-cell>
          <table:covered-table-cell table:number-columns-repeated="4" table:style-name="ce363"/>
          <table:covered-table-cell table:style-name="ce375"/>
          <table:table-cell table:number-columns-repeated="238"/>
        </table:table-row>
        <table:table-row table:style-name="ro12">
          <table:table-cell/>
          <table:table-cell table:style-name="ce283" office:value-type="string">
            <text:p>Item</text:p>
          </table:table-cell>
          <table:table-cell table:style-name="ce295" office:value-type="string">
            <text:p>Weight</text:p>
          </table:table-cell>
          <table:table-cell table:style-name="ce310" office:value-type="string">
            <text:p>Arm</text:p>
          </table:table-cell>
          <table:table-cell table:style-name="ce324" office:value-type="string">
            <text:p>Moment</text:p>
          </table:table-cell>
          <table:table-cell table:number-columns-repeated="3"/>
          <table:table-cell table:style-name="ce332" office:value-type="string">
            <text:p>Max fuel</text:p>
          </table:table-cell>
          <table:table-cell table:number-columns-repeated="2" table:style-name="ce343" office:value-type="float" office:value="130">
            <text:p>130 lbs</text:p>
          </table:table-cell>
          <table:table-cell table:style-name="ce355"/>
          <table:table-cell table:style-name="ce357" office:value-type="string" table:number-columns-spanned="2" table:number-rows-spanned="1">
            <text:p>Normal</text:p>
          </table:table-cell>
          <table:covered-table-cell table:style-name="ce364"/>
          <table:table-cell table:style-name="ce369" office:value-type="string" table:number-columns-spanned="2" table:number-rows-spanned="1">
            <text:p>Utility</text:p>
          </table:table-cell>
          <table:covered-table-cell table:style-name="ce370"/>
          <table:table-cell table:style-name="ce370" office:value-type="string" table:number-columns-spanned="2" table:number-rows-spanned="1">
            <text:p>Flight</text:p>
          </table:table-cell>
          <table:covered-table-cell table:style-name="ce376"/>
          <table:table-cell table:number-columns-repeated="238"/>
        </table:table-row>
        <table:table-row table:style-name="ro12">
          <table:table-cell/>
          <table:table-cell table:style-name="ce284"/>
          <table:table-cell table:style-name="ce296"/>
          <table:table-cell table:style-name="ce311"/>
          <table:table-cell table:style-name="ce325"/>
          <table:table-cell table:number-columns-repeated="3"/>
          <table:table-cell table:style-name="ce333" office:value-type="string">
            <text:p>Max weight</text:p>
          </table:table-cell>
          <table:table-cell table:number-columns-repeated="2" table:style-name="ce344" office:value-type="float" office:value="1500">
            <text:p>1500 lbs</text:p>
          </table:table-cell>
          <table:table-cell table:style-name="ce355"/>
          <table:table-cell table:style-name="ce358" office:value-type="string">
            <text:p>CG Pos</text:p>
          </table:table-cell>
          <table:table-cell table:style-name="ce365" office:value-type="string">
            <text:p>Weight</text:p>
          </table:table-cell>
          <table:table-cell table:style-name="ce358" office:value-type="string">
            <text:p>CG Pos</text:p>
          </table:table-cell>
          <table:table-cell table:style-name="ce371" office:value-type="string">
            <text:p>Weight</text:p>
          </table:table-cell>
          <table:table-cell table:style-name="ce372" office:value-type="string">
            <text:p>CG Pos</text:p>
          </table:table-cell>
          <table:table-cell table:style-name="ce371" office:value-type="string">
            <text:p>Weight</text:p>
          </table:table-cell>
          <table:table-cell table:number-columns-repeated="238"/>
        </table:table-row>
        <table:table-row table:style-name="ro12">
          <table:table-cell/>
          <table:table-cell table:style-name="ce285" office:value-type="string">
            <text:p>Aircraft</text:p>
          </table:table-cell>
          <table:table-cell table:style-name="ce297" office:value-type="float" office:value="1102">
            <text:p>1102 lbs</text:p>
          </table:table-cell>
          <table:table-cell table:style-name="ce312" office:value-type="float" office:value="77.9">
            <text:p>77.9 in</text:p>
          </table:table-cell>
          <table:table-cell table:style-name="ce326" table:formula="oooc:=[.C10]*[.D10]" office:value-type="float" office:value="85845.8">
            <text:p>85845.8</text:p>
          </table:table-cell>
          <table:table-cell table:number-columns-repeated="3"/>
          <table:table-cell table:style-name="ce334" office:value-type="string">
            <text:p>Aft CG</text:p>
          </table:table-cell>
          <table:table-cell table:style-name="ce345" office:value-type="float" office:value="81">
            <text:p>81.0 in</text:p>
          </table:table-cell>
          <table:table-cell table:style-name="ce345" office:value-type="float" office:value="79">
            <text:p>79.0 in</text:p>
          </table:table-cell>
          <table:table-cell table:style-name="ce296"/>
          <table:table-cell table:style-name="ce359" office:value-type="float" office:value="71.5">
            <text:p>71.5 in</text:p>
          </table:table-cell>
          <table:table-cell table:style-name="ce344" office:value-type="float" office:value="1100">
            <text:p>1100 lbs</text:p>
          </table:table-cell>
          <table:table-cell table:style-name="ce359" office:value-type="float" office:value="71.5">
            <text:p>71.5 in</text:p>
          </table:table-cell>
          <table:table-cell table:style-name="ce344" office:value-type="float" office:value="1100">
            <text:p>1100 lbs</text:p>
          </table:table-cell>
          <table:table-cell table:style-name="ce373" table:formula="oooc:=[.E23]/[.R10]" office:value-type="float" office:value="77.6289586305278">
            <text:p>77.6 in</text:p>
          </table:table-cell>
          <table:table-cell table:style-name="ce344" table:formula="oooc:=[.C23]" office:value-type="float" office:value="1402">
            <text:p>1402 lbs</text:p>
          </table:table-cell>
          <table:table-cell table:number-columns-repeated="238"/>
        </table:table-row>
        <table:table-row table:style-name="ro12">
          <table:table-cell/>
          <table:table-cell table:style-name="ce285" office:value-type="string">
            <text:p>Pilot (front)</text:p>
          </table:table-cell>
          <table:table-cell table:style-name="ce298" office:value-type="float" office:value="170">
            <text:p>170 lbs</text:p>
          </table:table-cell>
          <table:table-cell table:style-name="ce312" office:value-type="float" office:value="71">
            <text:p>71.0 in</text:p>
          </table:table-cell>
          <table:table-cell table:style-name="ce326" table:formula="oooc:=[.C11]*[.D11]" office:value-type="float" office:value="12070">
            <text:p>12070.0</text:p>
          </table:table-cell>
          <table:table-cell table:number-columns-repeated="3"/>
          <table:table-cell table:style-name="ce335" office:value-type="string">
            <text:p>Fore CG</text:p>
          </table:table-cell>
          <table:table-cell table:number-columns-repeated="2" table:style-name="ce346" office:value-type="float" office:value="74">
            <text:p>74.0 in</text:p>
          </table:table-cell>
          <table:table-cell table:style-name="ce296"/>
          <table:table-cell table:style-name="ce359" office:value-type="float" office:value="71.5">
            <text:p>71.5 in</text:p>
          </table:table-cell>
          <table:table-cell table:style-name="ce344" office:value-type="float" office:value="1200">
            <text:p>1200 lbs</text:p>
          </table:table-cell>
          <table:table-cell table:style-name="ce359" office:value-type="float" office:value="71.5">
            <text:p>71.5 in</text:p>
          </table:table-cell>
          <table:table-cell table:style-name="ce344" office:value-type="float" office:value="1200">
            <text:p>1200 lbs</text:p>
          </table:table-cell>
          <table:table-cell table:style-name="ce373" table:formula="oooc:=[.E15]/[.R11]" office:value-type="float" office:value="76.9778301886793">
            <text:p>77.0 in</text:p>
          </table:table-cell>
          <table:table-cell table:style-name="ce344" table:formula="oooc:=[.C15]" office:value-type="float" office:value="1272">
            <text:p>1272 lbs</text:p>
          </table:table-cell>
          <table:table-cell table:number-columns-repeated="238"/>
        </table:table-row>
        <table:table-row table:style-name="ro12">
          <table:table-cell/>
          <table:table-cell table:style-name="ce285" office:value-type="string">
            <text:p>Passenger (rear)</text:p>
          </table:table-cell>
          <table:table-cell table:style-name="ce298" office:value-type="float" office:value="0">
            <text:p>0 lbs</text:p>
          </table:table-cell>
          <table:table-cell table:style-name="ce312" office:value-type="float" office:value="97">
            <text:p>97.0 in</text:p>
          </table:table-cell>
          <table:table-cell table:style-name="ce326" table:formula="oooc:=[.C12]*[.D12]" office:value-type="float" office:value="0">
            <text:p>0.0</text:p>
          </table:table-cell>
          <table:table-cell table:number-columns-repeated="3"/>
          <table:table-cell table:style-name="ce336" office:value-type="string">
            <text:p>Mid weight</text:p>
          </table:table-cell>
          <table:table-cell table:number-columns-repeated="2" table:style-name="ce347" office:value-type="float" office:value="1200">
            <text:p>1200 lbs</text:p>
          </table:table-cell>
          <table:table-cell table:style-name="ce355"/>
          <table:table-cell table:style-name="ce359" office:value-type="float" office:value="74">
            <text:p>74.0 in</text:p>
          </table:table-cell>
          <table:table-cell table:style-name="ce344" office:value-type="float" office:value="1500">
            <text:p>1500 lbs</text:p>
          </table:table-cell>
          <table:table-cell table:style-name="ce359" office:value-type="float" office:value="74">
            <text:p>74.0 in</text:p>
          </table:table-cell>
          <table:table-cell table:style-name="ce344" office:value-type="float" office:value="1500">
            <text:p>1500 lbs</text:p>
          </table:table-cell>
          <table:table-cell table:style-name="ce373"/>
          <table:table-cell table:style-name="ce344"/>
          <table:table-cell table:number-columns-repeated="238"/>
        </table:table-row>
        <table:table-row table:style-name="ro12">
          <table:table-cell/>
          <table:table-cell table:style-name="ce285" office:value-type="string">
            <text:p>Baggage</text:p>
          </table:table-cell>
          <table:table-cell table:style-name="ce298" office:value-type="float" office:value="0">
            <text:p>0 lbs</text:p>
          </table:table-cell>
          <table:table-cell table:style-name="ce312" office:value-type="float" office:value="117">
            <text:p>117.0 in</text:p>
          </table:table-cell>
          <table:table-cell table:style-name="ce326" table:formula="oooc:=[.C13]*[.D13]" office:value-type="float" office:value="0">
            <text:p>0.0</text:p>
          </table:table-cell>
          <table:table-cell table:number-columns-repeated="3"/>
          <table:table-cell table:style-name="ce334" office:value-type="string">
            <text:p>Aft CG</text:p>
          </table:table-cell>
          <table:table-cell table:style-name="ce345" office:value-type="float" office:value="81">
            <text:p>81.0 in</text:p>
          </table:table-cell>
          <table:table-cell table:style-name="ce345" office:value-type="float" office:value="79">
            <text:p>79.0 in</text:p>
          </table:table-cell>
          <table:table-cell table:style-name="ce296"/>
          <table:table-cell table:style-name="ce359" office:value-type="float" office:value="81">
            <text:p>81.0 in</text:p>
          </table:table-cell>
          <table:table-cell table:style-name="ce344" office:value-type="float" office:value="1500">
            <text:p>1500 lbs</text:p>
          </table:table-cell>
          <table:table-cell table:style-name="ce359" office:value-type="float" office:value="79">
            <text:p>79.0 in</text:p>
          </table:table-cell>
          <table:table-cell table:style-name="ce344" office:value-type="float" office:value="1500">
            <text:p>1500 lbs</text:p>
          </table:table-cell>
          <table:table-cell table:style-name="ce373"/>
          <table:table-cell table:style-name="ce344"/>
          <table:table-cell table:number-columns-repeated="238"/>
        </table:table-row>
        <table:table-row table:style-name="ro12">
          <table:table-cell/>
          <table:table-cell table:style-name="ce285"/>
          <table:table-cell table:style-name="ce299"/>
          <table:table-cell table:style-name="ce313"/>
          <table:table-cell table:style-name="ce326"/>
          <table:table-cell table:number-columns-repeated="3"/>
          <table:table-cell table:style-name="ce335" office:value-type="string">
            <text:p>Fore CG</text:p>
          </table:table-cell>
          <table:table-cell table:number-columns-repeated="2" table:style-name="ce346" office:value-type="float" office:value="71.5">
            <text:p>71.5 in</text:p>
          </table:table-cell>
          <table:table-cell table:style-name="ce296"/>
          <table:table-cell table:style-name="ce359" office:value-type="float" office:value="81">
            <text:p>81.0 in</text:p>
          </table:table-cell>
          <table:table-cell table:style-name="ce344" office:value-type="float" office:value="1100">
            <text:p>1100 lbs</text:p>
          </table:table-cell>
          <table:table-cell table:style-name="ce359" office:value-type="float" office:value="79">
            <text:p>79.0 in</text:p>
          </table:table-cell>
          <table:table-cell table:style-name="ce344" office:value-type="float" office:value="1100">
            <text:p>1100 lbs</text:p>
          </table:table-cell>
          <table:table-cell table:style-name="ce373"/>
          <table:table-cell table:style-name="ce344"/>
          <table:table-cell table:number-columns-repeated="238"/>
        </table:table-row>
        <table:table-row table:style-name="ro12">
          <table:table-cell/>
          <table:table-cell table:style-name="ce286" office:value-type="string" table:number-columns-spanned="1" table:number-rows-spanned="4">
            <text:p>Zero fuel</text:p>
          </table:table-cell>
          <table:table-cell table:style-name="ce300" table:formula="oooc:=SUM([.C10:.C14])" office:value-type="float" office:value="1272" table:number-columns-spanned="1" table:number-rows-spanned="4">
            <text:p>1272 lbs</text:p>
          </table:table-cell>
          <table:table-cell table:style-name="ce314" table:formula="oooc:=[.E15]/[.C15]" office:value-type="float" office:value="76.9778301886793" table:number-columns-spanned="1" table:number-rows-spanned="2">
            <text:p>77.0 in</text:p>
          </table:table-cell>
          <table:table-cell table:style-name="ce327" table:formula="oooc:=SUM([.E10:.E14])" office:value-type="float" office:value="97915.8" table:number-columns-spanned="1" table:number-rows-spanned="4">
            <text:p>97915.8</text:p>
          </table:table-cell>
          <table:table-cell table:number-columns-repeated="3"/>
          <table:table-cell table:style-name="ce336" office:value-type="string">
            <text:p>Min weight</text:p>
          </table:table-cell>
          <table:table-cell table:number-columns-repeated="2" table:style-name="ce347" office:value-type="float" office:value="1100">
            <text:p>1100 lbs</text:p>
          </table:table-cell>
          <table:table-cell table:style-name="ce296"/>
          <table:table-cell table:style-name="ce360" office:value-type="float" office:value="71.5">
            <text:p>71.5 in</text:p>
          </table:table-cell>
          <table:table-cell table:style-name="ce366" office:value-type="float" office:value="1100">
            <text:p>1100 lbs</text:p>
          </table:table-cell>
          <table:table-cell table:style-name="ce360" office:value-type="float" office:value="71.5">
            <text:p>71.5 in</text:p>
          </table:table-cell>
          <table:table-cell table:style-name="ce366" office:value-type="float" office:value="1100">
            <text:p>1100 lbs</text:p>
          </table:table-cell>
          <table:table-cell table:style-name="ce374"/>
          <table:table-cell table:style-name="ce366"/>
          <table:table-cell table:number-columns-repeated="238"/>
        </table:table-row>
        <table:table-row table:style-name="ro12">
          <table:table-cell/>
          <table:covered-table-cell table:style-name="ce285"/>
          <table:covered-table-cell table:style-name="ce301"/>
          <table:covered-table-cell table:style-name="ce315"/>
          <table:covered-table-cell table:style-name="ce327"/>
          <table:table-cell table:number-columns-repeated="3"/>
          <table:table-cell table:style-name="ce334" office:value-type="string">
            <text:p>Aft CG</text:p>
          </table:table-cell>
          <table:table-cell table:style-name="ce345" office:value-type="float" office:value="81">
            <text:p>81.0 in</text:p>
          </table:table-cell>
          <table:table-cell table:style-name="ce345" office:value-type="float" office:value="79">
            <text:p>79.0 in</text:p>
          </table:table-cell>
          <table:table-cell table:style-name="ce296"/>
          <table:table-cell table:style-name="ce361"/>
          <table:table-cell table:style-name="ce367"/>
          <table:table-cell table:style-name="ce361"/>
          <table:table-cell table:style-name="ce367"/>
          <table:table-cell table:style-name="ce361"/>
          <table:table-cell table:style-name="ce367"/>
          <table:table-cell table:number-columns-repeated="238"/>
        </table:table-row>
        <table:table-row table:style-name="ro12">
          <table:table-cell/>
          <table:covered-table-cell table:style-name="ce287"/>
          <table:covered-table-cell table:style-name="ce302"/>
          <table:table-cell table:style-name="ce316" table:formula="oooc:=IF(AND([.C15]&lt;=[.$K$9];[.D15]&gt;=[.K24];[.D15]&lt;=[.K25]);[.$K$7];IF(AND([.C15]&lt;=[.$J$9];[.D15]&gt;=[.J24];[.D15]&lt;=[.J25]);[.$J$7];&quot;Misloaded&quot;))" office:value-type="string" office:string-value="Utility" table:number-columns-spanned="1" table:number-rows-spanned="2">
            <text:p>Utility</text:p>
          </table:table-cell>
          <table:covered-table-cell table:style-name="ce327"/>
          <table:table-cell table:number-columns-repeated="3"/>
          <table:table-cell table:style-name="ce337" office:value-type="string">
            <text:p>Fore CG</text:p>
          </table:table-cell>
          <table:table-cell table:number-columns-repeated="2" table:style-name="ce348" office:value-type="float" office:value="71.5">
            <text:p>71.5 in</text:p>
          </table:table-cell>
          <table:table-cell table:style-name="ce356"/>
          <table:table-cell table:style-name="ce362"/>
          <table:table-cell table:style-name="ce368" table:number-columns-repeated="3"/>
          <table:table-cell table:style-name="ce362" table:number-columns-repeated="2"/>
          <table:table-cell table:number-columns-repeated="238"/>
        </table:table-row>
        <table:table-row table:style-name="ro12">
          <table:table-cell/>
          <table:covered-table-cell table:style-name="ce288"/>
          <table:covered-table-cell table:style-name="ce303"/>
          <table:covered-table-cell table:style-name="ce317"/>
          <table:covered-table-cell table:style-name="ce327"/>
          <table:table-cell table:number-columns-repeated="2"/>
          <table:table-cell table:style-name="ce294"/>
          <table:table-cell table:style-name="ce338" office:value-type="string" table:number-columns-spanned="3" table:number-rows-spanned="1">
            <text:p>Zero fuel</text:p>
          </table:table-cell>
          <table:covered-table-cell table:style-name="ce349"/>
          <table:covered-table-cell table:style-name="ce353"/>
          <table:table-cell table:style-name="ce356"/>
          <table:table-cell table:number-columns-repeated="244"/>
        </table:table-row>
        <table:table-row table:style-name="ro13">
          <table:table-cell/>
          <table:table-cell table:style-name="ce286" office:value-type="string" table:number-columns-spanned="1" table:number-rows-spanned="4">
            <text:p>Max fuel</text:p>
          </table:table-cell>
          <table:table-cell table:style-name="ce304" table:formula="oooc:=MAX(0;MIN([.J9]-[.C15];[.J8]))" office:value-type="float" office:value="130" table:number-columns-spanned="1" table:number-rows-spanned="2">
            <text:p>130 lbs</text:p>
          </table:table-cell>
          <table:table-cell table:style-name="ce318" office:value-type="float" office:value="84" table:number-columns-spanned="1" table:number-rows-spanned="4">
            <text:p>84.0 in</text:p>
          </table:table-cell>
          <table:table-cell table:style-name="ce327" table:formula="oooc:=[.C19]*[.D19]" office:value-type="float" office:value="10920" table:number-columns-spanned="1" table:number-rows-spanned="4">
            <text:p>10920.0</text:p>
          </table:table-cell>
          <table:table-cell/>
          <table:table-cell table:style-name="ce329" table:number-columns-repeated="2"/>
          <table:table-cell table:style-name="ce339" office:value-type="string">
            <text:p>Fore CG (above 1200lbs)</text:p>
          </table:table-cell>
          <table:table-cell table:style-name="ce345" table:formula="oooc:=([.J$11]-[.J$14])/([.J$9]-[.J$12])*([.$C$15]-[.J$9])+[.J$11]" office:value-type="float" office:value="72.1">
            <text:p>72.1 in</text:p>
          </table:table-cell>
          <table:table-cell table:style-name="ce345" table:formula="oooc:=([.K$11]-[.K$14])/([.K$9]-[.K$12])*([.$C$15]-[.K$9])+[.K$11]" office:value-type="float" office:value="72.1">
            <text:p>72.1 in</text:p>
          </table:table-cell>
          <table:table-cell table:style-name="ce356"/>
          <table:table-cell table:number-columns-repeated="244"/>
        </table:table-row>
        <table:table-row table:style-name="ro13">
          <table:table-cell/>
          <table:covered-table-cell table:style-name="ce287"/>
          <table:covered-table-cell table:style-name="ce305"/>
          <table:covered-table-cell table:style-name="ce312"/>
          <table:covered-table-cell table:style-name="ce327"/>
          <table:table-cell/>
          <table:table-cell table:style-name="ce329" table:number-columns-repeated="2"/>
          <table:table-cell table:style-name="ce334" office:value-type="string">
            <text:p>Aft CG (above 1200lbs)</text:p>
          </table:table-cell>
          <table:table-cell table:style-name="ce345" table:formula="oooc:=([.J$10]-[.J$13])/([.J$9]-[.J$12])*([.$C$15]-[.J$9])+[.J$10]" office:value-type="float" office:value="81">
            <text:p>81.0 in</text:p>
          </table:table-cell>
          <table:table-cell table:style-name="ce345" table:formula="oooc:=([.K$10]-[.K$13])/([.K$9]-[.K$12])*([.$C$15]-[.K$9])+[.K$10]" office:value-type="float" office:value="79">
            <text:p>79.0 in</text:p>
          </table:table-cell>
          <table:table-cell table:style-name="ce356"/>
          <table:table-cell table:number-columns-repeated="244"/>
        </table:table-row>
        <table:table-row table:style-name="ro13">
          <table:table-cell/>
          <table:covered-table-cell table:style-name="ce287"/>
          <table:table-cell table:style-name="ce306" table:formula="oooc:=[.C19]/0.72" office:value-type="float" office:value="180.555555555556" table:number-columns-spanned="1" table:number-rows-spanned="2">
            <text:p>(181 l)</text:p>
          </table:table-cell>
          <table:covered-table-cell table:style-name="ce312"/>
          <table:covered-table-cell table:style-name="ce327"/>
          <table:table-cell/>
          <table:table-cell table:style-name="ce329" table:number-columns-repeated="2"/>
          <table:table-cell table:style-name="ce339" office:value-type="string">
            <text:p>Fore CG (below 1200lbs)</text:p>
          </table:table-cell>
          <table:table-cell table:style-name="ce345" table:formula="oooc:=([.J$14]-[.J$17])/([.J$12]-[.J$15])*([.$C$15]-[.J$12])+[.J$14]" office:value-type="float" office:value="71.5">
            <text:p>71.5 in</text:p>
          </table:table-cell>
          <table:table-cell table:style-name="ce345" table:formula="oooc:=([.K$14]-[.K$17])/([.K$12]-[.K$15])*([.$C$15]-[.K$12])+[.K$14]" office:value-type="float" office:value="71.5">
            <text:p>71.5 in</text:p>
          </table:table-cell>
          <table:table-cell table:style-name="ce356"/>
          <table:table-cell table:number-columns-repeated="244"/>
        </table:table-row>
        <table:table-row table:style-name="ro13">
          <table:table-cell/>
          <table:covered-table-cell table:style-name="ce288"/>
          <table:covered-table-cell table:style-name="ce307"/>
          <table:covered-table-cell table:style-name="ce319"/>
          <table:covered-table-cell table:style-name="ce327"/>
          <table:table-cell/>
          <table:table-cell table:style-name="ce329" table:number-columns-repeated="2"/>
          <table:table-cell table:style-name="ce334" office:value-type="string">
            <text:p>Aft CG (below 1200lbs)</text:p>
          </table:table-cell>
          <table:table-cell table:style-name="ce345" table:formula="oooc:=([.J$10]-[.J$13])/([.J$9]-[.J$12])*([.$C$15]-[.J$9])+[.J$10]" office:value-type="float" office:value="81">
            <text:p>81.0 in</text:p>
          </table:table-cell>
          <table:table-cell table:style-name="ce345" table:formula="oooc:=([.K$10]-[.K$13])/([.K$9]-[.K$12])*([.$C$15]-[.K$9])+[.K$10]" office:value-type="float" office:value="79">
            <text:p>79.0 in</text:p>
          </table:table-cell>
          <table:table-cell table:style-name="ce356"/>
          <table:table-cell table:number-columns-repeated="244"/>
        </table:table-row>
        <table:table-row table:style-name="ro12">
          <table:table-cell/>
          <table:table-cell table:style-name="ce289" office:value-type="string" table:number-columns-spanned="1" table:number-rows-spanned="4">
            <text:p>Total</text:p>
          </table:table-cell>
          <table:table-cell table:style-name="ce308" table:formula="oooc:=[.C15]+[.C19]" office:value-type="float" office:value="1402" table:number-columns-spanned="1" table:number-rows-spanned="4">
            <text:p>1402 lbs</text:p>
          </table:table-cell>
          <table:table-cell table:style-name="ce320" table:formula="oooc:=[.E23]/[.C23]" office:value-type="float" office:value="77.6289586305278" table:number-columns-spanned="1" table:number-rows-spanned="2">
            <text:p>77.6 in</text:p>
          </table:table-cell>
          <table:table-cell table:style-name="ce328" table:formula="oooc:=[.E15]+[.E19]" office:value-type="float" office:value="108835.8" table:number-columns-spanned="1" table:number-rows-spanned="4">
            <text:p>108835.8</text:p>
          </table:table-cell>
          <table:table-cell/>
          <table:table-cell table:style-name="ce329" table:number-columns-repeated="2"/>
          <table:table-cell table:style-name="ce340" office:value-type="string">
            <text:p>Actual weight</text:p>
          </table:table-cell>
          <table:table-cell table:style-name="ce350" table:formula="oooc:=[.C15]" office:value-type="float" office:value="1272" table:number-columns-spanned="2" table:number-rows-spanned="1">
            <text:p>1272 lbs</text:p>
          </table:table-cell>
          <table:covered-table-cell table:style-name="ce353"/>
          <table:table-cell table:style-name="ce296"/>
          <table:table-cell table:number-columns-repeated="244"/>
        </table:table-row>
        <table:table-row table:style-name="ro12">
          <table:table-cell/>
          <table:covered-table-cell table:style-name="ce287"/>
          <table:covered-table-cell table:style-name="ce302"/>
          <table:covered-table-cell table:style-name="ce321"/>
          <table:covered-table-cell table:style-name="ce327"/>
          <table:table-cell table:number-columns-repeated="3"/>
          <table:table-cell table:style-name="ce334" office:value-type="string">
            <text:p>Fore CG limit</text:p>
          </table:table-cell>
          <table:table-cell table:style-name="ce345" table:formula="oooc:=IF([.$C$15]&lt;1200;[.J21];[.J19])" office:value-type="float" office:value="72.1">
            <text:p>72.1 in</text:p>
          </table:table-cell>
          <table:table-cell table:style-name="ce345" table:formula="oooc:=IF([.$C$15]&lt;1200;[.K21];[.K19])" office:value-type="float" office:value="72.1">
            <text:p>72.1 in</text:p>
          </table:table-cell>
          <table:table-cell table:style-name="ce356"/>
          <table:table-cell table:number-columns-repeated="244"/>
        </table:table-row>
        <table:table-row table:style-name="ro12">
          <table:table-cell/>
          <table:covered-table-cell table:style-name="ce287"/>
          <table:covered-table-cell table:style-name="ce302"/>
          <table:table-cell table:style-name="ce322" table:formula="oooc:=IF(AND([.C23]&lt;=[.$K$9];[.D23]&gt;=[.K32];[.D23]&lt;=[.K33]);[.$K$7];IF(AND([.C23]&lt;=[.$J$9];[.D23]&gt;=[.J32];[.D23]&lt;=[.J33]);[.$J$7];&quot;Misloaded&quot;))" office:value-type="string" office:string-value="Utility" table:number-columns-spanned="1" table:number-rows-spanned="2">
            <text:p>Utility</text:p>
          </table:table-cell>
          <table:covered-table-cell table:style-name="ce327"/>
          <table:table-cell table:number-columns-repeated="3"/>
          <table:table-cell table:style-name="ce337" office:value-type="string">
            <text:p>Aft CG limit</text:p>
          </table:table-cell>
          <table:table-cell table:style-name="ce348" table:formula="oooc:=IF([.$C$15]&lt;1200;[.J22];[.J20])" office:value-type="float" office:value="81">
            <text:p>81.0 in</text:p>
          </table:table-cell>
          <table:table-cell table:style-name="ce348" table:formula="oooc:=IF([.$C$15]&lt;1200;[.K22];[.K20])" office:value-type="float" office:value="79">
            <text:p>79.0 in</text:p>
          </table:table-cell>
          <table:table-cell table:style-name="ce356"/>
          <table:table-cell table:number-columns-repeated="244"/>
        </table:table-row>
        <table:table-row table:style-name="ro12">
          <table:table-cell/>
          <table:covered-table-cell table:style-name="ce290"/>
          <table:covered-table-cell table:style-name="ce309"/>
          <table:covered-table-cell table:style-name="ce323"/>
          <table:covered-table-cell table:style-name="ce328"/>
          <table:table-cell table:number-columns-repeated="3"/>
          <table:table-cell table:style-name="ce341" office:value-type="string" table:number-columns-spanned="3" table:number-rows-spanned="1">
            <text:p>Max fuel</text:p>
          </table:table-cell>
          <table:covered-table-cell table:number-columns-repeated="2" table:style-name="ce351"/>
          <table:table-cell table:style-name="ce356"/>
          <table:table-cell table:number-columns-repeated="244"/>
        </table:table-row>
        <table:table-row table:style-name="ro12">
          <table:table-cell table:number-columns-repeated="7"/>
          <table:table-cell table:style-name="ce329"/>
          <table:table-cell table:style-name="ce339" office:value-type="string">
            <text:p>Fore CG (above 1200lbs)</text:p>
          </table:table-cell>
          <table:table-cell table:style-name="ce345" table:formula="oooc:=([.J$11]-[.J$14])/([.J$9]-[.J$12])*([.$C$23]-[.J$9])+[.J$11]" office:value-type="float" office:value="73.1833333333333">
            <text:p>73.2 in</text:p>
          </table:table-cell>
          <table:table-cell table:style-name="ce345" table:formula="oooc:=([.K$11]-[.K$14])/([.K$9]-[.K$12])*([.$C$23]-[.K$9])+[.K$11]" office:value-type="float" office:value="73.1833333333333">
            <text:p>73.2 in</text:p>
          </table:table-cell>
          <table:table-cell table:style-name="ce356"/>
          <table:table-cell table:number-columns-repeated="244"/>
        </table:table-row>
        <table:table-row table:style-name="ro12">
          <table:table-cell/>
          <table:table-cell>
            <draw:frame table:end-cell-address="G_BMKB.F60" table:end-x="0.03cm" table:end-y="0.453cm" draw:z-index="0" svg:width="25.295cm" svg:height="15.99cm" svg:x="0.025cm" svg:y="0cm">
              <draw:object draw:notify-on-update-of-ranges="G_BMKB.M10:G_BMKB.N15 G_BMKB.P10:G_BMKB.P15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5"/>
          <table:table-cell table:style-name="ce329"/>
          <table:table-cell table:style-name="ce334" office:value-type="string">
            <text:p>Aft CG (above 1200lbs)</text:p>
          </table:table-cell>
          <table:table-cell table:style-name="ce345" table:formula="oooc:=([.J$10]-[.J$13])/([.J$9]-[.J$12])*([.$C$23]-[.J$9])+[.J$10]" office:value-type="float" office:value="81">
            <text:p>81.0 in</text:p>
          </table:table-cell>
          <table:table-cell table:style-name="ce345" table:formula="oooc:=([.K$10]-[.K$13])/([.K$9]-[.K$12])*([.$C$23]-[.K$9])+[.K$10]" office:value-type="float" office:value="79">
            <text:p>79.0 in</text:p>
          </table:table-cell>
          <table:table-cell table:style-name="ce356"/>
          <table:table-cell table:number-columns-repeated="244"/>
        </table:table-row>
        <table:table-row table:style-name="ro12">
          <table:table-cell table:number-columns-repeated="7"/>
          <table:table-cell table:style-name="ce329"/>
          <table:table-cell table:style-name="ce339" office:value-type="string">
            <text:p>Fore CG (below 1200lbs)</text:p>
          </table:table-cell>
          <table:table-cell table:style-name="ce345" table:formula="oooc:=([.J$14]-[.J$17])/([.J$12]-[.J$15])*([.$C$23]-[.J$12])+[.J$14]" office:value-type="float" office:value="71.5">
            <text:p>71.5 in</text:p>
          </table:table-cell>
          <table:table-cell table:style-name="ce345" table:formula="oooc:=([.K$14]-[.K$17])/([.K$12]-[.K$15])*([.$C$23]-[.K$12])+[.K$14]" office:value-type="float" office:value="71.5">
            <text:p>71.5 in</text:p>
          </table:table-cell>
          <table:table-cell table:style-name="ce356"/>
          <table:table-cell table:number-columns-repeated="244"/>
        </table:table-row>
        <table:table-row table:style-name="ro12">
          <table:table-cell table:number-columns-repeated="7"/>
          <table:table-cell table:style-name="ce329"/>
          <table:table-cell table:style-name="ce334" office:value-type="string">
            <text:p>Aft CG (below 1200lbs)</text:p>
          </table:table-cell>
          <table:table-cell table:style-name="ce345" table:formula="oooc:=([.J$10]-[.J$13])/([.J$9]-[.J$12])*([.$C$23]-[.J$9])+[.J$10]" office:value-type="float" office:value="81">
            <text:p>81.0 in</text:p>
          </table:table-cell>
          <table:table-cell table:style-name="ce345" table:formula="oooc:=([.K$10]-[.K$13])/([.K$9]-[.K$12])*([.$C$23]-[.K$9])+[.K$10]" office:value-type="float" office:value="79">
            <text:p>79.0 in</text:p>
          </table:table-cell>
          <table:table-cell table:style-name="ce356"/>
          <table:table-cell table:number-columns-repeated="244"/>
        </table:table-row>
        <table:table-row table:style-name="ro12">
          <table:table-cell table:number-columns-repeated="7"/>
          <table:table-cell table:style-name="ce329"/>
          <table:table-cell table:style-name="ce340" office:value-type="string">
            <text:p>Actual weight</text:p>
          </table:table-cell>
          <table:table-cell table:style-name="ce352" table:formula="oooc:=[.C23]" office:value-type="float" office:value="1402" table:number-columns-spanned="2" table:number-rows-spanned="1">
            <text:p>1402 lbs</text:p>
          </table:table-cell>
          <table:covered-table-cell table:style-name="ce354"/>
          <table:table-cell table:style-name="ce356"/>
          <table:table-cell table:number-columns-repeated="244"/>
        </table:table-row>
        <table:table-row table:style-name="ro12">
          <table:table-cell table:number-columns-repeated="7"/>
          <table:table-cell table:style-name="ce329"/>
          <table:table-cell table:style-name="ce334" office:value-type="string">
            <text:p>Fore CG limit</text:p>
          </table:table-cell>
          <table:table-cell table:style-name="ce345" table:formula="oooc:=IF([.$C$15]&lt;1200;[.J29];[.J27])" office:value-type="float" office:value="73.1833333333333">
            <text:p>73.2 in</text:p>
          </table:table-cell>
          <table:table-cell table:style-name="ce345" table:formula="oooc:=IF([.$C$15]&lt;1200;[.K29];[.K27])" office:value-type="float" office:value="73.1833333333333">
            <text:p>73.2 in</text:p>
          </table:table-cell>
          <table:table-cell table:number-columns-repeated="245"/>
        </table:table-row>
        <table:table-row table:style-name="ro12">
          <table:table-cell table:number-columns-repeated="8"/>
          <table:table-cell table:style-name="ce337" office:value-type="string">
            <text:p>Aft CG limit</text:p>
          </table:table-cell>
          <table:table-cell table:style-name="ce348" table:formula="oooc:=IF([.$C$15]&lt;1200;[.J30];[.J28])" office:value-type="float" office:value="81">
            <text:p>81.0 in</text:p>
          </table:table-cell>
          <table:table-cell table:style-name="ce348" table:formula="oooc:=IF([.$C$15]&lt;1200;[.K30];[.K28])" office:value-type="float" office:value="79">
            <text:p>79.0 in</text:p>
          </table:table-cell>
          <table:table-cell table:number-columns-repeated="245"/>
        </table:table-row>
        <table:table-row table:style-name="ro2" table:number-rows-repeated="65502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>
        <table:named-expression table:name="Excel_BuiltIn_Print_Area_3" table:base-cell-address="$Introduction.$A$1" table:expression="$#REF!.$B$2:$E$55"/>
        <table:named-range table:name="Excel_BuiltIn_Print_Area_7" table:base-cell-address="$Introduction.$A$1" table:cell-range-address="$G_BMKB.$B$2:.$E$51" table:range-usable-as="print-range"/>
        <table:named-expression table:name="Excel_BuiltIn_Print_Area_5" table:base-cell-address="$Introduction.$A$1" table:expression="$#REF!.$B$2:$E$49"/>
        <table:named-expression table:name="Excel_BuiltIn_Print_Area_4" table:base-cell-address="$Introduction.$A$1" table:expression="$#REF!.$B$2:$E$49"/>
        <table:named-expression table:name="Excel_BuiltIn_Print_Area_6" table:base-cell-address="$Introduction.$A$1" table:expression="$#REF!.$B$2:$F$63"/>
        <table:named-expression table:name="Excel_BuiltIn_Print_Area_2" table:base-cell-address="$Introduction.$A$1" table:expression="$#REF!.$B$2:$F$6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£</number:text>
      <number:number number:decimal-places="0" number:min-integer-digits="1" number:grouping="true"/>
    </number:number-style>
    <number:number-style style:name="N108">
      <number:text>-£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style:text-properties fo:color="#ff0000"/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£</number:text>
      <number:number number:decimal-places="2" number:min-integer-digits="1" number:grouping="true"/>
    </number:number-style>
    <number:number-style style:name="N111">
      <number:text>-£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style:text-properties fo:color="#ff0000"/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£</number:text>
      <number:number number:decimal-places="0" number:min-integer-digits="1" number:grouping="true"/>
      <number:text> </number:text>
    </number:number-style>
    <number:number-style style:name="N124P1" style:volatile="true">
      <number:text>-£</number:text>
      <number:number number:decimal-places="0" number:min-integer-digits="1" number:grouping="true"/>
      <number:text> </number:text>
    </number:number-style>
    <number:number-style style:name="N124P2" style:volatile="true">
      <number:text> £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£</number:text>
      <number:number number:decimal-places="2" number:min-integer-digits="1" number:grouping="true"/>
      <number:text> </number:text>
    </number:number-style>
    <number:number-style style:name="N132P1" style:volatile="true">
      <number:text>-£</number:text>
      <number:number number:decimal-places="2" number:min-integer-digits="1" number:grouping="true"/>
      <number:text> </number:text>
    </number:number-style>
    <number:number-style style:name="N132P2" style:volatile="true">
      <number:text> £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7">
      <number:number number:decimal-places="1" number:min-integer-digits="1"/>
    </number:number-style>
    <number:number-style style:name="N138">
      <number:number number:decimal-places="0" number:min-integer-digits="1"/>
      <number:text> kg</number:text>
    </number:number-style>
    <number:number-style style:name="N139">
      <number:number number:decimal-places="2" number:min-integer-digits="1"/>
      <number:text> m</number:text>
    </number:number-style>
    <number:number-style style:name="N140">
      <number:number number:decimal-places="0" number:min-integer-digits="1"/>
      <number:text> l</number:text>
    </number:number-style>
    <number:number-style style:name="N141">
      <number:text>(</number:text>
      <number:number number:decimal-places="0" number:min-integer-digits="1"/>
      <number:text> l)</number:text>
    </number:number-style>
    <number:number-style style:name="N142">
      <number:number number:decimal-places="3" number:min-integer-digits="1"/>
      <number:text> m</number:text>
    </number:number-style>
    <number:number-style style:name="N143">
      <number:number number:decimal-places="1" number:min-integer-digits="1" number:decimal-replacement=""/>
      <number:text> kg</number:text>
    </number:number-style>
    <number:number-style style:name="N144">
      <number:number number:decimal-places="1" number:min-integer-digits="1"/>
      <number:text> kg</number:text>
    </number:number-style>
    <number:number-style style:name="N145">
      <number:number number:decimal-places="0" number:min-integer-digits="1"/>
      <number:text> kts</number:text>
    </number:number-style>
    <number:number-style style:name="N146">
      <number:number number:decimal-places="2" number:min-integer-digits="1"/>
      <number:text> l/hr</number:text>
    </number:number-style>
    <number:time-style style:name="N147">
      <number:hours/>
      <number:text>:</number:text>
      <number:minutes number:style="long"/>
    </number:time-style>
    <number:number-style style:name="N148">
      <number:number number:decimal-places="0" number:min-integer-digits="1"/>
      <number:text> nm</number:text>
    </number:number-style>
    <number:number-style style:name="N149">
      <number:number number:decimal-places="0" number:min-integer-digits="1"/>
      <number:text> lbs</number:text>
    </number:number-style>
    <number:number-style style:name="N150">
      <number:number number:decimal-places="3" number:min-integer-digits="1"/>
      <number:text> in</number:text>
    </number:number-style>
    <number:number-style style:name="N151">
      <number:number number:decimal-places="1" number:min-integer-digits="1"/>
      <number:text> in</number:text>
    </number:number-style>
    <number:number-style style:name="N152">
      <number:number number:decimal-places="1" number:min-integer-digits="1"/>
      <number:text> USgal)</number:text>
    </number:number-style>
    <number:number-style style:name="N153">
      <number:text>(</number:text>
      <number:number number:decimal-places="0" number:min-integer-digits="1"/>
      <number:text> l</number:text>
    </number:number-style>
    <number:number-style style:name="N154">
      <number:number number:decimal-places="1" number:min-integer-digits="1"/>
      <number:text> USgal</number:text>
    </number:number-style>
    <number:number-style style:name="N155">
      <number:number number:decimal-places="0" number:min-integer-digits="1"/>
      <number:text> Kg</number:text>
    </number:number-style>
    <number:number-style style:name="N156">
      <number:number number:decimal-places="1" number:min-integer-digits="1"/>
      <number:text> Kgm</number:text>
    </number:number-style>
    <number:number-style style:name="N157">
      <number:number number:decimal-places="3" number:min-integer-digits="1"/>
    </number:number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2_5f_1_5f_1" style:display-name="Excel_CondFormat_2_1_1" style:family="table-cell" style:parent-style-name="Default">
      <style:table-cell-properties fo:background-color="#ff0000"/>
      <style:text-properties fo:color="#ffffff"/>
    </style:style>
    <style:style style:name="Excel_5f_CondFormat_5f_2_5f_2_5f_1" style:display-name="Excel_CondFormat_2_2_1" style:family="table-cell" style:parent-style-name="Default">
      <style:table-cell-properties fo:background-color="#ff0000"/>
      <style:text-properties fo:color="#ffffff"/>
    </style:style>
    <style:style style:name="Excel_5f_CondFormat_5f_2_5f_3_5f_1" style:display-name="Excel_CondFormat_2_3_1" style:family="table-cell" style:parent-style-name="Default">
      <style:table-cell-properties fo:background-color="#ff0000"/>
      <style:text-properties fo:color="#ffffff"/>
    </style:style>
    <style:style style:name="Excel_5f_CondFormat_5f_2_5f_4_5f_1" style:display-name="Excel_CondFormat_2_4_1" style:family="table-cell" style:parent-style-name="Default">
      <style:table-cell-properties fo:background-color="#ff0000"/>
      <style:text-properties fo:color="#ffffff"/>
    </style:style>
    <style:style style:name="Excel_5f_CondFormat_5f_2_5f_5_5f_1" style:display-name="Excel_CondFormat_2_5_1" style:family="table-cell" style:parent-style-name="Default">
      <style:table-cell-properties fo:background-color="#ff0000"/>
      <style:text-properties fo:color="#ffffff"/>
    </style:style>
    <style:style style:name="Excel_5f_CondFormat_5f_2_5f_6_5f_1" style:display-name="Excel_CondFormat_2_6_1" style:family="table-cell" style:parent-style-name="Default">
      <style:table-cell-properties fo:background-color="#ff0000"/>
      <style:text-properties fo:color="#ffffff"/>
    </style:style>
    <style:style style:name="Excel_5f_CondFormat_5f_2_5f_7_5f_1" style:display-name="Excel_CondFormat_2_7_1" style:family="table-cell" style:parent-style-name="Default">
      <style:table-cell-properties fo:background-color="#ff0000"/>
      <style:text-properties fo:color="#ffffff"/>
    </style:style>
    <style:style style:name="Excel_5f_CondFormat_5f_2_5f_8_5f_1" style:display-name="Excel_CondFormat_2_8_1" style:family="table-cell" style:parent-style-name="Default">
      <style:table-cell-properties fo:background-color="#ffcc00"/>
    </style:style>
    <style:style style:name="Excel_5f_CondFormat_5f_3_5f_1_5f_1" style:display-name="Excel_CondFormat_3_1_1" style:family="table-cell" style:parent-style-name="Default">
      <style:table-cell-properties fo:background-color="#ff0000"/>
      <style:text-properties fo:color="#ffffff"/>
    </style:style>
    <style:style style:name="Excel_5f_CondFormat_5f_3_5f_2_5f_1" style:display-name="Excel_CondFormat_3_2_1" style:family="table-cell" style:parent-style-name="Default">
      <style:table-cell-properties fo:background-color="#ff0000"/>
      <style:text-properties fo:color="#ffffff"/>
    </style:style>
    <style:style style:name="Excel_5f_CondFormat_5f_3_5f_3_5f_1" style:display-name="Excel_CondFormat_3_3_1" style:family="table-cell" style:parent-style-name="Default">
      <style:table-cell-properties fo:background-color="#ff0000"/>
      <style:text-properties fo:color="#ffffff"/>
    </style:style>
    <style:style style:name="Excel_5f_CondFormat_5f_3_5f_4_5f_1" style:display-name="Excel_CondFormat_3_4_1" style:family="table-cell" style:parent-style-name="Default">
      <style:table-cell-properties fo:background-color="#ff0000"/>
      <style:text-properties fo:color="#ffffff"/>
    </style:style>
    <style:style style:name="Excel_5f_CondFormat_5f_3_5f_5_5f_1" style:display-name="Excel_CondFormat_3_5_1" style:family="table-cell" style:parent-style-name="Default">
      <style:table-cell-properties fo:background-color="#ffcc00"/>
    </style:style>
    <style:style style:name="Excel_5f_CondFormat_5f_4_5f_1_5f_1" style:display-name="Excel_CondFormat_4_1_1" style:family="table-cell" style:parent-style-name="Default">
      <style:table-cell-properties fo:background-color="#ff0000"/>
      <style:text-properties fo:color="#ffffff"/>
    </style:style>
    <style:style style:name="Excel_5f_CondFormat_5f_4_5f_2_5f_1" style:display-name="Excel_CondFormat_4_2_1" style:family="table-cell" style:parent-style-name="Default">
      <style:table-cell-properties fo:background-color="#ff0000"/>
      <style:text-properties fo:color="#ffffff"/>
    </style:style>
    <style:style style:name="Excel_5f_CondFormat_5f_4_5f_3_5f_1" style:display-name="Excel_CondFormat_4_3_1" style:family="table-cell" style:parent-style-name="Default">
      <style:table-cell-properties fo:background-color="#ff0000"/>
      <style:text-properties fo:color="#ffffff"/>
    </style:style>
    <style:style style:name="Excel_5f_CondFormat_5f_4_5f_4_5f_1" style:display-name="Excel_CondFormat_4_4_1" style:family="table-cell" style:parent-style-name="Default">
      <style:table-cell-properties fo:background-color="#ff0000"/>
      <style:text-properties fo:color="#ffffff"/>
    </style:style>
    <style:style style:name="Excel_5f_CondFormat_5f_4_5f_5_5f_1" style:display-name="Excel_CondFormat_4_5_1" style:family="table-cell" style:parent-style-name="Default">
      <style:table-cell-properties fo:background-color="#ff0000"/>
      <style:text-properties fo:color="#ffffff"/>
    </style:style>
    <style:style style:name="Excel_5f_CondFormat_5f_4_5f_6_5f_1" style:display-name="Excel_CondFormat_4_6_1" style:family="table-cell" style:parent-style-name="Default">
      <style:table-cell-properties fo:background-color="#ffcc00"/>
    </style:style>
    <style:style style:name="Excel_5f_CondFormat_5f_4_5f_7_5f_1" style:display-name="Excel_CondFormat_4_7_1" style:family="table-cell" style:parent-style-name="Default">
      <style:table-cell-properties fo:background-color="#ff0000"/>
      <style:text-properties fo:color="#ffffff"/>
    </style:style>
    <style:style style:name="Excel_5f_CondFormat_5f_5_5f_1_5f_1" style:display-name="Excel_CondFormat_5_1_1" style:family="table-cell" style:parent-style-name="Default">
      <style:table-cell-properties fo:background-color="#ff0000"/>
      <style:text-properties fo:color="#ffffff"/>
    </style:style>
    <style:style style:name="Excel_5f_CondFormat_5f_5_5f_2_5f_1" style:display-name="Excel_CondFormat_5_2_1" style:family="table-cell" style:parent-style-name="Default">
      <style:table-cell-properties fo:background-color="#ff0000"/>
      <style:text-properties fo:color="#ffffff"/>
    </style:style>
    <style:style style:name="Excel_5f_CondFormat_5f_5_5f_3_5f_1" style:display-name="Excel_CondFormat_5_3_1" style:family="table-cell" style:parent-style-name="Default">
      <style:table-cell-properties fo:background-color="#ff0000"/>
      <style:text-properties fo:color="#ffffff"/>
    </style:style>
    <style:style style:name="Excel_5f_CondFormat_5f_5_5f_4_5f_1" style:display-name="Excel_CondFormat_5_4_1" style:family="table-cell" style:parent-style-name="Default">
      <style:table-cell-properties fo:background-color="#ff0000"/>
      <style:text-properties fo:color="#ffffff"/>
    </style:style>
    <style:style style:name="Excel_5f_CondFormat_5f_5_5f_5_5f_1" style:display-name="Excel_CondFormat_5_5_1" style:family="table-cell" style:parent-style-name="Default">
      <style:table-cell-properties fo:background-color="#ff0000"/>
      <style:text-properties fo:color="#ffffff"/>
    </style:style>
    <style:style style:name="Excel_5f_CondFormat_5f_5_5f_6_5f_1" style:display-name="Excel_CondFormat_5_6_1" style:family="table-cell" style:parent-style-name="Default">
      <style:table-cell-properties fo:background-color="#ffcc00"/>
    </style:style>
    <style:style style:name="Excel_5f_CondFormat_5f_5_5f_7_5f_1" style:display-name="Excel_CondFormat_5_7_1" style:family="table-cell" style:parent-style-name="Default">
      <style:table-cell-properties fo:background-color="#ff0000"/>
      <style:text-properties fo:color="#ffffff"/>
    </style:style>
    <style:style style:name="Excel_5f_CondFormat_5f_6_5f_1_5f_1" style:display-name="Excel_CondFormat_6_1_1" style:family="table-cell" style:parent-style-name="Default">
      <style:table-cell-properties fo:background-color="#ff0000"/>
      <style:text-properties fo:color="#ffffff"/>
    </style:style>
    <style:style style:name="Excel_5f_CondFormat_5f_6_5f_2_5f_1" style:display-name="Excel_CondFormat_6_2_1" style:family="table-cell" style:parent-style-name="Default">
      <style:table-cell-properties fo:background-color="#ff0000"/>
      <style:text-properties fo:color="#ffffff"/>
    </style:style>
    <style:style style:name="Excel_5f_CondFormat_5f_6_5f_3_5f_1" style:display-name="Excel_CondFormat_6_3_1" style:family="table-cell" style:parent-style-name="Default">
      <style:table-cell-properties fo:background-color="#ff0000"/>
      <style:text-properties fo:color="#ffffff"/>
    </style:style>
    <style:style style:name="Excel_5f_CondFormat_5f_6_5f_4_5f_1" style:display-name="Excel_CondFormat_6_4_1" style:family="table-cell" style:parent-style-name="Default">
      <style:table-cell-properties fo:background-color="#ff0000"/>
      <style:text-properties fo:color="#ffffff"/>
    </style:style>
    <style:style style:name="Excel_5f_CondFormat_5f_6_5f_5_5f_1" style:display-name="Excel_CondFormat_6_5_1" style:family="table-cell" style:parent-style-name="Default">
      <style:table-cell-properties fo:background-color="#ff0000"/>
      <style:text-properties fo:color="#ffffff"/>
    </style:style>
    <style:style style:name="Excel_5f_CondFormat_5f_6_5f_6_5f_1" style:display-name="Excel_CondFormat_6_6_1" style:family="table-cell" style:parent-style-name="Default">
      <style:table-cell-properties fo:background-color="#ff0000"/>
      <style:text-properties fo:color="#ffffff"/>
    </style:style>
    <style:style style:name="Excel_5f_CondFormat_5f_6_5f_7_5f_1" style:display-name="Excel_CondFormat_6_7_1" style:family="table-cell" style:parent-style-name="Default">
      <style:table-cell-properties fo:background-color="#ff0000"/>
      <style:text-properties fo:color="#ffffff"/>
    </style:style>
    <style:style style:name="Excel_5f_CondFormat_5f_6_5f_8_5f_1" style:display-name="Excel_CondFormat_6_8_1" style:family="table-cell" style:parent-style-name="Default">
      <style:table-cell-properties fo:background-color="#ffcc00"/>
    </style:style>
    <style:style style:name="Excel_5f_CondFormat_5f_7_5f_1_5f_1" style:display-name="Excel_CondFormat_7_1_1" style:family="table-cell" style:parent-style-name="Default">
      <style:table-cell-properties fo:background-color="#ff0000"/>
      <style:text-properties fo:color="#ffffff"/>
    </style:style>
    <style:style style:name="Excel_5f_CondFormat_5f_7_5f_2_5f_1" style:display-name="Excel_CondFormat_7_2_1" style:family="table-cell" style:parent-style-name="Default">
      <style:table-cell-properties fo:background-color="#ff0000"/>
      <style:text-properties fo:color="#ffffff"/>
    </style:style>
    <style:style style:name="Excel_5f_CondFormat_5f_7_5f_3_5f_1" style:display-name="Excel_CondFormat_7_3_1" style:family="table-cell" style:parent-style-name="Default">
      <style:table-cell-properties fo:background-color="#ffcc00"/>
    </style:style>
    <style:style style:name="Excel_5f_CondFormat_5f_7_5f_4_5f_1" style:display-name="Excel_CondFormat_7_4_1" style:family="table-cell" style:parent-style-name="Default">
      <style:table-cell-properties fo:background-color="#ff0000"/>
      <style:text-properties fo:color="#ffffff"/>
    </style:style>
    <style:style style:name="Excel_5f_CondFormat_5f_7_5f_5_5f_1" style:display-name="Excel_CondFormat_7_5_1" style:family="table-cell" style:parent-style-name="Default">
      <style:table-cell-properties fo:background-color="#ff0000"/>
      <style:text-properties fo:color="#ffffff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margin-top="2.499cm" fo:margin-bottom="2.499cm" fo:margin-left="1.9cm" fo:margin-right="1.9cm" style:shadow="none" fo:background-color="transparent" style:first-page-number="continue" style:scale-to-pages="1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pm4">
      <style:page-layout-properties style:num-format="1" style:print-orientation="portrait" fo:margin-top="2.499cm" fo:margin-bottom="2.499cm" fo:margin-left="1.9cm" fo:margin-right="1.9cm" style:first-page-number="continue" style:scale-to-X="1" style:scale-to-Y="1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5-29">29/05/2006</text:date>, <text:time>11:39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troduction" style:display-name="PageStyle_Introduction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G_5f_OBDN" style:display-name="PageStyle_G_OBDN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G_5f_BIDF" style:display-name="PageStyle_G_BIDF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G_5f_BXPD" style:display-name="PageStyle_G_BXPD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G_5f_BXPC" style:display-name="PageStyle_G_BXPC" style:page-layout-name="pm4">
      <style:header style:display="false"/>
      <style:header-left style:display="false"/>
      <style:footer style:display="false"/>
      <style:footer-left style:display="false"/>
    </style:master-page>
    <style:master-page style:name="Weight_20_and_20_Balance_20_Sheet" style:display-name="Weight and Balance Sheet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G_5f_BMKB" style:display-name="PageStyle_G_BMKB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Aircraft Weight and Balance Ready Reckoner</dc:title>
    <dc:description>Lever arm for G-CBFA ski-bay copied from US POH</dc:description>
    <dc:subject>First Public Release</dc:subject>
    <meta:initial-creator>Mike Ellis</meta:initial-creator>
    <meta:creation-date>2002-07-29T08:51:47</meta:creation-date>
    <dc:creator>Mike Ellis</dc:creator>
    <dc:date>2006-05-29T11:39:46</dc:date>
    <meta:print-date>2002-10-03T20:17:57</meta:print-date>
    <dc:language>en-GB</dc:language>
    <meta:editing-cycles>31</meta:editing-cycles>
    <meta:editing-duration>PT14H4M18S</meta:editing-duration>
    <meta:user-defined meta:name="Info 1"/>
    <meta:user-defined meta:name="Info 2"/>
    <meta:user-defined meta:name="Info 3"/>
    <meta:user-defined meta:name="Info 4"/>
    <meta:document-statistic meta:table-count="8" meta:cell-count="1024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138">
      <number:number number:decimal-places="0" number:min-integer-digits="1"/>
      <number:text> kg</number:text>
    </number:number-style>
    <number:number-style style:name="N139">
      <number:number number:decimal-places="2" number:min-integer-digits="1"/>
      <number:text> m</number:text>
    </number:number-style>
    <style:style style:name="ch1" style:family="chart">
      <style:graphic-properties draw:stroke="solid" svg:stroke-width="0.2cm" svg:stroke-color="#000000" draw:marker-start-width="0.4cm" draw:marker-end-width="0.4cm" svg:stroke-opacity="100%" draw:fill="solid" draw:fill-color="#ffffff" draw:fill-image-width="0cm" draw:fill-image-height="0cm"/>
    </style:style>
    <style:style style:name="ch2" style:family="chart">
      <style:chart-properties style:rotation-angle="0" style:direction="ltr"/>
      <style:graphic-properties draw:stroke="none" draw:fill="none" draw:fill-color="#ffffff"/>
      <style:text-properties fo:color="#000000" style:text-outline="false" style:text-line-through-style="none" fo:font-family="Arial" style:font-family-generic="swiss" style:font-pitch="variable" fo:font-size="19.1000003814697pt" fo:font-style="normal" fo:text-shadow="none" style:text-underline-style="none" fo:font-weight="bold" style:font-family-asian="'Arial Unicode MS'" style:font-pitch-asian="variable" style:font-size-asian="27.5pt" style:font-family-complex="Tahoma" style:font-pitch-complex="variable" style:font-size-complex="27.5pt"/>
    </style:style>
    <style:style style:name="ch3" style:family="chart">
      <style:graphic-properties draw:stroke="solid" svg:stroke-width="0.035cm" svg:stroke-color="#000000" draw:marker-start-width="0.45cm" draw:marker-end-width="0.45cm" svg:stroke-opacity="100%" draw:fill="solid" draw:fill-color="#ffffff"/>
      <style:text-properties fo:color="#000000" style:text-outline="false" style:text-line-through-style="none" fo:font-family="Arial" style:font-family-generic="swiss" style:font-pitch="variable" fo:font-size="15.8000001907349pt" fo:font-style="normal" fo:text-shadow="none" style:text-underline-style="none" fo:font-weight="normal" style:font-family-asian="'Arial Unicode MS'" style:font-pitch-asian="variable" style:font-size-asian="12.3999996185303pt" style:font-family-complex="Tahoma" style:font-pitch-complex="variable" style:font-size-complex="12.3999996185303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139">
      <style:chart-properties chart:display-label="true" chart:tick-marks-major-inner="false" chart:tick-marks-major-outer="true" chart:tick-marks-minor-inner="false" chart:tick-marks-minor-outer="false" chart:logarithmic="false" chart:minimum="0.75" chart:maximum="0.95" chart:origin="0.75" chart:interval-major="0.05" chart:text-overlap="false" text:line-break="true" chart:label-arrangement="side-by-side" chart:link-data-style-to-source="true" chart:visible="true" style:direction="ltr" chart:interval-minor-divisor="5"/>
      <style:graphic-properties draw:stroke="solid" svg:stroke-width="0cm" svg:stroke-color="#000000"/>
      <style:text-properties fo:color="#000000" style:text-outline="false" style:text-line-through-style="none" fo:font-family="Arial" style:font-family-generic="swiss" style:font-pitch="variable" fo:font-size="15.8000001907349pt" fo:font-style="normal" fo:text-shadow="none" style:text-underline-style="none" fo:font-weight="normal" style:font-family-asian="'Arial Unicode MS'" style:font-pitch-asian="variable" style:font-size-asian="14.6999998092651pt" style:font-family-complex="Tahoma" style:font-pitch-complex="variable" style:font-size-complex="14.6999998092651pt"/>
    </style:style>
    <style:style style:name="ch6" style:family="chart">
      <style:chart-properties style:rotation-angle="0" style:direction="ltr"/>
      <style:graphic-properties draw:stroke="none" draw:fill="none" draw:fill-color="#ffffff"/>
      <style:text-properties fo:color="#000000" style:text-outline="false" style:text-line-through-style="none" fo:font-family="Arial" style:font-family-generic="swiss" style:font-pitch="variable" fo:font-size="15.8000001907349pt" fo:font-style="normal" fo:text-shadow="none" style:text-underline-style="none" fo:font-weight="bold" style:font-family-asian="'Arial Unicode MS'" style:font-pitch-asian="variable" style:font-size-asian="18.8999996185303pt" style:font-family-complex="Tahoma" style:font-pitch-complex="variable" style:font-size-complex="18.8999996185303pt"/>
    </style:style>
    <style:style style:name="ch7" style:family="chart">
      <style:graphic-properties draw:stroke="solid" svg:stroke-width="0.035cm" svg:stroke-color="#000000" svg:stroke-opacity="100%"/>
    </style:style>
    <style:style style:name="ch8" style:family="chart" style:data-style-name="N138">
      <style:chart-properties chart:display-label="true" chart:tick-marks-major-inner="false" chart:tick-marks-major-outer="true" chart:tick-marks-minor-inner="false" chart:tick-marks-minor-outer="false" chart:logarithmic="false" chart:minimum="550" chart:maximum="1050" chart:interval-major="100" chart:gap-width="100" chart:overlap="0" chart:text-overlap="false" text:line-break="false" chart:label-arrangement="side-by-side" chart:link-data-style-to-source="true" chart:visible="true" style:direction="ltr" chart:interval-minor-divisor="2"/>
      <style:graphic-properties draw:stroke="solid" svg:stroke-width="0cm" svg:stroke-color="#000000"/>
      <style:text-properties fo:color="#000000" style:text-outline="false" style:text-line-through-style="none" fo:font-family="Arial" style:font-family-generic="swiss" style:font-pitch="variable" fo:font-size="15.8000001907349pt" fo:font-style="normal" fo:text-shadow="none" style:text-underline-style="none" fo:font-weight="normal" style:font-family-asian="'Arial Unicode MS'" style:font-pitch-asian="variable" style:font-size-asian="14.6999998092651pt" style:font-family-complex="Tahoma" style:font-pitch-complex="variable" style:font-size-complex="14.6999998092651pt"/>
    </style:style>
    <style:style style:name="ch9" style:family="chart">
      <style:chart-properties style:rotation-angle="90" style:direction="ltr"/>
      <style:graphic-properties draw:stroke="none" draw:fill="none" draw:fill-color="#ffffff"/>
      <style:text-properties fo:color="#000000" style:text-outline="false" style:text-line-through-style="none" fo:font-family="Arial" style:font-family-generic="swiss" style:font-pitch="variable" fo:font-size="15.8000001907349pt" fo:font-style="normal" fo:text-shadow="none" style:text-underline-style="none" fo:font-weight="bold" style:font-family-asian="'Arial Unicode MS'" style:font-pitch-asian="variable" style:font-size-asian="18.8999996185303pt" style:font-family-complex="Tahoma" style:font-pitch-complex="variable" style:font-size-complex="18.8999996185303pt"/>
    </style:style>
    <style:style style:name="ch10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2cm" svg:stroke-color="#0066cc" draw:marker-start-width="0.5cm" draw:marker-end-width="0.5cm" draw:fill-color="#993366"/>
      <style:text-properties fo:font-family="Arial" style:font-family-generic="swiss" style:font-pitch="variable" fo:font-size="13pt" style:font-family-asian="'Arial Unicode MS'" style:font-pitch-asian="variable" style:font-size-asian="13pt" style:font-family-complex="Tahoma" style:font-pitch-complex="variable" style:font-size-complex="13pt"/>
    </style:style>
    <style:style style:name="ch11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2cm" svg:stroke-color="#dc2300" draw:marker-start-width="0.5cm" draw:marker-end-width="0.5cm" draw:fill-color="#ffffcc"/>
      <style:text-properties fo:font-family="Arial" style:font-family-generic="swiss" style:font-pitch="variable" fo:font-size="13pt" style:font-family-asian="'Arial Unicode MS'" style:font-pitch-asian="variable" style:font-size-asian="13pt" style:font-family-complex="Tahoma" style:font-pitch-complex="variable" style:font-size-complex="13pt"/>
    </style:style>
    <style:style style:name="ch12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2cm" svg:stroke-color="#23ff23" draw:marker-start-width="0.5cm" draw:marker-end-width="0.5cm" draw:fill-color="#ccffff"/>
      <style:text-properties fo:font-family="Arial" style:font-family-generic="swiss" style:font-pitch="variable" fo:font-size="13pt" style:font-family-asian="'Arial Unicode MS'" style:font-pitch-asian="variable" style:font-size-asian="13pt" style:font-family-complex="Tahoma" style:font-pitch-complex="variable" style:font-size-complex="13pt"/>
    </style:style>
    <style:style style:name="ch13" style:family="chart">
      <style:graphic-properties draw:stroke="solid" svg:stroke-width="0.035cm" svg:stroke-color="#808080" svg:stroke-opacity="100%" draw:fill="none" draw:fill-color="#000000"/>
    </style:style>
    <style:style style:name="ch14" style:family="chart">
      <style:graphic-properties draw:stroke="none" draw:fill-color="#999999"/>
    </style:style>
  </office:automatic-styles>
  <office:body>
    <office:chart>
      <chart:chart svg:width="25.266cm" svg:height="15.3cm" chart:class="chart:scatter" chart:style-name="ch1">
        <chart:title svg:x="8.175cm" svg:y="0.293cm" chart:style-name="ch2">
          <text:p>Centre of Gravity Envelope</text:p>
        </chart:title>
        <chart:legend chart:legend-position="end" svg:x="19.919cm" svg:y="6.25cm" chart:style-name="ch3"/>
        <chart:plot-area chart:style-name="ch4" table:cell-range-address="G_BNSR.$J$3:.$M$13" chart:data-source-has-labels="row" chart:table-number-list="2" svg:x="0.503cm" svg:y="1.711cm" svg:width="18.775cm" svg:height="13.275cm">
          <chart:axis chart:dimension="x" chart:name="primary-x" chart:style-name="ch5">
            <chart:title svg:x="8.963cm" svg:y="14.031cm" chart:style-name="ch6">
              <text:p>CG Position (m)</text:p>
            </chart:title>
            <chart:categories table:cell-range-address="local-table.A2:.A11"/>
            <chart:grid chart:style-name="ch7" chart:class="major"/>
          </chart:axis>
          <chart:axis chart:dimension="y" chart:name="primary-y" chart:style-name="ch8">
            <chart:title svg:x="0.504cm" svg:y="9.824cm" chart:style-name="ch9">
              <text:p>Aircraft mass (Kg)</text:p>
            </chart:title>
            <chart:grid chart:style-name="ch7" chart:class="major"/>
          </chart:axis>
          <chart:series chart:style-name="ch10">
            <chart:domain/>
            <chart:data-point chart:repeated="10"/>
          </chart:series>
          <chart:series chart:style-name="ch11">
            <chart:data-point chart:repeated="10"/>
          </chart:series>
          <chart:series chart:style-name="ch12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m</text:p>
              </table:table-cell>
              <table:table-cell office:value-type="string">
                <text:p>Allowed range</text:p>
              </table:table-cell>
              <table:table-cell office:value-type="string">
                <text:p>Prohibited fuel</text:p>
              </table:table-cell>
              <table:table-cell office:value-type="string">
                <text:p>Allowed flight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</table:table-cell>
              <table:table-cell office:value-type="float" office:value="0.785">
                <text:p>0.785</text:p>
              </table:table-cell>
              <table:table-cell office:value-type="float" office:value="600">
                <text:p>6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.785">
                <text:p>0.785</text:p>
              </table:table-cell>
              <table:table-cell office:value-type="float" office:value="785">
                <text:p>7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.87">
                <text:p>0.87</text:p>
              </table:table-cell>
              <table:table-cell office:value-type="float" office:value="975">
                <text:p>9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.915">
                <text:p>0.915</text:p>
              </table:table-cell>
              <table:table-cell office:value-type="float" office:value="975">
                <text:p>9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.93">
                <text:p>0.93</text:p>
              </table:table-cell>
              <table:table-cell office:value-type="float" office:value="905">
                <text:p>9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.93">
                <text:p>0.93</text:p>
              </table:table-cell>
              <table:table-cell office:value-type="float" office:value="600">
                <text:p>6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.785">
                <text:p>0.785</text:p>
              </table:table-cell>
              <table:table-cell office:value-type="float" office:value="600">
                <text:p>6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.897225340020536">
                <text:p>0.897225340020536</text:p>
              </table:table-cell>
              <table:table-cell office:value-type="float" office:value="1.#NAN">
                <text:p>1.#NAN</text:p>
              </table:table-cell>
              <table:table-cell office:value-type="float" office:value="1012.88">
                <text:p>1012.8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.903722258871795">
                <text:p>0.903722258871795</text:p>
              </table:table-cell>
              <table:table-cell office:value-type="float" office:value="1.#NAN">
                <text:p>1.#NAN</text:p>
              </table:table-cell>
              <table:table-cell office:value-type="float" office:value="975">
                <text:p>975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.918895929874649">
                <text:p>0.9188959298746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896.68">
                <text:p>896.68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draw:stroke-dash draw:name="Fine_20_Dashed" draw:display-name="Fine Dashed" draw:style="rect" draw:dots1="1" draw:dots1-length="0.508cm" draw:dots2="1" draw:dots2-length="0.508cm" draw:distance="0.508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106">
      <number:number number:decimal-places="2" number:min-integer-digits="1"/>
      <number:text> m</number:text>
    </number:number-style>
    <number:number-style style:name="N107">
      <number:number number:decimal-places="0" number:min-integer-digits="1"/>
      <number:text> kg</number:text>
    </number:number-style>
    <style:style style:name="ch1" style:family="chart">
      <style:graphic-properties draw:stroke="solid" svg:stroke-width="0.2cm" svg:stroke-color="#000000" draw:marker-start-width="0.4cm" draw:marker-end-width="0.4cm" svg:stroke-opacity="100%" draw:fill="solid" draw:fill-color="#ffffff" draw:fill-image-width="0cm" draw:fill-image-height="0cm"/>
    </style:style>
    <style:style style:name="ch2" style:family="chart">
      <style:chart-properties style:rotation-angle="0" style:direction="ltr"/>
      <style:graphic-properties draw:stroke="none" draw:fill="none" draw:fill-color="#ffffff"/>
      <style:text-properties fo:color="#000000" style:text-outline="false" style:text-line-through-style="none" fo:font-family="Arial" style:font-family-generic="swiss" style:font-pitch="variable" fo:font-size="19.1000003814697pt" fo:font-style="normal" fo:text-shadow="none" style:text-underline-style="none" fo:font-weight="bold" style:font-family-asian="'Arial Unicode MS'" style:font-pitch-asian="variable" style:font-size-asian="27.5pt" style:font-family-complex="Tahoma" style:font-pitch-complex="variable" style:font-size-complex="27.5pt"/>
    </style:style>
    <style:style style:name="ch3" style:family="chart">
      <style:graphic-properties draw:stroke="solid" svg:stroke-width="0.035cm" svg:stroke-color="#000000" draw:marker-start-width="0.45cm" draw:marker-end-width="0.45cm" svg:stroke-opacity="100%" draw:fill="solid" draw:fill-color="#ffffff"/>
      <style:text-properties fo:color="#000000" style:text-outline="false" style:text-line-through-style="none" fo:font-family="Arial" style:font-family-generic="swiss" style:font-pitch="variable" fo:font-size="15.8000001907349pt" fo:font-style="normal" fo:text-shadow="none" style:text-underline-style="none" fo:font-weight="normal" style:font-family-asian="'Arial Unicode MS'" style:font-pitch-asian="variable" style:font-size-asian="12.3999996185303pt" style:font-family-complex="Tahoma" style:font-pitch-complex="variable" style:font-size-complex="12.3999996185303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106">
      <style:chart-properties chart:display-label="true" chart:tick-marks-major-inner="false" chart:tick-marks-major-outer="true" chart:tick-marks-minor-inner="false" chart:tick-marks-minor-outer="false" chart:logarithmic="false" chart:minimum="0.24" chart:maximum="0.4" chart:origin="0.24" chart:interval-major="0.02" chart:text-overlap="false" text:line-break="true" chart:label-arrangement="side-by-side" chart:link-data-style-to-source="true" chart:visible="true" style:direction="ltr" chart:interval-minor-divisor="2"/>
      <style:graphic-properties draw:stroke="solid" svg:stroke-width="0cm" svg:stroke-color="#000000"/>
      <style:text-properties fo:color="#000000" style:text-outline="false" style:text-line-through-style="none" fo:font-family="Arial" style:font-family-generic="swiss" style:font-pitch="variable" fo:font-size="14pt" fo:font-style="normal" fo:text-shadow="none" style:text-underline-style="none" fo:font-weight="normal" style:font-family-asian="'Arial Unicode MS'" style:font-pitch-asian="variable" style:font-size-asian="14.6999998092651pt" style:font-family-complex="Tahoma" style:font-pitch-complex="variable" style:font-size-complex="14.6999998092651pt"/>
    </style:style>
    <style:style style:name="ch6" style:family="chart">
      <style:chart-properties style:rotation-angle="0" style:direction="ltr"/>
      <style:graphic-properties draw:stroke="none" draw:fill="none" draw:fill-color="#ffffff"/>
      <style:text-properties fo:color="#000000" style:text-outline="false" style:text-line-through-style="none" fo:font-family="Arial" style:font-family-generic="swiss" style:font-pitch="variable" fo:font-size="15.8000001907349pt" fo:font-style="normal" fo:text-shadow="none" style:text-underline-style="none" fo:font-weight="bold" style:font-family-asian="'Arial Unicode MS'" style:font-pitch-asian="variable" style:font-size-asian="18.8999996185303pt" style:font-family-complex="Tahoma" style:font-pitch-complex="variable" style:font-size-complex="18.8999996185303pt"/>
    </style:style>
    <style:style style:name="ch7" style:family="chart">
      <style:graphic-properties draw:stroke="solid" svg:stroke-width="0.035cm" svg:stroke-color="#000000" svg:stroke-opacity="100%"/>
    </style:style>
    <style:style style:name="ch8" style:family="chart" style:data-style-name="N107">
      <style:chart-properties chart:display-label="true" chart:tick-marks-major-inner="false" chart:tick-marks-major-outer="true" chart:tick-marks-minor-inner="false" chart:tick-marks-minor-outer="false" chart:logarithmic="false" chart:minimum="500" chart:maximum="800" chart:origin="500" chart:interval-major="50" chart:gap-width="100" chart:overlap="0" chart:text-overlap="false" text:line-break="false" chart:label-arrangement="side-by-side" chart:link-data-style-to-source="true" chart:visible="true" style:direction="ltr" chart:interval-minor-divisor="5"/>
      <style:graphic-properties draw:stroke="solid" svg:stroke-width="0cm" svg:stroke-color="#000000"/>
      <style:text-properties fo:color="#000000" style:text-outline="false" style:text-line-through-style="none" fo:font-family="Arial" style:font-family-generic="swiss" style:font-pitch="variable" fo:font-size="15.8000001907349pt" fo:font-style="normal" fo:text-shadow="none" style:text-underline-style="none" fo:font-weight="normal" style:font-family-asian="'Arial Unicode MS'" style:font-pitch-asian="variable" style:font-size-asian="14.6999998092651pt" style:font-family-complex="Tahoma" style:font-pitch-complex="variable" style:font-size-complex="14.6999998092651pt"/>
    </style:style>
    <style:style style:name="ch9" style:family="chart">
      <style:chart-properties style:rotation-angle="90" style:direction="ltr"/>
      <style:graphic-properties draw:stroke="none" draw:fill="none" draw:fill-color="#ffffff"/>
      <style:text-properties fo:color="#000000" style:text-outline="false" style:text-line-through-style="none" fo:font-family="Arial" style:font-family-generic="swiss" style:font-pitch="variable" fo:font-size="15.8000001907349pt" fo:font-style="normal" fo:text-shadow="none" style:text-underline-style="none" fo:font-weight="bold" style:font-family-asian="'Arial Unicode MS'" style:font-pitch-asian="variable" style:font-size-asian="18.8999996185303pt" style:font-family-complex="Tahoma" style:font-pitch-complex="variable" style:font-size-complex="18.8999996185303pt"/>
    </style:style>
    <style:style style:name="ch10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2cm" svg:stroke-color="#0066cc" draw:marker-start-width="0.5cm" draw:marker-end-width="0.5cm" draw:fill-color="#993366"/>
      <style:text-properties fo:font-family="Arial" style:font-family-generic="swiss" style:font-pitch="variable" fo:font-size="13pt" style:font-family-asian="'Arial Unicode MS'" style:font-pitch-asian="variable" style:font-size-asian="13pt" style:font-family-complex="Tahoma" style:font-pitch-complex="variable" style:font-size-complex="13pt"/>
    </style:style>
    <style:style style:name="ch11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2cm" svg:stroke-color="#dc2300" draw:marker-start-width="0.5cm" draw:marker-end-width="0.5cm" draw:fill-color="#ffffcc"/>
      <style:text-properties fo:font-family="Arial" style:font-family-generic="swiss" style:font-pitch="variable" fo:font-size="13pt" style:font-family-asian="'Arial Unicode MS'" style:font-pitch-asian="variable" style:font-size-asian="13pt" style:font-family-complex="Tahoma" style:font-pitch-complex="variable" style:font-size-complex="13pt"/>
    </style:style>
    <style:style style:name="ch12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2cm" svg:stroke-color="#23ff23" draw:marker-start-width="0.5cm" draw:marker-end-width="0.5cm" draw:fill-color="#ccffff"/>
      <style:text-properties fo:font-family="Arial" style:font-family-generic="swiss" style:font-pitch="variable" fo:font-size="13pt" style:font-family-asian="'Arial Unicode MS'" style:font-pitch-asian="variable" style:font-size-asian="13pt" style:font-family-complex="Tahoma" style:font-pitch-complex="variable" style:font-size-complex="13pt"/>
    </style:style>
    <style:style style:name="ch13" style:family="chart">
      <style:graphic-properties draw:stroke="solid" svg:stroke-width="0.035cm" svg:stroke-color="#808080" svg:stroke-opacity="100%" draw:fill="none" draw:fill-color="#000000"/>
    </style:style>
    <style:style style:name="ch14" style:family="chart">
      <style:graphic-properties draw:stroke="none" draw:fill-color="#999999"/>
    </style:style>
  </office:automatic-styles>
  <office:body>
    <office:chart>
      <chart:chart svg:width="25.266cm" svg:height="15.3cm" chart:class="chart:scatter" chart:style-name="ch1">
        <chart:title svg:x="8.175cm" svg:y="0.293cm" chart:style-name="ch2">
          <text:p>Centre of Gravity Envelope</text:p>
        </chart:title>
        <chart:legend chart:legend-position="end" svg:x="19.919cm" svg:y="6.25cm" chart:style-name="ch3"/>
        <chart:plot-area chart:style-name="ch4" table:cell-range-address="G_BXPC.$J$3:.$M$11" chart:data-source-has-labels="row" chart:table-number-list="3" svg:x="0.503cm" svg:y="1.711cm" svg:width="18.775cm" svg:height="13.275cm">
          <chart:axis chart:dimension="x" chart:name="primary-x" chart:style-name="ch5">
            <chart:title svg:x="8.957cm" svg:y="14.025cm" chart:style-name="ch6">
              <text:p>CG Position (m)</text:p>
            </chart:title>
            <chart:categories table:cell-range-address="local-table.A2:.A9"/>
            <chart:grid chart:style-name="ch7" chart:class="major"/>
          </chart:axis>
          <chart:axis chart:dimension="y" chart:name="primary-y" chart:style-name="ch8">
            <chart:title svg:x="0.504cm" svg:y="9.824cm" chart:style-name="ch9">
              <text:p>Aircraft mass (Kg)</text:p>
            </chart:title>
            <chart:grid chart:style-name="ch7" chart:class="major"/>
          </chart:axis>
          <chart:series chart:style-name="ch10">
            <chart:domain/>
            <chart:data-point chart:repeated="8"/>
          </chart:series>
          <chart:series chart:style-name="ch11">
            <chart:data-point chart:repeated="8"/>
          </chart:series>
          <chart:series chart:style-name="ch12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m</text:p>
              </table:table-cell>
              <table:table-cell office:value-type="string">
                <text:p>Allowed range</text:p>
              </table:table-cell>
              <table:table-cell office:value-type="string">
                <text:p>Prohibited fuel</text:p>
              </table:table-cell>
              <table:table-cell office:value-type="string">
                <text:p>Allowed flight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</table:table-cell>
              <table:table-cell office:value-type="float" office:value="0.25">
                <text:p>0.25</text:p>
              </table:table-cell>
              <table:table-cell office:value-type="float" office:value="560">
                <text:p>56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.25">
                <text:p>0.25</text:p>
              </table:table-cell>
              <table:table-cell office:value-type="float" office:value="730">
                <text:p>73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.39">
                <text:p>0.39</text:p>
              </table:table-cell>
              <table:table-cell office:value-type="float" office:value="730">
                <text:p>73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.39">
                <text:p>0.39</text:p>
              </table:table-cell>
              <table:table-cell office:value-type="float" office:value="560">
                <text:p>56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.25">
                <text:p>0.25</text:p>
              </table:table-cell>
              <table:table-cell office:value-type="float" office:value="560">
                <text:p>56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.31800451190642">
                <text:p>0.31800451190642</text:p>
              </table:table-cell>
              <table:table-cell office:value-type="float" office:value="1.#NAN">
                <text:p>1.#NAN</text:p>
              </table:table-cell>
              <table:table-cell office:value-type="float" office:value="718.1">
                <text:p>718.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.31800451190642">
                <text:p>0.31800451190642</text:p>
              </table:table-cell>
              <table:table-cell office:value-type="float" office:value="1.#NAN">
                <text:p>1.#NAN</text:p>
              </table:table-cell>
              <table:table-cell office:value-type="float" office:value="718.1">
                <text:p>718.1</text:p>
              </table:table-cell>
              <table:table-cell office:value-type="float" office:value="718.1">
                <text:p>718.1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.277436582430806">
                <text:p>0.2774365824308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664.8">
                <text:p>664.8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draw:stroke-dash draw:name="Fine_20_Dashed" draw:display-name="Fine Dashed" draw:style="rect" draw:dots1="1" draw:dots1-length="0.508cm" draw:dots2="1" draw:dots2-length="0.508cm" draw:distance="0.508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138">
      <number:number number:decimal-places="0" number:min-integer-digits="1"/>
      <number:text> kg</number:text>
    </number:number-style>
    <number:number-style style:name="N139">
      <number:number number:decimal-places="2" number:min-integer-digits="1"/>
      <number:text> m</number:text>
    </number:number-style>
    <style:style style:name="ch1" style:family="chart">
      <style:graphic-properties draw:stroke="solid" svg:stroke-width="0.2cm" svg:stroke-color="#000000" draw:marker-start-width="0.4cm" draw:marker-end-width="0.4cm" svg:stroke-opacity="100%" draw:fill="solid" draw:fill-color="#ffffff" draw:fill-image-width="0cm" draw:fill-image-height="0cm"/>
    </style:style>
    <style:style style:name="ch2" style:family="chart">
      <style:chart-properties style:rotation-angle="0" style:direction="ltr"/>
      <style:graphic-properties draw:stroke="none" draw:fill="none" draw:fill-color="#ffffff"/>
      <style:text-properties fo:color="#000000" style:text-outline="false" style:text-line-through-style="none" fo:font-family="Arial" style:font-family-generic="swiss" style:font-pitch="variable" fo:font-size="19pt" fo:font-style="normal" fo:text-shadow="none" style:text-underline-style="none" fo:font-weight="bold" style:font-family-asian="'Arial Unicode MS'" style:font-pitch-asian="variable" style:font-size-asian="27.3999996185303pt" style:font-family-complex="Tahoma" style:font-pitch-complex="variable" style:font-size-complex="27.3999996185303pt"/>
    </style:style>
    <style:style style:name="ch3" style:family="chart">
      <style:graphic-properties draw:stroke="solid" svg:stroke-width="0.035cm" svg:stroke-color="#000000" draw:marker-start-width="0.45cm" draw:marker-end-width="0.45cm" svg:stroke-opacity="100%" draw:fill="solid" draw:fill-color="#ffffff"/>
      <style:text-properties fo:color="#000000" style:text-outline="false" style:text-line-through-style="none" fo:font-family="Arial" style:font-family-generic="swiss" style:font-pitch="variable" fo:font-size="15.6000003814697pt" fo:font-style="normal" fo:text-shadow="none" style:text-underline-style="none" fo:font-weight="normal" style:font-family-asian="'Arial Unicode MS'" style:font-pitch-asian="variable" style:font-size-asian="12.1000003814697pt" style:font-family-complex="Tahoma" style:font-pitch-complex="variable" style:font-size-complex="12.1000003814697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139">
      <style:chart-properties chart:display-label="true" chart:tick-marks-major-inner="false" chart:tick-marks-major-outer="true" chart:tick-marks-minor-inner="false" chart:tick-marks-minor-outer="false" chart:logarithmic="false" chart:interval-major="0.05" chart:text-overlap="false" text:line-break="true" chart:label-arrangement="side-by-side" chart:link-data-style-to-source="true" chart:visible="true" style:direction="ltr" chart:interval-minor-divisor="5"/>
      <style:graphic-properties draw:stroke="solid" svg:stroke-width="0cm" svg:stroke-color="#000000"/>
      <style:text-properties fo:color="#000000" style:text-outline="false" style:text-line-through-style="none" fo:font-family="Arial" style:font-family-generic="swiss" style:font-pitch="variable" fo:font-size="13.6999998092651pt" fo:font-style="normal" fo:text-shadow="none" style:text-underline-style="none" fo:font-weight="normal" style:font-family-asian="'Arial Unicode MS'" style:font-pitch-asian="variable" style:font-size-asian="14.8000001907349pt" style:font-family-complex="Tahoma" style:font-pitch-complex="variable" style:font-size-complex="14.8000001907349pt"/>
    </style:style>
    <style:style style:name="ch6" style:family="chart">
      <style:chart-properties style:rotation-angle="0" style:direction="ltr"/>
      <style:graphic-properties draw:stroke="none" draw:fill="none" draw:fill-color="#ffffff"/>
      <style:text-properties fo:color="#000000" style:text-outline="false" style:text-line-through-style="none" fo:font-family="Arial" style:font-family-generic="swiss" style:font-pitch="variable" fo:font-size="15.6000003814697pt" fo:font-style="normal" fo:text-shadow="none" style:text-underline-style="none" fo:font-weight="bold" style:font-family-asian="'Arial Unicode MS'" style:font-pitch-asian="variable" style:font-size-asian="18.7999992370605pt" style:font-family-complex="Tahoma" style:font-pitch-complex="variable" style:font-size-complex="18.7999992370605pt"/>
    </style:style>
    <style:style style:name="ch7" style:family="chart">
      <style:graphic-properties draw:stroke="solid" svg:stroke-width="0.035cm" svg:stroke-color="#000000" svg:stroke-opacity="100%"/>
    </style:style>
    <style:style style:name="ch8" style:family="chart" style:data-style-name="N138">
      <style:chart-properties chart:display-label="true" chart:tick-marks-major-inner="false" chart:tick-marks-major-outer="true" chart:tick-marks-minor-inner="false" chart:tick-marks-minor-outer="false" chart:logarithmic="false" chart:interval-major="100" chart:gap-width="100" chart:overlap="0" chart:text-overlap="false" text:line-break="false" chart:label-arrangement="side-by-side" chart:link-data-style-to-source="false" chart:visible="true" style:direction="ltr" chart:interval-minor-divisor="2"/>
      <style:graphic-properties draw:stroke="solid" svg:stroke-width="0cm" svg:stroke-color="#000000"/>
      <style:text-properties fo:color="#000000" style:text-outline="false" style:text-line-through-style="none" fo:font-family="Arial" style:font-family-generic="swiss" style:font-pitch="variable" fo:font-size="15.6000003814697pt" fo:font-style="normal" fo:text-shadow="none" style:text-underline-style="none" fo:font-weight="normal" style:font-family-asian="'Arial Unicode MS'" style:font-pitch-asian="variable" style:font-size-asian="14.8000001907349pt" style:font-family-complex="Tahoma" style:font-pitch-complex="variable" style:font-size-complex="14.8000001907349pt"/>
    </style:style>
    <style:style style:name="ch9" style:family="chart">
      <style:chart-properties style:rotation-angle="90" style:direction="ltr"/>
      <style:graphic-properties draw:stroke="none" draw:fill="none" draw:fill-color="#ffffff"/>
      <style:text-properties fo:color="#000000" style:text-outline="false" style:text-line-through-style="none" fo:font-family="Arial" style:font-family-generic="swiss" style:font-pitch="variable" fo:font-size="15.6000003814697pt" fo:font-style="normal" fo:text-shadow="none" style:text-underline-style="none" fo:font-weight="bold" style:font-family-asian="'Arial Unicode MS'" style:font-pitch-asian="variable" style:font-size-asian="18.7999992370605pt" style:font-family-complex="Tahoma" style:font-pitch-complex="variable" style:font-size-complex="18.7999992370605pt"/>
    </style:style>
    <style:style style:name="ch10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2cm" svg:stroke-color="#00ffff" draw:marker-start-width="0.5cm" draw:marker-end-width="0.5cm" draw:fill-color="#993366"/>
      <style:text-properties fo:font-family="Arial" style:font-family-generic="swiss" style:font-pitch="variable" fo:font-size="12.8999996185303pt" style:font-family-asian="'Arial Unicode MS'" style:font-pitch-asian="variable" style:font-size-asian="12.8999996185303pt" style:font-family-complex="Tahoma" style:font-pitch-complex="variable" style:font-size-complex="12.8999996185303pt"/>
    </style:style>
    <style:style style:name="ch11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2cm" svg:stroke-color="#0000ff" draw:marker-start-width="0.5cm" draw:marker-end-width="0.5cm" draw:fill-color="#ffffcc"/>
      <style:text-properties fo:font-family="Arial" style:font-family-generic="swiss" style:font-pitch="variable" fo:font-size="12.8999996185303pt" style:font-family-asian="'Arial Unicode MS'" style:font-pitch-asian="variable" style:font-size-asian="12.8999996185303pt" style:font-family-complex="Tahoma" style:font-pitch-complex="variable" style:font-size-complex="12.8999996185303pt"/>
    </style:style>
    <style:style style:name="ch12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2cm" svg:stroke-color="#dc2300" draw:marker-start-width="0.5cm" draw:marker-end-width="0.5cm" draw:fill-color="#ccffff"/>
      <style:text-properties fo:font-family="Arial" style:font-family-generic="swiss" style:font-pitch="variable" fo:font-size="12.8999996185303pt" style:font-family-asian="'Arial Unicode MS'" style:font-pitch-asian="variable" style:font-size-asian="12.8999996185303pt" style:font-family-complex="Tahoma" style:font-pitch-complex="variable" style:font-size-complex="12.8999996185303pt"/>
    </style:style>
    <style:style style:name="ch13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2cm" svg:stroke-color="#23ff23" draw:marker-start-width="0.8cm" draw:marker-end-width="0.8cm" draw:fill-color="#660066"/>
      <style:text-properties fo:font-family="Arial" style:font-family-generic="swiss" style:font-pitch="variable" fo:font-size="12.8999996185303pt" style:font-family-asian="'Arial Unicode MS'" style:font-pitch-asian="variable" style:font-size-asian="12.8999996185303pt" style:font-family-complex="Tahoma" style:font-pitch-complex="variable" style:font-size-complex="12.8999996185303pt"/>
    </style:style>
    <style:style style:name="ch14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dash" draw:stroke-dash="Fine_20_Dashed" svg:stroke-width="0.1cm" svg:stroke-color="#ff6633" draw:marker-start-width="0.65cm" draw:marker-end-width="0.65cm" draw:fill-color="#ff8080"/>
      <style:text-properties fo:font-family="Arial" style:font-family-generic="swiss" style:font-pitch="variable" fo:font-size="12.8999996185303pt" style:font-family-asian="'Arial Unicode MS'" style:font-pitch-asian="variable" style:font-size-asian="12.8999996185303pt" style:font-family-complex="Tahoma" style:font-pitch-complex="variable" style:font-size-complex="12.8999996185303pt"/>
    </style:style>
    <style:style style:name="ch15" style:family="chart">
      <style:graphic-properties draw:stroke="solid" svg:stroke-width="0.035cm" svg:stroke-color="#808080" svg:stroke-opacity="100%" draw:fill="none" draw:fill-color="#000000"/>
    </style:style>
    <style:style style:name="ch16" style:family="chart">
      <style:graphic-properties draw:stroke="none" draw:fill-color="#999999"/>
    </style:style>
  </office:automatic-styles>
  <office:body>
    <office:chart>
      <chart:chart svg:width="25.266cm" svg:height="15.397cm" chart:class="chart:scatter" chart:style-name="ch1">
        <chart:title svg:x="8.179cm" svg:y="0.292cm" chart:style-name="ch2">
          <text:p>Centre of Gravity Envelope</text:p>
        </chart:title>
        <chart:legend chart:legend-position="end" svg:x="19.919cm" svg:y="6.287cm" chart:style-name="ch3"/>
        <chart:plot-area chart:style-name="ch4" table:cell-range-address="G_CBFA.$J$3:.$O$22" chart:data-source-has-labels="row" chart:table-number-list="5" svg:x="0.503cm" svg:y="1.72cm" svg:width="18.775cm" svg:height="13.358cm">
          <chart:axis chart:dimension="x" chart:name="primary-x" chart:style-name="ch5">
            <chart:title svg:x="8.94cm" svg:y="14.066cm" chart:style-name="ch6">
              <text:p>CG Position (m)</text:p>
            </chart:title>
            <chart:categories table:cell-range-address="local-table.A2:.A20"/>
            <chart:grid chart:style-name="ch7" chart:class="major"/>
          </chart:axis>
          <chart:axis chart:dimension="y" chart:name="primary-y" chart:style-name="ch8">
            <chart:title svg:x="0.504cm" svg:y="9.833cm" chart:style-name="ch9">
              <text:p>Aircraft mass (Kg)</text:p>
            </chart:title>
            <chart:grid chart:style-name="ch7" chart:class="major"/>
          </chart:axis>
          <chart:series chart:style-name="ch10">
            <chart:domain/>
            <chart:data-point chart:repeated="19"/>
          </chart:series>
          <chart:series chart:style-name="ch11">
            <chart:data-point chart:repeated="19"/>
          </chart:series>
          <chart:series chart:style-name="ch12">
            <chart:data-point chart:repeated="19"/>
          </chart:series>
          <chart:series chart:style-name="ch13">
            <chart:data-point chart:repeated="19"/>
          </chart:series>
          <chart:series chart:style-name="ch14">
            <chart:data-point chart:repeated="1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m</text:p>
              </table:table-cell>
              <table:table-cell office:value-type="string">
                <text:p>Utility</text:p>
              </table:table-cell>
              <table:table-cell office:value-type="string">
                <text:p>Normal</text:p>
              </table:table-cell>
              <table:table-cell office:value-type="string">
                <text:p>Prohibited fuel</text:p>
              </table:table-cell>
              <table:table-cell office:value-type="string">
                <text:p>Allowed flight</text:p>
              </table:table-cell>
              <table:table-cell office:value-type="string">
                <text:p>Max landing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</table:table-cell>
              <table:table-cell office:value-type="float" office:value="2.4">
                <text:p>2.4</text:p>
              </table:table-cell>
              <table:table-cell office:value-type="float" office:value="1.#NAN">
                <text:p>1.#NAN</text:p>
              </table:table-cell>
              <table:table-cell office:value-type="float" office:value="780">
                <text:p>78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2.4">
                <text:p>2.4</text:p>
              </table:table-cell>
              <table:table-cell office:value-type="float" office:value="1.#NAN">
                <text:p>1.#NAN</text:p>
              </table:table-cell>
              <table:table-cell office:value-type="float" office:value="980">
                <text:p>98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2.46">
                <text:p>2.46</text:p>
              </table:table-cell>
              <table:table-cell office:value-type="float" office:value="1.#NAN">
                <text:p>1.#NAN</text:p>
              </table:table-cell>
              <table:table-cell office:value-type="float" office:value="1150">
                <text:p>115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2.59">
                <text:p>2.59</text:p>
              </table:table-cell>
              <table:table-cell office:value-type="float" office:value="1.#NAN">
                <text:p>1.#NAN</text:p>
              </table:table-cell>
              <table:table-cell office:value-type="float" office:value="1150">
                <text:p>115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2.59">
                <text:p>2.59</text:p>
              </table:table-cell>
              <table:table-cell office:value-type="float" office:value="1.#NAN">
                <text:p>1.#NAN</text:p>
              </table:table-cell>
              <table:table-cell office:value-type="float" office:value="980">
                <text:p>98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2.59">
                <text:p>2.59</text:p>
              </table:table-cell>
              <table:table-cell office:value-type="float" office:value="1.#NAN">
                <text:p>1.#NAN</text:p>
              </table:table-cell>
              <table:table-cell office:value-type="float" office:value="780">
                <text:p>78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2.4">
                <text:p>2.4</text:p>
              </table:table-cell>
              <table:table-cell office:value-type="float" office:value="1.#NAN">
                <text:p>1.#NAN</text:p>
              </table:table-cell>
              <table:table-cell office:value-type="float" office:value="780">
                <text:p>78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2.4">
                <text:p>2.4</text:p>
              </table:table-cell>
              <table:table-cell office:value-type="float" office:value="780">
                <text:p>78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2.4">
                <text:p>2.4</text:p>
              </table:table-cell>
              <table:table-cell office:value-type="float" office:value="980">
                <text:p>98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2.4">
                <text:p>2.4</text:p>
              </table:table-cell>
              <table:table-cell office:value-type="float" office:value="980">
                <text:p>98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2.59">
                <text:p>2.59</text:p>
              </table:table-cell>
              <table:table-cell office:value-type="float" office:value="980">
                <text:p>98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2.59">
                <text:p>2.59</text:p>
              </table:table-cell>
              <table:table-cell office:value-type="float" office:value="980">
                <text:p>98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2.59">
                <text:p>2.59</text:p>
              </table:table-cell>
              <table:table-cell office:value-type="float" office:value="780">
                <text:p>78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2.4">
                <text:p>2.4</text:p>
              </table:table-cell>
              <table:table-cell office:value-type="float" office:value="780">
                <text:p>78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2.43635348837209">
                <text:p>2.436353488372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075">
                <text:p>10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2.43635348837209">
                <text:p>2.436353488372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075">
                <text:p>1075</text:p>
              </table:table-cell>
              <table:table-cell office:value-type="float" office:value="1075">
                <text:p>107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2.41383177570093">
                <text:p>2.413831775700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963">
                <text:p>96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1</text:p>
              </table:table-cell>
              <table:table-cell office:value-type="float" office:value="2.43952941176471">
                <text:p>2.4395294117647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Row 22</text:p>
              </table:table-cell>
              <table:table-cell office:value-type="float" office:value="2.59">
                <text:p>2.5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092">
                <text:p>1092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106">
      <number:number number:decimal-places="2" number:min-integer-digits="1"/>
      <number:text> m</number:text>
    </number:number-style>
    <number:number-style style:name="N107">
      <number:number number:decimal-places="0" number:min-integer-digits="1"/>
      <number:text> kg</number:text>
    </number:number-style>
    <style:style style:name="ch1" style:family="chart">
      <style:graphic-properties draw:stroke="solid" svg:stroke-width="0.2cm" svg:stroke-color="#000000" draw:marker-start-width="0.4cm" draw:marker-end-width="0.4cm" svg:stroke-opacity="100%" draw:fill="solid" draw:fill-color="#ffffff" draw:fill-image-width="0cm" draw:fill-image-height="0cm"/>
    </style:style>
    <style:style style:name="ch2" style:family="chart">
      <style:chart-properties style:rotation-angle="0" style:direction="ltr"/>
      <style:graphic-properties draw:stroke="none" draw:fill="none" draw:fill-color="#ffffff"/>
      <style:text-properties fo:color="#000000" style:text-outline="false" style:text-line-through-style="none" fo:font-family="Arial" style:font-family-generic="swiss" style:font-pitch="variable" fo:font-size="19.1000003814697pt" fo:font-style="normal" fo:text-shadow="none" style:text-underline-style="none" fo:font-weight="bold" style:font-family-asian="'Arial Unicode MS'" style:font-pitch-asian="variable" style:font-size-asian="27.5pt" style:font-family-complex="Tahoma" style:font-pitch-complex="variable" style:font-size-complex="27.5pt"/>
    </style:style>
    <style:style style:name="ch3" style:family="chart">
      <style:graphic-properties draw:stroke="solid" svg:stroke-width="0.035cm" svg:stroke-color="#000000" draw:marker-start-width="0.45cm" draw:marker-end-width="0.45cm" svg:stroke-opacity="100%" draw:fill="solid" draw:fill-color="#ffffff"/>
      <style:text-properties fo:color="#000000" style:text-outline="false" style:text-line-through-style="none" fo:font-family="Arial" style:font-family-generic="swiss" style:font-pitch="variable" fo:font-size="15.8000001907349pt" fo:font-style="normal" fo:text-shadow="none" style:text-underline-style="none" fo:font-weight="normal" style:font-family-asian="'Arial Unicode MS'" style:font-pitch-asian="variable" style:font-size-asian="12.3999996185303pt" style:font-family-complex="Tahoma" style:font-pitch-complex="variable" style:font-size-complex="12.3999996185303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106">
      <style:chart-properties chart:display-label="true" chart:tick-marks-major-inner="false" chart:tick-marks-major-outer="true" chart:tick-marks-minor-inner="false" chart:tick-marks-minor-outer="false" chart:logarithmic="false" chart:minimum="0.24" chart:maximum="0.4" chart:origin="0.24" chart:interval-major="0.02" chart:text-overlap="false" text:line-break="true" chart:label-arrangement="side-by-side" chart:link-data-style-to-source="true" chart:visible="true" style:direction="ltr" chart:interval-minor-divisor="2"/>
      <style:graphic-properties draw:stroke="solid" svg:stroke-width="0cm" svg:stroke-color="#000000"/>
      <style:text-properties fo:color="#000000" style:text-outline="false" style:text-line-through-style="none" fo:font-family="Arial" style:font-family-generic="swiss" style:font-pitch="variable" fo:font-size="14pt" fo:font-style="normal" fo:text-shadow="none" style:text-underline-style="none" fo:font-weight="normal" style:font-family-asian="'Arial Unicode MS'" style:font-pitch-asian="variable" style:font-size-asian="14.6999998092651pt" style:font-family-complex="Tahoma" style:font-pitch-complex="variable" style:font-size-complex="14.6999998092651pt"/>
    </style:style>
    <style:style style:name="ch6" style:family="chart">
      <style:chart-properties style:rotation-angle="0" style:direction="ltr"/>
      <style:graphic-properties draw:stroke="none" draw:fill="none" draw:fill-color="#ffffff"/>
      <style:text-properties fo:color="#000000" style:text-outline="false" style:text-line-through-style="none" fo:font-family="Arial" style:font-family-generic="swiss" style:font-pitch="variable" fo:font-size="15.8000001907349pt" fo:font-style="normal" fo:text-shadow="none" style:text-underline-style="none" fo:font-weight="bold" style:font-family-asian="'Arial Unicode MS'" style:font-pitch-asian="variable" style:font-size-asian="18.8999996185303pt" style:font-family-complex="Tahoma" style:font-pitch-complex="variable" style:font-size-complex="18.8999996185303pt"/>
    </style:style>
    <style:style style:name="ch7" style:family="chart">
      <style:graphic-properties draw:stroke="solid" svg:stroke-width="0.035cm" svg:stroke-color="#000000" svg:stroke-opacity="100%"/>
    </style:style>
    <style:style style:name="ch8" style:family="chart" style:data-style-name="N107">
      <style:chart-properties chart:display-label="true" chart:tick-marks-major-inner="false" chart:tick-marks-major-outer="true" chart:tick-marks-minor-inner="false" chart:tick-marks-minor-outer="false" chart:logarithmic="false" chart:minimum="500" chart:maximum="800" chart:origin="500" chart:interval-major="50" chart:gap-width="100" chart:overlap="0" chart:text-overlap="false" text:line-break="false" chart:label-arrangement="side-by-side" chart:link-data-style-to-source="true" chart:visible="true" style:direction="ltr" chart:interval-minor-divisor="5"/>
      <style:graphic-properties draw:stroke="solid" svg:stroke-width="0cm" svg:stroke-color="#000000"/>
      <style:text-properties fo:color="#000000" style:text-outline="false" style:text-line-through-style="none" fo:font-family="Arial" style:font-family-generic="swiss" style:font-pitch="variable" fo:font-size="15.8000001907349pt" fo:font-style="normal" fo:text-shadow="none" style:text-underline-style="none" fo:font-weight="normal" style:font-family-asian="'Arial Unicode MS'" style:font-pitch-asian="variable" style:font-size-asian="14.6999998092651pt" style:font-family-complex="Tahoma" style:font-pitch-complex="variable" style:font-size-complex="14.6999998092651pt"/>
    </style:style>
    <style:style style:name="ch9" style:family="chart">
      <style:chart-properties style:rotation-angle="90" style:direction="ltr"/>
      <style:graphic-properties draw:stroke="none" draw:fill="none" draw:fill-color="#ffffff"/>
      <style:text-properties fo:color="#000000" style:text-outline="false" style:text-line-through-style="none" fo:font-family="Arial" style:font-family-generic="swiss" style:font-pitch="variable" fo:font-size="15.8000001907349pt" fo:font-style="normal" fo:text-shadow="none" style:text-underline-style="none" fo:font-weight="bold" style:font-family-asian="'Arial Unicode MS'" style:font-pitch-asian="variable" style:font-size-asian="18.8999996185303pt" style:font-family-complex="Tahoma" style:font-pitch-complex="variable" style:font-size-complex="18.8999996185303pt"/>
    </style:style>
    <style:style style:name="ch10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2cm" svg:stroke-color="#0066cc" draw:marker-start-width="0.5cm" draw:marker-end-width="0.5cm" draw:fill-color="#993366"/>
      <style:text-properties fo:font-family="Arial" style:font-family-generic="swiss" style:font-pitch="variable" fo:font-size="13pt" style:font-family-asian="'Arial Unicode MS'" style:font-pitch-asian="variable" style:font-size-asian="13pt" style:font-family-complex="Tahoma" style:font-pitch-complex="variable" style:font-size-complex="13pt"/>
    </style:style>
    <style:style style:name="ch11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2cm" svg:stroke-color="#dc2300" draw:marker-start-width="0.5cm" draw:marker-end-width="0.5cm" draw:fill-color="#ffffcc"/>
      <style:text-properties fo:font-family="Arial" style:font-family-generic="swiss" style:font-pitch="variable" fo:font-size="13pt" style:font-family-asian="'Arial Unicode MS'" style:font-pitch-asian="variable" style:font-size-asian="13pt" style:font-family-complex="Tahoma" style:font-pitch-complex="variable" style:font-size-complex="13pt"/>
    </style:style>
    <style:style style:name="ch12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2cm" svg:stroke-color="#23ff23" draw:marker-start-width="0.5cm" draw:marker-end-width="0.5cm" draw:fill-color="#ccffff"/>
      <style:text-properties fo:font-family="Arial" style:font-family-generic="swiss" style:font-pitch="variable" fo:font-size="13pt" style:font-family-asian="'Arial Unicode MS'" style:font-pitch-asian="variable" style:font-size-asian="13pt" style:font-family-complex="Tahoma" style:font-pitch-complex="variable" style:font-size-complex="13pt"/>
    </style:style>
    <style:style style:name="ch13" style:family="chart">
      <style:graphic-properties draw:stroke="solid" svg:stroke-width="0.035cm" svg:stroke-color="#808080" svg:stroke-opacity="100%" draw:fill="none" draw:fill-color="#000000"/>
    </style:style>
    <style:style style:name="ch14" style:family="chart">
      <style:graphic-properties draw:stroke="none" draw:fill-color="#999999"/>
    </style:style>
  </office:automatic-styles>
  <office:body>
    <office:chart>
      <chart:chart svg:width="25.266cm" svg:height="15.3cm" chart:class="chart:scatter" chart:style-name="ch1">
        <chart:title svg:x="8.175cm" svg:y="0.293cm" chart:style-name="ch2">
          <text:p>Centre of Gravity Envelope</text:p>
        </chart:title>
        <chart:legend chart:legend-position="end" svg:x="19.919cm" svg:y="6.25cm" chart:style-name="ch3"/>
        <chart:plot-area chart:style-name="ch4" table:cell-range-address="G_BXPC.$J$3:.$M$11" chart:data-source-has-labels="row" chart:table-number-list="3" svg:x="0.503cm" svg:y="1.711cm" svg:width="18.775cm" svg:height="13.275cm">
          <chart:axis chart:dimension="x" chart:name="primary-x" chart:style-name="ch5">
            <chart:title svg:x="8.953cm" svg:y="14.021cm" chart:style-name="ch6">
              <text:p>CG Position (m)</text:p>
            </chart:title>
            <chart:categories table:cell-range-address="local-table.A2:.A9"/>
            <chart:grid chart:style-name="ch7" chart:class="major"/>
          </chart:axis>
          <chart:axis chart:dimension="y" chart:name="primary-y" chart:style-name="ch8">
            <chart:title svg:x="0.504cm" svg:y="9.824cm" chart:style-name="ch9">
              <text:p>Aircraft mass (Kg)</text:p>
            </chart:title>
            <chart:grid chart:style-name="ch7" chart:class="major"/>
          </chart:axis>
          <chart:series chart:style-name="ch10">
            <chart:domain/>
            <chart:data-point chart:repeated="8"/>
          </chart:series>
          <chart:series chart:style-name="ch11">
            <chart:data-point chart:repeated="8"/>
          </chart:series>
          <chart:series chart:style-name="ch12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m</text:p>
              </table:table-cell>
              <table:table-cell office:value-type="string">
                <text:p>Allowed range</text:p>
              </table:table-cell>
              <table:table-cell office:value-type="string">
                <text:p>Prohibited fuel</text:p>
              </table:table-cell>
              <table:table-cell office:value-type="string">
                <text:p>Allowed flight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</table:table-cell>
              <table:table-cell office:value-type="float" office:value="0.25">
                <text:p>0.25</text:p>
              </table:table-cell>
              <table:table-cell office:value-type="float" office:value="560">
                <text:p>56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.25">
                <text:p>0.25</text:p>
              </table:table-cell>
              <table:table-cell office:value-type="float" office:value="730">
                <text:p>73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.39">
                <text:p>0.39</text:p>
              </table:table-cell>
              <table:table-cell office:value-type="float" office:value="730">
                <text:p>73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.39">
                <text:p>0.39</text:p>
              </table:table-cell>
              <table:table-cell office:value-type="float" office:value="560">
                <text:p>56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.25">
                <text:p>0.25</text:p>
              </table:table-cell>
              <table:table-cell office:value-type="float" office:value="560">
                <text:p>56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.31800451190642">
                <text:p>0.31800451190642</text:p>
              </table:table-cell>
              <table:table-cell office:value-type="float" office:value="1.#NAN">
                <text:p>1.#NAN</text:p>
              </table:table-cell>
              <table:table-cell office:value-type="float" office:value="718.1">
                <text:p>718.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.31800451190642">
                <text:p>0.31800451190642</text:p>
              </table:table-cell>
              <table:table-cell office:value-type="float" office:value="1.#NAN">
                <text:p>1.#NAN</text:p>
              </table:table-cell>
              <table:table-cell office:value-type="float" office:value="718.1">
                <text:p>718.1</text:p>
              </table:table-cell>
              <table:table-cell office:value-type="float" office:value="718.1">
                <text:p>718.1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.277436582430806">
                <text:p>0.2774365824308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664.8">
                <text:p>664.8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draw:stroke-dash draw:name="Fine_20_Dashed" draw:display-name="Fine Dashed" draw:style="rect" draw:dots1="1" draw:dots1-length="0.508cm" draw:dots2="1" draw:dots2-length="0.508cm" draw:distance="0.508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106">
      <number:number number:decimal-places="2" number:min-integer-digits="1"/>
      <number:text> m</number:text>
    </number:number-style>
    <number:number-style style:name="N107">
      <number:number number:decimal-places="0" number:min-integer-digits="1"/>
      <number:text> kg</number:text>
    </number:number-style>
    <style:style style:name="ch1" style:family="chart">
      <style:graphic-properties draw:stroke="solid" svg:stroke-width="0.2cm" svg:stroke-color="#000000" draw:marker-start-width="0.4cm" draw:marker-end-width="0.4cm" svg:stroke-opacity="100%" draw:fill="solid" draw:fill-color="#ffffff" draw:fill-image-width="0cm" draw:fill-image-height="0cm"/>
    </style:style>
    <style:style style:name="ch2" style:family="chart">
      <style:chart-properties style:rotation-angle="0" style:direction="ltr"/>
      <style:graphic-properties draw:stroke="none" draw:fill="none" draw:fill-color="#ffffff"/>
      <style:text-properties fo:color="#000000" style:text-outline="false" style:text-line-through-style="none" fo:font-family="Arial" style:font-family-generic="swiss" style:font-pitch="variable" fo:font-size="19.2999992370605pt" fo:font-style="normal" fo:text-shadow="none" style:text-underline-style="none" fo:font-weight="bold" style:font-family-asian="'Arial Unicode MS'" style:font-pitch-asian="variable" style:font-size-asian="27.7999992370605pt" style:font-family-complex="Tahoma" style:font-pitch-complex="variable" style:font-size-complex="27.7999992370605pt"/>
    </style:style>
    <style:style style:name="ch3" style:family="chart">
      <style:graphic-properties draw:stroke="solid" svg:stroke-width="0.035cm" svg:stroke-color="#000000" draw:marker-start-width="0.45cm" draw:marker-end-width="0.45cm" svg:stroke-opacity="100%" draw:fill="solid" draw:fill-color="#ffffff"/>
      <style:text-properties fo:color="#000000" style:text-outline="false" style:text-line-through-style="none" fo:font-family="Arial" style:font-family-generic="swiss" style:font-pitch="variable" fo:font-size="15.8999996185303pt" fo:font-style="normal" fo:text-shadow="none" style:text-underline-style="none" fo:font-weight="normal" style:font-family-asian="'Arial Unicode MS'" style:font-pitch-asian="variable" style:font-size-asian="12.3999996185303pt" style:font-family-complex="Tahoma" style:font-pitch-complex="variable" style:font-size-complex="12.3999996185303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106">
      <style:chart-properties chart:display-label="true" chart:tick-marks-major-inner="false" chart:tick-marks-major-outer="true" chart:tick-marks-minor-inner="false" chart:tick-marks-minor-outer="false" chart:logarithmic="false" chart:interval-major="0.02" chart:text-overlap="false" text:line-break="true" chart:label-arrangement="side-by-side" chart:link-data-style-to-source="true" chart:visible="true" style:direction="ltr" chart:interval-minor-divisor="2"/>
      <style:graphic-properties draw:stroke="solid" svg:stroke-width="0cm" svg:stroke-color="#000000"/>
      <style:text-properties fo:color="#000000" style:text-outline="false" style:text-line-through-style="none" fo:font-family="Arial" style:font-family-generic="swiss" style:font-pitch="variable" fo:font-size="14pt" fo:font-style="normal" fo:text-shadow="none" style:text-underline-style="none" fo:font-weight="normal" style:font-family-asian="'Arial Unicode MS'" style:font-pitch-asian="variable" style:font-size-asian="14.8999996185303pt" style:font-family-complex="Tahoma" style:font-pitch-complex="variable" style:font-size-complex="14.8999996185303pt"/>
    </style:style>
    <style:style style:name="ch6" style:family="chart">
      <style:chart-properties style:rotation-angle="0" style:direction="ltr"/>
      <style:graphic-properties draw:stroke="none" draw:fill="none" draw:fill-color="#ffffff"/>
      <style:text-properties fo:color="#000000" style:text-outline="false" style:text-line-through-style="none" fo:font-family="Arial" style:font-family-generic="swiss" style:font-pitch="variable" fo:font-size="15.8999996185303pt" fo:font-style="normal" fo:text-shadow="none" style:text-underline-style="none" fo:font-weight="bold" style:font-family-asian="'Arial Unicode MS'" style:font-pitch-asian="variable" style:font-size-asian="19.1000003814697pt" style:font-family-complex="Tahoma" style:font-pitch-complex="variable" style:font-size-complex="19.1000003814697pt"/>
    </style:style>
    <style:style style:name="ch7" style:family="chart">
      <style:graphic-properties draw:stroke="solid" svg:stroke-width="0.035cm" svg:stroke-color="#000000" svg:stroke-opacity="100%"/>
    </style:style>
    <style:style style:name="ch8" style:family="chart" style:data-style-name="N107">
      <style:chart-properties chart:display-label="true" chart:tick-marks-major-inner="false" chart:tick-marks-major-outer="true" chart:tick-marks-minor-inner="false" chart:tick-marks-minor-outer="false" chart:logarithmic="false" chart:maximum="850" chart:interval-major="50" chart:gap-width="100" chart:overlap="0" chart:text-overlap="false" text:line-break="false" chart:label-arrangement="side-by-side" chart:link-data-style-to-source="true" chart:visible="true" style:direction="ltr" chart:interval-minor-divisor="5"/>
      <style:graphic-properties draw:stroke="solid" svg:stroke-width="0cm" svg:stroke-color="#000000"/>
      <style:text-properties fo:color="#000000" style:text-outline="false" style:text-line-through-style="none" fo:font-family="Arial" style:font-family-generic="swiss" style:font-pitch="variable" fo:font-size="15.8999996185303pt" fo:font-style="normal" fo:text-shadow="none" style:text-underline-style="none" fo:font-weight="normal" style:font-family-asian="'Arial Unicode MS'" style:font-pitch-asian="variable" style:font-size-asian="14.8999996185303pt" style:font-family-complex="Tahoma" style:font-pitch-complex="variable" style:font-size-complex="14.8999996185303pt"/>
    </style:style>
    <style:style style:name="ch9" style:family="chart">
      <style:chart-properties style:rotation-angle="90" style:direction="ltr"/>
      <style:graphic-properties draw:stroke="none" draw:fill="none" draw:fill-color="#ffffff"/>
      <style:text-properties fo:color="#000000" style:text-outline="false" style:text-line-through-style="none" fo:font-family="Arial" style:font-family-generic="swiss" style:font-pitch="variable" fo:font-size="15.8999996185303pt" fo:font-style="normal" fo:text-shadow="none" style:text-underline-style="none" fo:font-weight="bold" style:font-family-asian="'Arial Unicode MS'" style:font-pitch-asian="variable" style:font-size-asian="19.1000003814697pt" style:font-family-complex="Tahoma" style:font-pitch-complex="variable" style:font-size-complex="19.1000003814697pt"/>
    </style:style>
    <style:style style:name="ch10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2cm" svg:stroke-color="#0066cc" draw:marker-start-width="0.5cm" draw:marker-end-width="0.5cm" draw:fill-color="#993366"/>
      <style:text-properties fo:font-family="Arial" style:font-family-generic="swiss" style:font-pitch="variable" fo:font-size="13pt" style:font-family-asian="'Arial Unicode MS'" style:font-pitch-asian="variable" style:font-size-asian="13pt" style:font-family-complex="Tahoma" style:font-pitch-complex="variable" style:font-size-complex="13pt"/>
    </style:style>
    <style:style style:name="ch11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2cm" svg:stroke-color="#dc2300" draw:marker-start-width="0.5cm" draw:marker-end-width="0.5cm" draw:fill-color="#ffffcc"/>
      <style:text-properties fo:font-family="Arial" style:font-family-generic="swiss" style:font-pitch="variable" fo:font-size="13pt" style:font-family-asian="'Arial Unicode MS'" style:font-pitch-asian="variable" style:font-size-asian="13pt" style:font-family-complex="Tahoma" style:font-pitch-complex="variable" style:font-size-complex="13pt"/>
    </style:style>
    <style:style style:name="ch12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2cm" svg:stroke-color="#23ff23" draw:marker-start-width="0.5cm" draw:marker-end-width="0.5cm" draw:fill-color="#ccffff"/>
      <style:text-properties fo:font-family="Arial" style:font-family-generic="swiss" style:font-pitch="variable" fo:font-size="13pt" style:font-family-asian="'Arial Unicode MS'" style:font-pitch-asian="variable" style:font-size-asian="13pt" style:font-family-complex="Tahoma" style:font-pitch-complex="variable" style:font-size-complex="13pt"/>
    </style:style>
    <style:style style:name="ch13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dash" draw:stroke-dash="Fine_20_Dashed_20__28_var_29_" svg:stroke-width="0.1cm" svg:stroke-color="#ff9966" draw:marker-start-width="0.65cm" draw:marker-end-width="0.65cm" draw:fill-color="#660066"/>
      <style:text-properties fo:font-family="Arial" style:font-family-generic="swiss" style:font-pitch="variable" fo:font-size="13pt" style:font-family-asian="'Arial Unicode MS'" style:font-pitch-asian="variable" style:font-size-asian="13pt" style:font-family-complex="Tahoma" style:font-pitch-complex="variable" style:font-size-complex="13pt"/>
    </style:style>
    <style:style style:name="ch14" style:family="chart">
      <style:graphic-properties draw:stroke="solid" svg:stroke-width="0.035cm" svg:stroke-color="#808080" svg:stroke-opacity="100%" draw:fill="none" draw:fill-color="#000000"/>
    </style:style>
    <style:style style:name="ch15" style:family="chart">
      <style:graphic-properties draw:stroke="none" draw:fill-color="#999999"/>
    </style:style>
  </office:automatic-styles>
  <office:body>
    <office:chart>
      <chart:chart svg:width="25.266cm" svg:height="15.559cm" chart:class="chart:scatter" chart:style-name="ch1">
        <chart:title svg:x="8.088cm" svg:y="0.296cm" chart:style-name="ch2">
          <text:p>Centre of Gravity Envelope</text:p>
        </chart:title>
        <chart:legend chart:legend-position="end" svg:x="19.482cm" svg:y="6.355cm" chart:style-name="ch3"/>
        <chart:plot-area chart:style-name="ch4" table:cell-range-address="G_NIKK.$J$3:.$N$15" chart:data-source-has-labels="row" chart:table-number-list="6" svg:x="0.058cm" svg:y="2.02cm" svg:width="18.459cm" svg:height="12.964cm">
          <chart:axis chart:dimension="x" chart:name="primary-x" chart:style-name="ch5">
            <chart:title svg:x="8.896cm" svg:y="14.208cm" chart:style-name="ch6">
              <text:p>CG Position (m)</text:p>
            </chart:title>
            <chart:categories table:cell-range-address="local-table.A2:.A13"/>
            <chart:grid chart:style-name="ch7" chart:class="major"/>
          </chart:axis>
          <chart:axis chart:dimension="y" chart:name="primary-y" chart:style-name="ch8">
            <chart:title svg:x="0.504cm" svg:y="9.949cm" chart:style-name="ch9">
              <text:p>Aircraft mass (Kg)</text:p>
            </chart:title>
            <chart:grid chart:style-name="ch7" chart:class="major"/>
          </chart:axis>
          <chart:series chart:style-name="ch10">
            <chart:domain/>
            <chart:data-point chart:repeated="12"/>
          </chart:series>
          <chart:series chart:style-name="ch11">
            <chart:data-point chart:repeated="12"/>
          </chart:series>
          <chart:series chart:style-name="ch12">
            <chart:data-point chart:repeated="12"/>
          </chart:series>
          <chart:series chart:style-name="ch13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m</text:p>
              </table:table-cell>
              <table:table-cell office:value-type="string">
                <text:p>Allowed range</text:p>
              </table:table-cell>
              <table:table-cell office:value-type="string">
                <text:p>Prohibited fuel</text:p>
              </table:table-cell>
              <table:table-cell office:value-type="string">
                <text:p>Allowed flight</text:p>
              </table:table-cell>
              <table:table-cell office:value-type="string">
                <text:p>USA-only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</table:table-cell>
              <table:table-cell office:value-type="float" office:value="0.202">
                <text:p>0.202</text:p>
              </table:table-cell>
              <table:table-cell office:value-type="float" office:value="560">
                <text:p>56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.202">
                <text:p>0.202</text:p>
              </table:table-cell>
              <table:table-cell office:value-type="float" office:value="750">
                <text:p>75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.317">
                <text:p>0.317</text:p>
              </table:table-cell>
              <table:table-cell office:value-type="float" office:value="750">
                <text:p>75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.317">
                <text:p>0.317</text:p>
              </table:table-cell>
              <table:table-cell office:value-type="float" office:value="560">
                <text:p>56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.202">
                <text:p>0.202</text:p>
              </table:table-cell>
              <table:table-cell office:value-type="float" office:value="560">
                <text:p>56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.297278666666667">
                <text:p>0.297278666666667</text:p>
              </table:table-cell>
              <table:table-cell office:value-type="float" office:value="1.#NAN">
                <text:p>1.#NAN</text:p>
              </table:table-cell>
              <table:table-cell office:value-type="float" office:value="750">
                <text:p>75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.297278666666667">
                <text:p>0.297278666666667</text:p>
              </table:table-cell>
              <table:table-cell office:value-type="float" office:value="1.#NAN">
                <text:p>1.#NAN</text:p>
              </table:table-cell>
              <table:table-cell office:value-type="float" office:value="750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.245609077598829">
                <text:p>0.2456090775988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683">
                <text:p>68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.202">
                <text:p>0.2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.205">
                <text:p>0.2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.309">
                <text:p>0.3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.317">
                <text:p>0.3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750">
                <text:p>750</text:p>
              </table:table-cell>
            </table:table-row>
          </table:table-rows>
        </table:table>
      </chart:chart>
    </office:char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106">
      <number:number number:decimal-places="1" number:min-integer-digits="1"/>
      <number:text> in</number:text>
    </number:number-style>
    <number:number-style style:name="N107">
      <number:number number:decimal-places="0" number:min-integer-digits="1"/>
      <number:text> lbs</number:text>
    </number:number-style>
    <style:style style:name="ch1" style:family="chart">
      <style:graphic-properties draw:stroke="solid" svg:stroke-width="0.07cm" svg:stroke-color="#000000" svg:stroke-opacity="100%" draw:fill="solid" draw:fill-color="#ffffff"/>
    </style:style>
    <style:style style:name="ch2" style:family="chart">
      <style:chart-properties style:rotation-angle="0" style:direction="ltr"/>
      <style:graphic-properties draw:stroke="none" draw:fill="none" draw:fill-color="#ffffff"/>
      <style:text-properties fo:color="#000000" style:text-outline="false" style:text-line-through-style="none" fo:font-family="Arial" style:font-family-generic="swiss" style:font-pitch="variable" fo:font-size="20.5pt" fo:font-style="normal" fo:text-shadow="none" style:text-underline-style="none" fo:font-weight="bold" style:font-family-asian="'Arial Unicode MS'" style:font-pitch-asian="variable" style:font-size-asian="29.7000007629394pt" style:font-family-complex="Tahoma" style:font-pitch-complex="variable" style:font-size-complex="29.7000007629394pt"/>
    </style:style>
    <style:style style:name="ch3" style:family="chart">
      <style:graphic-properties draw:stroke="solid" svg:stroke-width="0.035cm" svg:stroke-color="#000000" svg:stroke-opacity="100%" draw:fill="solid" draw:fill-color="#ffffff"/>
      <style:text-properties fo:color="#000000" style:text-outline="false" style:text-line-through-style="none" fo:font-family="Arial" style:font-family-generic="swiss" style:font-pitch="variable" fo:font-size="17pt" fo:font-style="normal" fo:text-shadow="none" style:text-underline-style="none" fo:font-weight="normal" style:font-family-asian="'Arial Unicode MS'" style:font-pitch-asian="variable" style:font-size-asian="13.6999998092651pt" style:font-family-complex="Tahoma" style:font-pitch-complex="variable" style:font-size-complex="13.6999998092651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106">
      <style:chart-properties chart:display-label="true" chart:tick-marks-major-inner="false" chart:tick-marks-major-outer="true" chart:tick-marks-minor-inner="false" chart:tick-marks-minor-outer="false" chart:logarithmic="false" chart:minimum="68" chart:maximum="81.5" chart:interval-major="2" chart:text-overlap="false" text:line-break="true" chart:label-arrangement="side-by-side" chart:visible="true" style:direction="ltr"/>
      <style:graphic-properties draw:stroke="solid" svg:stroke-width="0cm" svg:stroke-color="#000000"/>
      <style:text-properties fo:color="#000000" style:text-outline="false" style:text-line-through-style="none" fo:font-family="Arial" style:font-family-generic="swiss" style:font-pitch="variable" fo:font-size="17pt" fo:font-style="normal" fo:text-shadow="none" style:text-underline-style="none" fo:font-weight="normal" style:font-family-asian="'Arial Unicode MS'" style:font-pitch-asian="variable" style:font-size-asian="16pt" style:font-family-complex="Tahoma" style:font-pitch-complex="variable" style:font-size-complex="16pt"/>
    </style:style>
    <style:style style:name="ch6" style:family="chart">
      <style:chart-properties style:rotation-angle="0" style:direction="ltr"/>
      <style:graphic-properties draw:stroke="none" draw:fill="none" draw:fill-color="#ffffff"/>
      <style:text-properties fo:color="#000000" style:text-outline="false" style:text-line-through-style="none" fo:font-family="Arial" style:font-family-generic="swiss" style:font-pitch="variable" fo:font-size="17pt" fo:font-style="normal" fo:text-shadow="none" style:text-underline-style="none" fo:font-weight="bold" style:font-family-asian="'Arial Unicode MS'" style:font-pitch-asian="variable" style:font-size-asian="20.6000003814697pt" style:font-family-complex="Tahoma" style:font-pitch-complex="variable" style:font-size-complex="20.6000003814697pt"/>
    </style:style>
    <style:style style:name="ch7" style:family="chart">
      <style:graphic-properties draw:stroke="solid" svg:stroke-width="0.035cm" svg:stroke-color="#000000" svg:stroke-opacity="100%"/>
    </style:style>
    <style:style style:name="ch8" style:family="chart" style:data-style-name="N107">
      <style:chart-properties chart:display-label="true" chart:tick-marks-major-inner="false" chart:tick-marks-major-outer="true" chart:tick-marks-minor-inner="false" chart:tick-marks-minor-outer="false" chart:logarithmic="false" chart:minimum="1050" chart:maximum="1550" chart:interval-major="5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color="#000000" style:text-outline="false" style:text-line-through-style="none" fo:font-family="Arial" style:font-family-generic="swiss" style:font-pitch="variable" fo:font-size="17pt" fo:font-style="normal" fo:text-shadow="none" style:text-underline-style="none" fo:font-weight="normal" style:font-family-asian="'Arial Unicode MS'" style:font-pitch-asian="variable" style:font-size-asian="16pt" style:font-family-complex="Tahoma" style:font-pitch-complex="variable" style:font-size-complex="16pt"/>
    </style:style>
    <style:style style:name="ch9" style:family="chart">
      <style:chart-properties style:rotation-angle="90" style:direction="ltr"/>
      <style:graphic-properties draw:stroke="none" draw:fill="none" draw:fill-color="#ffffff"/>
      <style:text-properties fo:color="#000000" style:text-outline="false" style:text-line-through-style="none" fo:font-family="Arial" style:font-family-generic="swiss" style:font-pitch="variable" fo:font-size="17pt" fo:font-style="normal" fo:text-shadow="none" style:text-underline-style="none" fo:font-weight="bold" style:font-family-asian="'Arial Unicode MS'" style:font-pitch-asian="variable" style:font-size-asian="20.6000003814697pt" style:font-family-complex="Tahoma" style:font-pitch-complex="variable" style:font-size-complex="20.6000003814697pt"/>
    </style:style>
    <style:style style:name="ch10" style:family="chart">
      <style:chart-properties chart:symbol-type="none" chart:symbol-width="0.105cm" chart:symbol-height="0.105cm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7cm" svg:stroke-color="#339966" svg:stroke-opacity="100%" draw:fill="solid" draw:fill-color="#9999ff"/>
      <style:text-properties fo:font-family="Arial" style:font-family-generic="swiss" style:font-pitch="variable" fo:font-size="13.6999998092651pt" style:font-family-asian="'Arial Unicode MS'" style:font-pitch-asian="variable" style:font-size-asian="13.6999998092651pt" style:font-family-complex="Tahoma" style:font-pitch-complex="variable" style:font-size-complex="13.6999998092651pt"/>
    </style:style>
    <style:style style:name="ch11" style:family="chart">
      <style:chart-properties chart:symbol-type="none" chart:symbol-width="0.105cm" chart:symbol-height="0.105cm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7cm" svg:stroke-color="#ff00ff" svg:stroke-opacity="100%" draw:fill="solid" draw:fill-color="#ffffcc"/>
      <style:text-properties fo:font-family="Arial" style:font-family-generic="swiss" style:font-pitch="variable" fo:font-size="13.6999998092651pt" style:font-family-asian="'Arial Unicode MS'" style:font-pitch-asian="variable" style:font-size-asian="13.6999998092651pt" style:font-family-complex="Tahoma" style:font-pitch-complex="variable" style:font-size-complex="13.6999998092651pt"/>
    </style:style>
    <style:style style:name="ch12" style:family="chart">
      <style:graphic-properties draw:stroke="solid" svg:stroke-width="0.035cm" svg:stroke-color="#000000" svg:stroke-opacity="100%" draw:fill="none" draw:fill-color="#000000"/>
    </style:style>
    <style:style style:name="ch13" style:family="chart">
      <style:graphic-properties draw:stroke="none" draw:fill-color="#999999"/>
    </style:style>
  </office:automatic-styles>
  <office:body>
    <office:chart>
      <chart:chart svg:width="25.296cm" svg:height="15.991cm" chart:class="chart:scatter" chart:style-name="ch1">
        <chart:title svg:x="8.003cm" svg:y="0.318cm" chart:style-name="ch2">
          <text:p>Centre of Gravity Envelope</text:p>
        </chart:title>
        <chart:legend chart:legend-position="end" svg:x="20.915cm" svg:y="7.026cm" chart:style-name="ch3"/>
        <chart:plot-area chart:style-name="ch4" table:cell-range-address="G_BMKB.$M$10:.$N$15 G_BMKB.$P$10:.$P$15" chart:table-number-list="7 7" svg:x="0.504cm" svg:y="1.78cm" svg:width="19.404cm" svg:height="13.893cm">
          <chart:axis chart:dimension="x" chart:name="primary-x" chart:style-name="ch5">
            <chart:title svg:x="7.342cm" svg:y="14.941cm" chart:style-name="ch6">
              <text:p>CG Position (inches aft of datum)</text:p>
            </chart:title>
            <chart:categories table:cell-range-address="local-table.A2:.A7"/>
            <chart:grid chart:style-name="ch7" chart:class="major"/>
          </chart:axis>
          <chart:axis chart:dimension="y" chart:name="primary-y" chart:style-name="ch8">
            <chart:title svg:x="0.504cm" svg:y="10.447cm" chart:style-name="ch9">
              <text:p>Aircraft mass (lbs)</text:p>
            </chart:title>
            <chart:grid chart:style-name="ch7" chart:class="major"/>
          </chart:axis>
          <chart:series chart:style-name="ch10">
            <chart:domain/>
            <chart:data-point chart:repeated="6"/>
          </chart:series>
          <chart:series chart:style-name="ch11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Row 10</text:p>
              </table:table-cell>
              <table:table-cell office:value-type="float" office:value="71.5">
                <text:p>71.5</text:p>
              </table:table-cell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71.5">
                <text:p>71.5</text:p>
              </table:table-cell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74">
                <text:p>74</text:p>
              </table:table-cell>
              <table:table-cell office:value-type="float" office:value="1500">
                <text:p>150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81">
                <text:p>81</text:p>
              </table:table-cell>
              <table:table-cell office:value-type="float" office:value="1500">
                <text:p>150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81">
                <text:p>81</text:p>
              </table:table-cell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71.5">
                <text:p>71.5</text:p>
              </table:table-cell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</table:table-row>
          </table:table-rows>
        </table:table>
      </chart:chart>
    </office:char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138">
      <number:number number:decimal-places="0" number:min-integer-digits="1"/>
      <number:text> kg</number:text>
    </number:number-style>
    <number:number-style style:name="N139">
      <number:number number:decimal-places="2" number:min-integer-digits="1"/>
      <number:text> m</number:text>
    </number:number-style>
    <style:style style:name="ch1" style:family="chart">
      <style:graphic-properties draw:stroke="solid" svg:stroke-width="0.2cm" svg:stroke-color="#000000" draw:marker-start-width="0.4cm" draw:marker-end-width="0.4cm" svg:stroke-opacity="100%" draw:fill="solid" draw:fill-color="#ffffff" draw:fill-image-width="0cm" draw:fill-image-height="0cm"/>
    </style:style>
    <style:style style:name="ch2" style:family="chart">
      <style:chart-properties style:rotation-angle="0" style:direction="ltr"/>
      <style:graphic-properties draw:stroke="none" draw:fill="none" draw:fill-color="#ffffff"/>
      <style:text-properties fo:color="#000000" style:text-outline="false" style:text-line-through-style="none" fo:font-family="Arial" style:font-family-generic="swiss" style:font-pitch="variable" fo:font-size="19.1000003814697pt" fo:font-style="normal" fo:text-shadow="none" style:text-underline-style="none" fo:font-weight="bold" style:font-family-asian="'Arial Unicode MS'" style:font-pitch-asian="variable" style:font-size-asian="27.5pt" style:font-family-complex="Tahoma" style:font-pitch-complex="variable" style:font-size-complex="27.5pt"/>
    </style:style>
    <style:style style:name="ch3" style:family="chart">
      <style:graphic-properties draw:stroke="solid" svg:stroke-width="0.035cm" svg:stroke-color="#000000" draw:marker-start-width="0.45cm" draw:marker-end-width="0.45cm" svg:stroke-opacity="100%" draw:fill="solid" draw:fill-color="#ffffff"/>
      <style:text-properties fo:color="#000000" style:text-outline="false" style:text-line-through-style="none" fo:font-family="Arial" style:font-family-generic="swiss" style:font-pitch="variable" fo:font-size="15.8000001907349pt" fo:font-style="normal" fo:text-shadow="none" style:text-underline-style="none" fo:font-weight="normal" style:font-family-asian="'Arial Unicode MS'" style:font-pitch-asian="variable" style:font-size-asian="12.3999996185303pt" style:font-family-complex="Tahoma" style:font-pitch-complex="variable" style:font-size-complex="12.3999996185303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139">
      <style:chart-properties chart:display-label="true" chart:tick-marks-major-inner="false" chart:tick-marks-major-outer="true" chart:tick-marks-minor-inner="false" chart:tick-marks-minor-outer="false" chart:logarithmic="false" chart:minimum="0.85" chart:maximum="1.25" chart:origin="0.85" chart:interval-major="0.05" chart:text-overlap="false" text:line-break="true" chart:label-arrangement="side-by-side" chart:link-data-style-to-source="true" chart:visible="true" style:direction="ltr" chart:interval-minor-divisor="5"/>
      <style:graphic-properties draw:stroke="solid" svg:stroke-width="0cm" svg:stroke-color="#000000"/>
      <style:text-properties fo:color="#000000" style:text-outline="false" style:text-line-through-style="none" fo:font-family="Arial" style:font-family-generic="swiss" style:font-pitch="variable" fo:font-size="14pt" fo:font-style="normal" fo:text-shadow="none" style:text-underline-style="none" fo:font-weight="normal" style:font-family-asian="'Arial Unicode MS'" style:font-pitch-asian="variable" style:font-size-asian="14.6999998092651pt" style:font-family-complex="Tahoma" style:font-pitch-complex="variable" style:font-size-complex="14.6999998092651pt"/>
    </style:style>
    <style:style style:name="ch6" style:family="chart">
      <style:chart-properties style:rotation-angle="0" style:direction="ltr"/>
      <style:graphic-properties draw:stroke="none" draw:fill="none" draw:fill-color="#ffffff"/>
      <style:text-properties fo:color="#000000" style:text-outline="false" style:text-line-through-style="none" fo:font-family="Arial" style:font-family-generic="swiss" style:font-pitch="variable" fo:font-size="15.8000001907349pt" fo:font-style="normal" fo:text-shadow="none" style:text-underline-style="none" fo:font-weight="bold" style:font-family-asian="'Arial Unicode MS'" style:font-pitch-asian="variable" style:font-size-asian="18.8999996185303pt" style:font-family-complex="Tahoma" style:font-pitch-complex="variable" style:font-size-complex="18.8999996185303pt"/>
    </style:style>
    <style:style style:name="ch7" style:family="chart">
      <style:graphic-properties draw:stroke="solid" svg:stroke-width="0.035cm" svg:stroke-color="#000000" svg:stroke-opacity="100%"/>
    </style:style>
    <style:style style:name="ch8" style:family="chart" style:data-style-name="N138">
      <style:chart-properties chart:display-label="true" chart:tick-marks-major-inner="false" chart:tick-marks-major-outer="true" chart:tick-marks-minor-inner="false" chart:tick-marks-minor-outer="false" chart:logarithmic="false" chart:minimum="550" chart:maximum="1200" chart:interval-major="100" chart:gap-width="100" chart:overlap="0" chart:text-overlap="false" text:line-break="false" chart:label-arrangement="side-by-side" chart:link-data-style-to-source="false" chart:visible="true" style:direction="ltr" chart:interval-minor-divisor="2"/>
      <style:graphic-properties draw:stroke="solid" svg:stroke-width="0cm" svg:stroke-color="#000000"/>
      <style:text-properties fo:color="#000000" style:text-outline="false" style:text-line-through-style="none" fo:font-family="Arial" style:font-family-generic="swiss" style:font-pitch="variable" fo:font-size="15.8000001907349pt" fo:font-style="normal" fo:text-shadow="none" style:text-underline-style="none" fo:font-weight="normal" style:font-family-asian="'Arial Unicode MS'" style:font-pitch-asian="variable" style:font-size-asian="14.6999998092651pt" style:font-family-complex="Tahoma" style:font-pitch-complex="variable" style:font-size-complex="14.6999998092651pt"/>
    </style:style>
    <style:style style:name="ch9" style:family="chart">
      <style:chart-properties style:rotation-angle="90" style:direction="ltr"/>
      <style:graphic-properties draw:stroke="none" draw:fill="none" draw:fill-color="#ffffff"/>
      <style:text-properties fo:color="#000000" style:text-outline="false" style:text-line-through-style="none" fo:font-family="Arial" style:font-family-generic="swiss" style:font-pitch="variable" fo:font-size="15.8000001907349pt" fo:font-style="normal" fo:text-shadow="none" style:text-underline-style="none" fo:font-weight="bold" style:font-family-asian="'Arial Unicode MS'" style:font-pitch-asian="variable" style:font-size-asian="18.8999996185303pt" style:font-family-complex="Tahoma" style:font-pitch-complex="variable" style:font-size-complex="18.8999996185303pt"/>
    </style:style>
    <style:style style:name="ch10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2cm" svg:stroke-color="#00ffff" draw:marker-start-width="0.5cm" draw:marker-end-width="0.5cm" draw:fill-color="#993366"/>
      <style:text-properties fo:font-family="Arial" style:font-family-generic="swiss" style:font-pitch="variable" fo:font-size="13pt" style:font-family-asian="'Arial Unicode MS'" style:font-pitch-asian="variable" style:font-size-asian="13pt" style:font-family-complex="Tahoma" style:font-pitch-complex="variable" style:font-size-complex="13pt"/>
    </style:style>
    <style:style style:name="ch11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2cm" svg:stroke-color="#0000ff" draw:marker-start-width="0.5cm" draw:marker-end-width="0.5cm" draw:fill-color="#ffffcc"/>
      <style:text-properties fo:font-family="Arial" style:font-family-generic="swiss" style:font-pitch="variable" fo:font-size="13pt" style:font-family-asian="'Arial Unicode MS'" style:font-pitch-asian="variable" style:font-size-asian="13pt" style:font-family-complex="Tahoma" style:font-pitch-complex="variable" style:font-size-complex="13pt"/>
    </style:style>
    <style:style style:name="ch12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2cm" svg:stroke-color="#dc2300" draw:marker-start-width="0.5cm" draw:marker-end-width="0.5cm" draw:fill-color="#ccffff"/>
      <style:text-properties fo:font-family="Arial" style:font-family-generic="swiss" style:font-pitch="variable" fo:font-size="13pt" style:font-family-asian="'Arial Unicode MS'" style:font-pitch-asian="variable" style:font-size-asian="13pt" style:font-family-complex="Tahoma" style:font-pitch-complex="variable" style:font-size-complex="13pt"/>
    </style:style>
    <style:style style:name="ch13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2cm" svg:stroke-color="#23ff23" draw:marker-start-width="0.8cm" draw:marker-end-width="0.8cm" draw:fill-color="#660066"/>
      <style:text-properties fo:font-family="Arial" style:font-family-generic="swiss" style:font-pitch="variable" fo:font-size="13pt" style:font-family-asian="'Arial Unicode MS'" style:font-pitch-asian="variable" style:font-size-asian="13pt" style:font-family-complex="Tahoma" style:font-pitch-complex="variable" style:font-size-complex="13pt"/>
    </style:style>
    <style:style style:name="ch14" style:family="chart">
      <style:graphic-properties draw:stroke="solid" svg:stroke-width="0.035cm" svg:stroke-color="#808080" svg:stroke-opacity="100%" draw:fill="none" draw:fill-color="#000000"/>
    </style:style>
    <style:style style:name="ch15" style:family="chart">
      <style:graphic-properties draw:stroke="none" draw:fill-color="#999999"/>
    </style:style>
  </office:automatic-styles>
  <office:body>
    <office:chart>
      <chart:chart svg:width="25.266cm" svg:height="15.3cm" chart:class="chart:scatter" chart:style-name="ch1">
        <chart:title svg:x="8.175cm" svg:y="0.293cm" chart:style-name="ch2">
          <text:p>Centre of Gravity Envelope</text:p>
        </chart:title>
        <chart:legend chart:legend-position="end" svg:x="19.919cm" svg:y="6.25cm" chart:style-name="ch3"/>
        <chart:plot-area chart:style-name="ch4" table:cell-range-address="G_BIDF.$J$4:.$N$20" chart:data-source-has-labels="row" chart:table-number-list="1" svg:x="0.503cm" svg:y="1.711cm" svg:width="18.775cm" svg:height="13.275cm">
          <chart:axis chart:dimension="x" chart:name="primary-x" chart:style-name="ch5">
            <chart:title svg:x="8.959cm" svg:y="14.027cm" chart:style-name="ch6">
              <text:p>CG Position (m)</text:p>
            </chart:title>
            <chart:categories table:cell-range-address="local-table.A2:.A17"/>
            <chart:grid chart:style-name="ch7" chart:class="major"/>
          </chart:axis>
          <chart:axis chart:dimension="y" chart:name="primary-y" chart:style-name="ch8">
            <chart:title svg:x="0.504cm" svg:y="9.824cm" chart:style-name="ch9">
              <text:p>Aircraft mass (Kg)</text:p>
            </chart:title>
            <chart:grid chart:style-name="ch7" chart:class="major"/>
          </chart:axis>
          <chart:series chart:style-name="ch10">
            <chart:domain/>
            <chart:data-point chart:repeated="16"/>
          </chart:series>
          <chart:series chart:style-name="ch11">
            <chart:data-point chart:repeated="16"/>
          </chart:series>
          <chart:series chart:style-name="ch12">
            <chart:data-point chart:repeated="16"/>
          </chart:series>
          <chart:series chart:style-name="ch13"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90 m</text:p>
              </table:table-cell>
              <table:table-cell office:value-type="string">
                <text:p>Column K</text:p>
              </table:table-cell>
              <table:table-cell office:value-type="string">
                <text:p>600 kg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</table:table-cell>
              <table:table-cell office:value-type="float" office:value="0.9">
                <text:p>0.9</text:p>
              </table:table-cell>
              <table:table-cell office:value-type="float" office:value="1.#NAN">
                <text:p>1.#NAN</text:p>
              </table:table-cell>
              <table:table-cell office:value-type="float" office:value="890">
                <text:p>89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.991735537190083">
                <text:p>0.991735537190083</text:p>
              </table:table-cell>
              <table:table-cell office:value-type="float" office:value="1.#NAN">
                <text:p>1.#NAN</text:p>
              </table:table-cell>
              <table:table-cell office:value-type="float" office:value="1089">
                <text:p>10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1.2">
                <text:p>1.2</text:p>
              </table:table-cell>
              <table:table-cell office:value-type="float" office:value="1.#NAN">
                <text:p>1.#NAN</text:p>
              </table:table-cell>
              <table:table-cell office:value-type="float" office:value="1089">
                <text:p>10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1.2">
                <text:p>1.2</text:p>
              </table:table-cell>
              <table:table-cell office:value-type="float" office:value="1.#NAN">
                <text:p>1.#NAN</text:p>
              </table:table-cell>
              <table:table-cell office:value-type="float" office:value="890">
                <text:p>89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1.2">
                <text:p>1.2</text:p>
              </table:table-cell>
              <table:table-cell office:value-type="float" office:value="1.#NAN">
                <text:p>1.#NAN</text:p>
              </table:table-cell>
              <table:table-cell office:value-type="float" office:value="600">
                <text:p>6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.9">
                <text:p>0.9</text:p>
              </table:table-cell>
              <table:table-cell office:value-type="float" office:value="1.#NAN">
                <text:p>1.#NAN</text:p>
              </table:table-cell>
              <table:table-cell office:value-type="float" office:value="600">
                <text:p>6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.9">
                <text:p>0.9</text:p>
              </table:table-cell>
              <table:table-cell office:value-type="float" office:value="600">
                <text:p>6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.9">
                <text:p>0.9</text:p>
              </table:table-cell>
              <table:table-cell office:value-type="float" office:value="890">
                <text:p>89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.928">
                <text:p>0.928</text:p>
              </table:table-cell>
              <table:table-cell office:value-type="float" office:value="950">
                <text:p>95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1.03">
                <text:p>1.03</text:p>
              </table:table-cell>
              <table:table-cell office:value-type="float" office:value="950">
                <text:p>95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1.03">
                <text:p>1.03</text:p>
              </table:table-cell>
              <table:table-cell office:value-type="float" office:value="890">
                <text:p>89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1.03">
                <text:p>1.03</text:p>
              </table:table-cell>
              <table:table-cell office:value-type="float" office:value="600">
                <text:p>6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.9">
                <text:p>0.9</text:p>
              </table:table-cell>
              <table:table-cell office:value-type="float" office:value="600">
                <text:p>6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1.04496707431797">
                <text:p>1.0449670743179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063">
                <text:p>106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1.04496707431797">
                <text:p>1.0449670743179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063">
                <text:p>1063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1.01187919463087">
                <text:p>1.011879194630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894">
                <text:p>894</text:p>
              </table:table-cell>
            </table:table-row>
          </table:table-rows>
        </table:table>
      </chart:chart>
    </office:char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draw:stroke-dash draw:name="Fine_20_Dashed" draw:display-name="Fine Dashed" draw:style="rect" draw:dots1="1" draw:dots1-length="0.508cm" draw:dots2="1" draw:dots2-length="0.508cm" draw:distance="0.508cm"/>
  </office:styles>
</office:document-styles>
</file>